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1.3472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able-cell-properties fo:padding="0.028in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 style:data-style-name="N141">
      <style:table-cell-properties fo:padding="0.028in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 style:data-style-name="N2">
      <style:table-cell-properties style:glyph-orientation-vertical="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Normal_20_2">
      <style:table-cell-properties fo:border-bottom="2.49pt solid #e46c0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accent6" loext:color-type="theme">
          <loext:transformation loext:type="lummod" loext:value="7500"/>
        </loext:border-bottom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ee9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>
      <style:table-cell-properties fo:border-bottom="2.49pt solid #e46c0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accent6" loext:color-type="theme">
          <loext:transformation loext:type="lummod" loext:value="7500"/>
        </loext:border-bottom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background-color="#fee9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awWorldBankIMFwoodprices" table:style-name="ta1"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ce14"/>
        <table:table-column table:style-name="co1" table:number-columns-repeated="2" table:default-cell-style-name="ce17"/>
        <table:table-row table:style-name="ro1">
          <table:table-cell table:style-name="ce1" office:value-type="string" calcext:value-type="string">
            <text:p>IMF Primary Commodity Price System</text:p>
          </table:table-cell>
          <table:table-cell table:style-name="ce2" table:number-columns-repeated="2"/>
          <table:table-cell table:style-name="ce8" office:value-type="string" calcext:value-type="string">
            <text:p>World Bank Commodity Price Data (The Pink Sheet)</text:p>
          </table:table-cell>
          <table:table-cell table:style-name="ce15" table:number-columns-repeated="2"/>
        </table:table-row>
        <table:table-row table:style-name="ro2">
          <table:table-cell table:style-name="ce2" office:value-type="string" calcext:value-type="string">
            <text:p>Commodity</text:p>
          </table:table-cell>
          <table:table-cell table:style-name="ce2" office:value-type="string" calcext:value-type="string">
            <text:p>PSAWMAL</text:p>
          </table:table-cell>
          <table:table-cell table:style-name="ce2" office:value-type="string" calcext:value-type="string">
            <text:p>PSAWORE</text:p>
          </table:table-cell>
          <table:table-cell table:style-name="ce9" office:value-type="string" calcext:value-type="string">
            <text:p>monthly prices in nominal US dollars, 1960 to present</text:p>
          </table:table-cell>
          <table:table-cell table:style-name="ce11" table:number-columns-repeated="2"/>
        </table:table-row>
        <table:table-row table:style-name="ro3">
          <table:table-cell table:style-name="ce3" office:value-type="string" calcext:value-type="string">
            <text:p>Commodity.Description</text:p>
          </table:table-cell>
          <table:table-cell table:style-name="ce3" office:value-type="string" calcext:value-type="string">
            <text:p>Hard Sawnwood, Dark Red Meranti, select and better quality, C&amp;F U.K port, US$ per cubic meter</text:p>
          </table:table-cell>
          <table:table-cell table:style-name="ce3" office:value-type="string" calcext:value-type="string">
            <text:p>Soft Sawnwood, average export price of Douglas Fir, U.S. Price, US$ per cubic meter</text:p>
          </table:table-cell>
          <table:table-cell table:style-name="ce10" office:value-type="string" calcext:value-type="string">
            <text:p>(monthly series are available only in nominal US dollars)</text:p>
          </table:table-cell>
          <table:table-cell table:style-name="ce11" table:number-columns-repeated="2"/>
        </table:table-row>
        <table:table-row table:style-name="ro4">
          <table:table-cell table:style-name="ce4" office:value-type="string" calcext:value-type="string">
            <text:p>Data Type</text:p>
          </table:table-cell>
          <table:table-cell table:number-columns-repeated="2" table:style-name="ce4" office:value-type="string" calcext:value-type="string">
            <text:p>USD</text:p>
          </table:table-cell>
          <table:table-cell table:style-name="ce11" office:value-type="string" calcext:value-type="string">
            <text:p>Updated on January 03, 2025</text:p>
          </table:table-cell>
          <table:table-cell table:style-name="ce11" table:number-columns-repeated="2"/>
        </table:table-row>
        <table:table-row table:style-name="ro5">
          <table:table-cell table:style-name="ce4" office:value-type="string" calcext:value-type="string">
            <text:p>Frequency</text:p>
          </table:table-cell>
          <table:table-cell table:number-columns-repeated="2" table:style-name="ce4" office:value-type="string" calcext:value-type="string">
            <text:p>Monthly</text:p>
          </table:table-cell>
          <table:table-cell table:style-name="ce12"/>
          <table:table-cell table:style-name="ce16" office:value-type="string" calcext:value-type="string">
            <text:p>Logs, Cameroon</text:p>
          </table:table-cell>
          <table:table-cell table:style-name="ce16" office:value-type="string" calcext:value-type="string">
            <text:p>Logs, Malaysian</text:p>
          </table:table-cell>
        </table:table-row>
        <table:table-row table:style-name="ro6">
          <table:table-cell office:value-type="string" calcext:value-type="string">
            <text:p>1992M1</text:p>
          </table:table-cell>
          <table:table-cell office:value-type="float" office:value="577.773559570313" calcext:value-type="float">
            <text:p>577.77</text:p>
          </table:table-cell>
          <table:table-cell office:value-type="float" office:value="214.720336914063" calcext:value-type="float">
            <text:p>214.72</text:p>
          </table:table-cell>
          <table:table-cell table:style-name="ce11"/>
          <table:table-cell table:number-columns-repeated="2" table:style-name="ce11" office:value-type="string" calcext:value-type="string">
            <text:p>($/cubic meter)</text:p>
          </table:table-cell>
        </table:table-row>
        <table:table-row table:style-name="ro6">
          <table:table-cell office:value-type="string" calcext:value-type="string">
            <text:p>1992M2</text:p>
          </table:table-cell>
          <table:table-cell office:value-type="float" office:value="599.185668945313" calcext:value-type="float">
            <text:p>599.19</text:p>
          </table:table-cell>
          <table:table-cell office:value-type="float" office:value="225.148300170898" calcext:value-type="float">
            <text:p>225.15</text:p>
          </table:table-cell>
          <table:table-cell table:style-name="ce13" office:value-type="string" calcext:value-type="string">
            <text:p>1960M01</text:p>
          </table:table-cell>
          <table:table-cell office:value-type="string" calcext:value-type="string">
            <text:p>…</text:p>
          </table:table-cell>
          <table:table-cell office:value-type="float" office:value="31.94" calcext:value-type="float">
            <text:p>31.94</text:p>
          </table:table-cell>
        </table:table-row>
        <table:table-row table:style-name="ro6">
          <table:table-cell office:value-type="string" calcext:value-type="string">
            <text:p>1992M3</text:p>
          </table:table-cell>
          <table:table-cell office:value-type="float" office:value="602.237426757813" calcext:value-type="float">
            <text:p>602.24</text:p>
          </table:table-cell>
          <table:table-cell office:value-type="float" office:value="231.237289428711" calcext:value-type="float">
            <text:p>231.24</text:p>
          </table:table-cell>
          <table:table-cell office:value-type="string" calcext:value-type="string">
            <text:p>1960M0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1.94" calcext:value-type="float">
            <text:p>31.94</text:p>
          </table:table-cell>
        </table:table-row>
        <table:table-row table:style-name="ro6">
          <table:table-cell office:value-type="string" calcext:value-type="string">
            <text:p>1992M4</text:p>
          </table:table-cell>
          <table:table-cell office:value-type="float" office:value="616.377380371094" calcext:value-type="float">
            <text:p>616.38</text:p>
          </table:table-cell>
          <table:table-cell office:value-type="float" office:value="258.080505371094" calcext:value-type="float">
            <text:p>258.08</text:p>
          </table:table-cell>
          <table:table-cell table:style-name="ce13" office:value-type="string" calcext:value-type="string">
            <text:p>1960M03</text:p>
          </table:table-cell>
          <table:table-cell office:value-type="string" calcext:value-type="string">
            <text:p>…</text:p>
          </table:table-cell>
          <table:table-cell office:value-type="float" office:value="31.94" calcext:value-type="float">
            <text:p>31.94</text:p>
          </table:table-cell>
        </table:table-row>
        <table:table-row table:style-name="ro6">
          <table:table-cell office:value-type="string" calcext:value-type="string">
            <text:p>1992M5</text:p>
          </table:table-cell>
          <table:table-cell office:value-type="float" office:value="628.67822265625" calcext:value-type="float">
            <text:p>628.68</text:p>
          </table:table-cell>
          <table:table-cell office:value-type="float" office:value="233.156784057617" calcext:value-type="float">
            <text:p>233.16</text:p>
          </table:table-cell>
          <table:table-cell office:value-type="string" calcext:value-type="string">
            <text:p>1960M04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1.94" calcext:value-type="float">
            <text:p>31.94</text:p>
          </table:table-cell>
        </table:table-row>
        <table:table-row table:style-name="ro6">
          <table:table-cell office:value-type="string" calcext:value-type="string">
            <text:p>1992M6</text:p>
          </table:table-cell>
          <table:table-cell office:value-type="float" office:value="610.79150390625" calcext:value-type="float">
            <text:p>610.79</text:p>
          </table:table-cell>
          <table:table-cell office:value-type="float" office:value="231.966094970703" calcext:value-type="float">
            <text:p>231.97</text:p>
          </table:table-cell>
          <table:table-cell table:style-name="ce13" office:value-type="string" calcext:value-type="string">
            <text:p>1960M05</text:p>
          </table:table-cell>
          <table:table-cell office:value-type="string" calcext:value-type="string">
            <text:p>…</text:p>
          </table:table-cell>
          <table:table-cell office:value-type="float" office:value="31.94" calcext:value-type="float">
            <text:p>31.94</text:p>
          </table:table-cell>
        </table:table-row>
        <table:table-row table:style-name="ro6">
          <table:table-cell office:value-type="string" calcext:value-type="string">
            <text:p>1992M7</text:p>
          </table:table-cell>
          <table:table-cell office:value-type="float" office:value="609.619567871094" calcext:value-type="float">
            <text:p>609.62</text:p>
          </table:table-cell>
          <table:table-cell office:value-type="float" office:value="236.24153137207" calcext:value-type="float">
            <text:p>236.24</text:p>
          </table:table-cell>
          <table:table-cell office:value-type="string" calcext:value-type="string">
            <text:p>1960M06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1.94" calcext:value-type="float">
            <text:p>31.94</text:p>
          </table:table-cell>
        </table:table-row>
        <table:table-row table:style-name="ro6">
          <table:table-cell office:value-type="string" calcext:value-type="string">
            <text:p>1992M8</text:p>
          </table:table-cell>
          <table:table-cell office:value-type="float" office:value="607.430419921875" calcext:value-type="float">
            <text:p>607.43</text:p>
          </table:table-cell>
          <table:table-cell office:value-type="float" office:value="227.334747314453" calcext:value-type="float">
            <text:p>227.33</text:p>
          </table:table-cell>
          <table:table-cell table:style-name="ce13" office:value-type="string" calcext:value-type="string">
            <text:p>1960M07</text:p>
          </table:table-cell>
          <table:table-cell office:value-type="string" calcext:value-type="string">
            <text:p>…</text:p>
          </table:table-cell>
          <table:table-cell office:value-type="float" office:value="31.94" calcext:value-type="float">
            <text:p>31.94</text:p>
          </table:table-cell>
        </table:table-row>
        <table:table-row table:style-name="ro6">
          <table:table-cell office:value-type="string" calcext:value-type="string">
            <text:p>1992M9</text:p>
          </table:table-cell>
          <table:table-cell office:value-type="float" office:value="606.168640136719" calcext:value-type="float">
            <text:p>606.17</text:p>
          </table:table-cell>
          <table:table-cell office:value-type="float" office:value="231.177963256836" calcext:value-type="float">
            <text:p>231.18</text:p>
          </table:table-cell>
          <table:table-cell office:value-type="string" calcext:value-type="string">
            <text:p>1960M08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1.94" calcext:value-type="float">
            <text:p>31.94</text:p>
          </table:table-cell>
        </table:table-row>
        <table:table-row table:style-name="ro6">
          <table:table-cell office:value-type="string" calcext:value-type="string">
            <text:p>1992M10</text:p>
          </table:table-cell>
          <table:table-cell office:value-type="float" office:value="600.246154785156" calcext:value-type="float">
            <text:p>600.25</text:p>
          </table:table-cell>
          <table:table-cell office:value-type="float" office:value="243.961868286133" calcext:value-type="float">
            <text:p>243.96</text:p>
          </table:table-cell>
          <table:table-cell table:style-name="ce13" office:value-type="string" calcext:value-type="string">
            <text:p>1960M09</text:p>
          </table:table-cell>
          <table:table-cell office:value-type="string" calcext:value-type="string">
            <text:p>…</text:p>
          </table:table-cell>
          <table:table-cell office:value-type="float" office:value="31.94" calcext:value-type="float">
            <text:p>31.94</text:p>
          </table:table-cell>
        </table:table-row>
        <table:table-row table:style-name="ro6">
          <table:table-cell office:value-type="string" calcext:value-type="string">
            <text:p>1992M11</text:p>
          </table:table-cell>
          <table:table-cell office:value-type="float" office:value="623.682678222656" calcext:value-type="float">
            <text:p>623.68</text:p>
          </table:table-cell>
          <table:table-cell office:value-type="float" office:value="244.614410400391" calcext:value-type="float">
            <text:p>244.61</text:p>
          </table:table-cell>
          <table:table-cell office:value-type="string" calcext:value-type="string">
            <text:p>1960M10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1.94" calcext:value-type="float">
            <text:p>31.94</text:p>
          </table:table-cell>
        </table:table-row>
        <table:table-row table:style-name="ro6">
          <table:table-cell office:value-type="string" calcext:value-type="string">
            <text:p>1992M12</text:p>
          </table:table-cell>
          <table:table-cell office:value-type="float" office:value="604.347412109375" calcext:value-type="float">
            <text:p>604.35</text:p>
          </table:table-cell>
          <table:table-cell office:value-type="float" office:value="238.093215942383" calcext:value-type="float">
            <text:p>238.09</text:p>
          </table:table-cell>
          <table:table-cell table:style-name="ce13" office:value-type="string" calcext:value-type="string">
            <text:p>1960M11</text:p>
          </table:table-cell>
          <table:table-cell office:value-type="string" calcext:value-type="string">
            <text:p>…</text:p>
          </table:table-cell>
          <table:table-cell office:value-type="float" office:value="31.94" calcext:value-type="float">
            <text:p>31.94</text:p>
          </table:table-cell>
        </table:table-row>
        <table:table-row table:style-name="ro6">
          <table:table-cell office:value-type="string" calcext:value-type="string">
            <text:p>1993M1</text:p>
          </table:table-cell>
          <table:table-cell office:value-type="float" office:value="605.350402832031" calcext:value-type="float">
            <text:p>605.35</text:p>
          </table:table-cell>
          <table:table-cell office:value-type="float" office:value="225.016952514648" calcext:value-type="float">
            <text:p>225.02</text:p>
          </table:table-cell>
          <table:table-cell office:value-type="string" calcext:value-type="string">
            <text:p>1960M1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1.94" calcext:value-type="float">
            <text:p>31.94</text:p>
          </table:table-cell>
        </table:table-row>
        <table:table-row table:style-name="ro6">
          <table:table-cell office:value-type="string" calcext:value-type="string">
            <text:p>1993M2</text:p>
          </table:table-cell>
          <table:table-cell office:value-type="float" office:value="618.109069824219" calcext:value-type="float">
            <text:p>618.11</text:p>
          </table:table-cell>
          <table:table-cell office:value-type="float" office:value="253.74153137207" calcext:value-type="float">
            <text:p>253.74</text:p>
          </table:table-cell>
          <table:table-cell table:style-name="ce13" office:value-type="string" calcext:value-type="string">
            <text:p>1961M01</text:p>
          </table:table-cell>
          <table:table-cell office:value-type="string" calcext:value-type="string">
            <text:p>…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6">
          <table:table-cell office:value-type="string" calcext:value-type="string">
            <text:p>1993M3</text:p>
          </table:table-cell>
          <table:table-cell office:value-type="float" office:value="616.809143066406" calcext:value-type="float">
            <text:p>616.81</text:p>
          </table:table-cell>
          <table:table-cell office:value-type="float" office:value="263.156768798828" calcext:value-type="float">
            <text:p>263.16</text:p>
          </table:table-cell>
          <table:table-cell office:value-type="string" calcext:value-type="string">
            <text:p>1961M0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3.06" calcext:value-type="float">
            <text:p>33.06</text:p>
          </table:table-cell>
        </table:table-row>
        <table:table-row table:style-name="ro6">
          <table:table-cell office:value-type="string" calcext:value-type="string">
            <text:p>1993M4</text:p>
          </table:table-cell>
          <table:table-cell office:value-type="float" office:value="645.416564941406" calcext:value-type="float">
            <text:p>645.42</text:p>
          </table:table-cell>
          <table:table-cell office:value-type="float" office:value="284.546600341797" calcext:value-type="float">
            <text:p>284.55</text:p>
          </table:table-cell>
          <table:table-cell table:style-name="ce13" office:value-type="string" calcext:value-type="string">
            <text:p>1961M03</text:p>
          </table:table-cell>
          <table:table-cell office:value-type="string" calcext:value-type="string">
            <text:p>…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6">
          <table:table-cell office:value-type="string" calcext:value-type="string">
            <text:p>1993M5</text:p>
          </table:table-cell>
          <table:table-cell office:value-type="float" office:value="776.625427246094" calcext:value-type="float">
            <text:p>776.63</text:p>
          </table:table-cell>
          <table:table-cell office:value-type="float" office:value="292.741516113281" calcext:value-type="float">
            <text:p>292.74</text:p>
          </table:table-cell>
          <table:table-cell office:value-type="string" calcext:value-type="string">
            <text:p>1961M04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3.06" calcext:value-type="float">
            <text:p>33.06</text:p>
          </table:table-cell>
        </table:table-row>
        <table:table-row table:style-name="ro6">
          <table:table-cell office:value-type="string" calcext:value-type="string">
            <text:p>1993M6</text:p>
          </table:table-cell>
          <table:table-cell office:value-type="float" office:value="803.574645996094" calcext:value-type="float">
            <text:p>803.57</text:p>
          </table:table-cell>
          <table:table-cell office:value-type="float" office:value="275.360168457031" calcext:value-type="float">
            <text:p>275.36</text:p>
          </table:table-cell>
          <table:table-cell table:style-name="ce13" office:value-type="string" calcext:value-type="string">
            <text:p>1961M05</text:p>
          </table:table-cell>
          <table:table-cell office:value-type="string" calcext:value-type="string">
            <text:p>…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6">
          <table:table-cell office:value-type="string" calcext:value-type="string">
            <text:p>1993M7</text:p>
          </table:table-cell>
          <table:table-cell office:value-type="float" office:value="829.748046875" calcext:value-type="float">
            <text:p>829.75</text:p>
          </table:table-cell>
          <table:table-cell office:value-type="float" office:value="306.991516113281" calcext:value-type="float">
            <text:p>306.99</text:p>
          </table:table-cell>
          <table:table-cell office:value-type="string" calcext:value-type="string">
            <text:p>1961M06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3.06" calcext:value-type="float">
            <text:p>33.06</text:p>
          </table:table-cell>
        </table:table-row>
        <table:table-row table:style-name="ro6">
          <table:table-cell office:value-type="string" calcext:value-type="string">
            <text:p>1993M8</text:p>
          </table:table-cell>
          <table:table-cell office:value-type="float" office:value="835.599426269531" calcext:value-type="float">
            <text:p>835.60</text:p>
          </table:table-cell>
          <table:table-cell office:value-type="float" office:value="271.033905029297" calcext:value-type="float">
            <text:p>271.03</text:p>
          </table:table-cell>
          <table:table-cell table:style-name="ce13" office:value-type="string" calcext:value-type="string">
            <text:p>1961M07</text:p>
          </table:table-cell>
          <table:table-cell office:value-type="string" calcext:value-type="string">
            <text:p>…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6">
          <table:table-cell office:value-type="string" calcext:value-type="string">
            <text:p>1993M9</text:p>
          </table:table-cell>
          <table:table-cell office:value-type="float" office:value="851.098266601563" calcext:value-type="float">
            <text:p>851.10</text:p>
          </table:table-cell>
          <table:table-cell office:value-type="float" office:value="280.957641601563" calcext:value-type="float">
            <text:p>280.96</text:p>
          </table:table-cell>
          <table:table-cell office:value-type="string" calcext:value-type="string">
            <text:p>1961M08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3.06" calcext:value-type="float">
            <text:p>33.06</text:p>
          </table:table-cell>
        </table:table-row>
        <table:table-row table:style-name="ro6">
          <table:table-cell office:value-type="string" calcext:value-type="string">
            <text:p>1993M10</text:p>
          </table:table-cell>
          <table:table-cell office:value-type="float" office:value="851.332153320313" calcext:value-type="float">
            <text:p>851.33</text:p>
          </table:table-cell>
          <table:table-cell office:value-type="float" office:value="295.724578857422" calcext:value-type="float">
            <text:p>295.72</text:p>
          </table:table-cell>
          <table:table-cell table:style-name="ce13" office:value-type="string" calcext:value-type="string">
            <text:p>1961M09</text:p>
          </table:table-cell>
          <table:table-cell office:value-type="string" calcext:value-type="string">
            <text:p>…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6">
          <table:table-cell office:value-type="string" calcext:value-type="string">
            <text:p>1993M11</text:p>
          </table:table-cell>
          <table:table-cell office:value-type="float" office:value="835.173889160156" calcext:value-type="float">
            <text:p>835.17</text:p>
          </table:table-cell>
          <table:table-cell office:value-type="float" office:value="294.067810058594" calcext:value-type="float">
            <text:p>294.07</text:p>
          </table:table-cell>
          <table:table-cell office:value-type="string" calcext:value-type="string">
            <text:p>1961M10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3.06" calcext:value-type="float">
            <text:p>33.06</text:p>
          </table:table-cell>
        </table:table-row>
        <table:table-row table:style-name="ro6">
          <table:table-cell office:value-type="string" calcext:value-type="string">
            <text:p>1993M12</text:p>
          </table:table-cell>
          <table:table-cell office:value-type="float" office:value="830.070922851563" calcext:value-type="float">
            <text:p>830.07</text:p>
          </table:table-cell>
          <table:table-cell office:value-type="float" office:value="285.957641601563" calcext:value-type="float">
            <text:p>285.96</text:p>
          </table:table-cell>
          <table:table-cell table:style-name="ce13" office:value-type="string" calcext:value-type="string">
            <text:p>1961M11</text:p>
          </table:table-cell>
          <table:table-cell office:value-type="string" calcext:value-type="string">
            <text:p>…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6">
          <table:table-cell office:value-type="string" calcext:value-type="string">
            <text:p>1994M1</text:p>
          </table:table-cell>
          <table:table-cell office:value-type="float" office:value="774.167724609375" calcext:value-type="float">
            <text:p>774.17</text:p>
          </table:table-cell>
          <table:table-cell office:value-type="float" office:value="305.161010742188" calcext:value-type="float">
            <text:p>305.16</text:p>
          </table:table-cell>
          <table:table-cell office:value-type="string" calcext:value-type="string">
            <text:p>1961M1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3.06" calcext:value-type="float">
            <text:p>33.06</text:p>
          </table:table-cell>
        </table:table-row>
        <table:table-row table:style-name="ro6">
          <table:table-cell office:value-type="string" calcext:value-type="string">
            <text:p>1994M2</text:p>
          </table:table-cell>
          <table:table-cell office:value-type="float" office:value="758.362976074219" calcext:value-type="float">
            <text:p>758.36</text:p>
          </table:table-cell>
          <table:table-cell office:value-type="float" office:value="305.161010742188" calcext:value-type="float">
            <text:p>305.16</text:p>
          </table:table-cell>
          <table:table-cell table:style-name="ce13" office:value-type="string" calcext:value-type="string">
            <text:p>1962M01</text:p>
          </table:table-cell>
          <table:table-cell office:value-type="string" calcext:value-type="string">
            <text:p>…</text:p>
          </table:table-cell>
          <table:table-cell office:value-type="float" office:value="36.39" calcext:value-type="float">
            <text:p>36.39</text:p>
          </table:table-cell>
        </table:table-row>
        <table:table-row table:style-name="ro6">
          <table:table-cell office:value-type="string" calcext:value-type="string">
            <text:p>1994M3</text:p>
          </table:table-cell>
          <table:table-cell office:value-type="float" office:value="770.990417480469" calcext:value-type="float">
            <text:p>770.99</text:p>
          </table:table-cell>
          <table:table-cell office:value-type="float" office:value="285.63134765625" calcext:value-type="float">
            <text:p>285.63</text:p>
          </table:table-cell>
          <table:table-cell office:value-type="string" calcext:value-type="string">
            <text:p>1962M0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6.39" calcext:value-type="float">
            <text:p>36.39</text:p>
          </table:table-cell>
        </table:table-row>
        <table:table-row table:style-name="ro6">
          <table:table-cell office:value-type="string" calcext:value-type="string">
            <text:p>1994M4</text:p>
          </table:table-cell>
          <table:table-cell office:value-type="float" office:value="819.889526367188" calcext:value-type="float">
            <text:p>819.89</text:p>
          </table:table-cell>
          <table:table-cell office:value-type="float" office:value="315.970001220703" calcext:value-type="float">
            <text:p>315.97</text:p>
          </table:table-cell>
          <table:table-cell table:style-name="ce13" office:value-type="string" calcext:value-type="string">
            <text:p>1962M03</text:p>
          </table:table-cell>
          <table:table-cell office:value-type="string" calcext:value-type="string">
            <text:p>…</text:p>
          </table:table-cell>
          <table:table-cell office:value-type="float" office:value="36.39" calcext:value-type="float">
            <text:p>36.39</text:p>
          </table:table-cell>
        </table:table-row>
        <table:table-row table:style-name="ro6">
          <table:table-cell office:value-type="string" calcext:value-type="string">
            <text:p>1994M5</text:p>
          </table:table-cell>
          <table:table-cell office:value-type="float" office:value="855.095886230469" calcext:value-type="float">
            <text:p>855.10</text:p>
          </table:table-cell>
          <table:table-cell office:value-type="float" office:value="296.720001220703" calcext:value-type="float">
            <text:p>296.72</text:p>
          </table:table-cell>
          <table:table-cell office:value-type="string" calcext:value-type="string">
            <text:p>1962M04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6.39" calcext:value-type="float">
            <text:p>36.39</text:p>
          </table:table-cell>
        </table:table-row>
        <table:table-row table:style-name="ro6">
          <table:table-cell office:value-type="string" calcext:value-type="string">
            <text:p>1994M6</text:p>
          </table:table-cell>
          <table:table-cell office:value-type="float" office:value="876.799743652344" calcext:value-type="float">
            <text:p>876.80</text:p>
          </table:table-cell>
          <table:table-cell office:value-type="float" office:value="326.339996337891" calcext:value-type="float">
            <text:p>326.34</text:p>
          </table:table-cell>
          <table:table-cell table:style-name="ce13" office:value-type="string" calcext:value-type="string">
            <text:p>1962M05</text:p>
          </table:table-cell>
          <table:table-cell office:value-type="string" calcext:value-type="string">
            <text:p>…</text:p>
          </table:table-cell>
          <table:table-cell office:value-type="float" office:value="36.39" calcext:value-type="float">
            <text:p>36.39</text:p>
          </table:table-cell>
        </table:table-row>
        <table:table-row table:style-name="ro6">
          <table:table-cell office:value-type="string" calcext:value-type="string">
            <text:p>1994M7</text:p>
          </table:table-cell>
          <table:table-cell office:value-type="float" office:value="875.945190429688" calcext:value-type="float">
            <text:p>875.95</text:p>
          </table:table-cell>
          <table:table-cell office:value-type="float" office:value="285.230010986328" calcext:value-type="float">
            <text:p>285.23</text:p>
          </table:table-cell>
          <table:table-cell office:value-type="string" calcext:value-type="string">
            <text:p>1962M06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6.39" calcext:value-type="float">
            <text:p>36.39</text:p>
          </table:table-cell>
        </table:table-row>
        <table:table-row table:style-name="ro6">
          <table:table-cell office:value-type="string" calcext:value-type="string">
            <text:p>1994M8</text:p>
          </table:table-cell>
          <table:table-cell office:value-type="float" office:value="887.325317382813" calcext:value-type="float">
            <text:p>887.33</text:p>
          </table:table-cell>
          <table:table-cell office:value-type="float" office:value="302.109985351563" calcext:value-type="float">
            <text:p>302.11</text:p>
          </table:table-cell>
          <table:table-cell table:style-name="ce13" office:value-type="string" calcext:value-type="string">
            <text:p>1962M07</text:p>
          </table:table-cell>
          <table:table-cell office:value-type="string" calcext:value-type="string">
            <text:p>…</text:p>
          </table:table-cell>
          <table:table-cell office:value-type="float" office:value="36.39" calcext:value-type="float">
            <text:p>36.39</text:p>
          </table:table-cell>
        </table:table-row>
        <table:table-row table:style-name="ro6">
          <table:table-cell office:value-type="string" calcext:value-type="string">
            <text:p>1994M9</text:p>
          </table:table-cell>
          <table:table-cell office:value-type="float" office:value="861.728332519531" calcext:value-type="float">
            <text:p>861.73</text:p>
          </table:table-cell>
          <table:table-cell office:value-type="float" office:value="293.529998779297" calcext:value-type="float">
            <text:p>293.53</text:p>
          </table:table-cell>
          <table:table-cell office:value-type="string" calcext:value-type="string">
            <text:p>1962M08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6.39" calcext:value-type="float">
            <text:p>36.39</text:p>
          </table:table-cell>
        </table:table-row>
        <table:table-row table:style-name="ro6">
          <table:table-cell office:value-type="string" calcext:value-type="string">
            <text:p>1994M10</text:p>
          </table:table-cell>
          <table:table-cell office:value-type="float" office:value="806.863708496094" calcext:value-type="float">
            <text:p>806.86</text:p>
          </table:table-cell>
          <table:table-cell office:value-type="float" office:value="285.910003662109" calcext:value-type="float">
            <text:p>285.91</text:p>
          </table:table-cell>
          <table:table-cell table:style-name="ce13" office:value-type="string" calcext:value-type="string">
            <text:p>1962M09</text:p>
          </table:table-cell>
          <table:table-cell office:value-type="string" calcext:value-type="string">
            <text:p>…</text:p>
          </table:table-cell>
          <table:table-cell office:value-type="float" office:value="36.39" calcext:value-type="float">
            <text:p>36.39</text:p>
          </table:table-cell>
        </table:table-row>
        <table:table-row table:style-name="ro6">
          <table:table-cell office:value-type="string" calcext:value-type="string">
            <text:p>1994M11</text:p>
          </table:table-cell>
          <table:table-cell office:value-type="float" office:value="792.309448242188" calcext:value-type="float">
            <text:p>792.31</text:p>
          </table:table-cell>
          <table:table-cell office:value-type="float" office:value="286.320007324219" calcext:value-type="float">
            <text:p>286.32</text:p>
          </table:table-cell>
          <table:table-cell office:value-type="string" calcext:value-type="string">
            <text:p>1962M10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6.39" calcext:value-type="float">
            <text:p>36.39</text:p>
          </table:table-cell>
        </table:table-row>
        <table:table-row table:style-name="ro6">
          <table:table-cell office:value-type="string" calcext:value-type="string">
            <text:p>1994M12</text:p>
          </table:table-cell>
          <table:table-cell office:value-type="float" office:value="777.809753417969" calcext:value-type="float">
            <text:p>777.81</text:p>
          </table:table-cell>
          <table:table-cell office:value-type="float" office:value="306.549987792969" calcext:value-type="float">
            <text:p>306.55</text:p>
          </table:table-cell>
          <table:table-cell table:style-name="ce13" office:value-type="string" calcext:value-type="string">
            <text:p>1962M11</text:p>
          </table:table-cell>
          <table:table-cell office:value-type="string" calcext:value-type="string">
            <text:p>…</text:p>
          </table:table-cell>
          <table:table-cell office:value-type="float" office:value="36.39" calcext:value-type="float">
            <text:p>36.39</text:p>
          </table:table-cell>
        </table:table-row>
        <table:table-row table:style-name="ro6">
          <table:table-cell office:value-type="string" calcext:value-type="string">
            <text:p>1995M1</text:p>
          </table:table-cell>
          <table:table-cell office:value-type="float" office:value="793.984802246094" calcext:value-type="float">
            <text:p>793.98</text:p>
          </table:table-cell>
          <table:table-cell office:value-type="float" office:value="281.660003662109" calcext:value-type="float">
            <text:p>281.66</text:p>
          </table:table-cell>
          <table:table-cell office:value-type="string" calcext:value-type="string">
            <text:p>1962M1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6.39" calcext:value-type="float">
            <text:p>36.39</text:p>
          </table:table-cell>
        </table:table-row>
        <table:table-row table:style-name="ro6">
          <table:table-cell office:value-type="string" calcext:value-type="string">
            <text:p>1995M2</text:p>
          </table:table-cell>
          <table:table-cell office:value-type="float" office:value="753.468200683594" calcext:value-type="float">
            <text:p>753.47</text:p>
          </table:table-cell>
          <table:table-cell office:value-type="float" office:value="294.470001220703" calcext:value-type="float">
            <text:p>294.47</text:p>
          </table:table-cell>
          <table:table-cell table:style-name="ce13" office:value-type="string" calcext:value-type="string">
            <text:p>1963M01</text:p>
          </table:table-cell>
          <table:table-cell office:value-type="string" calcext:value-type="string">
            <text:p>…</text:p>
          </table:table-cell>
          <table:table-cell office:value-type="float" office:value="36.67" calcext:value-type="float">
            <text:p>36.67</text:p>
          </table:table-cell>
        </table:table-row>
        <table:table-row table:style-name="ro6">
          <table:table-cell office:value-type="string" calcext:value-type="string">
            <text:p>1995M3</text:p>
          </table:table-cell>
          <table:table-cell office:value-type="float" office:value="714.200012207031" calcext:value-type="float">
            <text:p>714.20</text:p>
          </table:table-cell>
          <table:table-cell office:value-type="float" office:value="299.170013427734" calcext:value-type="float">
            <text:p>299.17</text:p>
          </table:table-cell>
          <table:table-cell office:value-type="string" calcext:value-type="string">
            <text:p>1963M0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6.67" calcext:value-type="float">
            <text:p>36.67</text:p>
          </table:table-cell>
        </table:table-row>
        <table:table-row table:style-name="ro6">
          <table:table-cell office:value-type="string" calcext:value-type="string">
            <text:p>1995M4</text:p>
          </table:table-cell>
          <table:table-cell office:value-type="float" office:value="732.599548339844" calcext:value-type="float">
            <text:p>732.60</text:p>
          </table:table-cell>
          <table:table-cell office:value-type="float" office:value="293.739990234375" calcext:value-type="float">
            <text:p>293.74</text:p>
          </table:table-cell>
          <table:table-cell table:style-name="ce13" office:value-type="string" calcext:value-type="string">
            <text:p>1963M03</text:p>
          </table:table-cell>
          <table:table-cell office:value-type="string" calcext:value-type="string">
            <text:p>…</text:p>
          </table:table-cell>
          <table:table-cell office:value-type="float" office:value="36.94" calcext:value-type="float">
            <text:p>36.94</text:p>
          </table:table-cell>
        </table:table-row>
        <table:table-row table:style-name="ro6">
          <table:table-cell office:value-type="string" calcext:value-type="string">
            <text:p>1995M5</text:p>
          </table:table-cell>
          <table:table-cell office:value-type="float" office:value="750.781799316406" calcext:value-type="float">
            <text:p>750.78</text:p>
          </table:table-cell>
          <table:table-cell office:value-type="float" office:value="294.209991455078" calcext:value-type="float">
            <text:p>294.21</text:p>
          </table:table-cell>
          <table:table-cell office:value-type="string" calcext:value-type="string">
            <text:p>1963M04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6.94" calcext:value-type="float">
            <text:p>36.94</text:p>
          </table:table-cell>
        </table:table-row>
        <table:table-row table:style-name="ro6">
          <table:table-cell office:value-type="string" calcext:value-type="string">
            <text:p>1995M6</text:p>
          </table:table-cell>
          <table:table-cell office:value-type="float" office:value="759.100646972656" calcext:value-type="float">
            <text:p>759.10</text:p>
          </table:table-cell>
          <table:table-cell office:value-type="float" office:value="316.869995117188" calcext:value-type="float">
            <text:p>316.87</text:p>
          </table:table-cell>
          <table:table-cell table:style-name="ce13" office:value-type="string" calcext:value-type="string">
            <text:p>1963M05</text:p>
          </table:table-cell>
          <table:table-cell office:value-type="string" calcext:value-type="string">
            <text:p>…</text:p>
          </table:table-cell>
          <table:table-cell office:value-type="float" office:value="37.78" calcext:value-type="float">
            <text:p>37.78</text:p>
          </table:table-cell>
        </table:table-row>
        <table:table-row table:style-name="ro6">
          <table:table-cell office:value-type="string" calcext:value-type="string">
            <text:p>1995M7</text:p>
          </table:table-cell>
          <table:table-cell office:value-type="float" office:value="752.333129882813" calcext:value-type="float">
            <text:p>752.33</text:p>
          </table:table-cell>
          <table:table-cell office:value-type="float" office:value="318.010009765625" calcext:value-type="float">
            <text:p>318.01</text:p>
          </table:table-cell>
          <table:table-cell office:value-type="string" calcext:value-type="string">
            <text:p>1963M06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7.5" calcext:value-type="float">
            <text:p>37.50</text:p>
          </table:table-cell>
        </table:table-row>
        <table:table-row table:style-name="ro6">
          <table:table-cell office:value-type="string" calcext:value-type="string">
            <text:p>1995M8</text:p>
          </table:table-cell>
          <table:table-cell office:value-type="float" office:value="741.703918457031" calcext:value-type="float">
            <text:p>741.70</text:p>
          </table:table-cell>
          <table:table-cell office:value-type="float" office:value="305.355926513672" calcext:value-type="float">
            <text:p>305.36</text:p>
          </table:table-cell>
          <table:table-cell table:style-name="ce13" office:value-type="string" calcext:value-type="string">
            <text:p>1963M07</text:p>
          </table:table-cell>
          <table:table-cell office:value-type="string" calcext:value-type="string">
            <text:p>…</text:p>
          </table:table-cell>
          <table:table-cell office:value-type="float" office:value="36.11" calcext:value-type="float">
            <text:p>36.11</text:p>
          </table:table-cell>
        </table:table-row>
        <table:table-row table:style-name="ro6">
          <table:table-cell office:value-type="string" calcext:value-type="string">
            <text:p>1995M9</text:p>
          </table:table-cell>
          <table:table-cell office:value-type="float" office:value="728.706604003906" calcext:value-type="float">
            <text:p>728.71</text:p>
          </table:table-cell>
          <table:table-cell office:value-type="float" office:value="300.177978515625" calcext:value-type="float">
            <text:p>300.18</text:p>
          </table:table-cell>
          <table:table-cell office:value-type="string" calcext:value-type="string">
            <text:p>1963M08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4.72" calcext:value-type="float">
            <text:p>34.72</text:p>
          </table:table-cell>
        </table:table-row>
        <table:table-row table:style-name="ro6">
          <table:table-cell office:value-type="string" calcext:value-type="string">
            <text:p>1995M10</text:p>
          </table:table-cell>
          <table:table-cell office:value-type="float" office:value="723.496154785156" calcext:value-type="float">
            <text:p>723.50</text:p>
          </table:table-cell>
          <table:table-cell office:value-type="float" office:value="274.593231201172" calcext:value-type="float">
            <text:p>274.59</text:p>
          </table:table-cell>
          <table:table-cell table:style-name="ce13" office:value-type="string" calcext:value-type="string">
            <text:p>1963M09</text:p>
          </table:table-cell>
          <table:table-cell office:value-type="string" calcext:value-type="string">
            <text:p>…</text:p>
          </table:table-cell>
          <table:table-cell office:value-type="float" office:value="33.89" calcext:value-type="float">
            <text:p>33.89</text:p>
          </table:table-cell>
        </table:table-row>
        <table:table-row table:style-name="ro6">
          <table:table-cell office:value-type="string" calcext:value-type="string">
            <text:p>1995M11</text:p>
          </table:table-cell>
          <table:table-cell office:value-type="float" office:value="716.059265136719" calcext:value-type="float">
            <text:p>716.06</text:p>
          </table:table-cell>
          <table:table-cell office:value-type="float" office:value="322.974578857422" calcext:value-type="float">
            <text:p>322.97</text:p>
          </table:table-cell>
          <table:table-cell office:value-type="string" calcext:value-type="string">
            <text:p>1963M10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2.78" calcext:value-type="float">
            <text:p>32.78</text:p>
          </table:table-cell>
        </table:table-row>
        <table:table-row table:style-name="ro6">
          <table:table-cell office:value-type="string" calcext:value-type="string">
            <text:p>1995M12</text:p>
          </table:table-cell>
          <table:table-cell office:value-type="float" office:value="715.846313476563" calcext:value-type="float">
            <text:p>715.85</text:p>
          </table:table-cell>
          <table:table-cell office:value-type="float" office:value="306.156768798828" calcext:value-type="float">
            <text:p>306.16</text:p>
          </table:table-cell>
          <table:table-cell table:style-name="ce13" office:value-type="string" calcext:value-type="string">
            <text:p>1963M11</text:p>
          </table:table-cell>
          <table:table-cell office:value-type="string" calcext:value-type="string">
            <text:p>…</text:p>
          </table:table-cell>
          <table:table-cell office:value-type="float" office:value="32.5" calcext:value-type="float">
            <text:p>32.50</text:p>
          </table:table-cell>
        </table:table-row>
        <table:table-row table:style-name="ro6">
          <table:table-cell office:value-type="string" calcext:value-type="string">
            <text:p>1996M1</text:p>
          </table:table-cell>
          <table:table-cell office:value-type="float" office:value="719.359313964844" calcext:value-type="float">
            <text:p>719.36</text:p>
          </table:table-cell>
          <table:table-cell office:value-type="float" office:value="297.694915771484" calcext:value-type="float">
            <text:p>297.69</text:p>
          </table:table-cell>
          <table:table-cell office:value-type="string" calcext:value-type="string">
            <text:p>1963M1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3.33" calcext:value-type="float">
            <text:p>33.33</text:p>
          </table:table-cell>
        </table:table-row>
        <table:table-row table:style-name="ro6">
          <table:table-cell office:value-type="string" calcext:value-type="string">
            <text:p>1996M2</text:p>
          </table:table-cell>
          <table:table-cell office:value-type="float" office:value="713.663635253906" calcext:value-type="float">
            <text:p>713.66</text:p>
          </table:table-cell>
          <table:table-cell office:value-type="float" office:value="290.355926513672" calcext:value-type="float">
            <text:p>290.36</text:p>
          </table:table-cell>
          <table:table-cell table:style-name="ce13" office:value-type="string" calcext:value-type="string">
            <text:p>1964M01</text:p>
          </table:table-cell>
          <table:table-cell office:value-type="string" calcext:value-type="string">
            <text:p>…</text:p>
          </table:table-cell>
          <table:table-cell office:value-type="float" office:value="32.78" calcext:value-type="float">
            <text:p>32.78</text:p>
          </table:table-cell>
        </table:table-row>
        <table:table-row table:style-name="ro6">
          <table:table-cell office:value-type="string" calcext:value-type="string">
            <text:p>1996M3</text:p>
          </table:table-cell>
          <table:table-cell office:value-type="float" office:value="728.676940917969" calcext:value-type="float">
            <text:p>728.68</text:p>
          </table:table-cell>
          <table:table-cell office:value-type="float" office:value="299.450012207031" calcext:value-type="float">
            <text:p>299.45</text:p>
          </table:table-cell>
          <table:table-cell office:value-type="string" calcext:value-type="string">
            <text:p>1964M0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2.78" calcext:value-type="float">
            <text:p>32.78</text:p>
          </table:table-cell>
        </table:table-row>
        <table:table-row table:style-name="ro6">
          <table:table-cell office:value-type="string" calcext:value-type="string">
            <text:p>1996M4</text:p>
          </table:table-cell>
          <table:table-cell office:value-type="float" office:value="751.381896972656" calcext:value-type="float">
            <text:p>751.38</text:p>
          </table:table-cell>
          <table:table-cell office:value-type="float" office:value="307.239990234375" calcext:value-type="float">
            <text:p>307.24</text:p>
          </table:table-cell>
          <table:table-cell table:style-name="ce13" office:value-type="string" calcext:value-type="string">
            <text:p>1964M03</text:p>
          </table:table-cell>
          <table:table-cell office:value-type="string" calcext:value-type="string">
            <text:p>…</text:p>
          </table:table-cell>
          <table:table-cell office:value-type="float" office:value="31.94" calcext:value-type="float">
            <text:p>31.94</text:p>
          </table:table-cell>
        </table:table-row>
        <table:table-row table:style-name="ro6">
          <table:table-cell office:value-type="string" calcext:value-type="string">
            <text:p>1996M5</text:p>
          </table:table-cell>
          <table:table-cell office:value-type="float" office:value="753.108032226563" calcext:value-type="float">
            <text:p>753.11</text:p>
          </table:table-cell>
          <table:table-cell office:value-type="float" office:value="296.209991455078" calcext:value-type="float">
            <text:p>296.21</text:p>
          </table:table-cell>
          <table:table-cell office:value-type="string" calcext:value-type="string">
            <text:p>1964M04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0.56" calcext:value-type="float">
            <text:p>30.56</text:p>
          </table:table-cell>
        </table:table-row>
        <table:table-row table:style-name="ro6">
          <table:table-cell office:value-type="string" calcext:value-type="string">
            <text:p>1996M6</text:p>
          </table:table-cell>
          <table:table-cell office:value-type="float" office:value="747.9091796875" calcext:value-type="float">
            <text:p>747.91</text:p>
          </table:table-cell>
          <table:table-cell office:value-type="float" office:value="313.649993896484" calcext:value-type="float">
            <text:p>313.65</text:p>
          </table:table-cell>
          <table:table-cell table:style-name="ce13" office:value-type="string" calcext:value-type="string">
            <text:p>1964M05</text:p>
          </table:table-cell>
          <table:table-cell office:value-type="string" calcext:value-type="string">
            <text:p>…</text:p>
          </table:table-cell>
          <table:table-cell office:value-type="float" office:value="29.44" calcext:value-type="float">
            <text:p>29.44</text:p>
          </table:table-cell>
        </table:table-row>
        <table:table-row table:style-name="ro6">
          <table:table-cell office:value-type="string" calcext:value-type="string">
            <text:p>1996M7</text:p>
          </table:table-cell>
          <table:table-cell office:value-type="float" office:value="743.965393066406" calcext:value-type="float">
            <text:p>743.97</text:p>
          </table:table-cell>
          <table:table-cell office:value-type="float" office:value="304.739990234375" calcext:value-type="float">
            <text:p>304.74</text:p>
          </table:table-cell>
          <table:table-cell office:value-type="string" calcext:value-type="string">
            <text:p>1964M06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29.44" calcext:value-type="float">
            <text:p>29.44</text:p>
          </table:table-cell>
        </table:table-row>
        <table:table-row table:style-name="ro6">
          <table:table-cell office:value-type="string" calcext:value-type="string">
            <text:p>1996M8</text:p>
          </table:table-cell>
          <table:table-cell office:value-type="float" office:value="743.43359375" calcext:value-type="float">
            <text:p>743.43</text:p>
          </table:table-cell>
          <table:table-cell office:value-type="float" office:value="311.079986572266" calcext:value-type="float">
            <text:p>311.08</text:p>
          </table:table-cell>
          <table:table-cell table:style-name="ce13" office:value-type="string" calcext:value-type="string">
            <text:p>1964M07</text:p>
          </table:table-cell>
          <table:table-cell office:value-type="string" calcext:value-type="string">
            <text:p>…</text:p>
          </table:table-cell>
          <table:table-cell office:value-type="float" office:value="29.17" calcext:value-type="float">
            <text:p>29.17</text:p>
          </table:table-cell>
        </table:table-row>
        <table:table-row table:style-name="ro6">
          <table:table-cell office:value-type="string" calcext:value-type="string">
            <text:p>1996M9</text:p>
          </table:table-cell>
          <table:table-cell office:value-type="float" office:value="755.312377929688" calcext:value-type="float">
            <text:p>755.31</text:p>
          </table:table-cell>
          <table:table-cell office:value-type="float" office:value="336.140014648438" calcext:value-type="float">
            <text:p>336.14</text:p>
          </table:table-cell>
          <table:table-cell office:value-type="string" calcext:value-type="string">
            <text:p>1964M08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29.17" calcext:value-type="float">
            <text:p>29.17</text:p>
          </table:table-cell>
        </table:table-row>
        <table:table-row table:style-name="ro6">
          <table:table-cell office:value-type="string" calcext:value-type="string">
            <text:p>1996M10</text:p>
          </table:table-cell>
          <table:table-cell office:value-type="float" office:value="753.334533691406" calcext:value-type="float">
            <text:p>753.33</text:p>
          </table:table-cell>
          <table:table-cell office:value-type="float" office:value="316.822021484375" calcext:value-type="float">
            <text:p>316.82</text:p>
          </table:table-cell>
          <table:table-cell table:style-name="ce13" office:value-type="string" calcext:value-type="string">
            <text:p>1964M09</text:p>
          </table:table-cell>
          <table:table-cell office:value-type="string" calcext:value-type="string">
            <text:p>…</text:p>
          </table:table-cell>
          <table:table-cell office:value-type="float" office:value="28.89" calcext:value-type="float">
            <text:p>28.89</text:p>
          </table:table-cell>
        </table:table-row>
        <table:table-row table:style-name="ro6">
          <table:table-cell office:value-type="string" calcext:value-type="string">
            <text:p>1996M11</text:p>
          </table:table-cell>
          <table:table-cell office:value-type="float" office:value="753.654357910156" calcext:value-type="float">
            <text:p>753.65</text:p>
          </table:table-cell>
          <table:table-cell office:value-type="float" office:value="336.245758056641" calcext:value-type="float">
            <text:p>336.25</text:p>
          </table:table-cell>
          <table:table-cell office:value-type="string" calcext:value-type="string">
            <text:p>1964M10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28.89" calcext:value-type="float">
            <text:p>28.89</text:p>
          </table:table-cell>
        </table:table-row>
        <table:table-row table:style-name="ro6">
          <table:table-cell office:value-type="string" calcext:value-type="string">
            <text:p>1996M12</text:p>
          </table:table-cell>
          <table:table-cell office:value-type="float" office:value="726.843627929688" calcext:value-type="float">
            <text:p>726.84</text:p>
          </table:table-cell>
          <table:table-cell office:value-type="float" office:value="309.339996337891" calcext:value-type="float">
            <text:p>309.34</text:p>
          </table:table-cell>
          <table:table-cell table:style-name="ce13" office:value-type="string" calcext:value-type="string">
            <text:p>1964M11</text:p>
          </table:table-cell>
          <table:table-cell office:value-type="string" calcext:value-type="string">
            <text:p>…</text:p>
          </table:table-cell>
          <table:table-cell office:value-type="float" office:value="29.44" calcext:value-type="float">
            <text:p>29.44</text:p>
          </table:table-cell>
        </table:table-row>
        <table:table-row table:style-name="ro6">
          <table:table-cell office:value-type="string" calcext:value-type="string">
            <text:p>1997M1</text:p>
          </table:table-cell>
          <table:table-cell office:value-type="float" office:value="740.310302734375" calcext:value-type="float">
            <text:p>740.31</text:p>
          </table:table-cell>
          <table:table-cell office:value-type="float" office:value="309.668487548828" calcext:value-type="float">
            <text:p>309.67</text:p>
          </table:table-cell>
          <table:table-cell office:value-type="string" calcext:value-type="string">
            <text:p>1964M1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0.56" calcext:value-type="float">
            <text:p>30.56</text:p>
          </table:table-cell>
        </table:table-row>
        <table:table-row table:style-name="ro6">
          <table:table-cell office:value-type="string" calcext:value-type="string">
            <text:p>1997M2</text:p>
          </table:table-cell>
          <table:table-cell office:value-type="float" office:value="753.287170410156" calcext:value-type="float">
            <text:p>753.29</text:p>
          </table:table-cell>
          <table:table-cell office:value-type="float" office:value="314.033874511719" calcext:value-type="float">
            <text:p>314.03</text:p>
          </table:table-cell>
          <table:table-cell table:style-name="ce13" office:value-type="string" calcext:value-type="string">
            <text:p>1965M01</text:p>
          </table:table-cell>
          <table:table-cell office:value-type="string" calcext:value-type="string">
            <text:p>…</text:p>
          </table:table-cell>
          <table:table-cell office:value-type="float" office:value="30.56" calcext:value-type="float">
            <text:p>30.56</text:p>
          </table:table-cell>
        </table:table-row>
        <table:table-row table:style-name="ro6">
          <table:table-cell office:value-type="string" calcext:value-type="string">
            <text:p>1997M3</text:p>
          </table:table-cell>
          <table:table-cell office:value-type="float" office:value="756.653381347656" calcext:value-type="float">
            <text:p>756.65</text:p>
          </table:table-cell>
          <table:table-cell office:value-type="float" office:value="298.155364990234" calcext:value-type="float">
            <text:p>298.16</text:p>
          </table:table-cell>
          <table:table-cell office:value-type="string" calcext:value-type="string">
            <text:p>1965M0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3.33" calcext:value-type="float">
            <text:p>33.33</text:p>
          </table:table-cell>
        </table:table-row>
        <table:table-row table:style-name="ro6">
          <table:table-cell office:value-type="string" calcext:value-type="string">
            <text:p>1997M4</text:p>
          </table:table-cell>
          <table:table-cell office:value-type="float" office:value="749.8203125" calcext:value-type="float">
            <text:p>749.82</text:p>
          </table:table-cell>
          <table:table-cell office:value-type="float" office:value="270.201721191406" calcext:value-type="float">
            <text:p>270.20</text:p>
          </table:table-cell>
          <table:table-cell table:style-name="ce13" office:value-type="string" calcext:value-type="string">
            <text:p>1965M03</text:p>
          </table:table-cell>
          <table:table-cell office:value-type="string" calcext:value-type="string">
            <text:p>…</text:p>
          </table:table-cell>
          <table:table-cell office:value-type="float" office:value="34.17" calcext:value-type="float">
            <text:p>34.17</text:p>
          </table:table-cell>
        </table:table-row>
        <table:table-row table:style-name="ro6">
          <table:table-cell office:value-type="string" calcext:value-type="string">
            <text:p>1997M5</text:p>
          </table:table-cell>
          <table:table-cell office:value-type="float" office:value="747.5634765625" calcext:value-type="float">
            <text:p>747.56</text:p>
          </table:table-cell>
          <table:table-cell office:value-type="float" office:value="313.149169921875" calcext:value-type="float">
            <text:p>313.15</text:p>
          </table:table-cell>
          <table:table-cell office:value-type="string" calcext:value-type="string">
            <text:p>1965M04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5.56" calcext:value-type="float">
            <text:p>35.56</text:p>
          </table:table-cell>
        </table:table-row>
        <table:table-row table:style-name="ro6">
          <table:table-cell office:value-type="string" calcext:value-type="string">
            <text:p>1997M6</text:p>
          </table:table-cell>
          <table:table-cell office:value-type="float" office:value="736.601989746094" calcext:value-type="float">
            <text:p>736.60</text:p>
          </table:table-cell>
          <table:table-cell office:value-type="float" office:value="279.224609375" calcext:value-type="float">
            <text:p>279.22</text:p>
          </table:table-cell>
          <table:table-cell table:style-name="ce13" office:value-type="string" calcext:value-type="string">
            <text:p>1965M05</text:p>
          </table:table-cell>
          <table:table-cell office:value-type="string" calcext:value-type="string">
            <text:p>…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6">
          <table:table-cell office:value-type="string" calcext:value-type="string">
            <text:p>1997M7</text:p>
          </table:table-cell>
          <table:table-cell office:value-type="float" office:value="705.695922851563" calcext:value-type="float">
            <text:p>705.70</text:p>
          </table:table-cell>
          <table:table-cell office:value-type="float" office:value="303.359619140625" calcext:value-type="float">
            <text:p>303.36</text:p>
          </table:table-cell>
          <table:table-cell office:value-type="string" calcext:value-type="string">
            <text:p>1965M06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5.56" calcext:value-type="float">
            <text:p>35.56</text:p>
          </table:table-cell>
        </table:table-row>
        <table:table-row table:style-name="ro6">
          <table:table-cell office:value-type="string" calcext:value-type="string">
            <text:p>1997M8</text:p>
          </table:table-cell>
          <table:table-cell office:value-type="float" office:value="649.00439453125" calcext:value-type="float">
            <text:p>649.00</text:p>
          </table:table-cell>
          <table:table-cell office:value-type="float" office:value="289.818267822266" calcext:value-type="float">
            <text:p>289.82</text:p>
          </table:table-cell>
          <table:table-cell table:style-name="ce13" office:value-type="string" calcext:value-type="string">
            <text:p>1965M07</text:p>
          </table:table-cell>
          <table:table-cell office:value-type="string" calcext:value-type="string">
            <text:p>…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6">
          <table:table-cell office:value-type="string" calcext:value-type="string">
            <text:p>1997M9</text:p>
          </table:table-cell>
          <table:table-cell office:value-type="float" office:value="587.028381347656" calcext:value-type="float">
            <text:p>587.03</text:p>
          </table:table-cell>
          <table:table-cell office:value-type="float" office:value="298.624755859375" calcext:value-type="float">
            <text:p>298.62</text:p>
          </table:table-cell>
          <table:table-cell office:value-type="string" calcext:value-type="string">
            <text:p>1965M08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5.56" calcext:value-type="float">
            <text:p>35.56</text:p>
          </table:table-cell>
        </table:table-row>
        <table:table-row table:style-name="ro6">
          <table:table-cell office:value-type="string" calcext:value-type="string">
            <text:p>1997M10</text:p>
          </table:table-cell>
          <table:table-cell office:value-type="float" office:value="534.517395019531" calcext:value-type="float">
            <text:p>534.52</text:p>
          </table:table-cell>
          <table:table-cell office:value-type="float" office:value="278.460235595703" calcext:value-type="float">
            <text:p>278.46</text:p>
          </table:table-cell>
          <table:table-cell table:style-name="ce13" office:value-type="string" calcext:value-type="string">
            <text:p>1965M09</text:p>
          </table:table-cell>
          <table:table-cell office:value-type="string" calcext:value-type="string">
            <text:p>…</text:p>
          </table:table-cell>
          <table:table-cell office:value-type="float" office:value="36.11" calcext:value-type="float">
            <text:p>36.11</text:p>
          </table:table-cell>
        </table:table-row>
        <table:table-row table:style-name="ro6">
          <table:table-cell office:value-type="string" calcext:value-type="string">
            <text:p>1997M11</text:p>
          </table:table-cell>
          <table:table-cell office:value-type="float" office:value="516.443237304688" calcext:value-type="float">
            <text:p>516.44</text:p>
          </table:table-cell>
          <table:table-cell office:value-type="float" office:value="299.178527832031" calcext:value-type="float">
            <text:p>299.18</text:p>
          </table:table-cell>
          <table:table-cell office:value-type="string" calcext:value-type="string">
            <text:p>1965M10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6.11" calcext:value-type="float">
            <text:p>36.11</text:p>
          </table:table-cell>
        </table:table-row>
        <table:table-row table:style-name="ro6">
          <table:table-cell office:value-type="string" calcext:value-type="string">
            <text:p>1997M12</text:p>
          </table:table-cell>
          <table:table-cell office:value-type="float" office:value="471.019866943359" calcext:value-type="float">
            <text:p>471.02</text:p>
          </table:table-cell>
          <table:table-cell office:value-type="float" office:value="275.661743164063" calcext:value-type="float">
            <text:p>275.66</text:p>
          </table:table-cell>
          <table:table-cell table:style-name="ce13" office:value-type="string" calcext:value-type="string">
            <text:p>1965M11</text:p>
          </table:table-cell>
          <table:table-cell office:value-type="string" calcext:value-type="string">
            <text:p>…</text:p>
          </table:table-cell>
          <table:table-cell office:value-type="float" office:value="36.11" calcext:value-type="float">
            <text:p>36.11</text:p>
          </table:table-cell>
        </table:table-row>
        <table:table-row table:style-name="ro6">
          <table:table-cell office:value-type="string" calcext:value-type="string">
            <text:p>1998M1</text:p>
          </table:table-cell>
          <table:table-cell office:value-type="float" office:value="413.366668701172" calcext:value-type="float">
            <text:p>413.37</text:p>
          </table:table-cell>
          <table:table-cell office:value-type="float" office:value="287.298645019531" calcext:value-type="float">
            <text:p>287.30</text:p>
          </table:table-cell>
          <table:table-cell office:value-type="string" calcext:value-type="string">
            <text:p>1965M1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6.11" calcext:value-type="float">
            <text:p>36.11</text:p>
          </table:table-cell>
        </table:table-row>
        <table:table-row table:style-name="ro6">
          <table:table-cell office:value-type="string" calcext:value-type="string">
            <text:p>1998M2</text:p>
          </table:table-cell>
          <table:table-cell office:value-type="float" office:value="504.151336669922" calcext:value-type="float">
            <text:p>504.15</text:p>
          </table:table-cell>
          <table:table-cell office:value-type="float" office:value="277.702972412109" calcext:value-type="float">
            <text:p>277.70</text:p>
          </table:table-cell>
          <table:table-cell table:style-name="ce13" office:value-type="string" calcext:value-type="string">
            <text:p>1966M01</text:p>
          </table:table-cell>
          <table:table-cell office:value-type="string" calcext:value-type="string">
            <text:p>…</text:p>
          </table:table-cell>
          <table:table-cell office:value-type="float" office:value="36.11" calcext:value-type="float">
            <text:p>36.11</text:p>
          </table:table-cell>
        </table:table-row>
        <table:table-row table:style-name="ro6">
          <table:table-cell office:value-type="string" calcext:value-type="string">
            <text:p>1998M3</text:p>
          </table:table-cell>
          <table:table-cell office:value-type="float" office:value="506.134826660156" calcext:value-type="float">
            <text:p>506.13</text:p>
          </table:table-cell>
          <table:table-cell office:value-type="float" office:value="278.61962890625" calcext:value-type="float">
            <text:p>278.62</text:p>
          </table:table-cell>
          <table:table-cell office:value-type="string" calcext:value-type="string">
            <text:p>1966M0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6.94" calcext:value-type="float">
            <text:p>36.94</text:p>
          </table:table-cell>
        </table:table-row>
        <table:table-row table:style-name="ro6">
          <table:table-cell office:value-type="string" calcext:value-type="string">
            <text:p>1998M4</text:p>
          </table:table-cell>
          <table:table-cell office:value-type="float" office:value="505.975799560547" calcext:value-type="float">
            <text:p>505.98</text:p>
          </table:table-cell>
          <table:table-cell office:value-type="float" office:value="280.309234619141" calcext:value-type="float">
            <text:p>280.31</text:p>
          </table:table-cell>
          <table:table-cell table:style-name="ce13" office:value-type="string" calcext:value-type="string">
            <text:p>1966M03</text:p>
          </table:table-cell>
          <table:table-cell office:value-type="string" calcext:value-type="string">
            <text:p>…</text:p>
          </table:table-cell>
          <table:table-cell office:value-type="float" office:value="36.94" calcext:value-type="float">
            <text:p>36.94</text:p>
          </table:table-cell>
        </table:table-row>
        <table:table-row table:style-name="ro6">
          <table:table-cell office:value-type="string" calcext:value-type="string">
            <text:p>1998M5</text:p>
          </table:table-cell>
          <table:table-cell office:value-type="float" office:value="472.686767578125" calcext:value-type="float">
            <text:p>472.69</text:p>
          </table:table-cell>
          <table:table-cell office:value-type="float" office:value="297.549530029297" calcext:value-type="float">
            <text:p>297.55</text:p>
          </table:table-cell>
          <table:table-cell office:value-type="string" calcext:value-type="string">
            <text:p>1966M04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6.39" calcext:value-type="float">
            <text:p>36.39</text:p>
          </table:table-cell>
        </table:table-row>
        <table:table-row table:style-name="ro6">
          <table:table-cell office:value-type="string" calcext:value-type="string">
            <text:p>1998M6</text:p>
          </table:table-cell>
          <table:table-cell office:value-type="float" office:value="451.423431396484" calcext:value-type="float">
            <text:p>451.42</text:p>
          </table:table-cell>
          <table:table-cell office:value-type="float" office:value="290.689453125" calcext:value-type="float">
            <text:p>290.69</text:p>
          </table:table-cell>
          <table:table-cell table:style-name="ce13" office:value-type="string" calcext:value-type="string">
            <text:p>1966M05</text:p>
          </table:table-cell>
          <table:table-cell office:value-type="string" calcext:value-type="string">
            <text:p>…</text:p>
          </table:table-cell>
          <table:table-cell office:value-type="float" office:value="36.94" calcext:value-type="float">
            <text:p>36.94</text:p>
          </table:table-cell>
        </table:table-row>
        <table:table-row table:style-name="ro6">
          <table:table-cell office:value-type="string" calcext:value-type="string">
            <text:p>1998M7</text:p>
          </table:table-cell>
          <table:table-cell office:value-type="float" office:value="437.603240966797" calcext:value-type="float">
            <text:p>437.60</text:p>
          </table:table-cell>
          <table:table-cell office:value-type="float" office:value="268.340270996094" calcext:value-type="float">
            <text:p>268.34</text:p>
          </table:table-cell>
          <table:table-cell office:value-type="string" calcext:value-type="string">
            <text:p>1966M06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6.94" calcext:value-type="float">
            <text:p>36.94</text:p>
          </table:table-cell>
        </table:table-row>
        <table:table-row table:style-name="ro6">
          <table:table-cell office:value-type="string" calcext:value-type="string">
            <text:p>1998M8</text:p>
          </table:table-cell>
          <table:table-cell office:value-type="float" office:value="455.575927734375" calcext:value-type="float">
            <text:p>455.58</text:p>
          </table:table-cell>
          <table:table-cell office:value-type="float" office:value="269.071929931641" calcext:value-type="float">
            <text:p>269.07</text:p>
          </table:table-cell>
          <table:table-cell table:style-name="ce13" office:value-type="string" calcext:value-type="string">
            <text:p>1966M07</text:p>
          </table:table-cell>
          <table:table-cell office:value-type="string" calcext:value-type="string">
            <text:p>…</text:p>
          </table:table-cell>
          <table:table-cell office:value-type="float" office:value="36.94" calcext:value-type="float">
            <text:p>36.94</text:p>
          </table:table-cell>
        </table:table-row>
        <table:table-row table:style-name="ro6">
          <table:table-cell office:value-type="string" calcext:value-type="string">
            <text:p>1998M9</text:p>
          </table:table-cell>
          <table:table-cell office:value-type="float" office:value="503.496490478516" calcext:value-type="float">
            <text:p>503.50</text:p>
          </table:table-cell>
          <table:table-cell office:value-type="float" office:value="276.912902832031" calcext:value-type="float">
            <text:p>276.91</text:p>
          </table:table-cell>
          <table:table-cell office:value-type="string" calcext:value-type="string">
            <text:p>1966M08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6.94" calcext:value-type="float">
            <text:p>36.94</text:p>
          </table:table-cell>
        </table:table-row>
        <table:table-row table:style-name="ro6">
          <table:table-cell office:value-type="string" calcext:value-type="string">
            <text:p>1998M10</text:p>
          </table:table-cell>
          <table:table-cell office:value-type="float" office:value="510.489501953125" calcext:value-type="float">
            <text:p>510.49</text:p>
          </table:table-cell>
          <table:table-cell office:value-type="float" office:value="265.692993164063" calcext:value-type="float">
            <text:p>265.69</text:p>
          </table:table-cell>
          <table:table-cell table:style-name="ce13" office:value-type="string" calcext:value-type="string">
            <text:p>1966M09</text:p>
          </table:table-cell>
          <table:table-cell office:value-type="string" calcext:value-type="string">
            <text:p>…</text:p>
          </table:table-cell>
          <table:table-cell office:value-type="float" office:value="36.94" calcext:value-type="float">
            <text:p>36.94</text:p>
          </table:table-cell>
        </table:table-row>
        <table:table-row table:style-name="ro6">
          <table:table-cell office:value-type="string" calcext:value-type="string">
            <text:p>1998M11</text:p>
          </table:table-cell>
          <table:table-cell office:value-type="float" office:value="513.986022949219" calcext:value-type="float">
            <text:p>513.99</text:p>
          </table:table-cell>
          <table:table-cell office:value-type="float" office:value="281.839109094571" calcext:value-type="float">
            <text:p>281.84</text:p>
          </table:table-cell>
          <table:table-cell office:value-type="string" calcext:value-type="string">
            <text:p>1966M10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6.94" calcext:value-type="float">
            <text:p>36.94</text:p>
          </table:table-cell>
        </table:table-row>
        <table:table-row table:style-name="ro6">
          <table:table-cell office:value-type="string" calcext:value-type="string">
            <text:p>1998M12</text:p>
          </table:table-cell>
          <table:table-cell office:value-type="float" office:value="534.965026855469" calcext:value-type="float">
            <text:p>534.97</text:p>
          </table:table-cell>
          <table:table-cell office:value-type="float" office:value="283.747387121335" calcext:value-type="float">
            <text:p>283.75</text:p>
          </table:table-cell>
          <table:table-cell table:style-name="ce13" office:value-type="string" calcext:value-type="string">
            <text:p>1966M11</text:p>
          </table:table-cell>
          <table:table-cell office:value-type="string" calcext:value-type="string">
            <text:p>…</text:p>
          </table:table-cell>
          <table:table-cell office:value-type="float" office:value="36.94" calcext:value-type="float">
            <text:p>36.94</text:p>
          </table:table-cell>
        </table:table-row>
        <table:table-row table:style-name="ro6">
          <table:table-cell office:value-type="string" calcext:value-type="string">
            <text:p>1999M1</text:p>
          </table:table-cell>
          <table:table-cell office:value-type="float" office:value="538.461547851563" calcext:value-type="float">
            <text:p>538.46</text:p>
          </table:table-cell>
          <table:table-cell office:value-type="float" office:value="290.985212838709" calcext:value-type="float">
            <text:p>290.99</text:p>
          </table:table-cell>
          <table:table-cell office:value-type="string" calcext:value-type="string">
            <text:p>1966M1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6.94" calcext:value-type="float">
            <text:p>36.94</text:p>
          </table:table-cell>
        </table:table-row>
        <table:table-row table:style-name="ro6">
          <table:table-cell office:value-type="string" calcext:value-type="string">
            <text:p>1999M2</text:p>
          </table:table-cell>
          <table:table-cell office:value-type="float" office:value="538.461538461538" calcext:value-type="float">
            <text:p>538.46</text:p>
          </table:table-cell>
          <table:table-cell office:value-type="float" office:value="286.341869677404" calcext:value-type="float">
            <text:p>286.34</text:p>
          </table:table-cell>
          <table:table-cell table:style-name="ce13" office:value-type="string" calcext:value-type="string">
            <text:p>1967M01</text:p>
          </table:table-cell>
          <table:table-cell office:value-type="string" calcext:value-type="string">
            <text:p>…</text:p>
          </table:table-cell>
          <table:table-cell office:value-type="float" office:value="36.94" calcext:value-type="float">
            <text:p>36.94</text:p>
          </table:table-cell>
        </table:table-row>
        <table:table-row table:style-name="ro6">
          <table:table-cell office:value-type="string" calcext:value-type="string">
            <text:p>1999M3</text:p>
          </table:table-cell>
          <table:table-cell office:value-type="float" office:value="555.944055944056" calcext:value-type="float">
            <text:p>555.94</text:p>
          </table:table-cell>
          <table:table-cell office:value-type="float" office:value="300.619906452749" calcext:value-type="float">
            <text:p>300.62</text:p>
          </table:table-cell>
          <table:table-cell office:value-type="string" calcext:value-type="string">
            <text:p>1967M0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7.5" calcext:value-type="float">
            <text:p>37.50</text:p>
          </table:table-cell>
        </table:table-row>
        <table:table-row table:style-name="ro6">
          <table:table-cell office:value-type="string" calcext:value-type="string">
            <text:p>1999M4</text:p>
          </table:table-cell>
          <table:table-cell office:value-type="float" office:value="566.433566433567" calcext:value-type="float">
            <text:p>566.43</text:p>
          </table:table-cell>
          <table:table-cell office:value-type="float" office:value="285.047054192642" calcext:value-type="float">
            <text:p>285.05</text:p>
          </table:table-cell>
          <table:table-cell table:style-name="ce13" office:value-type="string" calcext:value-type="string">
            <text:p>1967M03</text:p>
          </table:table-cell>
          <table:table-cell office:value-type="string" calcext:value-type="string">
            <text:p>…</text:p>
          </table:table-cell>
          <table:table-cell office:value-type="float" office:value="38.33" calcext:value-type="float">
            <text:p>38.33</text:p>
          </table:table-cell>
        </table:table-row>
        <table:table-row table:style-name="ro6">
          <table:table-cell office:value-type="string" calcext:value-type="string">
            <text:p>1999M5</text:p>
          </table:table-cell>
          <table:table-cell office:value-type="float" office:value="580.41958041958" calcext:value-type="float">
            <text:p>580.42</text:p>
          </table:table-cell>
          <table:table-cell office:value-type="float" office:value="303.763412075785" calcext:value-type="float">
            <text:p>303.76</text:p>
          </table:table-cell>
          <table:table-cell office:value-type="string" calcext:value-type="string">
            <text:p>1967M04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8.33" calcext:value-type="float">
            <text:p>38.33</text:p>
          </table:table-cell>
        </table:table-row>
        <table:table-row table:style-name="ro6">
          <table:table-cell office:value-type="string" calcext:value-type="string">
            <text:p>1999M6</text:p>
          </table:table-cell>
          <table:table-cell office:value-type="float" office:value="608.391608391608" calcext:value-type="float">
            <text:p>608.39</text:p>
          </table:table-cell>
          <table:table-cell office:value-type="float" office:value="290.644368794326" calcext:value-type="float">
            <text:p>290.64</text:p>
          </table:table-cell>
          <table:table-cell table:style-name="ce13" office:value-type="string" calcext:value-type="string">
            <text:p>1967M05</text:p>
          </table:table-cell>
          <table:table-cell office:value-type="string" calcext:value-type="string">
            <text:p>…</text:p>
          </table:table-cell>
          <table:table-cell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1999M7</text:p>
          </table:table-cell>
          <table:table-cell office:value-type="float" office:value="622.377622377622" calcext:value-type="float">
            <text:p>622.38</text:p>
          </table:table-cell>
          <table:table-cell office:value-type="float" office:value="290.949076051365" calcext:value-type="float">
            <text:p>290.95</text:p>
          </table:table-cell>
          <table:table-cell office:value-type="string" calcext:value-type="string">
            <text:p>1967M06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1999M8</text:p>
          </table:table-cell>
          <table:table-cell office:value-type="float" office:value="629.370629370629" calcext:value-type="float">
            <text:p>629.37</text:p>
          </table:table-cell>
          <table:table-cell office:value-type="float" office:value="296.19463465177" calcext:value-type="float">
            <text:p>296.19</text:p>
          </table:table-cell>
          <table:table-cell table:style-name="ce13" office:value-type="string" calcext:value-type="string">
            <text:p>1967M07</text:p>
          </table:table-cell>
          <table:table-cell office:value-type="string" calcext:value-type="string">
            <text:p>…</text:p>
          </table:table-cell>
          <table:table-cell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1999M9</text:p>
          </table:table-cell>
          <table:table-cell office:value-type="float" office:value="643.356643356643" calcext:value-type="float">
            <text:p>643.36</text:p>
          </table:table-cell>
          <table:table-cell office:value-type="float" office:value="314.873561761873" calcext:value-type="float">
            <text:p>314.87</text:p>
          </table:table-cell>
          <table:table-cell office:value-type="string" calcext:value-type="string">
            <text:p>1967M08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1999M10</text:p>
          </table:table-cell>
          <table:table-cell office:value-type="float" office:value="643.356643356643" calcext:value-type="float">
            <text:p>643.36</text:p>
          </table:table-cell>
          <table:table-cell office:value-type="float" office:value="323.226662643173" calcext:value-type="float">
            <text:p>323.23</text:p>
          </table:table-cell>
          <table:table-cell table:style-name="ce13" office:value-type="string" calcext:value-type="string">
            <text:p>1967M09</text:p>
          </table:table-cell>
          <table:table-cell office:value-type="string" calcext:value-type="string">
            <text:p>…</text:p>
          </table:table-cell>
          <table:table-cell office:value-type="float" office:value="40.28" calcext:value-type="float">
            <text:p>40.28</text:p>
          </table:table-cell>
        </table:table-row>
        <table:table-row table:style-name="ro6">
          <table:table-cell office:value-type="string" calcext:value-type="string">
            <text:p>1999M11</text:p>
          </table:table-cell>
          <table:table-cell office:value-type="float" office:value="643.356643356643" calcext:value-type="float">
            <text:p>643.36</text:p>
          </table:table-cell>
          <table:table-cell office:value-type="float" office:value="309.670467087211" calcext:value-type="float">
            <text:p>309.67</text:p>
          </table:table-cell>
          <table:table-cell office:value-type="string" calcext:value-type="string">
            <text:p>1967M10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41.67" calcext:value-type="float">
            <text:p>41.67</text:p>
          </table:table-cell>
        </table:table-row>
        <table:table-row table:style-name="ro6">
          <table:table-cell office:value-type="string" calcext:value-type="string">
            <text:p>1999M12</text:p>
          </table:table-cell>
          <table:table-cell office:value-type="float" office:value="643.356643356643" calcext:value-type="float">
            <text:p>643.36</text:p>
          </table:table-cell>
          <table:table-cell office:value-type="float" office:value="314.244248862696" calcext:value-type="float">
            <text:p>314.24</text:p>
          </table:table-cell>
          <table:table-cell table:style-name="ce13" office:value-type="string" calcext:value-type="string">
            <text:p>1967M11</text:p>
          </table:table-cell>
          <table:table-cell office:value-type="string" calcext:value-type="string">
            <text:p>…</text:p>
          </table:table-cell>
          <table:table-cell office:value-type="float" office:value="41.67" calcext:value-type="float">
            <text:p>41.67</text:p>
          </table:table-cell>
        </table:table-row>
        <table:table-row table:style-name="ro6">
          <table:table-cell office:value-type="string" calcext:value-type="string">
            <text:p>2000M1</text:p>
          </table:table-cell>
          <table:table-cell office:value-type="float" office:value="643.356643356643" calcext:value-type="float">
            <text:p>643.36</text:p>
          </table:table-cell>
          <table:table-cell office:value-type="float" office:value="295.278665296307" calcext:value-type="float">
            <text:p>295.28</text:p>
          </table:table-cell>
          <table:table-cell office:value-type="string" calcext:value-type="string">
            <text:p>1967M1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41.67" calcext:value-type="float">
            <text:p>41.67</text:p>
          </table:table-cell>
        </table:table-row>
        <table:table-row table:style-name="ro6">
          <table:table-cell office:value-type="string" calcext:value-type="string">
            <text:p>2000M2</text:p>
          </table:table-cell>
          <table:table-cell office:value-type="float" office:value="643.356643356643" calcext:value-type="float">
            <text:p>643.36</text:p>
          </table:table-cell>
          <table:table-cell office:value-type="float" office:value="312.795879819679" calcext:value-type="float">
            <text:p>312.80</text:p>
          </table:table-cell>
          <table:table-cell table:style-name="ce13" office:value-type="string" calcext:value-type="string">
            <text:p>1968M01</text:p>
          </table:table-cell>
          <table:table-cell office:value-type="string" calcext:value-type="string">
            <text:p>…</text:p>
          </table:table-cell>
          <table:table-cell office:value-type="float" office:value="41.67" calcext:value-type="float">
            <text:p>41.67</text:p>
          </table:table-cell>
        </table:table-row>
        <table:table-row table:style-name="ro6">
          <table:table-cell office:value-type="string" calcext:value-type="string">
            <text:p>2000M3</text:p>
          </table:table-cell>
          <table:table-cell office:value-type="float" office:value="636.363636363636" calcext:value-type="float">
            <text:p>636.36</text:p>
          </table:table-cell>
          <table:table-cell office:value-type="float" office:value="320.711" calcext:value-type="float">
            <text:p>320.71</text:p>
          </table:table-cell>
          <table:table-cell office:value-type="string" calcext:value-type="string">
            <text:p>1968M0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41.67" calcext:value-type="float">
            <text:p>41.67</text:p>
          </table:table-cell>
        </table:table-row>
        <table:table-row table:style-name="ro6">
          <table:table-cell office:value-type="string" calcext:value-type="string">
            <text:p>2000M4</text:p>
          </table:table-cell>
          <table:table-cell office:value-type="float" office:value="636.363636363636" calcext:value-type="float">
            <text:p>636.36</text:p>
          </table:table-cell>
          <table:table-cell office:value-type="float" office:value="298.832" calcext:value-type="float">
            <text:p>298.83</text:p>
          </table:table-cell>
          <table:table-cell table:style-name="ce13" office:value-type="string" calcext:value-type="string">
            <text:p>1968M03</text:p>
          </table:table-cell>
          <table:table-cell office:value-type="string" calcext:value-type="string">
            <text:p>…</text:p>
          </table:table-cell>
          <table:table-cell office:value-type="float" office:value="41.67" calcext:value-type="float">
            <text:p>41.67</text:p>
          </table:table-cell>
        </table:table-row>
        <table:table-row table:style-name="ro6">
          <table:table-cell office:value-type="string" calcext:value-type="string">
            <text:p>2000M5</text:p>
          </table:table-cell>
          <table:table-cell office:value-type="float" office:value="633.931286105199" calcext:value-type="float">
            <text:p>633.93</text:p>
          </table:table-cell>
          <table:table-cell office:value-type="float" office:value="310.909" calcext:value-type="float">
            <text:p>310.91</text:p>
          </table:table-cell>
          <table:table-cell office:value-type="string" calcext:value-type="string">
            <text:p>1968M04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41.67" calcext:value-type="float">
            <text:p>41.67</text:p>
          </table:table-cell>
        </table:table-row>
        <table:table-row table:style-name="ro6">
          <table:table-cell office:value-type="string" calcext:value-type="string">
            <text:p>2000M6</text:p>
          </table:table-cell>
          <table:table-cell office:value-type="float" office:value="629.370629370629" calcext:value-type="float">
            <text:p>629.37</text:p>
          </table:table-cell>
          <table:table-cell office:value-type="float" office:value="303.421" calcext:value-type="float">
            <text:p>303.42</text:p>
          </table:table-cell>
          <table:table-cell table:style-name="ce13" office:value-type="string" calcext:value-type="string">
            <text:p>1968M05</text:p>
          </table:table-cell>
          <table:table-cell office:value-type="string" calcext:value-type="string">
            <text:p>…</text:p>
          </table:table-cell>
          <table:table-cell office:value-type="float" office:value="41.67" calcext:value-type="float">
            <text:p>41.67</text:p>
          </table:table-cell>
        </table:table-row>
        <table:table-row table:style-name="ro6">
          <table:table-cell office:value-type="string" calcext:value-type="string">
            <text:p>2000M7</text:p>
          </table:table-cell>
          <table:table-cell office:value-type="float" office:value="628.205128205128" calcext:value-type="float">
            <text:p>628.21</text:p>
          </table:table-cell>
          <table:table-cell office:value-type="float" office:value="290.244" calcext:value-type="float">
            <text:p>290.24</text:p>
          </table:table-cell>
          <table:table-cell office:value-type="string" calcext:value-type="string">
            <text:p>1968M06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0M8</text:p>
          </table:table-cell>
          <table:table-cell office:value-type="float" office:value="604.895104895105" calcext:value-type="float">
            <text:p>604.90</text:p>
          </table:table-cell>
          <table:table-cell office:value-type="float" office:value="238.72" calcext:value-type="float">
            <text:p>238.72</text:p>
          </table:table-cell>
          <table:table-cell table:style-name="ce13" office:value-type="string" calcext:value-type="string">
            <text:p>1968M07</text:p>
          </table:table-cell>
          <table:table-cell office:value-type="string" calcext:value-type="string">
            <text:p>…</text:p>
          </table:table-cell>
          <table:table-cell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0M9</text:p>
          </table:table-cell>
          <table:table-cell office:value-type="float" office:value="544.955044955045" calcext:value-type="float">
            <text:p>544.96</text:p>
          </table:table-cell>
          <table:table-cell office:value-type="float" office:value="275.265" calcext:value-type="float">
            <text:p>275.27</text:p>
          </table:table-cell>
          <table:table-cell office:value-type="string" calcext:value-type="string">
            <text:p>1968M08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0M10</text:p>
          </table:table-cell>
          <table:table-cell office:value-type="float" office:value="538.461538461539" calcext:value-type="float">
            <text:p>538.46</text:p>
          </table:table-cell>
          <table:table-cell office:value-type="float" office:value="270.092" calcext:value-type="float">
            <text:p>270.09</text:p>
          </table:table-cell>
          <table:table-cell table:style-name="ce13" office:value-type="string" calcext:value-type="string">
            <text:p>1968M09</text:p>
          </table:table-cell>
          <table:table-cell office:value-type="string" calcext:value-type="string">
            <text:p>…</text:p>
          </table:table-cell>
          <table:table-cell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0M11</text:p>
          </table:table-cell>
          <table:table-cell office:value-type="float" office:value="526.38270820089" calcext:value-type="float">
            <text:p>526.38</text:p>
          </table:table-cell>
          <table:table-cell office:value-type="float" office:value="289.621" calcext:value-type="float">
            <text:p>289.62</text:p>
          </table:table-cell>
          <table:table-cell office:value-type="string" calcext:value-type="string">
            <text:p>1968M10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0M12</text:p>
          </table:table-cell>
          <table:table-cell office:value-type="float" office:value="524.475524475525" calcext:value-type="float">
            <text:p>524.48</text:p>
          </table:table-cell>
          <table:table-cell office:value-type="float" office:value="211.79" calcext:value-type="float">
            <text:p>211.79</text:p>
          </table:table-cell>
          <table:table-cell table:style-name="ce13" office:value-type="string" calcext:value-type="string">
            <text:p>1968M11</text:p>
          </table:table-cell>
          <table:table-cell office:value-type="string" calcext:value-type="string">
            <text:p>…</text:p>
          </table:table-cell>
          <table:table-cell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1M1</text:p>
          </table:table-cell>
          <table:table-cell office:value-type="float" office:value="517.482517482518" calcext:value-type="float">
            <text:p>517.48</text:p>
          </table:table-cell>
          <table:table-cell office:value-type="float" office:value="275.604" calcext:value-type="float">
            <text:p>275.60</text:p>
          </table:table-cell>
          <table:table-cell office:value-type="string" calcext:value-type="string">
            <text:p>1968M1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1M2</text:p>
          </table:table-cell>
          <table:table-cell office:value-type="float" office:value="501.748251748252" calcext:value-type="float">
            <text:p>501.75</text:p>
          </table:table-cell>
          <table:table-cell office:value-type="float" office:value="289.819" calcext:value-type="float">
            <text:p>289.82</text:p>
          </table:table-cell>
          <table:table-cell table:style-name="ce13" office:value-type="string" calcext:value-type="string">
            <text:p>1969M01</text:p>
          </table:table-cell>
          <table:table-cell office:value-type="string" calcext:value-type="string">
            <text:p>…</text:p>
          </table:table-cell>
          <table:table-cell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1M3</text:p>
          </table:table-cell>
          <table:table-cell office:value-type="float" office:value="500" calcext:value-type="float">
            <text:p>500.00</text:p>
          </table:table-cell>
          <table:table-cell office:value-type="float" office:value="263.492" calcext:value-type="float">
            <text:p>263.49</text:p>
          </table:table-cell>
          <table:table-cell office:value-type="string" calcext:value-type="string">
            <text:p>1969M0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1M4</text:p>
          </table:table-cell>
          <table:table-cell office:value-type="float" office:value="500" calcext:value-type="float">
            <text:p>500.00</text:p>
          </table:table-cell>
          <table:table-cell office:value-type="float" office:value="289.279" calcext:value-type="float">
            <text:p>289.28</text:p>
          </table:table-cell>
          <table:table-cell table:style-name="ce13" office:value-type="string" calcext:value-type="string">
            <text:p>1969M03</text:p>
          </table:table-cell>
          <table:table-cell office:value-type="string" calcext:value-type="string">
            <text:p>…</text:p>
          </table:table-cell>
          <table:table-cell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1M5</text:p>
          </table:table-cell>
          <table:table-cell office:value-type="float" office:value="500" calcext:value-type="float">
            <text:p>500.00</text:p>
          </table:table-cell>
          <table:table-cell office:value-type="float" office:value="275.589" calcext:value-type="float">
            <text:p>275.59</text:p>
          </table:table-cell>
          <table:table-cell office:value-type="string" calcext:value-type="string">
            <text:p>1969M04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1M6</text:p>
          </table:table-cell>
          <table:table-cell office:value-type="float" office:value="476.689976689977" calcext:value-type="float">
            <text:p>476.69</text:p>
          </table:table-cell>
          <table:table-cell office:value-type="float" office:value="305.238" calcext:value-type="float">
            <text:p>305.24</text:p>
          </table:table-cell>
          <table:table-cell table:style-name="ce13" office:value-type="string" calcext:value-type="string">
            <text:p>1969M05</text:p>
          </table:table-cell>
          <table:table-cell office:value-type="string" calcext:value-type="string">
            <text:p>…</text:p>
          </table:table-cell>
          <table:table-cell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1M7</text:p>
          </table:table-cell>
          <table:table-cell office:value-type="float" office:value="481.087094723458" calcext:value-type="float">
            <text:p>481.09</text:p>
          </table:table-cell>
          <table:table-cell office:value-type="float" office:value="289.424" calcext:value-type="float">
            <text:p>289.42</text:p>
          </table:table-cell>
          <table:table-cell office:value-type="string" calcext:value-type="string">
            <text:p>1969M06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1M8</text:p>
          </table:table-cell>
          <table:table-cell office:value-type="float" office:value="475.524475524475" calcext:value-type="float">
            <text:p>475.52</text:p>
          </table:table-cell>
          <table:table-cell office:value-type="float" office:value="292.195" calcext:value-type="float">
            <text:p>292.20</text:p>
          </table:table-cell>
          <table:table-cell table:style-name="ce13" office:value-type="string" calcext:value-type="string">
            <text:p>1969M07</text:p>
          </table:table-cell>
          <table:table-cell office:value-type="string" calcext:value-type="string">
            <text:p>…</text:p>
          </table:table-cell>
          <table:table-cell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1M9</text:p>
          </table:table-cell>
          <table:table-cell office:value-type="float" office:value="489.510489510489" calcext:value-type="float">
            <text:p>489.51</text:p>
          </table:table-cell>
          <table:table-cell office:value-type="float" office:value="282.92" calcext:value-type="float">
            <text:p>282.92</text:p>
          </table:table-cell>
          <table:table-cell office:value-type="string" calcext:value-type="string">
            <text:p>1969M08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1M10</text:p>
          </table:table-cell>
          <table:table-cell office:value-type="float" office:value="484.645788993615" calcext:value-type="float">
            <text:p>484.65</text:p>
          </table:table-cell>
          <table:table-cell office:value-type="float" office:value="274.308" calcext:value-type="float">
            <text:p>274.31</text:p>
          </table:table-cell>
          <table:table-cell table:style-name="ce13" office:value-type="string" calcext:value-type="string">
            <text:p>1969M09</text:p>
          </table:table-cell>
          <table:table-cell office:value-type="string" calcext:value-type="string">
            <text:p>…</text:p>
          </table:table-cell>
          <table:table-cell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1M11</text:p>
          </table:table-cell>
          <table:table-cell office:value-type="float" office:value="465.988556897648" calcext:value-type="float">
            <text:p>465.99</text:p>
          </table:table-cell>
          <table:table-cell office:value-type="float" office:value="289.097" calcext:value-type="float">
            <text:p>289.10</text:p>
          </table:table-cell>
          <table:table-cell office:value-type="string" calcext:value-type="string">
            <text:p>1969M10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1M12</text:p>
          </table:table-cell>
          <table:table-cell office:value-type="float" office:value="468.864468864469" calcext:value-type="float">
            <text:p>468.86</text:p>
          </table:table-cell>
          <table:table-cell office:value-type="float" office:value="266.972" calcext:value-type="float">
            <text:p>266.97</text:p>
          </table:table-cell>
          <table:table-cell table:style-name="ce13" office:value-type="string" calcext:value-type="string">
            <text:p>1969M11</text:p>
          </table:table-cell>
          <table:table-cell office:value-type="string" calcext:value-type="string">
            <text:p>…</text:p>
          </table:table-cell>
          <table:table-cell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2M1</text:p>
          </table:table-cell>
          <table:table-cell office:value-type="float" office:value="470.963818789906" calcext:value-type="float">
            <text:p>470.96</text:p>
          </table:table-cell>
          <table:table-cell office:value-type="float" office:value="252.896" calcext:value-type="float">
            <text:p>252.90</text:p>
          </table:table-cell>
          <table:table-cell office:value-type="string" calcext:value-type="string">
            <text:p>1969M12</text:p>
          </table:table-cell>
          <table:table-cell table:style-name="ce18" office:value-type="string" calcext:value-type="string">
            <text:p>…</text:p>
          </table:table-cell>
          <table:table-cell table:style-name="ce18"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2M2</text:p>
          </table:table-cell>
          <table:table-cell office:value-type="float" office:value="482.517482517483" calcext:value-type="float">
            <text:p>482.52</text:p>
          </table:table-cell>
          <table:table-cell office:value-type="float" office:value="271.491" calcext:value-type="float">
            <text:p>271.49</text:p>
          </table:table-cell>
          <table:table-cell table:style-name="ce13" office:value-type="string" calcext:value-type="string">
            <text:p>1970M01</text:p>
          </table:table-cell>
          <table:table-cell office:value-type="float" office:value="42.99" calcext:value-type="float">
            <text:p>42.99</text:p>
          </table:table-cell>
          <table:table-cell office:value-type="float" office:value="38.89" calcext:value-type="float">
            <text:p>38.89</text:p>
          </table:table-cell>
        </table:table-row>
        <table:table-row table:style-name="ro6">
          <table:table-cell office:value-type="string" calcext:value-type="string">
            <text:p>2002M3</text:p>
          </table:table-cell>
          <table:table-cell office:value-type="float" office:value="482.184482184482" calcext:value-type="float">
            <text:p>482.18</text:p>
          </table:table-cell>
          <table:table-cell office:value-type="float" office:value="241.469" calcext:value-type="float">
            <text:p>241.47</text:p>
          </table:table-cell>
          <table:table-cell office:value-type="string" calcext:value-type="string">
            <text:p>1970M02</text:p>
          </table:table-cell>
          <table:table-cell table:style-name="ce18" office:value-type="float" office:value="42.99" calcext:value-type="float">
            <text:p>42.99</text:p>
          </table:table-cell>
          <table:table-cell table:style-name="ce18" office:value-type="float" office:value="40.63" calcext:value-type="float">
            <text:p>40.63</text:p>
          </table:table-cell>
        </table:table-row>
        <table:table-row table:style-name="ro6">
          <table:table-cell office:value-type="string" calcext:value-type="string">
            <text:p>2002M4</text:p>
          </table:table-cell>
          <table:table-cell office:value-type="float" office:value="485.060394151303" calcext:value-type="float">
            <text:p>485.06</text:p>
          </table:table-cell>
          <table:table-cell office:value-type="float" office:value="248.19" calcext:value-type="float">
            <text:p>248.19</text:p>
          </table:table-cell>
          <table:table-cell table:style-name="ce13" office:value-type="string" calcext:value-type="string">
            <text:p>1970M03</text:p>
          </table:table-cell>
          <table:table-cell office:value-type="float" office:value="42.99" calcext:value-type="float">
            <text:p>42.99</text:p>
          </table:table-cell>
          <table:table-cell office:value-type="float" office:value="41.67" calcext:value-type="float">
            <text:p>41.67</text:p>
          </table:table-cell>
        </table:table-row>
        <table:table-row table:style-name="ro6">
          <table:table-cell office:value-type="string" calcext:value-type="string">
            <text:p>2002M5</text:p>
          </table:table-cell>
          <table:table-cell office:value-type="float" office:value="484.645788993615" calcext:value-type="float">
            <text:p>484.65</text:p>
          </table:table-cell>
          <table:table-cell office:value-type="float" office:value="254.101" calcext:value-type="float">
            <text:p>254.10</text:p>
          </table:table-cell>
          <table:table-cell office:value-type="string" calcext:value-type="string">
            <text:p>1970M04</text:p>
          </table:table-cell>
          <table:table-cell table:style-name="ce18" office:value-type="float" office:value="42.99" calcext:value-type="float">
            <text:p>42.99</text:p>
          </table:table-cell>
          <table:table-cell table:style-name="ce18" office:value-type="float" office:value="41.81" calcext:value-type="float">
            <text:p>41.81</text:p>
          </table:table-cell>
        </table:table-row>
        <table:table-row table:style-name="ro6">
          <table:table-cell office:value-type="string" calcext:value-type="string">
            <text:p>2002M6</text:p>
          </table:table-cell>
          <table:table-cell office:value-type="float" office:value="500" calcext:value-type="float">
            <text:p>500.00</text:p>
          </table:table-cell>
          <table:table-cell office:value-type="float" office:value="259.945" calcext:value-type="float">
            <text:p>259.95</text:p>
          </table:table-cell>
          <table:table-cell table:style-name="ce13" office:value-type="string" calcext:value-type="string">
            <text:p>1970M05</text:p>
          </table:table-cell>
          <table:table-cell office:value-type="float" office:value="42.99" calcext:value-type="float">
            <text:p>42.99</text:p>
          </table:table-cell>
          <table:table-cell office:value-type="float" office:value="43.5" calcext:value-type="float">
            <text:p>43.50</text:p>
          </table:table-cell>
        </table:table-row>
        <table:table-row table:style-name="ro6">
          <table:table-cell office:value-type="string" calcext:value-type="string">
            <text:p>2002M7</text:p>
          </table:table-cell>
          <table:table-cell office:value-type="float" office:value="507.449072666464" calcext:value-type="float">
            <text:p>507.45</text:p>
          </table:table-cell>
          <table:table-cell office:value-type="float" office:value="287.332" calcext:value-type="float">
            <text:p>287.33</text:p>
          </table:table-cell>
          <table:table-cell office:value-type="string" calcext:value-type="string">
            <text:p>1970M06</text:p>
          </table:table-cell>
          <table:table-cell table:style-name="ce18" office:value-type="float" office:value="42.99" calcext:value-type="float">
            <text:p>42.99</text:p>
          </table:table-cell>
          <table:table-cell table:style-name="ce18" office:value-type="float" office:value="44.44" calcext:value-type="float">
            <text:p>44.44</text:p>
          </table:table-cell>
        </table:table-row>
        <table:table-row table:style-name="ro6">
          <table:table-cell office:value-type="string" calcext:value-type="string">
            <text:p>2002M8</text:p>
          </table:table-cell>
          <table:table-cell office:value-type="float" office:value="532.739987285442" calcext:value-type="float">
            <text:p>532.74</text:p>
          </table:table-cell>
          <table:table-cell office:value-type="float" office:value="280.837" calcext:value-type="float">
            <text:p>280.84</text:p>
          </table:table-cell>
          <table:table-cell table:style-name="ce13" office:value-type="string" calcext:value-type="string">
            <text:p>1970M07</text:p>
          </table:table-cell>
          <table:table-cell office:value-type="float" office:value="42.99" calcext:value-type="float">
            <text:p>42.99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6">
          <table:table-cell office:value-type="string" calcext:value-type="string">
            <text:p>2002M9</text:p>
          </table:table-cell>
          <table:table-cell office:value-type="float" office:value="564.768564768565" calcext:value-type="float">
            <text:p>564.77</text:p>
          </table:table-cell>
          <table:table-cell office:value-type="float" office:value="309.199" calcext:value-type="float">
            <text:p>309.20</text:p>
          </table:table-cell>
          <table:table-cell office:value-type="string" calcext:value-type="string">
            <text:p>1970M08</text:p>
          </table:table-cell>
          <table:table-cell table:style-name="ce18" office:value-type="float" office:value="42.99" calcext:value-type="float">
            <text:p>42.99</text:p>
          </table:table-cell>
          <table:table-cell table:style-name="ce18" office:value-type="float" office:value="44.44" calcext:value-type="float">
            <text:p>44.44</text:p>
          </table:table-cell>
        </table:table-row>
        <table:table-row table:style-name="ro6">
          <table:table-cell office:value-type="string" calcext:value-type="string">
            <text:p>2002M10</text:p>
          </table:table-cell>
          <table:table-cell office:value-type="float" office:value="565.217391304348" calcext:value-type="float">
            <text:p>565.22</text:p>
          </table:table-cell>
          <table:table-cell office:value-type="float" office:value="299.026" calcext:value-type="float">
            <text:p>299.03</text:p>
          </table:table-cell>
          <table:table-cell table:style-name="ce13" office:value-type="string" calcext:value-type="string">
            <text:p>1970M09</text:p>
          </table:table-cell>
          <table:table-cell office:value-type="float" office:value="42.99" calcext:value-type="float">
            <text:p>42.99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6">
          <table:table-cell office:value-type="string" calcext:value-type="string">
            <text:p>2002M11</text:p>
          </table:table-cell>
          <table:table-cell office:value-type="float" office:value="564.435564435565" calcext:value-type="float">
            <text:p>564.44</text:p>
          </table:table-cell>
          <table:table-cell office:value-type="float" office:value="283.983" calcext:value-type="float">
            <text:p>283.98</text:p>
          </table:table-cell>
          <table:table-cell office:value-type="string" calcext:value-type="string">
            <text:p>1970M10</text:p>
          </table:table-cell>
          <table:table-cell table:style-name="ce18" office:value-type="float" office:value="42.99" calcext:value-type="float">
            <text:p>42.99</text:p>
          </table:table-cell>
          <table:table-cell table:style-name="ce18" office:value-type="float" office:value="44.44" calcext:value-type="float">
            <text:p>44.44</text:p>
          </table:table-cell>
        </table:table-row>
        <table:table-row table:style-name="ro6">
          <table:table-cell office:value-type="string" calcext:value-type="string">
            <text:p>2002M12</text:p>
          </table:table-cell>
          <table:table-cell office:value-type="float" office:value="565.162110616656" calcext:value-type="float">
            <text:p>565.16</text:p>
          </table:table-cell>
          <table:table-cell office:value-type="float" office:value="290.545" calcext:value-type="float">
            <text:p>290.55</text:p>
          </table:table-cell>
          <table:table-cell table:style-name="ce13" office:value-type="string" calcext:value-type="string">
            <text:p>1970M11</text:p>
          </table:table-cell>
          <table:table-cell office:value-type="float" office:value="42.99" calcext:value-type="float">
            <text:p>42.99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6">
          <table:table-cell office:value-type="string" calcext:value-type="string">
            <text:p>2003M1</text:p>
          </table:table-cell>
          <table:table-cell office:value-type="float" office:value="552.447552447553" calcext:value-type="float">
            <text:p>552.45</text:p>
          </table:table-cell>
          <table:table-cell office:value-type="float" office:value="294.99" calcext:value-type="float">
            <text:p>294.99</text:p>
          </table:table-cell>
          <table:table-cell office:value-type="string" calcext:value-type="string">
            <text:p>1970M12</text:p>
          </table:table-cell>
          <table:table-cell table:style-name="ce18" office:value-type="float" office:value="42.99" calcext:value-type="float">
            <text:p>42.99</text:p>
          </table:table-cell>
          <table:table-cell table:style-name="ce18" office:value-type="float" office:value="44.44" calcext:value-type="float">
            <text:p>44.44</text:p>
          </table:table-cell>
        </table:table-row>
        <table:table-row table:style-name="ro6">
          <table:table-cell office:value-type="string" calcext:value-type="string">
            <text:p>2003M2</text:p>
          </table:table-cell>
          <table:table-cell office:value-type="float" office:value="549.825174825175" calcext:value-type="float">
            <text:p>549.83</text:p>
          </table:table-cell>
          <table:table-cell office:value-type="float" office:value="277.477" calcext:value-type="float">
            <text:p>277.48</text:p>
          </table:table-cell>
          <table:table-cell table:style-name="ce13" office:value-type="string" calcext:value-type="string">
            <text:p>1971M01</text:p>
          </table:table-cell>
          <table:table-cell office:value-type="float" office:value="44.43" calcext:value-type="float">
            <text:p>44.43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6">
          <table:table-cell office:value-type="string" calcext:value-type="string">
            <text:p>2003M3</text:p>
          </table:table-cell>
          <table:table-cell office:value-type="float" office:value="549.117549117549" calcext:value-type="float">
            <text:p>549.12</text:p>
          </table:table-cell>
          <table:table-cell office:value-type="float" office:value="257.37" calcext:value-type="float">
            <text:p>257.37</text:p>
          </table:table-cell>
          <table:table-cell office:value-type="string" calcext:value-type="string">
            <text:p>1971M02</text:p>
          </table:table-cell>
          <table:table-cell table:style-name="ce18" office:value-type="float" office:value="44.43" calcext:value-type="float">
            <text:p>44.43</text:p>
          </table:table-cell>
          <table:table-cell table:style-name="ce18" office:value-type="float" office:value="44.44" calcext:value-type="float">
            <text:p>44.44</text:p>
          </table:table-cell>
        </table:table-row>
        <table:table-row table:style-name="ro6">
          <table:table-cell office:value-type="string" calcext:value-type="string">
            <text:p>2003M4</text:p>
          </table:table-cell>
          <table:table-cell office:value-type="float" office:value="550.063572790845" calcext:value-type="float">
            <text:p>550.06</text:p>
          </table:table-cell>
          <table:table-cell office:value-type="float" office:value="296.899" calcext:value-type="float">
            <text:p>296.90</text:p>
          </table:table-cell>
          <table:table-cell table:style-name="ce13" office:value-type="string" calcext:value-type="string">
            <text:p>1971M03</text:p>
          </table:table-cell>
          <table:table-cell office:value-type="float" office:value="44.43" calcext:value-type="float">
            <text:p>44.43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6">
          <table:table-cell office:value-type="string" calcext:value-type="string">
            <text:p>2003M5</text:p>
          </table:table-cell>
          <table:table-cell office:value-type="float" office:value="554.83153210426" calcext:value-type="float">
            <text:p>554.83</text:p>
          </table:table-cell>
          <table:table-cell office:value-type="float" office:value="275.093" calcext:value-type="float">
            <text:p>275.09</text:p>
          </table:table-cell>
          <table:table-cell office:value-type="string" calcext:value-type="string">
            <text:p>1971M04</text:p>
          </table:table-cell>
          <table:table-cell table:style-name="ce18" office:value-type="float" office:value="44.43" calcext:value-type="float">
            <text:p>44.43</text:p>
          </table:table-cell>
          <table:table-cell table:style-name="ce18" office:value-type="float" office:value="44.44" calcext:value-type="float">
            <text:p>44.44</text:p>
          </table:table-cell>
        </table:table-row>
        <table:table-row table:style-name="ro6">
          <table:table-cell office:value-type="string" calcext:value-type="string">
            <text:p>2003M6</text:p>
          </table:table-cell>
          <table:table-cell office:value-type="float" office:value="552.447552447552" calcext:value-type="float">
            <text:p>552.45</text:p>
          </table:table-cell>
          <table:table-cell office:value-type="float" office:value="290.301" calcext:value-type="float">
            <text:p>290.30</text:p>
          </table:table-cell>
          <table:table-cell table:style-name="ce13" office:value-type="string" calcext:value-type="string">
            <text:p>1971M05</text:p>
          </table:table-cell>
          <table:table-cell office:value-type="float" office:value="44.43" calcext:value-type="float">
            <text:p>44.43</text:p>
          </table:table-cell>
          <table:table-cell office:value-type="float" office:value="44.31" calcext:value-type="float">
            <text:p>44.31</text:p>
          </table:table-cell>
        </table:table-row>
        <table:table-row table:style-name="ro6">
          <table:table-cell office:value-type="string" calcext:value-type="string">
            <text:p>2003M7</text:p>
          </table:table-cell>
          <table:table-cell office:value-type="float" office:value="552.447552447552" calcext:value-type="float">
            <text:p>552.45</text:p>
          </table:table-cell>
          <table:table-cell office:value-type="float" office:value="297.008" calcext:value-type="float">
            <text:p>297.01</text:p>
          </table:table-cell>
          <table:table-cell office:value-type="string" calcext:value-type="string">
            <text:p>1971M06</text:p>
          </table:table-cell>
          <table:table-cell table:style-name="ce18" office:value-type="float" office:value="44.43" calcext:value-type="float">
            <text:p>44.43</text:p>
          </table:table-cell>
          <table:table-cell table:style-name="ce18" office:value-type="float" office:value="43.26" calcext:value-type="float">
            <text:p>43.26</text:p>
          </table:table-cell>
        </table:table-row>
        <table:table-row table:style-name="ro6">
          <table:table-cell office:value-type="string" calcext:value-type="string">
            <text:p>2003M8</text:p>
          </table:table-cell>
          <table:table-cell office:value-type="float" office:value="559.440559440559" calcext:value-type="float">
            <text:p>559.44</text:p>
          </table:table-cell>
          <table:table-cell office:value-type="float" office:value="291.024" calcext:value-type="float">
            <text:p>291.02</text:p>
          </table:table-cell>
          <table:table-cell table:style-name="ce13" office:value-type="string" calcext:value-type="string">
            <text:p>1971M07</text:p>
          </table:table-cell>
          <table:table-cell office:value-type="float" office:value="44.43" calcext:value-type="float">
            <text:p>44.43</text:p>
          </table:table-cell>
          <table:table-cell office:value-type="float" office:value="41.94" calcext:value-type="float">
            <text:p>41.94</text:p>
          </table:table-cell>
        </table:table-row>
        <table:table-row table:style-name="ro6">
          <table:table-cell office:value-type="string" calcext:value-type="string">
            <text:p>2003M9</text:p>
          </table:table-cell>
          <table:table-cell office:value-type="float" office:value="545.454545454546" calcext:value-type="float">
            <text:p>545.45</text:p>
          </table:table-cell>
          <table:table-cell office:value-type="float" office:value="292.74" calcext:value-type="float">
            <text:p>292.74</text:p>
          </table:table-cell>
          <table:table-cell office:value-type="string" calcext:value-type="string">
            <text:p>1971M08</text:p>
          </table:table-cell>
          <table:table-cell table:style-name="ce18" office:value-type="float" office:value="44.43" calcext:value-type="float">
            <text:p>44.43</text:p>
          </table:table-cell>
          <table:table-cell table:style-name="ce18" office:value-type="float" office:value="42.19" calcext:value-type="float">
            <text:p>42.19</text:p>
          </table:table-cell>
        </table:table-row>
        <table:table-row table:style-name="ro6">
          <table:table-cell office:value-type="string" calcext:value-type="string">
            <text:p>2003M10</text:p>
          </table:table-cell>
          <table:table-cell office:value-type="float" office:value="545.454545454546" calcext:value-type="float">
            <text:p>545.45</text:p>
          </table:table-cell>
          <table:table-cell office:value-type="float" office:value="285.828" calcext:value-type="float">
            <text:p>285.83</text:p>
          </table:table-cell>
          <table:table-cell table:style-name="ce13" office:value-type="string" calcext:value-type="string">
            <text:p>1971M09</text:p>
          </table:table-cell>
          <table:table-cell office:value-type="float" office:value="44.43" calcext:value-type="float">
            <text:p>44.43</text:p>
          </table:table-cell>
          <table:table-cell office:value-type="float" office:value="43.12" calcext:value-type="float">
            <text:p>43.12</text:p>
          </table:table-cell>
        </table:table-row>
        <table:table-row table:style-name="ro6">
          <table:table-cell office:value-type="string" calcext:value-type="string">
            <text:p>2003M11</text:p>
          </table:table-cell>
          <table:table-cell office:value-type="float" office:value="545.454545454546" calcext:value-type="float">
            <text:p>545.45</text:p>
          </table:table-cell>
          <table:table-cell office:value-type="float" office:value="283.281" calcext:value-type="float">
            <text:p>283.28</text:p>
          </table:table-cell>
          <table:table-cell office:value-type="string" calcext:value-type="string">
            <text:p>1971M10</text:p>
          </table:table-cell>
          <table:table-cell table:style-name="ce18" office:value-type="float" office:value="44.43" calcext:value-type="float">
            <text:p>44.43</text:p>
          </table:table-cell>
          <table:table-cell table:style-name="ce18" office:value-type="float" office:value="43.58" calcext:value-type="float">
            <text:p>43.58</text:p>
          </table:table-cell>
        </table:table-row>
        <table:table-row table:style-name="ro6">
          <table:table-cell office:value-type="string" calcext:value-type="string">
            <text:p>2003M12</text:p>
          </table:table-cell>
          <table:table-cell office:value-type="float" office:value="538.461538461538" calcext:value-type="float">
            <text:p>538.46</text:p>
          </table:table-cell>
          <table:table-cell office:value-type="float" office:value="269.631" calcext:value-type="float">
            <text:p>269.63</text:p>
          </table:table-cell>
          <table:table-cell table:style-name="ce13" office:value-type="string" calcext:value-type="string">
            <text:p>1971M11</text:p>
          </table:table-cell>
          <table:table-cell office:value-type="float" office:value="44.43" calcext:value-type="float">
            <text:p>44.43</text:p>
          </table:table-cell>
          <table:table-cell office:value-type="float" office:value="41.57" calcext:value-type="float">
            <text:p>41.57</text:p>
          </table:table-cell>
        </table:table-row>
        <table:table-row table:style-name="ro6">
          <table:table-cell office:value-type="string" calcext:value-type="string">
            <text:p>2004M1</text:p>
          </table:table-cell>
          <table:table-cell office:value-type="float" office:value="538.461538461538" calcext:value-type="float">
            <text:p>538.46</text:p>
          </table:table-cell>
          <table:table-cell office:value-type="float" office:value="275.438" calcext:value-type="float">
            <text:p>275.44</text:p>
          </table:table-cell>
          <table:table-cell office:value-type="string" calcext:value-type="string">
            <text:p>1971M12</text:p>
          </table:table-cell>
          <table:table-cell table:style-name="ce18" office:value-type="float" office:value="44.43" calcext:value-type="float">
            <text:p>44.43</text:p>
          </table:table-cell>
          <table:table-cell table:style-name="ce18" office:value-type="float" office:value="41.45" calcext:value-type="float">
            <text:p>41.45</text:p>
          </table:table-cell>
        </table:table-row>
        <table:table-row table:style-name="ro6">
          <table:table-cell office:value-type="string" calcext:value-type="string">
            <text:p>2004M2</text:p>
          </table:table-cell>
          <table:table-cell office:value-type="float" office:value="552.447552447552" calcext:value-type="float">
            <text:p>552.45</text:p>
          </table:table-cell>
          <table:table-cell office:value-type="float" office:value="303.419" calcext:value-type="float">
            <text:p>303.42</text:p>
          </table:table-cell>
          <table:table-cell table:style-name="ce13" office:value-type="string" calcext:value-type="string">
            <text:p>1972M01</text:p>
          </table:table-cell>
          <table:table-cell office:value-type="float" office:value="52.48" calcext:value-type="float">
            <text:p>52.48</text:p>
          </table:table-cell>
          <table:table-cell office:value-type="float" office:value="40.35" calcext:value-type="float">
            <text:p>40.35</text:p>
          </table:table-cell>
        </table:table-row>
        <table:table-row table:style-name="ro6">
          <table:table-cell office:value-type="string" calcext:value-type="string">
            <text:p>2004M3</text:p>
          </table:table-cell>
          <table:table-cell office:value-type="float" office:value="552.447552447552" calcext:value-type="float">
            <text:p>552.45</text:p>
          </table:table-cell>
          <table:table-cell office:value-type="float" office:value="307.375" calcext:value-type="float">
            <text:p>307.38</text:p>
          </table:table-cell>
          <table:table-cell office:value-type="string" calcext:value-type="string">
            <text:p>1972M02</text:p>
          </table:table-cell>
          <table:table-cell table:style-name="ce18" office:value-type="float" office:value="52.48" calcext:value-type="float">
            <text:p>52.48</text:p>
          </table:table-cell>
          <table:table-cell table:style-name="ce18" office:value-type="float" office:value="42.13" calcext:value-type="float">
            <text:p>42.13</text:p>
          </table:table-cell>
        </table:table-row>
        <table:table-row table:style-name="ro6">
          <table:table-cell office:value-type="string" calcext:value-type="string">
            <text:p>2004M4</text:p>
          </table:table-cell>
          <table:table-cell office:value-type="float" office:value="552.447552447552" calcext:value-type="float">
            <text:p>552.45</text:p>
          </table:table-cell>
          <table:table-cell office:value-type="float" office:value="299.186" calcext:value-type="float">
            <text:p>299.19</text:p>
          </table:table-cell>
          <table:table-cell table:style-name="ce13" office:value-type="string" calcext:value-type="string">
            <text:p>1972M03</text:p>
          </table:table-cell>
          <table:table-cell office:value-type="float" office:value="52.48" calcext:value-type="float">
            <text:p>52.48</text:p>
          </table:table-cell>
          <table:table-cell office:value-type="float" office:value="43.98" calcext:value-type="float">
            <text:p>43.98</text:p>
          </table:table-cell>
        </table:table-row>
        <table:table-row table:style-name="ro6">
          <table:table-cell office:value-type="string" calcext:value-type="string">
            <text:p>2004M5</text:p>
          </table:table-cell>
          <table:table-cell office:value-type="float" office:value="587.412587412587" calcext:value-type="float">
            <text:p>587.41</text:p>
          </table:table-cell>
          <table:table-cell office:value-type="float" office:value="344.084" calcext:value-type="float">
            <text:p>344.08</text:p>
          </table:table-cell>
          <table:table-cell office:value-type="string" calcext:value-type="string">
            <text:p>1972M04</text:p>
          </table:table-cell>
          <table:table-cell table:style-name="ce18" office:value-type="float" office:value="52.48" calcext:value-type="float">
            <text:p>52.48</text:p>
          </table:table-cell>
          <table:table-cell table:style-name="ce18" office:value-type="float" office:value="43.57" calcext:value-type="float">
            <text:p>43.57</text:p>
          </table:table-cell>
        </table:table-row>
        <table:table-row table:style-name="ro6">
          <table:table-cell office:value-type="string" calcext:value-type="string">
            <text:p>2004M6</text:p>
          </table:table-cell>
          <table:table-cell office:value-type="float" office:value="590.909090909091" calcext:value-type="float">
            <text:p>590.91</text:p>
          </table:table-cell>
          <table:table-cell office:value-type="float" office:value="343.056" calcext:value-type="float">
            <text:p>343.06</text:p>
          </table:table-cell>
          <table:table-cell table:style-name="ce13" office:value-type="string" calcext:value-type="string">
            <text:p>1972M05</text:p>
          </table:table-cell>
          <table:table-cell office:value-type="float" office:value="52.48" calcext:value-type="float">
            <text:p>52.48</text:p>
          </table:table-cell>
          <table:table-cell office:value-type="float" office:value="42.54" calcext:value-type="float">
            <text:p>42.54</text:p>
          </table:table-cell>
        </table:table-row>
        <table:table-row table:style-name="ro6">
          <table:table-cell office:value-type="string" calcext:value-type="string">
            <text:p>2004M7</text:p>
          </table:table-cell>
          <table:table-cell office:value-type="float" office:value="594.405594405594" calcext:value-type="float">
            <text:p>594.41</text:p>
          </table:table-cell>
          <table:table-cell office:value-type="float" office:value="347.297" calcext:value-type="float">
            <text:p>347.30</text:p>
          </table:table-cell>
          <table:table-cell office:value-type="string" calcext:value-type="string">
            <text:p>1972M06</text:p>
          </table:table-cell>
          <table:table-cell table:style-name="ce18" office:value-type="float" office:value="52.48" calcext:value-type="float">
            <text:p>52.48</text:p>
          </table:table-cell>
          <table:table-cell table:style-name="ce18" office:value-type="float" office:value="40.75" calcext:value-type="float">
            <text:p>40.75</text:p>
          </table:table-cell>
        </table:table-row>
        <table:table-row table:style-name="ro6">
          <table:table-cell office:value-type="string" calcext:value-type="string">
            <text:p>2004M8</text:p>
          </table:table-cell>
          <table:table-cell office:value-type="float" office:value="594.405594405594" calcext:value-type="float">
            <text:p>594.41</text:p>
          </table:table-cell>
          <table:table-cell office:value-type="float" office:value="355.266" calcext:value-type="float">
            <text:p>355.27</text:p>
          </table:table-cell>
          <table:table-cell table:style-name="ce13" office:value-type="string" calcext:value-type="string">
            <text:p>1972M07</text:p>
          </table:table-cell>
          <table:table-cell office:value-type="float" office:value="52.48" calcext:value-type="float">
            <text:p>52.48</text:p>
          </table:table-cell>
          <table:table-cell office:value-type="float" office:value="39.02" calcext:value-type="float">
            <text:p>39.02</text:p>
          </table:table-cell>
        </table:table-row>
        <table:table-row table:style-name="ro6">
          <table:table-cell office:value-type="string" calcext:value-type="string">
            <text:p>2004M9</text:p>
          </table:table-cell>
          <table:table-cell office:value-type="float" office:value="594.405594405594" calcext:value-type="float">
            <text:p>594.41</text:p>
          </table:table-cell>
          <table:table-cell office:value-type="float" office:value="342.715" calcext:value-type="float">
            <text:p>342.72</text:p>
          </table:table-cell>
          <table:table-cell office:value-type="string" calcext:value-type="string">
            <text:p>1972M08</text:p>
          </table:table-cell>
          <table:table-cell table:style-name="ce18" office:value-type="float" office:value="52.48" calcext:value-type="float">
            <text:p>52.48</text:p>
          </table:table-cell>
          <table:table-cell table:style-name="ce18" office:value-type="float" office:value="39.27" calcext:value-type="float">
            <text:p>39.27</text:p>
          </table:table-cell>
        </table:table-row>
        <table:table-row table:style-name="ro6">
          <table:table-cell office:value-type="string" calcext:value-type="string">
            <text:p>2004M10</text:p>
          </table:table-cell>
          <table:table-cell office:value-type="float" office:value="601.398601398601" calcext:value-type="float">
            <text:p>601.40</text:p>
          </table:table-cell>
          <table:table-cell office:value-type="float" office:value="349.496" calcext:value-type="float">
            <text:p>349.50</text:p>
          </table:table-cell>
          <table:table-cell table:style-name="ce13" office:value-type="string" calcext:value-type="string">
            <text:p>1972M09</text:p>
          </table:table-cell>
          <table:table-cell office:value-type="float" office:value="52.48" calcext:value-type="float">
            <text:p>52.48</text:p>
          </table:table-cell>
          <table:table-cell office:value-type="float" office:value="39.38" calcext:value-type="float">
            <text:p>39.38</text:p>
          </table:table-cell>
        </table:table-row>
        <table:table-row table:style-name="ro6">
          <table:table-cell office:value-type="string" calcext:value-type="string">
            <text:p>2004M11</text:p>
          </table:table-cell>
          <table:table-cell office:value-type="float" office:value="608.391608391608" calcext:value-type="float">
            <text:p>608.39</text:p>
          </table:table-cell>
          <table:table-cell office:value-type="float" office:value="327.983" calcext:value-type="float">
            <text:p>327.98</text:p>
          </table:table-cell>
          <table:table-cell office:value-type="string" calcext:value-type="string">
            <text:p>1972M10</text:p>
          </table:table-cell>
          <table:table-cell table:style-name="ce18" office:value-type="float" office:value="52.48" calcext:value-type="float">
            <text:p>52.48</text:p>
          </table:table-cell>
          <table:table-cell table:style-name="ce18" office:value-type="float" office:value="39.46" calcext:value-type="float">
            <text:p>39.46</text:p>
          </table:table-cell>
        </table:table-row>
        <table:table-row table:style-name="ro6">
          <table:table-cell office:value-type="string" calcext:value-type="string">
            <text:p>2004M12</text:p>
          </table:table-cell>
          <table:table-cell office:value-type="float" office:value="608.391608391608" calcext:value-type="float">
            <text:p>608.39</text:p>
          </table:table-cell>
          <table:table-cell office:value-type="float" office:value="292.367" calcext:value-type="float">
            <text:p>292.37</text:p>
          </table:table-cell>
          <table:table-cell table:style-name="ce13" office:value-type="string" calcext:value-type="string">
            <text:p>1972M11</text:p>
          </table:table-cell>
          <table:table-cell office:value-type="float" office:value="52.48" calcext:value-type="float">
            <text:p>52.48</text:p>
          </table:table-cell>
          <table:table-cell office:value-type="float" office:value="39.46" calcext:value-type="float">
            <text:p>39.46</text:p>
          </table:table-cell>
        </table:table-row>
        <table:table-row table:style-name="ro6">
          <table:table-cell office:value-type="string" calcext:value-type="string">
            <text:p>2005M1</text:p>
          </table:table-cell>
          <table:table-cell office:value-type="float" office:value="636.363636363636" calcext:value-type="float">
            <text:p>636.36</text:p>
          </table:table-cell>
          <table:table-cell office:value-type="float" office:value="328.988" calcext:value-type="float">
            <text:p>328.99</text:p>
          </table:table-cell>
          <table:table-cell office:value-type="string" calcext:value-type="string">
            <text:p>1972M12</text:p>
          </table:table-cell>
          <table:table-cell table:style-name="ce18" office:value-type="float" office:value="52.48" calcext:value-type="float">
            <text:p>52.48</text:p>
          </table:table-cell>
          <table:table-cell table:style-name="ce18" office:value-type="float" office:value="43.48" calcext:value-type="float">
            <text:p>43.48</text:p>
          </table:table-cell>
        </table:table-row>
        <table:table-row table:style-name="ro6">
          <table:table-cell office:value-type="string" calcext:value-type="string">
            <text:p>2005M2</text:p>
          </table:table-cell>
          <table:table-cell office:value-type="float" office:value="636.363636363636" calcext:value-type="float">
            <text:p>636.36</text:p>
          </table:table-cell>
          <table:table-cell office:value-type="float" office:value="316.346" calcext:value-type="float">
            <text:p>316.35</text:p>
          </table:table-cell>
          <table:table-cell table:style-name="ce13" office:value-type="string" calcext:value-type="string">
            <text:p>1973M01</text:p>
          </table:table-cell>
          <table:table-cell office:value-type="float" office:value="133.47" calcext:value-type="float">
            <text:p>133.47</text:p>
          </table:table-cell>
          <table:table-cell office:value-type="float" office:value="48.85" calcext:value-type="float">
            <text:p>48.85</text:p>
          </table:table-cell>
        </table:table-row>
        <table:table-row table:style-name="ro6">
          <table:table-cell office:value-type="string" calcext:value-type="string">
            <text:p>2005M3</text:p>
          </table:table-cell>
          <table:table-cell office:value-type="float" office:value="646.853146853147" calcext:value-type="float">
            <text:p>646.85</text:p>
          </table:table-cell>
          <table:table-cell office:value-type="float" office:value="359.518" calcext:value-type="float">
            <text:p>359.52</text:p>
          </table:table-cell>
          <table:table-cell office:value-type="string" calcext:value-type="string">
            <text:p>1973M02</text:p>
          </table:table-cell>
          <table:table-cell table:style-name="ce18" office:value-type="float" office:value="133.47" calcext:value-type="float">
            <text:p>133.47</text:p>
          </table:table-cell>
          <table:table-cell table:style-name="ce18" office:value-type="float" office:value="63.34" calcext:value-type="float">
            <text:p>63.34</text:p>
          </table:table-cell>
        </table:table-row>
        <table:table-row table:style-name="ro6">
          <table:table-cell office:value-type="string" calcext:value-type="string">
            <text:p>2005M4</text:p>
          </table:table-cell>
          <table:table-cell office:value-type="float" office:value="643.356643356643" calcext:value-type="float">
            <text:p>643.36</text:p>
          </table:table-cell>
          <table:table-cell office:value-type="float" office:value="325.815" calcext:value-type="float">
            <text:p>325.82</text:p>
          </table:table-cell>
          <table:table-cell table:style-name="ce13" office:value-type="string" calcext:value-type="string">
            <text:p>1973M03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.1" calcext:value-type="float">
            <text:p>74.10</text:p>
          </table:table-cell>
        </table:table-row>
        <table:table-row table:style-name="ro6">
          <table:table-cell office:value-type="string" calcext:value-type="string">
            <text:p>2005M5</text:p>
          </table:table-cell>
          <table:table-cell office:value-type="float" office:value="657.342657342657" calcext:value-type="float">
            <text:p>657.34</text:p>
          </table:table-cell>
          <table:table-cell office:value-type="float" office:value="334.517" calcext:value-type="float">
            <text:p>334.52</text:p>
          </table:table-cell>
          <table:table-cell office:value-type="string" calcext:value-type="string">
            <text:p>1973M04</text:p>
          </table:table-cell>
          <table:table-cell table:style-name="ce18" office:value-type="float" office:value="133.47" calcext:value-type="float">
            <text:p>133.47</text:p>
          </table:table-cell>
          <table:table-cell table:style-name="ce18" office:value-type="float" office:value="70.97" calcext:value-type="float">
            <text:p>70.97</text:p>
          </table:table-cell>
        </table:table-row>
        <table:table-row table:style-name="ro6">
          <table:table-cell office:value-type="string" calcext:value-type="string">
            <text:p>2005M6</text:p>
          </table:table-cell>
          <table:table-cell office:value-type="float" office:value="657.342657342657" calcext:value-type="float">
            <text:p>657.34</text:p>
          </table:table-cell>
          <table:table-cell office:value-type="float" office:value="327.317" calcext:value-type="float">
            <text:p>327.32</text:p>
          </table:table-cell>
          <table:table-cell table:style-name="ce13" office:value-type="string" calcext:value-type="string">
            <text:p>1973M05</text:p>
          </table:table-cell>
          <table:table-cell office:value-type="float" office:value="133.47" calcext:value-type="float">
            <text:p>133.47</text:p>
          </table:table-cell>
          <table:table-cell office:value-type="float" office:value="61.74" calcext:value-type="float">
            <text:p>61.74</text:p>
          </table:table-cell>
        </table:table-row>
        <table:table-row table:style-name="ro6">
          <table:table-cell office:value-type="string" calcext:value-type="string">
            <text:p>2005M7</text:p>
          </table:table-cell>
          <table:table-cell office:value-type="float" office:value="657.342657342657" calcext:value-type="float">
            <text:p>657.34</text:p>
          </table:table-cell>
          <table:table-cell office:value-type="float" office:value="298.102" calcext:value-type="float">
            <text:p>298.10</text:p>
          </table:table-cell>
          <table:table-cell office:value-type="string" calcext:value-type="string">
            <text:p>1973M06</text:p>
          </table:table-cell>
          <table:table-cell table:style-name="ce18" office:value-type="float" office:value="133.47" calcext:value-type="float">
            <text:p>133.47</text:p>
          </table:table-cell>
          <table:table-cell table:style-name="ce18" office:value-type="float" office:value="55.72" calcext:value-type="float">
            <text:p>55.72</text:p>
          </table:table-cell>
        </table:table-row>
        <table:table-row table:style-name="ro6">
          <table:table-cell office:value-type="string" calcext:value-type="string">
            <text:p>2005M8</text:p>
          </table:table-cell>
          <table:table-cell office:value-type="float" office:value="664.335664335664" calcext:value-type="float">
            <text:p>664.34</text:p>
          </table:table-cell>
          <table:table-cell office:value-type="float" office:value="334.241" calcext:value-type="float">
            <text:p>334.24</text:p>
          </table:table-cell>
          <table:table-cell table:style-name="ce13" office:value-type="string" calcext:value-type="string">
            <text:p>1973M07</text:p>
          </table:table-cell>
          <table:table-cell office:value-type="float" office:value="133.47" calcext:value-type="float">
            <text:p>133.47</text:p>
          </table:table-cell>
          <table:table-cell office:value-type="float" office:value="56.35" calcext:value-type="float">
            <text:p>56.35</text:p>
          </table:table-cell>
        </table:table-row>
        <table:table-row table:style-name="ro6">
          <table:table-cell office:value-type="string" calcext:value-type="string">
            <text:p>2005M9</text:p>
          </table:table-cell>
          <table:table-cell office:value-type="float" office:value="671.328671328671" calcext:value-type="float">
            <text:p>671.33</text:p>
          </table:table-cell>
          <table:table-cell office:value-type="float" office:value="331.084" calcext:value-type="float">
            <text:p>331.08</text:p>
          </table:table-cell>
          <table:table-cell office:value-type="string" calcext:value-type="string">
            <text:p>1973M08</text:p>
          </table:table-cell>
          <table:table-cell table:style-name="ce18" office:value-type="float" office:value="133.47" calcext:value-type="float">
            <text:p>133.47</text:p>
          </table:table-cell>
          <table:table-cell table:style-name="ce18" office:value-type="float" office:value="63.55" calcext:value-type="float">
            <text:p>63.55</text:p>
          </table:table-cell>
        </table:table-row>
        <table:table-row table:style-name="ro6">
          <table:table-cell office:value-type="string" calcext:value-type="string">
            <text:p>2005M10</text:p>
          </table:table-cell>
          <table:table-cell office:value-type="float" office:value="671.328671328671" calcext:value-type="float">
            <text:p>671.33</text:p>
          </table:table-cell>
          <table:table-cell office:value-type="float" office:value="331.637" calcext:value-type="float">
            <text:p>331.64</text:p>
          </table:table-cell>
          <table:table-cell table:style-name="ce13" office:value-type="string" calcext:value-type="string">
            <text:p>1973M0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0.27" calcext:value-type="float">
            <text:p>70.27</text:p>
          </table:table-cell>
        </table:table-row>
        <table:table-row table:style-name="ro6">
          <table:table-cell office:value-type="string" calcext:value-type="string">
            <text:p>2005M11</text:p>
          </table:table-cell>
          <table:table-cell office:value-type="float" office:value="685.314685314685" calcext:value-type="float">
            <text:p>685.31</text:p>
          </table:table-cell>
          <table:table-cell office:value-type="float" office:value="333.104" calcext:value-type="float">
            <text:p>333.10</text:p>
          </table:table-cell>
          <table:table-cell office:value-type="string" calcext:value-type="string">
            <text:p>1973M10</text:p>
          </table:table-cell>
          <table:table-cell table:style-name="ce18" office:value-type="float" office:value="133.47" calcext:value-type="float">
            <text:p>133.47</text:p>
          </table:table-cell>
          <table:table-cell table:style-name="ce18" office:value-type="float" office:value="78" calcext:value-type="float">
            <text:p>78.00</text:p>
          </table:table-cell>
        </table:table-row>
        <table:table-row table:style-name="ro6">
          <table:table-cell office:value-type="string" calcext:value-type="string">
            <text:p>2005M12</text:p>
          </table:table-cell>
          <table:table-cell office:value-type="float" office:value="685.314685314685" calcext:value-type="float">
            <text:p>685.31</text:p>
          </table:table-cell>
          <table:table-cell office:value-type="float" office:value="319.357" calcext:value-type="float">
            <text:p>319.36</text:p>
          </table:table-cell>
          <table:table-cell table:style-name="ce13" office:value-type="string" calcext:value-type="string">
            <text:p>1973M11</text:p>
          </table:table-cell>
          <table:table-cell office:value-type="float" office:value="133.47" calcext:value-type="float">
            <text:p>133.47</text:p>
          </table:table-cell>
          <table:table-cell office:value-type="float" office:value="77.03" calcext:value-type="float">
            <text:p>77.03</text:p>
          </table:table-cell>
        </table:table-row>
        <table:table-row table:style-name="ro6">
          <table:table-cell office:value-type="string" calcext:value-type="string">
            <text:p>2006M1</text:p>
          </table:table-cell>
          <table:table-cell office:value-type="float" office:value="713.286713286713" calcext:value-type="float">
            <text:p>713.29</text:p>
          </table:table-cell>
          <table:table-cell office:value-type="float" office:value="308.746" calcext:value-type="float">
            <text:p>308.75</text:p>
          </table:table-cell>
          <table:table-cell office:value-type="string" calcext:value-type="string">
            <text:p>1973M12</text:p>
          </table:table-cell>
          <table:table-cell table:style-name="ce18" office:value-type="float" office:value="133.47" calcext:value-type="float">
            <text:p>133.47</text:p>
          </table:table-cell>
          <table:table-cell table:style-name="ce18" office:value-type="float" office:value="96.43" calcext:value-type="float">
            <text:p>96.43</text:p>
          </table:table-cell>
        </table:table-row>
        <table:table-row table:style-name="ro6">
          <table:table-cell office:value-type="string" calcext:value-type="string">
            <text:p>2006M2</text:p>
          </table:table-cell>
          <table:table-cell office:value-type="float" office:value="713.286713286713" calcext:value-type="float">
            <text:p>713.29</text:p>
          </table:table-cell>
          <table:table-cell office:value-type="float" office:value="324.526" calcext:value-type="float">
            <text:p>324.53</text:p>
          </table:table-cell>
          <table:table-cell table:style-name="ce13" office:value-type="string" calcext:value-type="string">
            <text:p>1974M01</text:p>
          </table:table-cell>
          <table:table-cell office:value-type="float" office:value="120.43" calcext:value-type="float">
            <text:p>120.43</text:p>
          </table:table-cell>
          <table:table-cell office:value-type="float" office:value="95.43" calcext:value-type="float">
            <text:p>95.43</text:p>
          </table:table-cell>
        </table:table-row>
        <table:table-row table:style-name="ro6">
          <table:table-cell office:value-type="string" calcext:value-type="string">
            <text:p>2006M3</text:p>
          </table:table-cell>
          <table:table-cell office:value-type="float" office:value="713.286713286713" calcext:value-type="float">
            <text:p>713.29</text:p>
          </table:table-cell>
          <table:table-cell office:value-type="float" office:value="317.784" calcext:value-type="float">
            <text:p>317.78</text:p>
          </table:table-cell>
          <table:table-cell office:value-type="string" calcext:value-type="string">
            <text:p>1974M02</text:p>
          </table:table-cell>
          <table:table-cell table:style-name="ce18" office:value-type="float" office:value="120.43" calcext:value-type="float">
            <text:p>120.43</text:p>
          </table:table-cell>
          <table:table-cell table:style-name="ce18" office:value-type="float" office:value="97.86" calcext:value-type="float">
            <text:p>97.86</text:p>
          </table:table-cell>
        </table:table-row>
        <table:table-row table:style-name="ro6">
          <table:table-cell office:value-type="string" calcext:value-type="string">
            <text:p>2006M4</text:p>
          </table:table-cell>
          <table:table-cell office:value-type="float" office:value="720.27972027972" calcext:value-type="float">
            <text:p>720.28</text:p>
          </table:table-cell>
          <table:table-cell office:value-type="float" office:value="309.133" calcext:value-type="float">
            <text:p>309.13</text:p>
          </table:table-cell>
          <table:table-cell table:style-name="ce13" office:value-type="string" calcext:value-type="string">
            <text:p>1974M03</text:p>
          </table:table-cell>
          <table:table-cell office:value-type="float" office:value="120.43" calcext:value-type="float">
            <text:p>120.43</text:p>
          </table:table-cell>
          <table:table-cell office:value-type="float" office:value="99.71" calcext:value-type="float">
            <text:p>99.71</text:p>
          </table:table-cell>
        </table:table-row>
        <table:table-row table:style-name="ro6">
          <table:table-cell office:value-type="string" calcext:value-type="string">
            <text:p>2006M5</text:p>
          </table:table-cell>
          <table:table-cell office:value-type="float" office:value="759.895104895105" calcext:value-type="float">
            <text:p>759.90</text:p>
          </table:table-cell>
          <table:table-cell office:value-type="float" office:value="327.645" calcext:value-type="float">
            <text:p>327.65</text:p>
          </table:table-cell>
          <table:table-cell office:value-type="string" calcext:value-type="string">
            <text:p>1974M04</text:p>
          </table:table-cell>
          <table:table-cell table:style-name="ce18" office:value-type="float" office:value="120.43" calcext:value-type="float">
            <text:p>120.43</text:p>
          </table:table-cell>
          <table:table-cell table:style-name="ce18" office:value-type="float" office:value="94.68" calcext:value-type="float">
            <text:p>94.68</text:p>
          </table:table-cell>
        </table:table-row>
        <table:table-row table:style-name="ro6">
          <table:table-cell office:value-type="string" calcext:value-type="string">
            <text:p>2006M6</text:p>
          </table:table-cell>
          <table:table-cell office:value-type="float" office:value="749.266774997527" calcext:value-type="float">
            <text:p>749.27</text:p>
          </table:table-cell>
          <table:table-cell office:value-type="float" office:value="349.85" calcext:value-type="float">
            <text:p>349.85</text:p>
          </table:table-cell>
          <table:table-cell table:style-name="ce13" office:value-type="string" calcext:value-type="string">
            <text:p>1974M05</text:p>
          </table:table-cell>
          <table:table-cell office:value-type="float" office:value="120.43" calcext:value-type="float">
            <text:p>120.43</text:p>
          </table:table-cell>
          <table:table-cell office:value-type="float" office:value="87.12" calcext:value-type="float">
            <text:p>87.12</text:p>
          </table:table-cell>
        </table:table-row>
        <table:table-row table:style-name="ro6">
          <table:table-cell office:value-type="string" calcext:value-type="string">
            <text:p>2006M7</text:p>
          </table:table-cell>
          <table:table-cell office:value-type="float" office:value="749.620375265629" calcext:value-type="float">
            <text:p>749.62</text:p>
          </table:table-cell>
          <table:table-cell office:value-type="float" office:value="357.941" calcext:value-type="float">
            <text:p>357.94</text:p>
          </table:table-cell>
          <table:table-cell office:value-type="string" calcext:value-type="string">
            <text:p>1974M06</text:p>
          </table:table-cell>
          <table:table-cell table:style-name="ce18" office:value-type="float" office:value="120.43" calcext:value-type="float">
            <text:p>120.43</text:p>
          </table:table-cell>
          <table:table-cell table:style-name="ce18" office:value-type="float" office:value="79.49" calcext:value-type="float">
            <text:p>79.49</text:p>
          </table:table-cell>
        </table:table-row>
        <table:table-row table:style-name="ro6">
          <table:table-cell office:value-type="string" calcext:value-type="string">
            <text:p>2006M8</text:p>
          </table:table-cell>
          <table:table-cell office:value-type="float" office:value="769.304123523362" calcext:value-type="float">
            <text:p>769.30</text:p>
          </table:table-cell>
          <table:table-cell office:value-type="float" office:value="368.826" calcext:value-type="float">
            <text:p>368.83</text:p>
          </table:table-cell>
          <table:table-cell table:style-name="ce13" office:value-type="string" calcext:value-type="string">
            <text:p>1974M07</text:p>
          </table:table-cell>
          <table:table-cell office:value-type="float" office:value="120.43" calcext:value-type="float">
            <text:p>120.43</text:p>
          </table:table-cell>
          <table:table-cell office:value-type="float" office:value="83.19" calcext:value-type="float">
            <text:p>83.19</text:p>
          </table:table-cell>
        </table:table-row>
        <table:table-row table:style-name="ro6">
          <table:table-cell office:value-type="string" calcext:value-type="string">
            <text:p>2006M9</text:p>
          </table:table-cell>
          <table:table-cell office:value-type="float" office:value="766.662282439834" calcext:value-type="float">
            <text:p>766.66</text:p>
          </table:table-cell>
          <table:table-cell office:value-type="float" office:value="355.232" calcext:value-type="float">
            <text:p>355.23</text:p>
          </table:table-cell>
          <table:table-cell office:value-type="string" calcext:value-type="string">
            <text:p>1974M08</text:p>
          </table:table-cell>
          <table:table-cell table:style-name="ce18" office:value-type="float" office:value="120.43" calcext:value-type="float">
            <text:p>120.43</text:p>
          </table:table-cell>
          <table:table-cell table:style-name="ce18" office:value-type="float" office:value="80.07" calcext:value-type="float">
            <text:p>80.07</text:p>
          </table:table-cell>
        </table:table-row>
        <table:table-row table:style-name="ro6">
          <table:table-cell office:value-type="string" calcext:value-type="string">
            <text:p>2006M10</text:p>
          </table:table-cell>
          <table:table-cell office:value-type="float" office:value="762.069543325393" calcext:value-type="float">
            <text:p>762.07</text:p>
          </table:table-cell>
          <table:table-cell office:value-type="float" office:value="372.603" calcext:value-type="float">
            <text:p>372.60</text:p>
          </table:table-cell>
          <table:table-cell table:style-name="ce13" office:value-type="string" calcext:value-type="string">
            <text:p>1974M09</text:p>
          </table:table-cell>
          <table:table-cell office:value-type="float" office:value="120.43" calcext:value-type="float">
            <text:p>120.43</text:p>
          </table:table-cell>
          <table:table-cell office:value-type="float" office:value="71.42" calcext:value-type="float">
            <text:p>71.42</text:p>
          </table:table-cell>
        </table:table-row>
        <table:table-row table:style-name="ro6">
          <table:table-cell office:value-type="string" calcext:value-type="string">
            <text:p>2006M11</text:p>
          </table:table-cell>
          <table:table-cell office:value-type="float" office:value="776.985784520082" calcext:value-type="float">
            <text:p>776.99</text:p>
          </table:table-cell>
          <table:table-cell office:value-type="float" office:value="349.971" calcext:value-type="float">
            <text:p>349.97</text:p>
          </table:table-cell>
          <table:table-cell office:value-type="string" calcext:value-type="string">
            <text:p>1974M10</text:p>
          </table:table-cell>
          <table:table-cell table:style-name="ce18" office:value-type="float" office:value="120.43" calcext:value-type="float">
            <text:p>120.43</text:p>
          </table:table-cell>
          <table:table-cell table:style-name="ce18" office:value-type="float" office:value="65.11" calcext:value-type="float">
            <text:p>65.11</text:p>
          </table:table-cell>
        </table:table-row>
        <table:table-row table:style-name="ro6">
          <table:table-cell office:value-type="string" calcext:value-type="string">
            <text:p>2006M12</text:p>
          </table:table-cell>
          <table:table-cell office:value-type="float" office:value="798.177414380875" calcext:value-type="float">
            <text:p>798.18</text:p>
          </table:table-cell>
          <table:table-cell office:value-type="float" office:value="367.03" calcext:value-type="float">
            <text:p>367.03</text:p>
          </table:table-cell>
          <table:table-cell table:style-name="ce13" office:value-type="string" calcext:value-type="string">
            <text:p>1974M11</text:p>
          </table:table-cell>
          <table:table-cell office:value-type="float" office:value="120.43" calcext:value-type="float">
            <text:p>120.43</text:p>
          </table:table-cell>
          <table:table-cell office:value-type="float" office:value="59.98" calcext:value-type="float">
            <text:p>59.98</text:p>
          </table:table-cell>
        </table:table-row>
        <table:table-row table:style-name="ro6">
          <table:table-cell office:value-type="string" calcext:value-type="string">
            <text:p>2007M1</text:p>
          </table:table-cell>
          <table:table-cell office:value-type="float" office:value="796.352511847791" calcext:value-type="float">
            <text:p>796.35</text:p>
          </table:table-cell>
          <table:table-cell office:value-type="float" office:value="355.069" calcext:value-type="float">
            <text:p>355.07</text:p>
          </table:table-cell>
          <table:table-cell office:value-type="string" calcext:value-type="string">
            <text:p>1974M12</text:p>
          </table:table-cell>
          <table:table-cell table:style-name="ce18" office:value-type="float" office:value="120.43" calcext:value-type="float">
            <text:p>120.43</text:p>
          </table:table-cell>
          <table:table-cell table:style-name="ce18" office:value-type="float" office:value="65.9" calcext:value-type="float">
            <text:p>65.90</text:p>
          </table:table-cell>
        </table:table-row>
        <table:table-row table:style-name="ro6">
          <table:table-cell office:value-type="string" calcext:value-type="string">
            <text:p>2007M2</text:p>
          </table:table-cell>
          <table:table-cell office:value-type="float" office:value="795.356740977846" calcext:value-type="float">
            <text:p>795.36</text:p>
          </table:table-cell>
          <table:table-cell office:value-type="float" office:value="369.657" calcext:value-type="float">
            <text:p>369.66</text:p>
          </table:table-cell>
          <table:table-cell table:style-name="ce13" office:value-type="string" calcext:value-type="string">
            <text:p>1975M01</text:p>
          </table:table-cell>
          <table:table-cell office:value-type="float" office:value="126.57" calcext:value-type="float">
            <text:p>126.57</text:p>
          </table:table-cell>
          <table:table-cell office:value-type="float" office:value="68.42" calcext:value-type="float">
            <text:p>68.42</text:p>
          </table:table-cell>
        </table:table-row>
        <table:table-row table:style-name="ro6">
          <table:table-cell office:value-type="string" calcext:value-type="string">
            <text:p>2007M3</text:p>
          </table:table-cell>
          <table:table-cell office:value-type="float" office:value="791.45494491602" calcext:value-type="float">
            <text:p>791.45</text:p>
          </table:table-cell>
          <table:table-cell office:value-type="float" office:value="343.568" calcext:value-type="float">
            <text:p>343.57</text:p>
          </table:table-cell>
          <table:table-cell office:value-type="string" calcext:value-type="string">
            <text:p>1975M02</text:p>
          </table:table-cell>
          <table:table-cell table:style-name="ce18" office:value-type="float" office:value="126.57" calcext:value-type="float">
            <text:p>126.57</text:p>
          </table:table-cell>
          <table:table-cell table:style-name="ce18" office:value-type="float" office:value="61.61" calcext:value-type="float">
            <text:p>61.61</text:p>
          </table:table-cell>
        </table:table-row>
        <table:table-row table:style-name="ro6">
          <table:table-cell office:value-type="string" calcext:value-type="string">
            <text:p>2007M4</text:p>
          </table:table-cell>
          <table:table-cell office:value-type="float" office:value="808.80980864935" calcext:value-type="float">
            <text:p>808.81</text:p>
          </table:table-cell>
          <table:table-cell office:value-type="float" office:value="353.725" calcext:value-type="float">
            <text:p>353.73</text:p>
          </table:table-cell>
          <table:table-cell table:style-name="ce13" office:value-type="string" calcext:value-type="string">
            <text:p>1975M03</text:p>
          </table:table-cell>
          <table:table-cell office:value-type="float" office:value="126.57" calcext:value-type="float">
            <text:p>126.57</text:p>
          </table:table-cell>
          <table:table-cell office:value-type="float" office:value="68.05" calcext:value-type="float">
            <text:p>68.05</text:p>
          </table:table-cell>
        </table:table-row>
        <table:table-row table:style-name="ro6">
          <table:table-cell office:value-type="string" calcext:value-type="string">
            <text:p>2007M5</text:p>
          </table:table-cell>
          <table:table-cell office:value-type="float" office:value="806.212675645697" calcext:value-type="float">
            <text:p>806.21</text:p>
          </table:table-cell>
          <table:table-cell office:value-type="float" office:value="362.249" calcext:value-type="float">
            <text:p>362.25</text:p>
          </table:table-cell>
          <table:table-cell office:value-type="string" calcext:value-type="string">
            <text:p>1975M04</text:p>
          </table:table-cell>
          <table:table-cell table:style-name="ce18" office:value-type="float" office:value="126.57" calcext:value-type="float">
            <text:p>126.57</text:p>
          </table:table-cell>
          <table:table-cell table:style-name="ce18" office:value-type="float" office:value="67.1" calcext:value-type="float">
            <text:p>67.10</text:p>
          </table:table-cell>
        </table:table-row>
        <table:table-row table:style-name="ro6">
          <table:table-cell office:value-type="string" calcext:value-type="string">
            <text:p>2007M6</text:p>
          </table:table-cell>
          <table:table-cell office:value-type="float" office:value="807.062129163324" calcext:value-type="float">
            <text:p>807.06</text:p>
          </table:table-cell>
          <table:table-cell office:value-type="float" office:value="339.558" calcext:value-type="float">
            <text:p>339.56</text:p>
          </table:table-cell>
          <table:table-cell table:style-name="ce13" office:value-type="string" calcext:value-type="string">
            <text:p>1975M05</text:p>
          </table:table-cell>
          <table:table-cell office:value-type="float" office:value="126.57" calcext:value-type="float">
            <text:p>126.57</text:p>
          </table:table-cell>
          <table:table-cell office:value-type="float" office:value="67.25" calcext:value-type="float">
            <text:p>67.25</text:p>
          </table:table-cell>
        </table:table-row>
        <table:table-row table:style-name="ro6">
          <table:table-cell office:value-type="string" calcext:value-type="string">
            <text:p>2007M7</text:p>
          </table:table-cell>
          <table:table-cell office:value-type="float" office:value="826.408534636545" calcext:value-type="float">
            <text:p>826.41</text:p>
          </table:table-cell>
          <table:table-cell office:value-type="float" office:value="309.027" calcext:value-type="float">
            <text:p>309.03</text:p>
          </table:table-cell>
          <table:table-cell office:value-type="string" calcext:value-type="string">
            <text:p>1975M06</text:p>
          </table:table-cell>
          <table:table-cell table:style-name="ce18" office:value-type="float" office:value="126.57" calcext:value-type="float">
            <text:p>126.57</text:p>
          </table:table-cell>
          <table:table-cell table:style-name="ce18" office:value-type="float" office:value="66.76" calcext:value-type="float">
            <text:p>66.76</text:p>
          </table:table-cell>
        </table:table-row>
        <table:table-row table:style-name="ro6">
          <table:table-cell office:value-type="string" calcext:value-type="string">
            <text:p>2007M8</text:p>
          </table:table-cell>
          <table:table-cell office:value-type="float" office:value="816.735331899935" calcext:value-type="float">
            <text:p>816.74</text:p>
          </table:table-cell>
          <table:table-cell office:value-type="float" office:value="248.861" calcext:value-type="float">
            <text:p>248.86</text:p>
          </table:table-cell>
          <table:table-cell table:style-name="ce13" office:value-type="string" calcext:value-type="string">
            <text:p>1975M07</text:p>
          </table:table-cell>
          <table:table-cell office:value-type="float" office:value="126.57" calcext:value-type="float">
            <text:p>126.57</text:p>
          </table:table-cell>
          <table:table-cell office:value-type="float" office:value="66.17" calcext:value-type="float">
            <text:p>66.17</text:p>
          </table:table-cell>
        </table:table-row>
        <table:table-row table:style-name="ro6">
          <table:table-cell office:value-type="string" calcext:value-type="string">
            <text:p>2007M9</text:p>
          </table:table-cell>
          <table:table-cell office:value-type="float" office:value="819.621035237327" calcext:value-type="float">
            <text:p>819.62</text:p>
          </table:table-cell>
          <table:table-cell office:value-type="float" office:value="316.406" calcext:value-type="float">
            <text:p>316.41</text:p>
          </table:table-cell>
          <table:table-cell office:value-type="string" calcext:value-type="string">
            <text:p>1975M08</text:p>
          </table:table-cell>
          <table:table-cell table:style-name="ce18" office:value-type="float" office:value="126.57" calcext:value-type="float">
            <text:p>126.57</text:p>
          </table:table-cell>
          <table:table-cell table:style-name="ce18" office:value-type="float" office:value="69.48" calcext:value-type="float">
            <text:p>69.48</text:p>
          </table:table-cell>
        </table:table-row>
        <table:table-row table:style-name="ro6">
          <table:table-cell office:value-type="string" calcext:value-type="string">
            <text:p>2007M10</text:p>
          </table:table-cell>
          <table:table-cell office:value-type="float" office:value="812.950998605469" calcext:value-type="float">
            <text:p>812.95</text:p>
          </table:table-cell>
          <table:table-cell office:value-type="float" office:value="295.233" calcext:value-type="float">
            <text:p>295.23</text:p>
          </table:table-cell>
          <table:table-cell table:style-name="ce13" office:value-type="string" calcext:value-type="string">
            <text:p>1975M09</text:p>
          </table:table-cell>
          <table:table-cell office:value-type="float" office:value="126.57" calcext:value-type="float">
            <text:p>126.57</text:p>
          </table:table-cell>
          <table:table-cell office:value-type="float" office:value="68.24" calcext:value-type="float">
            <text:p>68.24</text:p>
          </table:table-cell>
        </table:table-row>
        <table:table-row table:style-name="ro6">
          <table:table-cell office:value-type="string" calcext:value-type="string">
            <text:p>2007M11</text:p>
          </table:table-cell>
          <table:table-cell office:value-type="float" office:value="806.267667073627" calcext:value-type="float">
            <text:p>806.27</text:p>
          </table:table-cell>
          <table:table-cell office:value-type="float" office:value="306.633" calcext:value-type="float">
            <text:p>306.63</text:p>
          </table:table-cell>
          <table:table-cell office:value-type="string" calcext:value-type="string">
            <text:p>1975M10</text:p>
          </table:table-cell>
          <table:table-cell table:style-name="ce18" office:value-type="float" office:value="126.57" calcext:value-type="float">
            <text:p>126.57</text:p>
          </table:table-cell>
          <table:table-cell table:style-name="ce18" office:value-type="float" office:value="67.13" calcext:value-type="float">
            <text:p>67.13</text:p>
          </table:table-cell>
        </table:table-row>
        <table:table-row table:style-name="ro6">
          <table:table-cell office:value-type="string" calcext:value-type="string">
            <text:p>2007M12</text:p>
          </table:table-cell>
          <table:table-cell office:value-type="float" office:value="788.328807107448" calcext:value-type="float">
            <text:p>788.33</text:p>
          </table:table-cell>
          <table:table-cell office:value-type="float" office:value="310.944" calcext:value-type="float">
            <text:p>310.94</text:p>
          </table:table-cell>
          <table:table-cell table:style-name="ce13" office:value-type="string" calcext:value-type="string">
            <text:p>1975M11</text:p>
          </table:table-cell>
          <table:table-cell office:value-type="float" office:value="126.57" calcext:value-type="float">
            <text:p>126.57</text:p>
          </table:table-cell>
          <table:table-cell office:value-type="float" office:value="69.25" calcext:value-type="float">
            <text:p>69.25</text:p>
          </table:table-cell>
        </table:table-row>
        <table:table-row table:style-name="ro6">
          <table:table-cell office:value-type="string" calcext:value-type="string">
            <text:p>2008M1</text:p>
          </table:table-cell>
          <table:table-cell office:value-type="float" office:value="812.615749216811" calcext:value-type="float">
            <text:p>812.62</text:p>
          </table:table-cell>
          <table:table-cell office:value-type="float" office:value="322.864" calcext:value-type="float">
            <text:p>322.86</text:p>
          </table:table-cell>
          <table:table-cell office:value-type="string" calcext:value-type="string">
            <text:p>1975M12</text:p>
          </table:table-cell>
          <table:table-cell table:style-name="ce18" office:value-type="float" office:value="126.57" calcext:value-type="float">
            <text:p>126.57</text:p>
          </table:table-cell>
          <table:table-cell table:style-name="ce18" office:value-type="float" office:value="70.66" calcext:value-type="float">
            <text:p>70.66</text:p>
          </table:table-cell>
        </table:table-row>
        <table:table-row table:style-name="ro6">
          <table:table-cell office:value-type="string" calcext:value-type="string">
            <text:p>2008M2</text:p>
          </table:table-cell>
          <table:table-cell office:value-type="float" office:value="855.837762877214" calcext:value-type="float">
            <text:p>855.84</text:p>
          </table:table-cell>
          <table:table-cell office:value-type="float" office:value="311.942" calcext:value-type="float">
            <text:p>311.94</text:p>
          </table:table-cell>
          <table:table-cell table:style-name="ce13" office:value-type="string" calcext:value-type="string">
            <text:p>1976M01</text:p>
          </table:table-cell>
          <table:table-cell office:value-type="float" office:value="145.74" calcext:value-type="float">
            <text:p>145.74</text:p>
          </table:table-cell>
          <table:table-cell office:value-type="float" office:value="73.2" calcext:value-type="float">
            <text:p>73.20</text:p>
          </table:table-cell>
        </table:table-row>
        <table:table-row table:style-name="ro6">
          <table:table-cell office:value-type="string" calcext:value-type="string">
            <text:p>2008M3</text:p>
          </table:table-cell>
          <table:table-cell office:value-type="float" office:value="912.454841229261" calcext:value-type="float">
            <text:p>912.45</text:p>
          </table:table-cell>
          <table:table-cell office:value-type="float" office:value="298.256" calcext:value-type="float">
            <text:p>298.26</text:p>
          </table:table-cell>
          <table:table-cell office:value-type="string" calcext:value-type="string">
            <text:p>1976M02</text:p>
          </table:table-cell>
          <table:table-cell table:style-name="ce18" office:value-type="float" office:value="145.43" calcext:value-type="float">
            <text:p>145.43</text:p>
          </table:table-cell>
          <table:table-cell table:style-name="ce18" office:value-type="float" office:value="77.51" calcext:value-type="float">
            <text:p>77.51</text:p>
          </table:table-cell>
        </table:table-row>
        <table:table-row table:style-name="ro6">
          <table:table-cell office:value-type="string" calcext:value-type="string">
            <text:p>2008M4</text:p>
          </table:table-cell>
          <table:table-cell office:value-type="float" office:value="940.974874596939" calcext:value-type="float">
            <text:p>940.97</text:p>
          </table:table-cell>
          <table:table-cell office:value-type="float" office:value="291.603" calcext:value-type="float">
            <text:p>291.60</text:p>
          </table:table-cell>
          <table:table-cell table:style-name="ce13" office:value-type="string" calcext:value-type="string">
            <text:p>1976M03</text:p>
          </table:table-cell>
          <table:table-cell office:value-type="float" office:value="140.59" calcext:value-type="float">
            <text:p>140.59</text:p>
          </table:table-cell>
          <table:table-cell office:value-type="float" office:value="79.64" calcext:value-type="float">
            <text:p>79.64</text:p>
          </table:table-cell>
        </table:table-row>
        <table:table-row table:style-name="ro6">
          <table:table-cell office:value-type="string" calcext:value-type="string">
            <text:p>2008M5</text:p>
          </table:table-cell>
          <table:table-cell office:value-type="float" office:value="933.583987508541" calcext:value-type="float">
            <text:p>933.58</text:p>
          </table:table-cell>
          <table:table-cell office:value-type="float" office:value="305.651" calcext:value-type="float">
            <text:p>305.65</text:p>
          </table:table-cell>
          <table:table-cell office:value-type="string" calcext:value-type="string">
            <text:p>1976M04</text:p>
          </table:table-cell>
          <table:table-cell table:style-name="ce18" office:value-type="float" office:value="143.47" calcext:value-type="float">
            <text:p>143.47</text:p>
          </table:table-cell>
          <table:table-cell table:style-name="ce18" office:value-type="float" office:value="83.04" calcext:value-type="float">
            <text:p>83.04</text:p>
          </table:table-cell>
        </table:table-row>
        <table:table-row table:style-name="ro6">
          <table:table-cell office:value-type="string" calcext:value-type="string">
            <text:p>2008M6</text:p>
          </table:table-cell>
          <table:table-cell office:value-type="float" office:value="932.88574817564" calcext:value-type="float">
            <text:p>932.89</text:p>
          </table:table-cell>
          <table:table-cell office:value-type="float" office:value="294.011" calcext:value-type="float">
            <text:p>294.01</text:p>
          </table:table-cell>
          <table:table-cell table:style-name="ce13" office:value-type="string" calcext:value-type="string">
            <text:p>1976M05</text:p>
          </table:table-cell>
          <table:table-cell office:value-type="float" office:value="142.55" calcext:value-type="float">
            <text:p>142.55</text:p>
          </table:table-cell>
          <table:table-cell office:value-type="float" office:value="83.06" calcext:value-type="float">
            <text:p>83.06</text:p>
          </table:table-cell>
        </table:table-row>
        <table:table-row table:style-name="ro6">
          <table:table-cell office:value-type="string" calcext:value-type="string">
            <text:p>2008M7</text:p>
          </table:table-cell>
          <table:table-cell office:value-type="float" office:value="932.773365871901" calcext:value-type="float">
            <text:p>932.77</text:p>
          </table:table-cell>
          <table:table-cell office:value-type="float" office:value="332.267" calcext:value-type="float">
            <text:p>332.27</text:p>
          </table:table-cell>
          <table:table-cell office:value-type="string" calcext:value-type="string">
            <text:p>1976M06</text:p>
          </table:table-cell>
          <table:table-cell table:style-name="ce18" office:value-type="float" office:value="141.43" calcext:value-type="float">
            <text:p>141.43</text:p>
          </table:table-cell>
          <table:table-cell table:style-name="ce18" office:value-type="float" office:value="86.57" calcext:value-type="float">
            <text:p>86.57</text:p>
          </table:table-cell>
        </table:table-row>
        <table:table-row table:style-name="ro6">
          <table:table-cell office:value-type="string" calcext:value-type="string">
            <text:p>2008M8</text:p>
          </table:table-cell>
          <table:table-cell office:value-type="float" office:value="879.393730329035" calcext:value-type="float">
            <text:p>879.39</text:p>
          </table:table-cell>
          <table:table-cell office:value-type="float" office:value="315.061" calcext:value-type="float">
            <text:p>315.06</text:p>
          </table:table-cell>
          <table:table-cell table:style-name="ce13" office:value-type="string" calcext:value-type="string">
            <text:p>1976M07</text:p>
          </table:table-cell>
          <table:table-cell office:value-type="float" office:value="138.3" calcext:value-type="float">
            <text:p>138.30</text:p>
          </table:table-cell>
          <table:table-cell office:value-type="float" office:value="94.04" calcext:value-type="float">
            <text:p>94.04</text:p>
          </table:table-cell>
        </table:table-row>
        <table:table-row table:style-name="ro6">
          <table:table-cell office:value-type="string" calcext:value-type="string">
            <text:p>2008M9</text:p>
          </table:table-cell>
          <table:table-cell office:value-type="float" office:value="888.755445556241" calcext:value-type="float">
            <text:p>888.76</text:p>
          </table:table-cell>
          <table:table-cell office:value-type="float" office:value="312.563" calcext:value-type="float">
            <text:p>312.56</text:p>
          </table:table-cell>
          <table:table-cell office:value-type="string" calcext:value-type="string">
            <text:p>1976M08</text:p>
          </table:table-cell>
          <table:table-cell table:style-name="ce18" office:value-type="float" office:value="135.02" calcext:value-type="float">
            <text:p>135.02</text:p>
          </table:table-cell>
          <table:table-cell table:style-name="ce18" office:value-type="float" office:value="100.91" calcext:value-type="float">
            <text:p>100.91</text:p>
          </table:table-cell>
        </table:table-row>
        <table:table-row table:style-name="ro6">
          <table:table-cell office:value-type="string" calcext:value-type="string">
            <text:p>2008M10</text:p>
          </table:table-cell>
          <table:table-cell office:value-type="float" office:value="861.695990390573" calcext:value-type="float">
            <text:p>861.70</text:p>
          </table:table-cell>
          <table:table-cell office:value-type="float" office:value="324.722" calcext:value-type="float">
            <text:p>324.72</text:p>
          </table:table-cell>
          <table:table-cell table:style-name="ce13" office:value-type="string" calcext:value-type="string">
            <text:p>1976M09</text:p>
          </table:table-cell>
          <table:table-cell office:value-type="float" office:value="136.31" calcext:value-type="float">
            <text:p>136.31</text:p>
          </table:table-cell>
          <table:table-cell office:value-type="float" office:value="105.12" calcext:value-type="float">
            <text:p>105.12</text:p>
          </table:table-cell>
        </table:table-row>
        <table:table-row table:style-name="ro6">
          <table:table-cell office:value-type="string" calcext:value-type="string">
            <text:p>2008M11</text:p>
          </table:table-cell>
          <table:table-cell office:value-type="float" office:value="872.327601165863" calcext:value-type="float">
            <text:p>872.33</text:p>
          </table:table-cell>
          <table:table-cell office:value-type="float" office:value="333.187" calcext:value-type="float">
            <text:p>333.19</text:p>
          </table:table-cell>
          <table:table-cell office:value-type="string" calcext:value-type="string">
            <text:p>1976M10</text:p>
          </table:table-cell>
          <table:table-cell table:style-name="ce18" office:value-type="float" office:value="134.53" calcext:value-type="float">
            <text:p>134.53</text:p>
          </table:table-cell>
          <table:table-cell table:style-name="ce18" office:value-type="float" office:value="107.04" calcext:value-type="float">
            <text:p>107.04</text:p>
          </table:table-cell>
        </table:table-row>
        <table:table-row table:style-name="ro6">
          <table:table-cell office:value-type="string" calcext:value-type="string">
            <text:p>2008M12</text:p>
          </table:table-cell>
          <table:table-cell office:value-type="float" office:value="845.80048065115" calcext:value-type="float">
            <text:p>845.80</text:p>
          </table:table-cell>
          <table:table-cell office:value-type="float" office:value="315.35" calcext:value-type="float">
            <text:p>315.35</text:p>
          </table:table-cell>
          <table:table-cell table:style-name="ce13" office:value-type="string" calcext:value-type="string">
            <text:p>1976M11</text:p>
          </table:table-cell>
          <table:table-cell office:value-type="float" office:value="148.31" calcext:value-type="float">
            <text:p>148.31</text:p>
          </table:table-cell>
          <table:table-cell office:value-type="float" office:value="107.04" calcext:value-type="float">
            <text:p>107.04</text:p>
          </table:table-cell>
        </table:table-row>
        <table:table-row table:style-name="ro6">
          <table:table-cell office:value-type="string" calcext:value-type="string">
            <text:p>2009M1</text:p>
          </table:table-cell>
          <table:table-cell office:value-type="float" office:value="818.4485" calcext:value-type="float">
            <text:p>818.45</text:p>
          </table:table-cell>
          <table:table-cell office:value-type="float" office:value="348.135984309503" calcext:value-type="float">
            <text:p>348.14</text:p>
          </table:table-cell>
          <table:table-cell office:value-type="string" calcext:value-type="string">
            <text:p>1976M12</text:p>
          </table:table-cell>
          <table:table-cell table:style-name="ce18" office:value-type="float" office:value="156.39" calcext:value-type="float">
            <text:p>156.39</text:p>
          </table:table-cell>
          <table:table-cell table:style-name="ce18" office:value-type="float" office:value="107.04" calcext:value-type="float">
            <text:p>107.04</text:p>
          </table:table-cell>
        </table:table-row>
        <table:table-row table:style-name="ro6">
          <table:table-cell office:value-type="string" calcext:value-type="string">
            <text:p>2009M2</text:p>
          </table:table-cell>
          <table:table-cell office:value-type="float" office:value="806.652" calcext:value-type="float">
            <text:p>806.65</text:p>
          </table:table-cell>
          <table:table-cell office:value-type="float" office:value="318.254986680528" calcext:value-type="float">
            <text:p>318.25</text:p>
          </table:table-cell>
          <table:table-cell table:style-name="ce13" office:value-type="string" calcext:value-type="string">
            <text:p>1977M01</text:p>
          </table:table-cell>
          <table:table-cell office:value-type="float" office:value="156.96" calcext:value-type="float">
            <text:p>156.96</text:p>
          </table:table-cell>
          <table:table-cell office:value-type="float" office:value="92" calcext:value-type="float">
            <text:p>92.00</text:p>
          </table:table-cell>
        </table:table-row>
        <table:table-row table:style-name="ro6">
          <table:table-cell office:value-type="string" calcext:value-type="string">
            <text:p>2009M3</text:p>
          </table:table-cell>
          <table:table-cell office:value-type="float" office:value="815.856" calcext:value-type="float">
            <text:p>815.86</text:p>
          </table:table-cell>
          <table:table-cell office:value-type="float" office:value="308.077398290708" calcext:value-type="float">
            <text:p>308.08</text:p>
          </table:table-cell>
          <table:table-cell office:value-type="string" calcext:value-type="string">
            <text:p>1977M02</text:p>
          </table:table-cell>
          <table:table-cell table:style-name="ce18" office:value-type="float" office:value="156.66" calcext:value-type="float">
            <text:p>156.66</text:p>
          </table:table-cell>
          <table:table-cell table:style-name="ce18" office:value-type="float" office:value="95.2" calcext:value-type="float">
            <text:p>95.20</text:p>
          </table:table-cell>
        </table:table-row>
        <table:table-row table:style-name="ro6">
          <table:table-cell office:value-type="string" calcext:value-type="string">
            <text:p>2009M4</text:p>
          </table:table-cell>
          <table:table-cell office:value-type="float" office:value="815.6835" calcext:value-type="float">
            <text:p>815.68</text:p>
          </table:table-cell>
          <table:table-cell office:value-type="float" office:value="314.666548710145" calcext:value-type="float">
            <text:p>314.67</text:p>
          </table:table-cell>
          <table:table-cell table:style-name="ce13" office:value-type="string" calcext:value-type="string">
            <text:p>1977M03</text:p>
          </table:table-cell>
          <table:table-cell office:value-type="float" office:value="156.58" calcext:value-type="float">
            <text:p>156.58</text:p>
          </table:table-cell>
          <table:table-cell office:value-type="float" office:value="96.6" calcext:value-type="float">
            <text:p>96.60</text:p>
          </table:table-cell>
        </table:table-row>
        <table:table-row table:style-name="ro6">
          <table:table-cell office:value-type="string" calcext:value-type="string">
            <text:p>2009M5</text:p>
          </table:table-cell>
          <table:table-cell office:value-type="float" office:value="855.4215" calcext:value-type="float">
            <text:p>855.42</text:p>
          </table:table-cell>
          <table:table-cell office:value-type="float" office:value="330.21839120941" calcext:value-type="float">
            <text:p>330.22</text:p>
          </table:table-cell>
          <table:table-cell office:value-type="string" calcext:value-type="string">
            <text:p>1977M04</text:p>
          </table:table-cell>
          <table:table-cell table:style-name="ce18" office:value-type="float" office:value="157.11" calcext:value-type="float">
            <text:p>157.11</text:p>
          </table:table-cell>
          <table:table-cell table:style-name="ce18" office:value-type="float" office:value="94.7" calcext:value-type="float">
            <text:p>94.70</text:p>
          </table:table-cell>
        </table:table-row>
        <table:table-row table:style-name="ro6">
          <table:table-cell office:value-type="string" calcext:value-type="string">
            <text:p>2009M6</text:p>
          </table:table-cell>
          <table:table-cell office:value-type="float" office:value="817.9" calcext:value-type="float">
            <text:p>817.90</text:p>
          </table:table-cell>
          <table:table-cell office:value-type="float" office:value="325.649226946438" calcext:value-type="float">
            <text:p>325.65</text:p>
          </table:table-cell>
          <table:table-cell table:style-name="ce13" office:value-type="string" calcext:value-type="string">
            <text:p>1977M05</text:p>
          </table:table-cell>
          <table:table-cell office:value-type="float" office:value="157.48" calcext:value-type="float">
            <text:p>157.48</text:p>
          </table:table-cell>
          <table:table-cell office:value-type="float" office:value="91.1" calcext:value-type="float">
            <text:p>91.10</text:p>
          </table:table-cell>
        </table:table-row>
        <table:table-row table:style-name="ro6">
          <table:table-cell office:value-type="string" calcext:value-type="string">
            <text:p>2009M7</text:p>
          </table:table-cell>
          <table:table-cell office:value-type="float" office:value="760.275" calcext:value-type="float">
            <text:p>760.28</text:p>
          </table:table-cell>
          <table:table-cell office:value-type="float" office:value="314.711616277922" calcext:value-type="float">
            <text:p>314.71</text:p>
          </table:table-cell>
          <table:table-cell office:value-type="string" calcext:value-type="string">
            <text:p>1977M06</text:p>
          </table:table-cell>
          <table:table-cell table:style-name="ce18" office:value-type="float" office:value="157.89" calcext:value-type="float">
            <text:p>157.89</text:p>
          </table:table-cell>
          <table:table-cell table:style-name="ce18" office:value-type="float" office:value="90.8" calcext:value-type="float">
            <text:p>90.80</text:p>
          </table:table-cell>
        </table:table-row>
        <table:table-row table:style-name="ro6">
          <table:table-cell office:value-type="string" calcext:value-type="string">
            <text:p>2009M8</text:p>
          </table:table-cell>
          <table:table-cell office:value-type="float" office:value="769.668" calcext:value-type="float">
            <text:p>769.67</text:p>
          </table:table-cell>
          <table:table-cell office:value-type="float" office:value="313.659485990865" calcext:value-type="float">
            <text:p>313.66</text:p>
          </table:table-cell>
          <table:table-cell table:style-name="ce13" office:value-type="string" calcext:value-type="string">
            <text:p>1977M07</text:p>
          </table:table-cell>
          <table:table-cell office:value-type="float" office:value="160.8" calcext:value-type="float">
            <text:p>160.80</text:p>
          </table:table-cell>
          <table:table-cell office:value-type="float" office:value="91.5" calcext:value-type="float">
            <text:p>91.50</text:p>
          </table:table-cell>
        </table:table-row>
        <table:table-row table:style-name="ro6">
          <table:table-cell office:value-type="string" calcext:value-type="string">
            <text:p>2009M9</text:p>
          </table:table-cell>
          <table:table-cell office:value-type="float" office:value="784.272" calcext:value-type="float">
            <text:p>784.27</text:p>
          </table:table-cell>
          <table:table-cell office:value-type="float" office:value="291.752300560437" calcext:value-type="float">
            <text:p>291.75</text:p>
          </table:table-cell>
          <table:table-cell office:value-type="string" calcext:value-type="string">
            <text:p>1977M08</text:p>
          </table:table-cell>
          <table:table-cell table:style-name="ce18" office:value-type="float" office:value="159.35" calcext:value-type="float">
            <text:p>159.35</text:p>
          </table:table-cell>
          <table:table-cell table:style-name="ce18" office:value-type="float" office:value="90.9" calcext:value-type="float">
            <text:p>90.90</text:p>
          </table:table-cell>
        </table:table-row>
        <table:table-row table:style-name="ro6">
          <table:table-cell office:value-type="string" calcext:value-type="string">
            <text:p>2009M10</text:p>
          </table:table-cell>
          <table:table-cell office:value-type="float" office:value="805.10425" calcext:value-type="float">
            <text:p>805.10</text:p>
          </table:table-cell>
          <table:table-cell office:value-type="float" office:value="288.240901898734" calcext:value-type="float">
            <text:p>288.24</text:p>
          </table:table-cell>
          <table:table-cell table:style-name="ce13" office:value-type="string" calcext:value-type="string">
            <text:p>1977M09</text:p>
          </table:table-cell>
          <table:table-cell office:value-type="float" office:value="158.47" calcext:value-type="float">
            <text:p>158.47</text:p>
          </table:table-cell>
          <table:table-cell office:value-type="float" office:value="90.9" calcext:value-type="float">
            <text:p>90.90</text:p>
          </table:table-cell>
        </table:table-row>
        <table:table-row table:style-name="ro6">
          <table:table-cell office:value-type="string" calcext:value-type="string">
            <text:p>2009M11</text:p>
          </table:table-cell>
          <table:table-cell office:value-type="float" office:value="821.0565" calcext:value-type="float">
            <text:p>821.06</text:p>
          </table:table-cell>
          <table:table-cell office:value-type="float" office:value="309.832781971895" calcext:value-type="float">
            <text:p>309.83</text:p>
          </table:table-cell>
          <table:table-cell office:value-type="string" calcext:value-type="string">
            <text:p>1977M10</text:p>
          </table:table-cell>
          <table:table-cell table:style-name="ce18" office:value-type="float" office:value="160.52" calcext:value-type="float">
            <text:p>160.52</text:p>
          </table:table-cell>
          <table:table-cell table:style-name="ce18" office:value-type="float" office:value="92.3" calcext:value-type="float">
            <text:p>92.30</text:p>
          </table:table-cell>
        </table:table-row>
        <table:table-row table:style-name="ro6">
          <table:table-cell office:value-type="string" calcext:value-type="string">
            <text:p>2009M12</text:p>
          </table:table-cell>
          <table:table-cell office:value-type="float" office:value="795.956" calcext:value-type="float">
            <text:p>795.96</text:p>
          </table:table-cell>
          <table:table-cell office:value-type="float" office:value="321.873791852218" calcext:value-type="float">
            <text:p>321.87</text:p>
          </table:table-cell>
          <table:table-cell table:style-name="ce13" office:value-type="string" calcext:value-type="string">
            <text:p>1977M11</text:p>
          </table:table-cell>
          <table:table-cell office:value-type="float" office:value="160.7" calcext:value-type="float">
            <text:p>160.70</text:p>
          </table:table-cell>
          <table:table-cell office:value-type="float" office:value="93.1" calcext:value-type="float">
            <text:p>93.10</text:p>
          </table:table-cell>
        </table:table-row>
        <table:table-row table:style-name="ro6">
          <table:table-cell office:value-type="string" calcext:value-type="string">
            <text:p>2010M1</text:p>
          </table:table-cell>
          <table:table-cell office:value-type="float" office:value="792.4427" calcext:value-type="float">
            <text:p>792.44</text:p>
          </table:table-cell>
          <table:table-cell office:value-type="float" office:value="314.605130554283" calcext:value-type="float">
            <text:p>314.61</text:p>
          </table:table-cell>
          <table:table-cell office:value-type="string" calcext:value-type="string">
            <text:p>1977M12</text:p>
          </table:table-cell>
          <table:table-cell table:style-name="ce18" office:value-type="float" office:value="162.72" calcext:value-type="float">
            <text:p>162.72</text:p>
          </table:table-cell>
          <table:table-cell table:style-name="ce18" office:value-type="float" office:value="91.7" calcext:value-type="float">
            <text:p>91.70</text:p>
          </table:table-cell>
        </table:table-row>
        <table:table-row table:style-name="ro6">
          <table:table-cell office:value-type="string" calcext:value-type="string">
            <text:p>2010M2</text:p>
          </table:table-cell>
          <table:table-cell office:value-type="float" office:value="781" calcext:value-type="float">
            <text:p>781.00</text:p>
          </table:table-cell>
          <table:table-cell office:value-type="float" office:value="306.274042580195" calcext:value-type="float">
            <text:p>306.27</text:p>
          </table:table-cell>
          <table:table-cell table:style-name="ce13" office:value-type="string" calcext:value-type="string">
            <text:p>1978M01</text:p>
          </table:table-cell>
          <table:table-cell office:value-type="float" office:value="165.36" calcext:value-type="float">
            <text:p>165.36</text:p>
          </table:table-cell>
          <table:table-cell office:value-type="float" office:value="93.9" calcext:value-type="float">
            <text:p>93.90</text:p>
          </table:table-cell>
        </table:table-row>
        <table:table-row table:style-name="ro6">
          <table:table-cell office:value-type="string" calcext:value-type="string">
            <text:p>2010M3</text:p>
          </table:table-cell>
          <table:table-cell office:value-type="float" office:value="790.10213625" calcext:value-type="float">
            <text:p>790.10</text:p>
          </table:table-cell>
          <table:table-cell office:value-type="float" office:value="315.501494641165" calcext:value-type="float">
            <text:p>315.50</text:p>
          </table:table-cell>
          <table:table-cell office:value-type="string" calcext:value-type="string">
            <text:p>1978M02</text:p>
          </table:table-cell>
          <table:table-cell table:style-name="ce18" office:value-type="float" office:value="161.19" calcext:value-type="float">
            <text:p>161.19</text:p>
          </table:table-cell>
          <table:table-cell table:style-name="ce18" office:value-type="float" office:value="96.6" calcext:value-type="float">
            <text:p>96.60</text:p>
          </table:table-cell>
        </table:table-row>
        <table:table-row table:style-name="ro6">
          <table:table-cell office:value-type="string" calcext:value-type="string">
            <text:p>2010M4</text:p>
          </table:table-cell>
          <table:table-cell office:value-type="float" office:value="820.2085" calcext:value-type="float">
            <text:p>820.21</text:p>
          </table:table-cell>
          <table:table-cell office:value-type="float" office:value="303.622912823424" calcext:value-type="float">
            <text:p>303.62</text:p>
          </table:table-cell>
          <table:table-cell table:style-name="ce13" office:value-type="string" calcext:value-type="string">
            <text:p>1978M03</text:p>
          </table:table-cell>
          <table:table-cell office:value-type="float" office:value="165.48" calcext:value-type="float">
            <text:p>165.48</text:p>
          </table:table-cell>
          <table:table-cell office:value-type="float" office:value="96" calcext:value-type="float">
            <text:p>96.00</text:p>
          </table:table-cell>
        </table:table-row>
        <table:table-row table:style-name="ro6">
          <table:table-cell office:value-type="string" calcext:value-type="string">
            <text:p>2010M5</text:p>
          </table:table-cell>
          <table:table-cell office:value-type="float" office:value="836.4713235" calcext:value-type="float">
            <text:p>836.47</text:p>
          </table:table-cell>
          <table:table-cell office:value-type="float" office:value="306.976633211442" calcext:value-type="float">
            <text:p>306.98</text:p>
          </table:table-cell>
          <table:table-cell office:value-type="string" calcext:value-type="string">
            <text:p>1978M04</text:p>
          </table:table-cell>
          <table:table-cell table:style-name="ce18" office:value-type="float" office:value="170.13" calcext:value-type="float">
            <text:p>170.13</text:p>
          </table:table-cell>
          <table:table-cell table:style-name="ce18" office:value-type="float" office:value="100.4" calcext:value-type="float">
            <text:p>100.40</text:p>
          </table:table-cell>
        </table:table-row>
        <table:table-row table:style-name="ro6">
          <table:table-cell office:value-type="string" calcext:value-type="string">
            <text:p>2010M6</text:p>
          </table:table-cell>
          <table:table-cell office:value-type="float" office:value="841.092" calcext:value-type="float">
            <text:p>841.09</text:p>
          </table:table-cell>
          <table:table-cell office:value-type="float" office:value="307.14847901246" calcext:value-type="float">
            <text:p>307.15</text:p>
          </table:table-cell>
          <table:table-cell table:style-name="ce13" office:value-type="string" calcext:value-type="string">
            <text:p>1978M05</text:p>
          </table:table-cell>
          <table:table-cell office:value-type="float" office:value="193.5" calcext:value-type="float">
            <text:p>193.50</text:p>
          </table:table-cell>
          <table:table-cell office:value-type="float" office:value="93.8" calcext:value-type="float">
            <text:p>93.80</text:p>
          </table:table-cell>
        </table:table-row>
        <table:table-row table:style-name="ro6">
          <table:table-cell office:value-type="string" calcext:value-type="string">
            <text:p>2010M7</text:p>
          </table:table-cell>
          <table:table-cell office:value-type="float" office:value="871.18287" calcext:value-type="float">
            <text:p>871.18</text:p>
          </table:table-cell>
          <table:table-cell office:value-type="float" office:value="313.709887295082" calcext:value-type="float">
            <text:p>313.71</text:p>
          </table:table-cell>
          <table:table-cell office:value-type="string" calcext:value-type="string">
            <text:p>1978M06</text:p>
          </table:table-cell>
          <table:table-cell table:style-name="ce18" office:value-type="float" office:value="196.51" calcext:value-type="float">
            <text:p>196.51</text:p>
          </table:table-cell>
          <table:table-cell table:style-name="ce18" office:value-type="float" office:value="92.4" calcext:value-type="float">
            <text:p>92.40</text:p>
          </table:table-cell>
        </table:table-row>
        <table:table-row table:style-name="ro6">
          <table:table-cell office:value-type="string" calcext:value-type="string">
            <text:p>2010M8</text:p>
          </table:table-cell>
          <table:table-cell office:value-type="float" office:value="892.1847252" calcext:value-type="float">
            <text:p>892.18</text:p>
          </table:table-cell>
          <table:table-cell office:value-type="float" office:value="320.194175547059" calcext:value-type="float">
            <text:p>320.19</text:p>
          </table:table-cell>
          <table:table-cell table:style-name="ce13" office:value-type="string" calcext:value-type="string">
            <text:p>1978M07</text:p>
          </table:table-cell>
          <table:table-cell office:value-type="float" office:value="202.73" calcext:value-type="float">
            <text:p>202.73</text:p>
          </table:table-cell>
          <table:table-cell office:value-type="float" office:value="94.3" calcext:value-type="float">
            <text:p>94.30</text:p>
          </table:table-cell>
        </table:table-row>
        <table:table-row table:style-name="ro6">
          <table:table-cell office:value-type="string" calcext:value-type="string">
            <text:p>2010M9</text:p>
          </table:table-cell>
          <table:table-cell office:value-type="float" office:value="875.964375" calcext:value-type="float">
            <text:p>875.96</text:p>
          </table:table-cell>
          <table:table-cell office:value-type="float" office:value="321.736335581209" calcext:value-type="float">
            <text:p>321.74</text:p>
          </table:table-cell>
          <table:table-cell office:value-type="string" calcext:value-type="string">
            <text:p>1978M08</text:p>
          </table:table-cell>
          <table:table-cell table:style-name="ce18" office:value-type="float" office:value="206.4" calcext:value-type="float">
            <text:p>206.40</text:p>
          </table:table-cell>
          <table:table-cell table:style-name="ce18" office:value-type="float" office:value="100.4" calcext:value-type="float">
            <text:p>100.40</text:p>
          </table:table-cell>
        </table:table-row>
        <table:table-row table:style-name="ro6">
          <table:table-cell office:value-type="string" calcext:value-type="string">
            <text:p>2010M10</text:p>
          </table:table-cell>
          <table:table-cell office:value-type="float" office:value="880.1745" calcext:value-type="float">
            <text:p>880.17</text:p>
          </table:table-cell>
          <table:table-cell office:value-type="float" office:value="314.313672973542" calcext:value-type="float">
            <text:p>314.31</text:p>
          </table:table-cell>
          <table:table-cell table:style-name="ce13" office:value-type="string" calcext:value-type="string">
            <text:p>1978M09</text:p>
          </table:table-cell>
          <table:table-cell office:value-type="float" office:value="206.34" calcext:value-type="float">
            <text:p>206.34</text:p>
          </table:table-cell>
          <table:table-cell office:value-type="float" office:value="99.3" calcext:value-type="float">
            <text:p>99.30</text:p>
          </table:table-cell>
        </table:table-row>
        <table:table-row table:style-name="ro6">
          <table:table-cell office:value-type="string" calcext:value-type="string">
            <text:p>2010M11</text:p>
          </table:table-cell>
          <table:table-cell office:value-type="float" office:value="901.45185" calcext:value-type="float">
            <text:p>901.45</text:p>
          </table:table-cell>
          <table:table-cell office:value-type="float" office:value="276.872827497851" calcext:value-type="float">
            <text:p>276.87</text:p>
          </table:table-cell>
          <table:table-cell office:value-type="string" calcext:value-type="string">
            <text:p>1978M10</text:p>
          </table:table-cell>
          <table:table-cell table:style-name="ce18" office:value-type="float" office:value="213.08" calcext:value-type="float">
            <text:p>213.08</text:p>
          </table:table-cell>
          <table:table-cell table:style-name="ce18" office:value-type="float" office:value="101.6" calcext:value-type="float">
            <text:p>101.60</text:p>
          </table:table-cell>
        </table:table-row>
        <table:table-row table:style-name="ro6">
          <table:table-cell office:value-type="string" calcext:value-type="string">
            <text:p>2010M12</text:p>
          </table:table-cell>
          <table:table-cell office:value-type="float" office:value="896.9885" calcext:value-type="float">
            <text:p>896.99</text:p>
          </table:table-cell>
          <table:table-cell office:value-type="float" office:value="315.181825396825" calcext:value-type="float">
            <text:p>315.18</text:p>
          </table:table-cell>
          <table:table-cell table:style-name="ce13" office:value-type="string" calcext:value-type="string">
            <text:p>1978M11</text:p>
          </table:table-cell>
          <table:table-cell office:value-type="float" office:value="206.32" calcext:value-type="float">
            <text:p>206.32</text:p>
          </table:table-cell>
          <table:table-cell office:value-type="float" office:value="97.8" calcext:value-type="float">
            <text:p>97.80</text:p>
          </table:table-cell>
        </table:table-row>
        <table:table-row table:style-name="ro6">
          <table:table-cell office:value-type="string" calcext:value-type="string">
            <text:p>2011M1</text:p>
          </table:table-cell>
          <table:table-cell office:value-type="float" office:value="907.7824" calcext:value-type="float">
            <text:p>907.78</text:p>
          </table:table-cell>
          <table:table-cell office:value-type="float" office:value="306.919749465834" calcext:value-type="float">
            <text:p>306.92</text:p>
          </table:table-cell>
          <table:table-cell office:value-type="string" calcext:value-type="string">
            <text:p>1978M12</text:p>
          </table:table-cell>
          <table:table-cell table:style-name="ce18" office:value-type="float" office:value="208.33" calcext:value-type="float">
            <text:p>208.33</text:p>
          </table:table-cell>
          <table:table-cell table:style-name="ce18" office:value-type="float" office:value="101.8" calcext:value-type="float">
            <text:p>101.80</text:p>
          </table:table-cell>
        </table:table-row>
        <table:table-row table:style-name="ro6">
          <table:table-cell office:value-type="string" calcext:value-type="string">
            <text:p>2011M2</text:p>
          </table:table-cell>
          <table:table-cell office:value-type="float" office:value="927.8085" calcext:value-type="float">
            <text:p>927.81</text:p>
          </table:table-cell>
          <table:table-cell office:value-type="float" office:value="292.495690459311" calcext:value-type="float">
            <text:p>292.50</text:p>
          </table:table-cell>
          <table:table-cell table:style-name="ce13" office:value-type="string" calcext:value-type="string">
            <text:p>1979M01</text:p>
          </table:table-cell>
          <table:table-cell office:value-type="float" office:value="212.2" calcext:value-type="float">
            <text:p>212.20</text:p>
          </table:table-cell>
          <table:table-cell office:value-type="float" office:value="116.2" calcext:value-type="float">
            <text:p>116.20</text:p>
          </table:table-cell>
        </table:table-row>
        <table:table-row table:style-name="ro6">
          <table:table-cell office:value-type="string" calcext:value-type="string">
            <text:p>2011M3</text:p>
          </table:table-cell>
          <table:table-cell office:value-type="float" office:value="929.21725" calcext:value-type="float">
            <text:p>929.22</text:p>
          </table:table-cell>
          <table:table-cell office:value-type="float" office:value="283.847260354731" calcext:value-type="float">
            <text:p>283.85</text:p>
          </table:table-cell>
          <table:table-cell office:value-type="string" calcext:value-type="string">
            <text:p>1979M02</text:p>
          </table:table-cell>
          <table:table-cell table:style-name="ce18" office:value-type="float" office:value="191.8" calcext:value-type="float">
            <text:p>191.80</text:p>
          </table:table-cell>
          <table:table-cell table:style-name="ce18" office:value-type="float" office:value="127.8" calcext:value-type="float">
            <text:p>127.80</text:p>
          </table:table-cell>
        </table:table-row>
        <table:table-row table:style-name="ro6">
          <table:table-cell office:value-type="string" calcext:value-type="string">
            <text:p>2011M4</text:p>
          </table:table-cell>
          <table:table-cell office:value-type="float" office:value="946.2089175" calcext:value-type="float">
            <text:p>946.21</text:p>
          </table:table-cell>
          <table:table-cell office:value-type="float" office:value="274.182526572824" calcext:value-type="float">
            <text:p>274.18</text:p>
          </table:table-cell>
          <table:table-cell table:style-name="ce13" office:value-type="string" calcext:value-type="string">
            <text:p>1979M03</text:p>
          </table:table-cell>
          <table:table-cell office:value-type="float" office:value="199.4" calcext:value-type="float">
            <text:p>199.40</text:p>
          </table:table-cell>
          <table:table-cell office:value-type="float" office:value="131.7" calcext:value-type="float">
            <text:p>131.70</text:p>
          </table:table-cell>
        </table:table-row>
        <table:table-row table:style-name="ro6">
          <table:table-cell office:value-type="string" calcext:value-type="string">
            <text:p>2011M5</text:p>
          </table:table-cell>
          <table:table-cell office:value-type="float" office:value="958.1259625" calcext:value-type="float">
            <text:p>958.13</text:p>
          </table:table-cell>
          <table:table-cell office:value-type="float" office:value="286.209230450472" calcext:value-type="float">
            <text:p>286.21</text:p>
          </table:table-cell>
          <table:table-cell office:value-type="string" calcext:value-type="string">
            <text:p>1979M04</text:p>
          </table:table-cell>
          <table:table-cell table:style-name="ce18" office:value-type="float" office:value="204.6" calcext:value-type="float">
            <text:p>204.60</text:p>
          </table:table-cell>
          <table:table-cell table:style-name="ce18" office:value-type="float" office:value="133.1" calcext:value-type="float">
            <text:p>133.10</text:p>
          </table:table-cell>
        </table:table-row>
        <table:table-row table:style-name="ro6">
          <table:table-cell office:value-type="string" calcext:value-type="string">
            <text:p>2011M6</text:p>
          </table:table-cell>
          <table:table-cell office:value-type="float" office:value="973.158" calcext:value-type="float">
            <text:p>973.16</text:p>
          </table:table-cell>
          <table:table-cell office:value-type="float" office:value="292.577954945768" calcext:value-type="float">
            <text:p>292.58</text:p>
          </table:table-cell>
          <table:table-cell table:style-name="ce13" office:value-type="string" calcext:value-type="string">
            <text:p>1979M05</text:p>
          </table:table-cell>
          <table:table-cell office:value-type="float" office:value="201.9" calcext:value-type="float">
            <text:p>201.90</text:p>
          </table:table-cell>
          <table:table-cell office:value-type="float" office:value="148.4" calcext:value-type="float">
            <text:p>148.40</text:p>
          </table:table-cell>
        </table:table-row>
        <table:table-row table:style-name="ro6">
          <table:table-cell office:value-type="string" calcext:value-type="string">
            <text:p>2011M7</text:p>
          </table:table-cell>
          <table:table-cell office:value-type="float" office:value="969.42" calcext:value-type="float">
            <text:p>969.42</text:p>
          </table:table-cell>
          <table:table-cell office:value-type="float" office:value="307.39780810955" calcext:value-type="float">
            <text:p>307.40</text:p>
          </table:table-cell>
          <table:table-cell office:value-type="string" calcext:value-type="string">
            <text:p>1979M06</text:p>
          </table:table-cell>
          <table:table-cell table:style-name="ce18" office:value-type="float" office:value="203.9" calcext:value-type="float">
            <text:p>203.90</text:p>
          </table:table-cell>
          <table:table-cell table:style-name="ce18" office:value-type="float" office:value="180.5" calcext:value-type="float">
            <text:p>180.50</text:p>
          </table:table-cell>
        </table:table-row>
        <table:table-row table:style-name="ro6">
          <table:table-cell office:value-type="string" calcext:value-type="string">
            <text:p>2011M8</text:p>
          </table:table-cell>
          <table:table-cell office:value-type="float" office:value="973.5985" calcext:value-type="float">
            <text:p>973.60</text:p>
          </table:table-cell>
          <table:table-cell office:value-type="float" office:value="318.669735164991" calcext:value-type="float">
            <text:p>318.67</text:p>
          </table:table-cell>
          <table:table-cell table:style-name="ce13" office:value-type="string" calcext:value-type="string">
            <text:p>1979M07</text:p>
          </table:table-cell>
          <table:table-cell office:value-type="float" office:value="209.7" calcext:value-type="float">
            <text:p>209.70</text:p>
          </table:table-cell>
          <table:table-cell office:value-type="float" office:value="208" calcext:value-type="float">
            <text:p>208.00</text:p>
          </table:table-cell>
        </table:table-row>
        <table:table-row table:style-name="ro6">
          <table:table-cell office:value-type="string" calcext:value-type="string">
            <text:p>2011M9</text:p>
          </table:table-cell>
          <table:table-cell office:value-type="float" office:value="952.6814" calcext:value-type="float">
            <text:p>952.68</text:p>
          </table:table-cell>
          <table:table-cell office:value-type="float" office:value="304.858912643353" calcext:value-type="float">
            <text:p>304.86</text:p>
          </table:table-cell>
          <table:table-cell office:value-type="string" calcext:value-type="string">
            <text:p>1979M08</text:p>
          </table:table-cell>
          <table:table-cell table:style-name="ce18" office:value-type="float" office:value="209" calcext:value-type="float">
            <text:p>209.00</text:p>
          </table:table-cell>
          <table:table-cell table:style-name="ce18" office:value-type="float" office:value="222.5" calcext:value-type="float">
            <text:p>222.50</text:p>
          </table:table-cell>
        </table:table-row>
        <table:table-row table:style-name="ro6">
          <table:table-cell office:value-type="string" calcext:value-type="string">
            <text:p>2011M10</text:p>
          </table:table-cell>
          <table:table-cell office:value-type="float" office:value="954.17575" calcext:value-type="float">
            <text:p>954.18</text:p>
          </table:table-cell>
          <table:table-cell office:value-type="float" office:value="312.685371778148" calcext:value-type="float">
            <text:p>312.69</text:p>
          </table:table-cell>
          <table:table-cell table:style-name="ce13" office:value-type="string" calcext:value-type="string">
            <text:p>1979M09</text:p>
          </table:table-cell>
          <table:table-cell office:value-type="float" office:value="212.5" calcext:value-type="float">
            <text:p>212.50</text:p>
          </table:table-cell>
          <table:table-cell office:value-type="float" office:value="218.5" calcext:value-type="float">
            <text:p>218.50</text:p>
          </table:table-cell>
        </table:table-row>
        <table:table-row table:style-name="ro6">
          <table:table-cell office:value-type="string" calcext:value-type="string">
            <text:p>2011M11</text:p>
          </table:table-cell>
          <table:table-cell office:value-type="float" office:value="892.75085" calcext:value-type="float">
            <text:p>892.75</text:p>
          </table:table-cell>
          <table:table-cell office:value-type="float" office:value="315.200485235813" calcext:value-type="float">
            <text:p>315.20</text:p>
          </table:table-cell>
          <table:table-cell office:value-type="string" calcext:value-type="string">
            <text:p>1979M10</text:p>
          </table:table-cell>
          <table:table-cell table:style-name="ce18" office:value-type="float" office:value="226.4" calcext:value-type="float">
            <text:p>226.40</text:p>
          </table:table-cell>
          <table:table-cell table:style-name="ce18" office:value-type="float" office:value="191.4" calcext:value-type="float">
            <text:p>191.40</text:p>
          </table:table-cell>
        </table:table-row>
        <table:table-row table:style-name="ro6">
          <table:table-cell office:value-type="string" calcext:value-type="string">
            <text:p>2011M12</text:p>
          </table:table-cell>
          <table:table-cell office:value-type="float" office:value="888.4362" calcext:value-type="float">
            <text:p>888.44</text:p>
          </table:table-cell>
          <table:table-cell office:value-type="float" office:value="296.67281096521" calcext:value-type="float">
            <text:p>296.67</text:p>
          </table:table-cell>
          <table:table-cell table:style-name="ce13" office:value-type="string" calcext:value-type="string">
            <text:p>1979M11</text:p>
          </table:table-cell>
          <table:table-cell office:value-type="float" office:value="229.5" calcext:value-type="float">
            <text:p>229.50</text:p>
          </table:table-cell>
          <table:table-cell office:value-type="float" office:value="179.7" calcext:value-type="float">
            <text:p>179.70</text:p>
          </table:table-cell>
        </table:table-row>
        <table:table-row table:style-name="ro6">
          <table:table-cell office:value-type="string" calcext:value-type="string">
            <text:p>2012M1</text:p>
          </table:table-cell>
          <table:table-cell office:value-type="float" office:value="876.99865" calcext:value-type="float">
            <text:p>877.00</text:p>
          </table:table-cell>
          <table:table-cell office:value-type="float" office:value="311.712787595425" calcext:value-type="float">
            <text:p>311.71</text:p>
          </table:table-cell>
          <table:table-cell office:value-type="string" calcext:value-type="string">
            <text:p>1979M12</text:p>
          </table:table-cell>
          <table:table-cell table:style-name="ce18" office:value-type="float" office:value="237.4" calcext:value-type="float">
            <text:p>237.40</text:p>
          </table:table-cell>
          <table:table-cell table:style-name="ce18" office:value-type="float" office:value="182.7" calcext:value-type="float">
            <text:p>182.70</text:p>
          </table:table-cell>
        </table:table-row>
        <table:table-row table:style-name="ro6">
          <table:table-cell office:value-type="string" calcext:value-type="string">
            <text:p>2012M2</text:p>
          </table:table-cell>
          <table:table-cell office:value-type="float" office:value="885.0688" calcext:value-type="float">
            <text:p>885.07</text:p>
          </table:table-cell>
          <table:table-cell office:value-type="float" office:value="316.875297656348" calcext:value-type="float">
            <text:p>316.88</text:p>
          </table:table-cell>
          <table:table-cell table:style-name="ce13" office:value-type="string" calcext:value-type="string">
            <text:p>1980M01</text:p>
          </table:table-cell>
          <table:table-cell office:value-type="float" office:value="245.2" calcext:value-type="float">
            <text:p>245.20</text:p>
          </table:table-cell>
          <table:table-cell office:value-type="float" office:value="200.1" calcext:value-type="float">
            <text:p>200.10</text:p>
          </table:table-cell>
        </table:table-row>
        <table:table-row table:style-name="ro6">
          <table:table-cell office:value-type="string" calcext:value-type="string">
            <text:p>2012M3</text:p>
          </table:table-cell>
          <table:table-cell office:value-type="float" office:value="886.536" calcext:value-type="float">
            <text:p>886.54</text:p>
          </table:table-cell>
          <table:table-cell office:value-type="float" office:value="301.784526584527" calcext:value-type="float">
            <text:p>301.78</text:p>
          </table:table-cell>
          <table:table-cell office:value-type="string" calcext:value-type="string">
            <text:p>1980M02</text:p>
          </table:table-cell>
          <table:table-cell table:style-name="ce18" office:value-type="float" office:value="249" calcext:value-type="float">
            <text:p>249.00</text:p>
          </table:table-cell>
          <table:table-cell table:style-name="ce18" office:value-type="float" office:value="213.6" calcext:value-type="float">
            <text:p>213.60</text:p>
          </table:table-cell>
        </table:table-row>
        <table:table-row table:style-name="ro6">
          <table:table-cell office:value-type="string" calcext:value-type="string">
            <text:p>2012M4</text:p>
          </table:table-cell>
          <table:table-cell office:value-type="float" office:value="896.3808" calcext:value-type="float">
            <text:p>896.38</text:p>
          </table:table-cell>
          <table:table-cell office:value-type="float" office:value="320.456852791878" calcext:value-type="float">
            <text:p>320.46</text:p>
          </table:table-cell>
          <table:table-cell table:style-name="ce13" office:value-type="string" calcext:value-type="string">
            <text:p>1980M03</text:p>
          </table:table-cell>
          <table:table-cell office:value-type="float" office:value="243.4" calcext:value-type="float">
            <text:p>243.40</text:p>
          </table:table-cell>
          <table:table-cell office:value-type="float" office:value="209.3" calcext:value-type="float">
            <text:p>209.30</text:p>
          </table:table-cell>
        </table:table-row>
        <table:table-row table:style-name="ro6">
          <table:table-cell office:value-type="string" calcext:value-type="string">
            <text:p>2012M5</text:p>
          </table:table-cell>
          <table:table-cell office:value-type="float" office:value="892.1584" calcext:value-type="float">
            <text:p>892.16</text:p>
          </table:table-cell>
          <table:table-cell office:value-type="float" office:value="331.805027579665" calcext:value-type="float">
            <text:p>331.81</text:p>
          </table:table-cell>
          <table:table-cell office:value-type="string" calcext:value-type="string">
            <text:p>1980M04</text:p>
          </table:table-cell>
          <table:table-cell table:style-name="ce18" office:value-type="float" office:value="241.8" calcext:value-type="float">
            <text:p>241.80</text:p>
          </table:table-cell>
          <table:table-cell table:style-name="ce18" office:value-type="float" office:value="206.8" calcext:value-type="float">
            <text:p>206.80</text:p>
          </table:table-cell>
        </table:table-row>
        <table:table-row table:style-name="ro6">
          <table:table-cell office:value-type="string" calcext:value-type="string">
            <text:p>2012M6</text:p>
          </table:table-cell>
          <table:table-cell office:value-type="float" office:value="862.84" calcext:value-type="float">
            <text:p>862.84</text:p>
          </table:table-cell>
          <table:table-cell office:value-type="float" office:value="318.564447915873" calcext:value-type="float">
            <text:p>318.56</text:p>
          </table:table-cell>
          <table:table-cell table:style-name="ce13" office:value-type="string" calcext:value-type="string">
            <text:p>1980M05</text:p>
          </table:table-cell>
          <table:table-cell office:value-type="float" office:value="251.1" calcext:value-type="float">
            <text:p>251.10</text:p>
          </table:table-cell>
          <table:table-cell office:value-type="float" office:value="216.73" calcext:value-type="float">
            <text:p>216.73</text:p>
          </table:table-cell>
        </table:table-row>
        <table:table-row table:style-name="ro6">
          <table:table-cell office:value-type="string" calcext:value-type="string">
            <text:p>2012M7</text:p>
          </table:table-cell>
          <table:table-cell office:value-type="float" office:value="857.9175" calcext:value-type="float">
            <text:p>857.92</text:p>
          </table:table-cell>
          <table:table-cell office:value-type="float" office:value="313.18040806818" calcext:value-type="float">
            <text:p>313.18</text:p>
          </table:table-cell>
          <table:table-cell office:value-type="string" calcext:value-type="string">
            <text:p>1980M06</text:p>
          </table:table-cell>
          <table:table-cell table:style-name="ce18" office:value-type="float" office:value="255.3" calcext:value-type="float">
            <text:p>255.30</text:p>
          </table:table-cell>
          <table:table-cell table:style-name="ce18" office:value-type="float" office:value="218.42" calcext:value-type="float">
            <text:p>218.42</text:p>
          </table:table-cell>
        </table:table-row>
        <table:table-row table:style-name="ro6">
          <table:table-cell office:value-type="string" calcext:value-type="string">
            <text:p>2012M8</text:p>
          </table:table-cell>
          <table:table-cell office:value-type="float" office:value="856.65825" calcext:value-type="float">
            <text:p>856.66</text:p>
          </table:table-cell>
          <table:table-cell office:value-type="float" office:value="323.451800847458" calcext:value-type="float">
            <text:p>323.45</text:p>
          </table:table-cell>
          <table:table-cell table:style-name="ce13" office:value-type="string" calcext:value-type="string">
            <text:p>1980M07</text:p>
          </table:table-cell>
          <table:table-cell office:value-type="float" office:value="259.9" calcext:value-type="float">
            <text:p>259.90</text:p>
          </table:table-cell>
          <table:table-cell office:value-type="float" office:value="195.13" calcext:value-type="float">
            <text:p>195.13</text:p>
          </table:table-cell>
        </table:table-row>
        <table:table-row table:style-name="ro6">
          <table:table-cell office:value-type="string" calcext:value-type="string">
            <text:p>2012M9</text:p>
          </table:table-cell>
          <table:table-cell office:value-type="float" office:value="878.19665" calcext:value-type="float">
            <text:p>878.20</text:p>
          </table:table-cell>
          <table:table-cell office:value-type="float" office:value="323.552789882531" calcext:value-type="float">
            <text:p>323.55</text:p>
          </table:table-cell>
          <table:table-cell office:value-type="string" calcext:value-type="string">
            <text:p>1980M08</text:p>
          </table:table-cell>
          <table:table-cell table:style-name="ce18" office:value-type="float" office:value="253" calcext:value-type="float">
            <text:p>253.00</text:p>
          </table:table-cell>
          <table:table-cell table:style-name="ce18" office:value-type="float" office:value="188.51" calcext:value-type="float">
            <text:p>188.51</text:p>
          </table:table-cell>
        </table:table-row>
        <table:table-row table:style-name="ro6">
          <table:table-cell office:value-type="string" calcext:value-type="string">
            <text:p>2012M10</text:p>
          </table:table-cell>
          <table:table-cell office:value-type="float" office:value="873.3625" calcext:value-type="float">
            <text:p>873.36</text:p>
          </table:table-cell>
          <table:table-cell office:value-type="float" office:value="315.017656312759" calcext:value-type="float">
            <text:p>315.02</text:p>
          </table:table-cell>
          <table:table-cell table:style-name="ce13" office:value-type="string" calcext:value-type="string">
            <text:p>1980M09</text:p>
          </table:table-cell>
          <table:table-cell office:value-type="float" office:value="252.5" calcext:value-type="float">
            <text:p>252.50</text:p>
          </table:table-cell>
          <table:table-cell office:value-type="float" office:value="213.12" calcext:value-type="float">
            <text:p>213.12</text:p>
          </table:table-cell>
        </table:table-row>
        <table:table-row table:style-name="ro6">
          <table:table-cell office:value-type="string" calcext:value-type="string">
            <text:p>2012M11</text:p>
          </table:table-cell>
          <table:table-cell office:value-type="float" office:value="870.049147727273" calcext:value-type="float">
            <text:p>870.05</text:p>
          </table:table-cell>
          <table:table-cell office:value-type="float" office:value="326.531419418433" calcext:value-type="float">
            <text:p>326.53</text:p>
          </table:table-cell>
          <table:table-cell office:value-type="string" calcext:value-type="string">
            <text:p>1980M10</text:p>
          </table:table-cell>
          <table:table-cell table:style-name="ce18" office:value-type="float" office:value="258.9" calcext:value-type="float">
            <text:p>258.90</text:p>
          </table:table-cell>
          <table:table-cell table:style-name="ce18" office:value-type="float" office:value="159.05" calcext:value-type="float">
            <text:p>159.05</text:p>
          </table:table-cell>
        </table:table-row>
        <table:table-row table:style-name="ro6">
          <table:table-cell office:value-type="string" calcext:value-type="string">
            <text:p>2012M12</text:p>
          </table:table-cell>
          <table:table-cell office:value-type="float" office:value="879.937535714286" calcext:value-type="float">
            <text:p>879.94</text:p>
          </table:table-cell>
          <table:table-cell office:value-type="float" office:value="299.156675105485" calcext:value-type="float">
            <text:p>299.16</text:p>
          </table:table-cell>
          <table:table-cell table:style-name="ce13" office:value-type="string" calcext:value-type="string">
            <text:p>1980M11</text:p>
          </table:table-cell>
          <table:table-cell office:value-type="float" office:value="258.4" calcext:value-type="float">
            <text:p>258.40</text:p>
          </table:table-cell>
          <table:table-cell office:value-type="float" office:value="161.97" calcext:value-type="float">
            <text:p>161.97</text:p>
          </table:table-cell>
        </table:table-row>
        <table:table-row table:style-name="ro6">
          <table:table-cell office:value-type="string" calcext:value-type="string">
            <text:p>2013M1</text:p>
          </table:table-cell>
          <table:table-cell office:value-type="float" office:value="870.593663043479" calcext:value-type="float">
            <text:p>870.59</text:p>
          </table:table-cell>
          <table:table-cell office:value-type="float" office:value="302.02155780382" calcext:value-type="float">
            <text:p>302.02</text:p>
          </table:table-cell>
          <table:table-cell office:value-type="string" calcext:value-type="string">
            <text:p>1980M12</text:p>
          </table:table-cell>
          <table:table-cell table:style-name="ce18" office:value-type="float" office:value="251.8" calcext:value-type="float">
            <text:p>251.80</text:p>
          </table:table-cell>
          <table:table-cell table:style-name="ce18" office:value-type="float" office:value="163.43" calcext:value-type="float">
            <text:p>163.43</text:p>
          </table:table-cell>
        </table:table-row>
        <table:table-row table:style-name="ro6">
          <table:table-cell office:value-type="string" calcext:value-type="string">
            <text:p>2013M2</text:p>
          </table:table-cell>
          <table:table-cell office:value-type="float" office:value="842.8847375" calcext:value-type="float">
            <text:p>842.88</text:p>
          </table:table-cell>
          <table:table-cell office:value-type="float" office:value="304.968381222247" calcext:value-type="float">
            <text:p>304.97</text:p>
          </table:table-cell>
          <table:table-cell table:style-name="ce13" office:value-type="string" calcext:value-type="string">
            <text:p>1981M01</text:p>
          </table:table-cell>
          <table:table-cell office:value-type="float" office:value="247.98" calcext:value-type="float">
            <text:p>247.98</text:p>
          </table:table-cell>
          <table:table-cell office:value-type="float" office:value="166.34" calcext:value-type="float">
            <text:p>166.34</text:p>
          </table:table-cell>
        </table:table-row>
        <table:table-row table:style-name="ro6">
          <table:table-cell office:value-type="string" calcext:value-type="string">
            <text:p>2013M3</text:p>
          </table:table-cell>
          <table:table-cell office:value-type="float" office:value="822.004035714286" calcext:value-type="float">
            <text:p>822.00</text:p>
          </table:table-cell>
          <table:table-cell office:value-type="float" office:value="311.847453954496" calcext:value-type="float">
            <text:p>311.85</text:p>
          </table:table-cell>
          <table:table-cell office:value-type="string" calcext:value-type="string">
            <text:p>1981M02</text:p>
          </table:table-cell>
          <table:table-cell table:style-name="ce18" office:value-type="float" office:value="231.48" calcext:value-type="float">
            <text:p>231.48</text:p>
          </table:table-cell>
          <table:table-cell table:style-name="ce18" office:value-type="float" office:value="163.11" calcext:value-type="float">
            <text:p>163.11</text:p>
          </table:table-cell>
        </table:table-row>
        <table:table-row table:style-name="ro6">
          <table:table-cell office:value-type="string" calcext:value-type="string">
            <text:p>2013M4</text:p>
          </table:table-cell>
          <table:table-cell office:value-type="float" office:value="834.36775" calcext:value-type="float">
            <text:p>834.37</text:p>
          </table:table-cell>
          <table:table-cell office:value-type="float" office:value="324.082473752072" calcext:value-type="float">
            <text:p>324.08</text:p>
          </table:table-cell>
          <table:table-cell table:style-name="ce13" office:value-type="string" calcext:value-type="string">
            <text:p>1981M03</text:p>
          </table:table-cell>
          <table:table-cell office:value-type="float" office:value="231.39" calcext:value-type="float">
            <text:p>231.39</text:p>
          </table:table-cell>
          <table:table-cell office:value-type="float" office:value="160.77" calcext:value-type="float">
            <text:p>160.77</text:p>
          </table:table-cell>
        </table:table-row>
        <table:table-row table:style-name="ro6">
          <table:table-cell office:value-type="string" calcext:value-type="string">
            <text:p>2013M5</text:p>
          </table:table-cell>
          <table:table-cell office:value-type="float" office:value="833.200739130435" calcext:value-type="float">
            <text:p>833.20</text:p>
          </table:table-cell>
          <table:table-cell office:value-type="float" office:value="357.960344447593" calcext:value-type="float">
            <text:p>357.96</text:p>
          </table:table-cell>
          <table:table-cell office:value-type="string" calcext:value-type="string">
            <text:p>1981M04</text:p>
          </table:table-cell>
          <table:table-cell table:style-name="ce18" office:value-type="float" office:value="225.25" calcext:value-type="float">
            <text:p>225.25</text:p>
          </table:table-cell>
          <table:table-cell table:style-name="ce18" office:value-type="float" office:value="156.28" calcext:value-type="float">
            <text:p>156.28</text:p>
          </table:table-cell>
        </table:table-row>
        <table:table-row table:style-name="ro6">
          <table:table-cell office:value-type="string" calcext:value-type="string">
            <text:p>2013M6</text:p>
          </table:table-cell>
          <table:table-cell office:value-type="float" office:value="844.60285" calcext:value-type="float">
            <text:p>844.60</text:p>
          </table:table-cell>
          <table:table-cell office:value-type="float" office:value="354.345076018435" calcext:value-type="float">
            <text:p>354.35</text:p>
          </table:table-cell>
          <table:table-cell table:style-name="ce13" office:value-type="string" calcext:value-type="string">
            <text:p>1981M05</text:p>
          </table:table-cell>
          <table:table-cell office:value-type="float" office:value="209.45" calcext:value-type="float">
            <text:p>209.45</text:p>
          </table:table-cell>
          <table:table-cell office:value-type="float" office:value="158.55" calcext:value-type="float">
            <text:p>158.55</text:p>
          </table:table-cell>
        </table:table-row>
        <table:table-row table:style-name="ro6">
          <table:table-cell office:value-type="string" calcext:value-type="string">
            <text:p>2013M7</text:p>
          </table:table-cell>
          <table:table-cell office:value-type="float" office:value="827.703347826087" calcext:value-type="float">
            <text:p>827.70</text:p>
          </table:table-cell>
          <table:table-cell office:value-type="float" office:value="349.241964030831" calcext:value-type="float">
            <text:p>349.24</text:p>
          </table:table-cell>
          <table:table-cell office:value-type="string" calcext:value-type="string">
            <text:p>1981M06</text:p>
          </table:table-cell>
          <table:table-cell table:style-name="ce18" office:value-type="float" office:value="203.14" calcext:value-type="float">
            <text:p>203.14</text:p>
          </table:table-cell>
          <table:table-cell table:style-name="ce18" office:value-type="float" office:value="156.42" calcext:value-type="float">
            <text:p>156.42</text:p>
          </table:table-cell>
        </table:table-row>
        <table:table-row table:style-name="ro6">
          <table:table-cell office:value-type="string" calcext:value-type="string">
            <text:p>2013M8</text:p>
          </table:table-cell>
          <table:table-cell office:value-type="float" office:value="845.046034090909" calcext:value-type="float">
            <text:p>845.05</text:p>
          </table:table-cell>
          <table:table-cell office:value-type="float" office:value="345.494614222352" calcext:value-type="float">
            <text:p>345.49</text:p>
          </table:table-cell>
          <table:table-cell table:style-name="ce13" office:value-type="string" calcext:value-type="string">
            <text:p>1981M07</text:p>
          </table:table-cell>
          <table:table-cell office:value-type="float" office:value="198.3" calcext:value-type="float">
            <text:p>198.30</text:p>
          </table:table-cell>
          <table:table-cell office:value-type="float" office:value="145.61" calcext:value-type="float">
            <text:p>145.61</text:p>
          </table:table-cell>
        </table:table-row>
        <table:table-row table:style-name="ro6">
          <table:table-cell office:value-type="string" calcext:value-type="string">
            <text:p>2013M9</text:p>
          </table:table-cell>
          <table:table-cell office:value-type="float" office:value="865.133" calcext:value-type="float">
            <text:p>865.13</text:p>
          </table:table-cell>
          <table:table-cell office:value-type="float" office:value="330.045279468407" calcext:value-type="float">
            <text:p>330.05</text:p>
          </table:table-cell>
          <table:table-cell office:value-type="string" calcext:value-type="string">
            <text:p>1981M08</text:p>
          </table:table-cell>
          <table:table-cell table:style-name="ce18" office:value-type="float" office:value="192.26" calcext:value-type="float">
            <text:p>192.26</text:p>
          </table:table-cell>
          <table:table-cell table:style-name="ce18" office:value-type="float" office:value="142.83" calcext:value-type="float">
            <text:p>142.83</text:p>
          </table:table-cell>
        </table:table-row>
        <table:table-row table:style-name="ro6">
          <table:table-cell office:value-type="string" calcext:value-type="string">
            <text:p>2013M10</text:p>
          </table:table-cell>
          <table:table-cell office:value-type="float" office:value="876.955945652174" calcext:value-type="float">
            <text:p>876.96</text:p>
          </table:table-cell>
          <table:table-cell office:value-type="float" office:value="324.300550198047" calcext:value-type="float">
            <text:p>324.30</text:p>
          </table:table-cell>
          <table:table-cell table:style-name="ce13" office:value-type="string" calcext:value-type="string">
            <text:p>1981M09</text:p>
          </table:table-cell>
          <table:table-cell office:value-type="float" office:value="203.75" calcext:value-type="float">
            <text:p>203.75</text:p>
          </table:table-cell>
          <table:table-cell office:value-type="float" office:value="142.19" calcext:value-type="float">
            <text:p>142.19</text:p>
          </table:table-cell>
        </table:table-row>
        <table:table-row table:style-name="ro6">
          <table:table-cell office:value-type="string" calcext:value-type="string">
            <text:p>2013M11</text:p>
          </table:table-cell>
          <table:table-cell office:value-type="float" office:value="878.248035714286" calcext:value-type="float">
            <text:p>878.25</text:p>
          </table:table-cell>
          <table:table-cell office:value-type="float" office:value="332.482055180715" calcext:value-type="float">
            <text:p>332.48</text:p>
          </table:table-cell>
          <table:table-cell office:value-type="string" calcext:value-type="string">
            <text:p>1981M10</text:p>
          </table:table-cell>
          <table:table-cell table:style-name="ce18" office:value-type="float" office:value="204.46" calcext:value-type="float">
            <text:p>204.46</text:p>
          </table:table-cell>
          <table:table-cell table:style-name="ce18" office:value-type="float" office:value="146.24" calcext:value-type="float">
            <text:p>146.24</text:p>
          </table:table-cell>
        </table:table-row>
        <table:table-row table:style-name="ro6">
          <table:table-cell office:value-type="string" calcext:value-type="string">
            <text:p>2013M12</text:p>
          </table:table-cell>
          <table:table-cell office:value-type="float" office:value="892.832625" calcext:value-type="float">
            <text:p>892.83</text:p>
          </table:table-cell>
          <table:table-cell office:value-type="float" office:value="353.628718036432" calcext:value-type="float">
            <text:p>353.63</text:p>
          </table:table-cell>
          <table:table-cell table:style-name="ce13" office:value-type="string" calcext:value-type="string">
            <text:p>1981M11</text:p>
          </table:table-cell>
          <table:table-cell office:value-type="float" office:value="204.82" calcext:value-type="float">
            <text:p>204.82</text:p>
          </table:table-cell>
          <table:table-cell office:value-type="float" office:value="156.42" calcext:value-type="float">
            <text:p>156.42</text:p>
          </table:table-cell>
        </table:table-row>
        <table:table-row table:style-name="ro6">
          <table:table-cell office:value-type="string" calcext:value-type="string">
            <text:p>2014M1</text:p>
          </table:table-cell>
          <table:table-cell office:value-type="float" office:value="897.7785" calcext:value-type="float">
            <text:p>897.78</text:p>
          </table:table-cell>
          <table:table-cell office:value-type="float" office:value="338.54889308759" calcext:value-type="float">
            <text:p>338.55</text:p>
          </table:table-cell>
          <table:table-cell office:value-type="string" calcext:value-type="string">
            <text:p>1981M12</text:p>
          </table:table-cell>
          <table:table-cell table:style-name="ce18" office:value-type="float" office:value="201.2" calcext:value-type="float">
            <text:p>201.20</text:p>
          </table:table-cell>
          <table:table-cell table:style-name="ce18" office:value-type="float" office:value="160" calcext:value-type="float">
            <text:p>160.00</text:p>
          </table:table-cell>
        </table:table-row>
        <table:table-row table:style-name="ro6">
          <table:table-cell office:value-type="string" calcext:value-type="string">
            <text:p>2014M2</text:p>
          </table:table-cell>
          <table:table-cell office:value-type="float" office:value="902.193" calcext:value-type="float">
            <text:p>902.19</text:p>
          </table:table-cell>
          <table:table-cell office:value-type="float" office:value="340.796703506826" calcext:value-type="float">
            <text:p>340.80</text:p>
          </table:table-cell>
          <table:table-cell table:style-name="ce13" office:value-type="string" calcext:value-type="string">
            <text:p>1982M01</text:p>
          </table:table-cell>
          <table:table-cell office:value-type="float" office:value="197.42" calcext:value-type="float">
            <text:p>197.42</text:p>
          </table:table-cell>
          <table:table-cell office:value-type="float" office:value="163.27" calcext:value-type="float">
            <text:p>163.27</text:p>
          </table:table-cell>
        </table:table-row>
        <table:table-row table:style-name="ro6">
          <table:table-cell office:value-type="string" calcext:value-type="string">
            <text:p>2014M3</text:p>
          </table:table-cell>
          <table:table-cell office:value-type="float" office:value="905.7355" calcext:value-type="float">
            <text:p>905.74</text:p>
          </table:table-cell>
          <table:table-cell office:value-type="float" office:value="354.533747601206" calcext:value-type="float">
            <text:p>354.53</text:p>
          </table:table-cell>
          <table:table-cell office:value-type="string" calcext:value-type="string">
            <text:p>1982M02</text:p>
          </table:table-cell>
          <table:table-cell table:style-name="ce18" office:value-type="float" office:value="191.11" calcext:value-type="float">
            <text:p>191.11</text:p>
          </table:table-cell>
          <table:table-cell table:style-name="ce18" office:value-type="float" office:value="154.81" calcext:value-type="float">
            <text:p>154.81</text:p>
          </table:table-cell>
        </table:table-row>
        <table:table-row table:style-name="ro6">
          <table:table-cell office:value-type="string" calcext:value-type="string">
            <text:p>2014M4</text:p>
          </table:table-cell>
          <table:table-cell office:value-type="float" office:value="912.4935" calcext:value-type="float">
            <text:p>912.49</text:p>
          </table:table-cell>
          <table:table-cell office:value-type="float" office:value="333.983241382889" calcext:value-type="float">
            <text:p>333.98</text:p>
          </table:table-cell>
          <table:table-cell table:style-name="ce13" office:value-type="string" calcext:value-type="string">
            <text:p>1982M03</text:p>
          </table:table-cell>
          <table:table-cell office:value-type="float" office:value="187.23" calcext:value-type="float">
            <text:p>187.23</text:p>
          </table:table-cell>
          <table:table-cell office:value-type="float" office:value="151.18" calcext:value-type="float">
            <text:p>151.18</text:p>
          </table:table-cell>
        </table:table-row>
        <table:table-row table:style-name="ro6">
          <table:table-cell office:value-type="string" calcext:value-type="string">
            <text:p>2014M5</text:p>
          </table:table-cell>
          <table:table-cell office:value-type="float" office:value="918.0525" calcext:value-type="float">
            <text:p>918.05</text:p>
          </table:table-cell>
          <table:table-cell office:value-type="float" office:value="331.200238162516" calcext:value-type="float">
            <text:p>331.20</text:p>
          </table:table-cell>
          <table:table-cell office:value-type="string" calcext:value-type="string">
            <text:p>1982M04</text:p>
          </table:table-cell>
          <table:table-cell table:style-name="ce18" office:value-type="float" office:value="184.19" calcext:value-type="float">
            <text:p>184.19</text:p>
          </table:table-cell>
          <table:table-cell table:style-name="ce18" office:value-type="float" office:value="148.89" calcext:value-type="float">
            <text:p>148.89</text:p>
          </table:table-cell>
        </table:table-row>
        <table:table-row table:style-name="ro6">
          <table:table-cell office:value-type="string" calcext:value-type="string">
            <text:p>2014M6</text:p>
          </table:table-cell>
          <table:table-cell office:value-type="float" office:value="921.3225" calcext:value-type="float">
            <text:p>921.32</text:p>
          </table:table-cell>
          <table:table-cell office:value-type="float" office:value="331.818788283098" calcext:value-type="float">
            <text:p>331.82</text:p>
          </table:table-cell>
          <table:table-cell table:style-name="ce13" office:value-type="string" calcext:value-type="string">
            <text:p>1982M05</text:p>
          </table:table-cell>
          <table:table-cell office:value-type="float" office:value="191.1" calcext:value-type="float">
            <text:p>191.10</text:p>
          </table:table-cell>
          <table:table-cell office:value-type="float" office:value="152.71" calcext:value-type="float">
            <text:p>152.71</text:p>
          </table:table-cell>
        </table:table-row>
        <table:table-row table:style-name="ro6">
          <table:table-cell office:value-type="string" calcext:value-type="string">
            <text:p>2014M7</text:p>
          </table:table-cell>
          <table:table-cell office:value-type="float" office:value="930.5875" calcext:value-type="float">
            <text:p>930.59</text:p>
          </table:table-cell>
          <table:table-cell office:value-type="float" office:value="322.316813489704" calcext:value-type="float">
            <text:p>322.32</text:p>
          </table:table-cell>
          <table:table-cell office:value-type="string" calcext:value-type="string">
            <text:p>1982M06</text:p>
          </table:table-cell>
          <table:table-cell table:style-name="ce18" office:value-type="float" office:value="174.8" calcext:value-type="float">
            <text:p>174.80</text:p>
          </table:table-cell>
          <table:table-cell table:style-name="ce18" office:value-type="float" office:value="140.39" calcext:value-type="float">
            <text:p>140.39</text:p>
          </table:table-cell>
        </table:table-row>
        <table:table-row table:style-name="ro6">
          <table:table-cell office:value-type="string" calcext:value-type="string">
            <text:p>2014M8</text:p>
          </table:table-cell>
          <table:table-cell office:value-type="float" office:value="910.3135" calcext:value-type="float">
            <text:p>910.31</text:p>
          </table:table-cell>
          <table:table-cell office:value-type="float" office:value="319.860989189629" calcext:value-type="float">
            <text:p>319.86</text:p>
          </table:table-cell>
          <table:table-cell table:style-name="ce13" office:value-type="string" calcext:value-type="string">
            <text:p>1982M07</text:p>
          </table:table-cell>
          <table:table-cell office:value-type="float" office:value="168" calcext:value-type="float">
            <text:p>168.00</text:p>
          </table:table-cell>
          <table:table-cell office:value-type="float" office:value="140.59" calcext:value-type="float">
            <text:p>140.59</text:p>
          </table:table-cell>
        </table:table-row>
        <table:table-row table:style-name="ro6">
          <table:table-cell office:value-type="string" calcext:value-type="string">
            <text:p>2014M9</text:p>
          </table:table-cell>
          <table:table-cell office:value-type="float" office:value="889.004" calcext:value-type="float">
            <text:p>889.00</text:p>
          </table:table-cell>
          <table:table-cell office:value-type="float" office:value="327.591492221227" calcext:value-type="float">
            <text:p>327.59</text:p>
          </table:table-cell>
          <table:table-cell office:value-type="string" calcext:value-type="string">
            <text:p>1982M08</text:p>
          </table:table-cell>
          <table:table-cell table:style-name="ce18" office:value-type="float" office:value="166.3" calcext:value-type="float">
            <text:p>166.30</text:p>
          </table:table-cell>
          <table:table-cell table:style-name="ce18" office:value-type="float" office:value="140.11" calcext:value-type="float">
            <text:p>140.11</text:p>
          </table:table-cell>
        </table:table-row>
        <table:table-row table:style-name="ro6">
          <table:table-cell office:value-type="string" calcext:value-type="string">
            <text:p>2014M10</text:p>
          </table:table-cell>
          <table:table-cell office:value-type="float" office:value="875.7605" calcext:value-type="float">
            <text:p>875.76</text:p>
          </table:table-cell>
          <table:table-cell office:value-type="float" office:value="316.652284094698" calcext:value-type="float">
            <text:p>316.65</text:p>
          </table:table-cell>
          <table:table-cell table:style-name="ce13" office:value-type="string" calcext:value-type="string">
            <text:p>1982M0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40.59" calcext:value-type="float">
            <text:p>140.59</text:p>
          </table:table-cell>
        </table:table-row>
        <table:table-row table:style-name="ro6">
          <table:table-cell office:value-type="string" calcext:value-type="string">
            <text:p>2014M11</text:p>
          </table:table-cell>
          <table:table-cell office:value-type="float" office:value="859.901" calcext:value-type="float">
            <text:p>859.90</text:p>
          </table:table-cell>
          <table:table-cell office:value-type="float" office:value="337.407457670932" calcext:value-type="float">
            <text:p>337.41</text:p>
          </table:table-cell>
          <table:table-cell office:value-type="string" calcext:value-type="string">
            <text:p>1982M10</text:p>
          </table:table-cell>
          <table:table-cell table:style-name="ce18" office:value-type="float" office:value="160.97" calcext:value-type="float">
            <text:p>160.97</text:p>
          </table:table-cell>
          <table:table-cell table:style-name="ce18" office:value-type="float" office:value="136.66" calcext:value-type="float">
            <text:p>136.66</text:p>
          </table:table-cell>
        </table:table-row>
        <table:table-row table:style-name="ro6">
          <table:table-cell office:value-type="string" calcext:value-type="string">
            <text:p>2014M12</text:p>
          </table:table-cell>
          <table:table-cell office:value-type="float" office:value="852.162" calcext:value-type="float">
            <text:p>852.16</text:p>
          </table:table-cell>
          <table:table-cell office:value-type="float" office:value="339.548660507454" calcext:value-type="float">
            <text:p>339.55</text:p>
          </table:table-cell>
          <table:table-cell table:style-name="ce13" office:value-type="string" calcext:value-type="string">
            <text:p>1982M11</text:p>
          </table:table-cell>
          <table:table-cell office:value-type="float" office:value="159.4" calcext:value-type="float">
            <text:p>159.40</text:p>
          </table:table-cell>
          <table:table-cell office:value-type="float" office:value="140.78" calcext:value-type="float">
            <text:p>140.78</text:p>
          </table:table-cell>
        </table:table-row>
        <table:table-row table:style-name="ro6">
          <table:table-cell office:value-type="string" calcext:value-type="string">
            <text:p>2015M1</text:p>
          </table:table-cell>
          <table:table-cell office:value-type="float" office:value="826.7105" calcext:value-type="float">
            <text:p>826.71</text:p>
          </table:table-cell>
          <table:table-cell office:value-type="float" office:value="351.466164423254" calcext:value-type="float">
            <text:p>351.47</text:p>
          </table:table-cell>
          <table:table-cell office:value-type="string" calcext:value-type="string">
            <text:p>1982M12</text:p>
          </table:table-cell>
          <table:table-cell table:style-name="ce18" office:value-type="float" office:value="167.7" calcext:value-type="float">
            <text:p>167.70</text:p>
          </table:table-cell>
          <table:table-cell table:style-name="ce18" office:value-type="float" office:value="147.47" calcext:value-type="float">
            <text:p>147.47</text:p>
          </table:table-cell>
        </table:table-row>
        <table:table-row table:style-name="ro6">
          <table:table-cell office:value-type="string" calcext:value-type="string">
            <text:p>2015M2</text:p>
          </table:table-cell>
          <table:table-cell office:value-type="float" office:value="835.2125" calcext:value-type="float">
            <text:p>835.21</text:p>
          </table:table-cell>
          <table:table-cell office:value-type="float" office:value="336.893975841287" calcext:value-type="float">
            <text:p>336.89</text:p>
          </table:table-cell>
          <table:table-cell table:style-name="ce13" office:value-type="string" calcext:value-type="string">
            <text:p>1983M01</text:p>
          </table:table-cell>
          <table:table-cell office:value-type="float" office:value="169.88" calcext:value-type="float">
            <text:p>169.88</text:p>
          </table:table-cell>
          <table:table-cell office:value-type="float" office:value="145.53" calcext:value-type="float">
            <text:p>145.53</text:p>
          </table:table-cell>
        </table:table-row>
        <table:table-row table:style-name="ro6">
          <table:table-cell office:value-type="string" calcext:value-type="string">
            <text:p>2015M3</text:p>
          </table:table-cell>
          <table:table-cell office:value-type="float" office:value="816.5735" calcext:value-type="float">
            <text:p>816.57</text:p>
          </table:table-cell>
          <table:table-cell office:value-type="float" office:value="321.740151598374" calcext:value-type="float">
            <text:p>321.74</text:p>
          </table:table-cell>
          <table:table-cell office:value-type="string" calcext:value-type="string">
            <text:p>1983M02</text:p>
          </table:table-cell>
          <table:table-cell table:style-name="ce18" office:value-type="float" office:value="167.1" calcext:value-type="float">
            <text:p>167.10</text:p>
          </table:table-cell>
          <table:table-cell table:style-name="ce18" office:value-type="float" office:value="127.51" calcext:value-type="float">
            <text:p>127.51</text:p>
          </table:table-cell>
        </table:table-row>
        <table:table-row table:style-name="ro6">
          <table:table-cell office:value-type="string" calcext:value-type="string">
            <text:p>2015M4</text:p>
          </table:table-cell>
          <table:table-cell office:value-type="float" office:value="814.23" calcext:value-type="float">
            <text:p>814.23</text:p>
          </table:table-cell>
          <table:table-cell office:value-type="float" office:value="337.29508994709" calcext:value-type="float">
            <text:p>337.30</text:p>
          </table:table-cell>
          <table:table-cell table:style-name="ce13" office:value-type="string" calcext:value-type="string">
            <text:p>1983M03</text:p>
          </table:table-cell>
          <table:table-cell office:value-type="float" office:value="164.03" calcext:value-type="float">
            <text:p>164.03</text:p>
          </table:table-cell>
          <table:table-cell office:value-type="float" office:value="125.49" calcext:value-type="float">
            <text:p>125.49</text:p>
          </table:table-cell>
        </table:table-row>
        <table:table-row table:style-name="ro6">
          <table:table-cell office:value-type="string" calcext:value-type="string">
            <text:p>2015M5</text:p>
          </table:table-cell>
          <table:table-cell office:value-type="float" office:value="842.461" calcext:value-type="float">
            <text:p>842.46</text:p>
          </table:table-cell>
          <table:table-cell office:value-type="float" office:value="331.227088197556" calcext:value-type="float">
            <text:p>331.23</text:p>
          </table:table-cell>
          <table:table-cell office:value-type="string" calcext:value-type="string">
            <text:p>1983M04</text:p>
          </table:table-cell>
          <table:table-cell table:style-name="ce18" office:value-type="float" office:value="157.18" calcext:value-type="float">
            <text:p>157.18</text:p>
          </table:table-cell>
          <table:table-cell table:style-name="ce18" office:value-type="float" office:value="127.11" calcext:value-type="float">
            <text:p>127.11</text:p>
          </table:table-cell>
        </table:table-row>
        <table:table-row table:style-name="ro6">
          <table:table-cell office:value-type="string" calcext:value-type="string">
            <text:p>2015M6</text:p>
          </table:table-cell>
          <table:table-cell office:value-type="float" office:value="847.7475" calcext:value-type="float">
            <text:p>847.75</text:p>
          </table:table-cell>
          <table:table-cell office:value-type="float" office:value="306.497303242454" calcext:value-type="float">
            <text:p>306.50</text:p>
          </table:table-cell>
          <table:table-cell table:style-name="ce13" office:value-type="string" calcext:value-type="string">
            <text:p>1983M05</text:p>
          </table:table-cell>
          <table:table-cell office:value-type="float" office:value="154.78" calcext:value-type="float">
            <text:p>154.78</text:p>
          </table:table-cell>
          <table:table-cell office:value-type="float" office:value="131.86" calcext:value-type="float">
            <text:p>131.86</text:p>
          </table:table-cell>
        </table:table-row>
        <table:table-row table:style-name="ro6">
          <table:table-cell office:value-type="string" calcext:value-type="string">
            <text:p>2015M7</text:p>
          </table:table-cell>
          <table:table-cell office:value-type="float" office:value="848.0745" calcext:value-type="float">
            <text:p>848.07</text:p>
          </table:table-cell>
          <table:table-cell office:value-type="float" office:value="301.445251458127" calcext:value-type="float">
            <text:p>301.45</text:p>
          </table:table-cell>
          <table:table-cell office:value-type="string" calcext:value-type="string">
            <text:p>1983M06</text:p>
          </table:table-cell>
          <table:table-cell table:style-name="ce18" office:value-type="float" office:value="150.07" calcext:value-type="float">
            <text:p>150.07</text:p>
          </table:table-cell>
          <table:table-cell table:style-name="ce18" office:value-type="float" office:value="129.77" calcext:value-type="float">
            <text:p>129.77</text:p>
          </table:table-cell>
        </table:table-row>
        <table:table-row table:style-name="ro6">
          <table:table-cell office:value-type="string" calcext:value-type="string">
            <text:p>2015M8</text:p>
          </table:table-cell>
          <table:table-cell office:value-type="float" office:value="849.982" calcext:value-type="float">
            <text:p>849.98</text:p>
          </table:table-cell>
          <table:table-cell office:value-type="float" office:value="307.297508055854" calcext:value-type="float">
            <text:p>307.30</text:p>
          </table:table-cell>
          <table:table-cell table:style-name="ce13" office:value-type="string" calcext:value-type="string">
            <text:p>1983M07</text:p>
          </table:table-cell>
          <table:table-cell office:value-type="float" office:value="147.82" calcext:value-type="float">
            <text:p>147.82</text:p>
          </table:table-cell>
          <table:table-cell office:value-type="float" office:value="129.23" calcext:value-type="float">
            <text:p>129.23</text:p>
          </table:table-cell>
        </table:table-row>
        <table:table-row table:style-name="ro6">
          <table:table-cell office:value-type="string" calcext:value-type="string">
            <text:p>2015M9</text:p>
          </table:table-cell>
          <table:table-cell office:value-type="float" office:value="836.7385" calcext:value-type="float">
            <text:p>836.74</text:p>
          </table:table-cell>
          <table:table-cell office:value-type="float" office:value="303.887882273991" calcext:value-type="float">
            <text:p>303.89</text:p>
          </table:table-cell>
          <table:table-cell office:value-type="string" calcext:value-type="string">
            <text:p>1983M08</text:p>
          </table:table-cell>
          <table:table-cell table:style-name="ce18" office:value-type="float" office:value="143.03" calcext:value-type="float">
            <text:p>143.03</text:p>
          </table:table-cell>
          <table:table-cell table:style-name="ce18" office:value-type="float" office:value="134.5" calcext:value-type="float">
            <text:p>134.50</text:p>
          </table:table-cell>
        </table:table-row>
        <table:table-row table:style-name="ro6">
          <table:table-cell office:value-type="string" calcext:value-type="string">
            <text:p>2015M10</text:p>
          </table:table-cell>
          <table:table-cell office:value-type="float" office:value="835.812" calcext:value-type="float">
            <text:p>835.81</text:p>
          </table:table-cell>
          <table:table-cell office:value-type="float" office:value="307.684005169849" calcext:value-type="float">
            <text:p>307.68</text:p>
          </table:table-cell>
          <table:table-cell table:style-name="ce13" office:value-type="string" calcext:value-type="string">
            <text:p>1983M09</text:p>
          </table:table-cell>
          <table:table-cell office:value-type="float" office:value="156.64" calcext:value-type="float">
            <text:p>156.64</text:p>
          </table:table-cell>
          <table:table-cell office:value-type="float" office:value="138.54" calcext:value-type="float">
            <text:p>138.54</text:p>
          </table:table-cell>
        </table:table-row>
        <table:table-row table:style-name="ro6">
          <table:table-cell office:value-type="string" calcext:value-type="string">
            <text:p>2015M11</text:p>
          </table:table-cell>
          <table:table-cell office:value-type="float" office:value="828.618" calcext:value-type="float">
            <text:p>828.62</text:p>
          </table:table-cell>
          <table:table-cell office:value-type="float" office:value="315.11575069082" calcext:value-type="float">
            <text:p>315.12</text:p>
          </table:table-cell>
          <table:table-cell office:value-type="string" calcext:value-type="string">
            <text:p>1983M10</text:p>
          </table:table-cell>
          <table:table-cell table:style-name="ce18" office:value-type="float" office:value="168.27" calcext:value-type="float">
            <text:p>168.27</text:p>
          </table:table-cell>
          <table:table-cell table:style-name="ce18" office:value-type="float" office:value="152.84" calcext:value-type="float">
            <text:p>152.84</text:p>
          </table:table-cell>
        </table:table-row>
        <table:table-row table:style-name="ro6">
          <table:table-cell office:value-type="string" calcext:value-type="string">
            <text:p>2015M12</text:p>
          </table:table-cell>
          <table:table-cell office:value-type="float" office:value="816.846" calcext:value-type="float">
            <text:p>816.85</text:p>
          </table:table-cell>
          <table:table-cell office:value-type="float" office:value="295.202177185061" calcext:value-type="float">
            <text:p>295.20</text:p>
          </table:table-cell>
          <table:table-cell table:style-name="ce13" office:value-type="string" calcext:value-type="string">
            <text:p>1983M11</text:p>
          </table:table-cell>
          <table:table-cell office:value-type="float" office:value="177.43" calcext:value-type="float">
            <text:p>177.43</text:p>
          </table:table-cell>
          <table:table-cell office:value-type="float" office:value="152.92" calcext:value-type="float">
            <text:p>152.92</text:p>
          </table:table-cell>
        </table:table-row>
        <table:table-row table:style-name="ro6">
          <table:table-cell office:value-type="string" calcext:value-type="string">
            <text:p>2016M1</text:p>
          </table:table-cell>
          <table:table-cell office:value-type="float" office:value="785.6175" calcext:value-type="float">
            <text:p>785.62</text:p>
          </table:table-cell>
          <table:table-cell office:value-type="float" office:value="314.548648476213" calcext:value-type="float">
            <text:p>314.55</text:p>
          </table:table-cell>
          <table:table-cell office:value-type="string" calcext:value-type="string">
            <text:p>1983M12</text:p>
          </table:table-cell>
          <table:table-cell table:style-name="ce18" office:value-type="float" office:value="172.99" calcext:value-type="float">
            <text:p>172.99</text:p>
          </table:table-cell>
          <table:table-cell table:style-name="ce18" office:value-type="float" office:value="157.17" calcext:value-type="float">
            <text:p>157.17</text:p>
          </table:table-cell>
        </table:table-row>
        <table:table-row table:style-name="ro6">
          <table:table-cell office:value-type="string" calcext:value-type="string">
            <text:p>2016M2</text:p>
          </table:table-cell>
          <table:table-cell office:value-type="float" office:value="780.113" calcext:value-type="float">
            <text:p>780.11</text:p>
          </table:table-cell>
          <table:table-cell office:value-type="float" office:value="327.40179331307" calcext:value-type="float">
            <text:p>327.40</text:p>
          </table:table-cell>
          <table:table-cell table:style-name="ce13" office:value-type="string" calcext:value-type="string">
            <text:p>1984M01</text:p>
          </table:table-cell>
          <table:table-cell office:value-type="float" office:value="168.69" calcext:value-type="float">
            <text:p>168.69</text:p>
          </table:table-cell>
          <table:table-cell office:value-type="float" office:value="160.6" calcext:value-type="float">
            <text:p>160.60</text:p>
          </table:table-cell>
        </table:table-row>
        <table:table-row table:style-name="ro6">
          <table:table-cell office:value-type="string" calcext:value-type="string">
            <text:p>2016M3</text:p>
          </table:table-cell>
          <table:table-cell office:value-type="float" office:value="775.0445" calcext:value-type="float">
            <text:p>775.04</text:p>
          </table:table-cell>
          <table:table-cell office:value-type="float" office:value="315.284083052232" calcext:value-type="float">
            <text:p>315.28</text:p>
          </table:table-cell>
          <table:table-cell office:value-type="string" calcext:value-type="string">
            <text:p>1984M02</text:p>
          </table:table-cell>
          <table:table-cell table:style-name="ce18" office:value-type="float" office:value="174.21" calcext:value-type="float">
            <text:p>174.21</text:p>
          </table:table-cell>
          <table:table-cell table:style-name="ce18" office:value-type="float" office:value="158.63" calcext:value-type="float">
            <text:p>158.63</text:p>
          </table:table-cell>
        </table:table-row>
        <table:table-row table:style-name="ro6">
          <table:table-cell office:value-type="string" calcext:value-type="string">
            <text:p>2016M4</text:p>
          </table:table-cell>
          <table:table-cell office:value-type="float" office:value="780.004" calcext:value-type="float">
            <text:p>780.00</text:p>
          </table:table-cell>
          <table:table-cell office:value-type="float" office:value="322.894970290401" calcext:value-type="float">
            <text:p>322.89</text:p>
          </table:table-cell>
          <table:table-cell table:style-name="ce13" office:value-type="string" calcext:value-type="string">
            <text:p>1984M03</text:p>
          </table:table-cell>
          <table:table-cell office:value-type="float" office:value="190.58" calcext:value-type="float">
            <text:p>190.58</text:p>
          </table:table-cell>
          <table:table-cell office:value-type="float" office:value="169.74" calcext:value-type="float">
            <text:p>169.74</text:p>
          </table:table-cell>
        </table:table-row>
        <table:table-row table:style-name="ro6">
          <table:table-cell office:value-type="string" calcext:value-type="string">
            <text:p>2016M5</text:p>
          </table:table-cell>
          <table:table-cell office:value-type="float" office:value="792.0485" calcext:value-type="float">
            <text:p>792.05</text:p>
          </table:table-cell>
          <table:table-cell office:value-type="float" office:value="332.294699274514" calcext:value-type="float">
            <text:p>332.29</text:p>
          </table:table-cell>
          <table:table-cell office:value-type="string" calcext:value-type="string">
            <text:p>1984M04</text:p>
          </table:table-cell>
          <table:table-cell table:style-name="ce18" office:value-type="float" office:value="190.76" calcext:value-type="float">
            <text:p>190.76</text:p>
          </table:table-cell>
          <table:table-cell table:style-name="ce18" office:value-type="float" office:value="181.83" calcext:value-type="float">
            <text:p>181.83</text:p>
          </table:table-cell>
        </table:table-row>
        <table:table-row table:style-name="ro6">
          <table:table-cell office:value-type="string" calcext:value-type="string">
            <text:p>2016M6</text:p>
          </table:table-cell>
          <table:table-cell office:value-type="float" office:value="774.7175" calcext:value-type="float">
            <text:p>774.72</text:p>
          </table:table-cell>
          <table:table-cell office:value-type="float" office:value="330.677101841667" calcext:value-type="float">
            <text:p>330.68</text:p>
          </table:table-cell>
          <table:table-cell table:style-name="ce13" office:value-type="string" calcext:value-type="string">
            <text:p>1984M05</text:p>
          </table:table-cell>
          <table:table-cell office:value-type="float" office:value="183.43" calcext:value-type="float">
            <text:p>183.43</text:p>
          </table:table-cell>
          <table:table-cell office:value-type="float" office:value="184.41" calcext:value-type="float">
            <text:p>184.41</text:p>
          </table:table-cell>
        </table:table-row>
        <table:table-row table:style-name="ro6">
          <table:table-cell office:value-type="string" calcext:value-type="string">
            <text:p>2016M7</text:p>
          </table:table-cell>
          <table:table-cell office:value-type="float" office:value="717.0565" calcext:value-type="float">
            <text:p>717.06</text:p>
          </table:table-cell>
          <table:table-cell office:value-type="float" office:value="320.881932486436" calcext:value-type="float">
            <text:p>320.88</text:p>
          </table:table-cell>
          <table:table-cell office:value-type="string" calcext:value-type="string">
            <text:p>1984M06</text:p>
          </table:table-cell>
          <table:table-cell table:style-name="ce18" office:value-type="float" office:value="184.09" calcext:value-type="float">
            <text:p>184.09</text:p>
          </table:table-cell>
          <table:table-cell table:style-name="ce18" office:value-type="float" office:value="175.13" calcext:value-type="float">
            <text:p>175.13</text:p>
          </table:table-cell>
        </table:table-row>
        <table:table-row table:style-name="ro6">
          <table:table-cell office:value-type="string" calcext:value-type="string">
            <text:p>2016M8</text:p>
          </table:table-cell>
          <table:table-cell office:value-type="float" office:value="714.822" calcext:value-type="float">
            <text:p>714.82</text:p>
          </table:table-cell>
          <table:table-cell office:value-type="float" office:value="322.230215635579" calcext:value-type="float">
            <text:p>322.23</text:p>
          </table:table-cell>
          <table:table-cell table:style-name="ce13" office:value-type="string" calcext:value-type="string">
            <text:p>1984M07</text:p>
          </table:table-cell>
          <table:table-cell office:value-type="float" office:value="177.35" calcext:value-type="float">
            <text:p>177.35</text:p>
          </table:table-cell>
          <table:table-cell office:value-type="float" office:value="157.9" calcext:value-type="float">
            <text:p>157.90</text:p>
          </table:table-cell>
        </table:table-row>
        <table:table-row table:style-name="ro6">
          <table:table-cell office:value-type="string" calcext:value-type="string">
            <text:p>2016M9</text:p>
          </table:table-cell>
          <table:table-cell office:value-type="float" office:value="716.6205" calcext:value-type="float">
            <text:p>716.62</text:p>
          </table:table-cell>
          <table:table-cell office:value-type="float" office:value="334.217427803895" calcext:value-type="float">
            <text:p>334.22</text:p>
          </table:table-cell>
          <table:table-cell office:value-type="string" calcext:value-type="string">
            <text:p>1984M08</text:p>
          </table:table-cell>
          <table:table-cell table:style-name="ce18" office:value-type="float" office:value="174.9" calcext:value-type="float">
            <text:p>174.90</text:p>
          </table:table-cell>
          <table:table-cell table:style-name="ce18" office:value-type="float" office:value="147.54" calcext:value-type="float">
            <text:p>147.54</text:p>
          </table:table-cell>
        </table:table-row>
        <table:table-row table:style-name="ro6">
          <table:table-cell office:value-type="string" calcext:value-type="string">
            <text:p>2016M10</text:p>
          </table:table-cell>
          <table:table-cell office:value-type="float" office:value="672.9115" calcext:value-type="float">
            <text:p>672.91</text:p>
          </table:table-cell>
          <table:table-cell office:value-type="float" office:value="330.665499743063" calcext:value-type="float">
            <text:p>330.67</text:p>
          </table:table-cell>
          <table:table-cell table:style-name="ce13" office:value-type="string" calcext:value-type="string">
            <text:p>1984M09</text:p>
          </table:table-cell>
          <table:table-cell office:value-type="float" office:value="167.04" calcext:value-type="float">
            <text:p>167.04</text:p>
          </table:table-cell>
          <table:table-cell office:value-type="float" office:value="142.78" calcext:value-type="float">
            <text:p>142.78</text:p>
          </table:table-cell>
        </table:table-row>
        <table:table-row table:style-name="ro6">
          <table:table-cell office:value-type="string" calcext:value-type="string">
            <text:p>2016M11</text:p>
          </table:table-cell>
          <table:table-cell office:value-type="float" office:value="677.326" calcext:value-type="float">
            <text:p>677.33</text:p>
          </table:table-cell>
          <table:table-cell office:value-type="float" office:value="327.34760900652" calcext:value-type="float">
            <text:p>327.35</text:p>
          </table:table-cell>
          <table:table-cell office:value-type="string" calcext:value-type="string">
            <text:p>1984M10</text:p>
          </table:table-cell>
          <table:table-cell table:style-name="ce18" office:value-type="float" office:value="164.5" calcext:value-type="float">
            <text:p>164.50</text:p>
          </table:table-cell>
          <table:table-cell table:style-name="ce18" office:value-type="float" office:value="135.87" calcext:value-type="float">
            <text:p>135.87</text:p>
          </table:table-cell>
        </table:table-row>
        <table:table-row table:style-name="ro6">
          <table:table-cell office:value-type="string" calcext:value-type="string">
            <text:p>2016M12</text:p>
          </table:table-cell>
          <table:table-cell office:value-type="float" office:value="680.269" calcext:value-type="float">
            <text:p>680.27</text:p>
          </table:table-cell>
          <table:table-cell office:value-type="float" office:value="323.316526526826" calcext:value-type="float">
            <text:p>323.32</text:p>
          </table:table-cell>
          <table:table-cell table:style-name="ce13" office:value-type="string" calcext:value-type="string">
            <text:p>1984M11</text:p>
          </table:table-cell>
          <table:table-cell office:value-type="float" office:value="168.95" calcext:value-type="float">
            <text:p>168.95</text:p>
          </table:table-cell>
          <table:table-cell office:value-type="float" office:value="136.11" calcext:value-type="float">
            <text:p>136.11</text:p>
          </table:table-cell>
        </table:table-row>
        <table:table-row table:style-name="ro6">
          <table:table-cell office:value-type="string" calcext:value-type="string">
            <text:p>2017M1</text:p>
          </table:table-cell>
          <table:table-cell office:value-type="float" office:value="671.8215" calcext:value-type="float">
            <text:p>671.82</text:p>
          </table:table-cell>
          <table:table-cell office:value-type="float" office:value="318.822081043956" calcext:value-type="float">
            <text:p>318.82</text:p>
          </table:table-cell>
          <table:table-cell office:value-type="string" calcext:value-type="string">
            <text:p>1984M12</text:p>
          </table:table-cell>
          <table:table-cell table:style-name="ce18" office:value-type="float" office:value="163.21" calcext:value-type="float">
            <text:p>163.21</text:p>
          </table:table-cell>
          <table:table-cell table:style-name="ce18" office:value-type="float" office:value="130.58" calcext:value-type="float">
            <text:p>130.58</text:p>
          </table:table-cell>
        </table:table-row>
        <table:table-row table:style-name="ro6">
          <table:table-cell office:value-type="string" calcext:value-type="string">
            <text:p>2017M2</text:p>
          </table:table-cell>
          <table:table-cell office:value-type="float" office:value="680.487" calcext:value-type="float">
            <text:p>680.49</text:p>
          </table:table-cell>
          <table:table-cell office:value-type="float" office:value="312.384045039837" calcext:value-type="float">
            <text:p>312.38</text:p>
          </table:table-cell>
          <table:table-cell table:style-name="ce13" office:value-type="string" calcext:value-type="string">
            <text:p>1985M01</text:p>
          </table:table-cell>
          <table:table-cell office:value-type="float" office:value="159.82" calcext:value-type="float">
            <text:p>159.82</text:p>
          </table:table-cell>
          <table:table-cell office:value-type="float" office:value="120.44" calcext:value-type="float">
            <text:p>120.44</text:p>
          </table:table-cell>
        </table:table-row>
        <table:table-row table:style-name="ro6">
          <table:table-cell office:value-type="string" calcext:value-type="string">
            <text:p>2017M3</text:p>
          </table:table-cell>
          <table:table-cell office:value-type="float" office:value="672.4755" calcext:value-type="float">
            <text:p>672.48</text:p>
          </table:table-cell>
          <table:table-cell office:value-type="float" office:value="294.229605818961" calcext:value-type="float">
            <text:p>294.23</text:p>
          </table:table-cell>
          <table:table-cell office:value-type="string" calcext:value-type="string">
            <text:p>1985M02</text:p>
          </table:table-cell>
          <table:table-cell table:style-name="ce18" office:value-type="float" office:value="153.91" calcext:value-type="float">
            <text:p>153.91</text:p>
          </table:table-cell>
          <table:table-cell table:style-name="ce18" office:value-type="float" office:value="116.49" calcext:value-type="float">
            <text:p>116.49</text:p>
          </table:table-cell>
        </table:table-row>
        <table:table-row table:style-name="ro6">
          <table:table-cell office:value-type="string" calcext:value-type="string">
            <text:p>2017M4</text:p>
          </table:table-cell>
          <table:table-cell office:value-type="float" office:value="688.444" calcext:value-type="float">
            <text:p>688.44</text:p>
          </table:table-cell>
          <table:table-cell office:value-type="float" office:value="316.335646879756" calcext:value-type="float">
            <text:p>316.34</text:p>
          </table:table-cell>
          <table:table-cell table:style-name="ce13" office:value-type="string" calcext:value-type="string">
            <text:p>1985M03</text:p>
          </table:table-cell>
          <table:table-cell office:value-type="float" office:value="153.29" calcext:value-type="float">
            <text:p>153.29</text:p>
          </table:table-cell>
          <table:table-cell office:value-type="float" office:value="116.83" calcext:value-type="float">
            <text:p>116.83</text:p>
          </table:table-cell>
        </table:table-row>
        <table:table-row table:style-name="ro6">
          <table:table-cell office:value-type="string" calcext:value-type="string">
            <text:p>2017M5</text:p>
          </table:table-cell>
          <table:table-cell office:value-type="float" office:value="704.5215" calcext:value-type="float">
            <text:p>704.52</text:p>
          </table:table-cell>
          <table:table-cell office:value-type="float" office:value="317.532455988741" calcext:value-type="float">
            <text:p>317.53</text:p>
          </table:table-cell>
          <table:table-cell office:value-type="string" calcext:value-type="string">
            <text:p>1985M04</text:p>
          </table:table-cell>
          <table:table-cell table:style-name="ce18" office:value-type="float" office:value="164.7" calcext:value-type="float">
            <text:p>164.70</text:p>
          </table:table-cell>
          <table:table-cell table:style-name="ce18" office:value-type="float" office:value="121.11" calcext:value-type="float">
            <text:p>121.11</text:p>
          </table:table-cell>
        </table:table-row>
        <table:table-row table:style-name="ro6">
          <table:table-cell office:value-type="string" calcext:value-type="string">
            <text:p>2017M6</text:p>
          </table:table-cell>
          <table:table-cell office:value-type="float" office:value="697.4365" calcext:value-type="float">
            <text:p>697.44</text:p>
          </table:table-cell>
          <table:table-cell office:value-type="float" office:value="329.87724026722" calcext:value-type="float">
            <text:p>329.88</text:p>
          </table:table-cell>
          <table:table-cell table:style-name="ce13" office:value-type="string" calcext:value-type="string">
            <text:p>1985M05</text:p>
          </table:table-cell>
          <table:table-cell office:value-type="float" office:value="163.66" calcext:value-type="float">
            <text:p>163.66</text:p>
          </table:table-cell>
          <table:table-cell office:value-type="float" office:value="120.49" calcext:value-type="float">
            <text:p>120.49</text:p>
          </table:table-cell>
        </table:table-row>
        <table:table-row table:style-name="ro6">
          <table:table-cell office:value-type="string" calcext:value-type="string">
            <text:p>2017M7</text:p>
          </table:table-cell>
          <table:table-cell office:value-type="float" office:value="707.846" calcext:value-type="float">
            <text:p>707.85</text:p>
          </table:table-cell>
          <table:table-cell office:value-type="float" office:value="328.821332170025" calcext:value-type="float">
            <text:p>328.82</text:p>
          </table:table-cell>
          <table:table-cell office:value-type="string" calcext:value-type="string">
            <text:p>1985M06</text:p>
          </table:table-cell>
          <table:table-cell table:style-name="ce18" office:value-type="float" office:value="165.96" calcext:value-type="float">
            <text:p>165.96</text:p>
          </table:table-cell>
          <table:table-cell table:style-name="ce18" office:value-type="float" office:value="117.96" calcext:value-type="float">
            <text:p>117.96</text:p>
          </table:table-cell>
        </table:table-row>
        <table:table-row table:style-name="ro6">
          <table:table-cell office:value-type="string" calcext:value-type="string">
            <text:p>2017M8</text:p>
          </table:table-cell>
          <table:table-cell office:value-type="float" office:value="706.5925" calcext:value-type="float">
            <text:p>706.59</text:p>
          </table:table-cell>
          <table:table-cell office:value-type="float" office:value="321.098154289205" calcext:value-type="float">
            <text:p>321.10</text:p>
          </table:table-cell>
          <table:table-cell table:style-name="ce13" office:value-type="string" calcext:value-type="string">
            <text:p>1985M07</text:p>
          </table:table-cell>
          <table:table-cell office:value-type="float" office:value="174.6" calcext:value-type="float">
            <text:p>174.60</text:p>
          </table:table-cell>
          <table:table-cell office:value-type="float" office:value="120.79" calcext:value-type="float">
            <text:p>120.79</text:p>
          </table:table-cell>
        </table:table-row>
        <table:table-row table:style-name="ro6">
          <table:table-cell office:value-type="string" calcext:value-type="string">
            <text:p>2017M9</text:p>
          </table:table-cell>
          <table:table-cell office:value-type="float" office:value="725.29" calcext:value-type="float">
            <text:p>725.29</text:p>
          </table:table-cell>
          <table:table-cell office:value-type="float" office:value="312.61031837764" calcext:value-type="float">
            <text:p>312.61</text:p>
          </table:table-cell>
          <table:table-cell office:value-type="string" calcext:value-type="string">
            <text:p>1985M08</text:p>
          </table:table-cell>
          <table:table-cell table:style-name="ce18" office:value-type="float" office:value="181.84" calcext:value-type="float">
            <text:p>181.84</text:p>
          </table:table-cell>
          <table:table-cell table:style-name="ce18" office:value-type="float" office:value="118.28" calcext:value-type="float">
            <text:p>118.28</text:p>
          </table:table-cell>
        </table:table-row>
        <table:table-row table:style-name="ro6">
          <table:table-cell office:value-type="string" calcext:value-type="string">
            <text:p>2017M10</text:p>
          </table:table-cell>
          <table:table-cell office:value-type="float" office:value="719.45" calcext:value-type="float">
            <text:p>719.45</text:p>
          </table:table-cell>
          <table:table-cell office:value-type="float" office:value="325.166722584974" calcext:value-type="float">
            <text:p>325.17</text:p>
          </table:table-cell>
          <table:table-cell table:style-name="ce13" office:value-type="string" calcext:value-type="string">
            <text:p>1985M09</text:p>
          </table:table-cell>
          <table:table-cell office:value-type="float" office:value="179.01" calcext:value-type="float">
            <text:p>179.01</text:p>
          </table:table-cell>
          <table:table-cell office:value-type="float" office:value="115.69" calcext:value-type="float">
            <text:p>115.69</text:p>
          </table:table-cell>
        </table:table-row>
        <table:table-row table:style-name="ro6">
          <table:table-cell office:value-type="string" calcext:value-type="string">
            <text:p>2017M11</text:p>
          </table:table-cell>
          <table:table-cell office:value-type="float" office:value="720.49" calcext:value-type="float">
            <text:p>720.49</text:p>
          </table:table-cell>
          <table:table-cell office:value-type="float" office:value="334.572266083014" calcext:value-type="float">
            <text:p>334.57</text:p>
          </table:table-cell>
          <table:table-cell office:value-type="string" calcext:value-type="string">
            <text:p>1985M10</text:p>
          </table:table-cell>
          <table:table-cell table:style-name="ce18" office:value-type="float" office:value="192.13" calcext:value-type="float">
            <text:p>192.13</text:p>
          </table:table-cell>
          <table:table-cell table:style-name="ce18" office:value-type="float" office:value="122.19" calcext:value-type="float">
            <text:p>122.19</text:p>
          </table:table-cell>
        </table:table-row>
        <table:table-row table:style-name="ro6">
          <table:table-cell office:value-type="string" calcext:value-type="string">
            <text:p>2017M12</text:p>
          </table:table-cell>
          <table:table-cell office:value-type="float" office:value="730.46" calcext:value-type="float">
            <text:p>730.46</text:p>
          </table:table-cell>
          <table:table-cell office:value-type="float" office:value="327.303041533208" calcext:value-type="float">
            <text:p>327.30</text:p>
          </table:table-cell>
          <table:table-cell table:style-name="ce13" office:value-type="string" calcext:value-type="string">
            <text:p>1985M11</text:p>
          </table:table-cell>
          <table:table-cell office:value-type="float" office:value="196.34" calcext:value-type="float">
            <text:p>196.34</text:p>
          </table:table-cell>
          <table:table-cell office:value-type="float" office:value="130.9" calcext:value-type="float">
            <text:p>130.90</text:p>
          </table:table-cell>
        </table:table-row>
        <table:table-row table:style-name="ro6">
          <table:table-cell office:value-type="string" calcext:value-type="string">
            <text:p>2018M1</text:p>
          </table:table-cell>
          <table:table-cell office:value-type="float" office:value="751.9365" calcext:value-type="float">
            <text:p>751.94</text:p>
          </table:table-cell>
          <table:table-cell office:value-type="float" office:value="344.717768359034" calcext:value-type="float">
            <text:p>344.72</text:p>
          </table:table-cell>
          <table:table-cell office:value-type="string" calcext:value-type="string">
            <text:p>1985M12</text:p>
          </table:table-cell>
          <table:table-cell table:style-name="ce18" office:value-type="float" office:value="201.34" calcext:value-type="float">
            <text:p>201.34</text:p>
          </table:table-cell>
          <table:table-cell table:style-name="ce18" office:value-type="float" office:value="139.64" calcext:value-type="float">
            <text:p>139.64</text:p>
          </table:table-cell>
        </table:table-row>
        <table:table-row table:style-name="ro6">
          <table:table-cell office:value-type="string" calcext:value-type="string">
            <text:p>2018M2</text:p>
          </table:table-cell>
          <table:table-cell office:value-type="float" office:value="762.1825" calcext:value-type="float">
            <text:p>762.18</text:p>
          </table:table-cell>
          <table:table-cell office:value-type="float" office:value="337.228962236099" calcext:value-type="float">
            <text:p>337.23</text:p>
          </table:table-cell>
          <table:table-cell table:style-name="ce13" office:value-type="string" calcext:value-type="string">
            <text:p>1986M01</text:p>
          </table:table-cell>
          <table:table-cell office:value-type="float" office:value="206.72" calcext:value-type="float">
            <text:p>206.72</text:p>
          </table:table-cell>
          <table:table-cell office:value-type="float" office:value="144.99" calcext:value-type="float">
            <text:p>144.99</text:p>
          </table:table-cell>
        </table:table-row>
        <table:table-row table:style-name="ro6">
          <table:table-cell office:value-type="string" calcext:value-type="string">
            <text:p>2018M3</text:p>
          </table:table-cell>
          <table:table-cell office:value-type="float" office:value="761.365" calcext:value-type="float">
            <text:p>761.37</text:p>
          </table:table-cell>
          <table:table-cell office:value-type="float" office:value="336.610324851507" calcext:value-type="float">
            <text:p>336.61</text:p>
          </table:table-cell>
          <table:table-cell office:value-type="string" calcext:value-type="string">
            <text:p>1986M02</text:p>
          </table:table-cell>
          <table:table-cell table:style-name="ce18" office:value-type="float" office:value="216.42" calcext:value-type="float">
            <text:p>216.42</text:p>
          </table:table-cell>
          <table:table-cell table:style-name="ce18" office:value-type="float" office:value="148.7" calcext:value-type="float">
            <text:p>148.70</text:p>
          </table:table-cell>
        </table:table-row>
        <table:table-row table:style-name="ro6">
          <table:table-cell office:value-type="string" calcext:value-type="string">
            <text:p>2018M4</text:p>
          </table:table-cell>
          <table:table-cell office:value-type="float" office:value="767.033" calcext:value-type="float">
            <text:p>767.03</text:p>
          </table:table-cell>
          <table:table-cell office:value-type="float" office:value="331.207160543736" calcext:value-type="float">
            <text:p>331.21</text:p>
          </table:table-cell>
          <table:table-cell table:style-name="ce13" office:value-type="string" calcext:value-type="string">
            <text:p>1986M03</text:p>
          </table:table-cell>
          <table:table-cell office:value-type="float" office:value="192.13" calcext:value-type="float">
            <text:p>192.13</text:p>
          </table:table-cell>
          <table:table-cell office:value-type="float" office:value="142.12" calcext:value-type="float">
            <text:p>142.12</text:p>
          </table:table-cell>
        </table:table-row>
        <table:table-row table:style-name="ro6">
          <table:table-cell office:value-type="string" calcext:value-type="string">
            <text:p>2018M5</text:p>
          </table:table-cell>
          <table:table-cell office:value-type="float" office:value="734.551" calcext:value-type="float">
            <text:p>734.55</text:p>
          </table:table-cell>
          <table:table-cell office:value-type="float" office:value="348.301996468164" calcext:value-type="float">
            <text:p>348.30</text:p>
          </table:table-cell>
          <table:table-cell office:value-type="string" calcext:value-type="string">
            <text:p>1986M04</text:p>
          </table:table-cell>
          <table:table-cell table:style-name="ce18" office:value-type="float" office:value="215.39" calcext:value-type="float">
            <text:p>215.39</text:p>
          </table:table-cell>
          <table:table-cell table:style-name="ce18" office:value-type="float" office:value="136.47" calcext:value-type="float">
            <text:p>136.47</text:p>
          </table:table-cell>
        </table:table-row>
        <table:table-row table:style-name="ro6">
          <table:table-cell office:value-type="string" calcext:value-type="string">
            <text:p>2018M6</text:p>
          </table:table-cell>
          <table:table-cell office:value-type="float" office:value="724.305" calcext:value-type="float">
            <text:p>724.31</text:p>
          </table:table-cell>
          <table:table-cell office:value-type="float" office:value="356.301361663923" calcext:value-type="float">
            <text:p>356.30</text:p>
          </table:table-cell>
          <table:table-cell table:style-name="ce13" office:value-type="string" calcext:value-type="string">
            <text:p>1986M05</text:p>
          </table:table-cell>
          <table:table-cell office:value-type="float" office:value="217.86" calcext:value-type="float">
            <text:p>217.86</text:p>
          </table:table-cell>
          <table:table-cell office:value-type="float" office:value="145.21" calcext:value-type="float">
            <text:p>145.21</text:p>
          </table:table-cell>
        </table:table-row>
        <table:table-row table:style-name="ro6">
          <table:table-cell office:value-type="string" calcext:value-type="string">
            <text:p>2018M7</text:p>
          </table:table-cell>
          <table:table-cell office:value-type="float" office:value="717.765" calcext:value-type="float">
            <text:p>717.77</text:p>
          </table:table-cell>
          <table:table-cell office:value-type="float" office:value="353.217105263158" calcext:value-type="float">
            <text:p>353.22</text:p>
          </table:table-cell>
          <table:table-cell office:value-type="string" calcext:value-type="string">
            <text:p>1986M06</text:p>
          </table:table-cell>
          <table:table-cell table:style-name="ce18" office:value-type="float" office:value="217.42" calcext:value-type="float">
            <text:p>217.42</text:p>
          </table:table-cell>
          <table:table-cell table:style-name="ce18" office:value-type="float" office:value="136.69" calcext:value-type="float">
            <text:p>136.69</text:p>
          </table:table-cell>
        </table:table-row>
        <table:table-row table:style-name="ro6">
          <table:table-cell office:value-type="string" calcext:value-type="string">
            <text:p>2018M8</text:p>
          </table:table-cell>
          <table:table-cell office:value-type="float" office:value="701.7965" calcext:value-type="float">
            <text:p>701.80</text:p>
          </table:table-cell>
          <table:table-cell office:value-type="float" office:value="337.499675729608" calcext:value-type="float">
            <text:p>337.50</text:p>
          </table:table-cell>
          <table:table-cell table:style-name="ce13" office:value-type="string" calcext:value-type="string">
            <text:p>1986M07</text:p>
          </table:table-cell>
          <table:table-cell office:value-type="float" office:value="223.77" calcext:value-type="float">
            <text:p>223.77</text:p>
          </table:table-cell>
          <table:table-cell office:value-type="float" office:value="135.96" calcext:value-type="float">
            <text:p>135.96</text:p>
          </table:table-cell>
        </table:table-row>
        <table:table-row table:style-name="ro6">
          <table:table-cell office:value-type="string" calcext:value-type="string">
            <text:p>2018M9</text:p>
          </table:table-cell>
          <table:table-cell office:value-type="float" office:value="711.443" calcext:value-type="float">
            <text:p>711.44</text:p>
          </table:table-cell>
          <table:table-cell office:value-type="float" office:value="342.362092844319" calcext:value-type="float">
            <text:p>342.36</text:p>
          </table:table-cell>
          <table:table-cell office:value-type="string" calcext:value-type="string">
            <text:p>1986M08</text:p>
          </table:table-cell>
          <table:table-cell table:style-name="ce18" office:value-type="float" office:value="230.44" calcext:value-type="float">
            <text:p>230.44</text:p>
          </table:table-cell>
          <table:table-cell table:style-name="ce18" office:value-type="float" office:value="132.55" calcext:value-type="float">
            <text:p>132.55</text:p>
          </table:table-cell>
        </table:table-row>
        <table:table-row table:style-name="ro6">
          <table:table-cell office:value-type="string" calcext:value-type="string">
            <text:p>2018M10</text:p>
          </table:table-cell>
          <table:table-cell office:value-type="float" office:value="709.2085" calcext:value-type="float">
            <text:p>709.21</text:p>
          </table:table-cell>
          <table:table-cell office:value-type="float" office:value="336.68" calcext:value-type="float">
            <text:p>336.68</text:p>
          </table:table-cell>
          <table:table-cell table:style-name="ce13" office:value-type="string" calcext:value-type="string">
            <text:p>1986M09</text:p>
          </table:table-cell>
          <table:table-cell office:value-type="float" office:value="232.04" calcext:value-type="float">
            <text:p>232.04</text:p>
          </table:table-cell>
          <table:table-cell office:value-type="float" office:value="126.18" calcext:value-type="float">
            <text:p>126.18</text:p>
          </table:table-cell>
        </table:table-row>
        <table:table-row table:style-name="ro6">
          <table:table-cell office:value-type="string" calcext:value-type="string">
            <text:p>2018M11</text:p>
          </table:table-cell>
          <table:table-cell office:value-type="float" office:value="702.7775" calcext:value-type="float">
            <text:p>702.78</text:p>
          </table:table-cell>
          <table:table-cell office:value-type="float" office:value="340.58" calcext:value-type="float">
            <text:p>340.58</text:p>
          </table:table-cell>
          <table:table-cell office:value-type="string" calcext:value-type="string">
            <text:p>1986M10</text:p>
          </table:table-cell>
          <table:table-cell table:style-name="ce18" office:value-type="float" office:value="236.67" calcext:value-type="float">
            <text:p>236.67</text:p>
          </table:table-cell>
          <table:table-cell table:style-name="ce18" office:value-type="float" office:value="123.94" calcext:value-type="float">
            <text:p>123.94</text:p>
          </table:table-cell>
        </table:table-row>
        <table:table-row table:style-name="ro6">
          <table:table-cell office:value-type="string" calcext:value-type="string">
            <text:p>2018M12</text:p>
          </table:table-cell>
          <table:table-cell office:value-type="float" office:value="690.951" calcext:value-type="float">
            <text:p>690.95</text:p>
          </table:table-cell>
          <table:table-cell office:value-type="float" office:value="370.14" calcext:value-type="float">
            <text:p>370.14</text:p>
          </table:table-cell>
          <table:table-cell table:style-name="ce13" office:value-type="string" calcext:value-type="string">
            <text:p>1986M11</text:p>
          </table:table-cell>
          <table:table-cell office:value-type="float" office:value="233.97" calcext:value-type="float">
            <text:p>233.97</text:p>
          </table:table-cell>
          <table:table-cell office:value-type="float" office:value="134.11" calcext:value-type="float">
            <text:p>134.11</text:p>
          </table:table-cell>
        </table:table-row>
        <table:table-row table:style-name="ro6">
          <table:table-cell office:value-type="string" calcext:value-type="string">
            <text:p>2019M1</text:p>
          </table:table-cell>
          <table:table-cell office:value-type="float" office:value="702.069" calcext:value-type="float">
            <text:p>702.07</text:p>
          </table:table-cell>
          <table:table-cell office:value-type="float" office:value="357.95" calcext:value-type="float">
            <text:p>357.95</text:p>
          </table:table-cell>
          <table:table-cell office:value-type="string" calcext:value-type="string">
            <text:p>1986M12</text:p>
          </table:table-cell>
          <table:table-cell table:style-name="ce18" office:value-type="float" office:value="236.9" calcext:value-type="float">
            <text:p>236.90</text:p>
          </table:table-cell>
          <table:table-cell table:style-name="ce18" office:value-type="float" office:value="156" calcext:value-type="float">
            <text:p>156.00</text:p>
          </table:table-cell>
        </table:table-row>
        <table:table-row table:style-name="ro6">
          <table:table-cell office:value-type="string" calcext:value-type="string">
            <text:p>2019M2</text:p>
          </table:table-cell>
          <table:table-cell office:value-type="float" office:value="708.7725" calcext:value-type="float">
            <text:p>708.77</text:p>
          </table:table-cell>
          <table:table-cell office:value-type="float" office:value="342.58" calcext:value-type="float">
            <text:p>342.58</text:p>
          </table:table-cell>
          <table:table-cell table:style-name="ce13" office:value-type="string" calcext:value-type="string">
            <text:p>1987M01</text:p>
          </table:table-cell>
          <table:table-cell office:value-type="float" office:value="250.23" calcext:value-type="float">
            <text:p>250.23</text:p>
          </table:table-cell>
          <table:table-cell office:value-type="float" office:value="169.99" calcext:value-type="float">
            <text:p>169.99</text:p>
          </table:table-cell>
        </table:table-row>
        <table:table-row table:style-name="ro6">
          <table:table-cell office:value-type="string" calcext:value-type="string">
            <text:p>2019M3</text:p>
          </table:table-cell>
          <table:table-cell office:value-type="float" office:value="718.1465" calcext:value-type="float">
            <text:p>718.15</text:p>
          </table:table-cell>
          <table:table-cell office:value-type="float" office:value="345.96" calcext:value-type="float">
            <text:p>345.96</text:p>
          </table:table-cell>
          <table:table-cell office:value-type="string" calcext:value-type="string">
            <text:p>1987M02</text:p>
          </table:table-cell>
          <table:table-cell table:style-name="ce18" office:value-type="float" office:value="254.75" calcext:value-type="float">
            <text:p>254.75</text:p>
          </table:table-cell>
          <table:table-cell table:style-name="ce18" office:value-type="float" office:value="167.42" calcext:value-type="float">
            <text:p>167.42</text:p>
          </table:table-cell>
        </table:table-row>
        <table:table-row table:style-name="ro6">
          <table:table-cell office:value-type="string" calcext:value-type="string">
            <text:p>2019M4</text:p>
          </table:table-cell>
          <table:table-cell office:value-type="float" office:value="710.6255" calcext:value-type="float">
            <text:p>710.63</text:p>
          </table:table-cell>
          <table:table-cell office:value-type="float" office:value="334.98" calcext:value-type="float">
            <text:p>334.98</text:p>
          </table:table-cell>
          <table:table-cell table:style-name="ce13" office:value-type="string" calcext:value-type="string">
            <text:p>1987M03</text:p>
          </table:table-cell>
          <table:table-cell office:value-type="float" office:value="253.91" calcext:value-type="float">
            <text:p>253.91</text:p>
          </table:table-cell>
          <table:table-cell office:value-type="float" office:value="171.29" calcext:value-type="float">
            <text:p>171.29</text:p>
          </table:table-cell>
        </table:table-row>
        <table:table-row table:style-name="ro6">
          <table:table-cell office:value-type="string" calcext:value-type="string">
            <text:p>2019M5</text:p>
          </table:table-cell>
          <table:table-cell office:value-type="float" office:value="700.107" calcext:value-type="float">
            <text:p>700.11</text:p>
          </table:table-cell>
          <table:table-cell office:value-type="float" office:value="365.82" calcext:value-type="float">
            <text:p>365.82</text:p>
          </table:table-cell>
          <table:table-cell office:value-type="string" calcext:value-type="string">
            <text:p>1987M04</text:p>
          </table:table-cell>
          <table:table-cell table:style-name="ce18" office:value-type="float" office:value="256.98" calcext:value-type="float">
            <text:p>256.98</text:p>
          </table:table-cell>
          <table:table-cell table:style-name="ce18" office:value-type="float" office:value="174.26" calcext:value-type="float">
            <text:p>174.26</text:p>
          </table:table-cell>
        </table:table-row>
        <table:table-row table:style-name="ro6">
          <table:table-cell office:value-type="string" calcext:value-type="string">
            <text:p>2019M6</text:p>
          </table:table-cell>
          <table:table-cell office:value-type="float" office:value="691.0055" calcext:value-type="float">
            <text:p>691.01</text:p>
          </table:table-cell>
          <table:table-cell office:value-type="float" office:value="353.71" calcext:value-type="float">
            <text:p>353.71</text:p>
          </table:table-cell>
          <table:table-cell table:style-name="ce13" office:value-type="string" calcext:value-type="string">
            <text:p>1987M05</text:p>
          </table:table-cell>
          <table:table-cell office:value-type="float" office:value="259.65" calcext:value-type="float">
            <text:p>259.65</text:p>
          </table:table-cell>
          <table:table-cell office:value-type="float" office:value="159.56" calcext:value-type="float">
            <text:p>159.56</text:p>
          </table:table-cell>
        </table:table-row>
        <table:table-row table:style-name="ro6">
          <table:table-cell office:value-type="string" calcext:value-type="string">
            <text:p>2019M7</text:p>
          </table:table-cell>
          <table:table-cell office:value-type="float" office:value="679.8875" calcext:value-type="float">
            <text:p>679.89</text:p>
          </table:table-cell>
          <table:table-cell office:value-type="float" office:value="356.56" calcext:value-type="float">
            <text:p>356.56</text:p>
          </table:table-cell>
          <table:table-cell office:value-type="string" calcext:value-type="string">
            <text:p>1987M06</text:p>
          </table:table-cell>
          <table:table-cell table:style-name="ce18" office:value-type="float" office:value="255.14" calcext:value-type="float">
            <text:p>255.14</text:p>
          </table:table-cell>
          <table:table-cell table:style-name="ce18" office:value-type="float" office:value="160.43" calcext:value-type="float">
            <text:p>160.43</text:p>
          </table:table-cell>
        </table:table-row>
        <table:table-row table:style-name="ro6">
          <table:table-cell office:value-type="string" calcext:value-type="string">
            <text:p>2019M8</text:p>
          </table:table-cell>
          <table:table-cell office:value-type="float" office:value="661.957" calcext:value-type="float">
            <text:p>661.96</text:p>
          </table:table-cell>
          <table:table-cell office:value-type="float" office:value="368.3" calcext:value-type="float">
            <text:p>368.30</text:p>
          </table:table-cell>
          <table:table-cell table:style-name="ce13" office:value-type="string" calcext:value-type="string">
            <text:p>1987M07</text:p>
          </table:table-cell>
          <table:table-cell office:value-type="float" office:value="252.79" calcext:value-type="float">
            <text:p>252.79</text:p>
          </table:table-cell>
          <table:table-cell office:value-type="float" office:value="166.81" calcext:value-type="float">
            <text:p>166.81</text:p>
          </table:table-cell>
        </table:table-row>
        <table:table-row table:style-name="ro6">
          <table:table-cell office:value-type="string" calcext:value-type="string">
            <text:p>2019M9</text:p>
          </table:table-cell>
          <table:table-cell office:value-type="float" office:value="672.9115" calcext:value-type="float">
            <text:p>672.91</text:p>
          </table:table-cell>
          <table:table-cell office:value-type="float" office:value="363.44" calcext:value-type="float">
            <text:p>363.44</text:p>
          </table:table-cell>
          <table:table-cell office:value-type="string" calcext:value-type="string">
            <text:p>1987M08</text:p>
          </table:table-cell>
          <table:table-cell table:style-name="ce18" office:value-type="float" office:value="251.53" calcext:value-type="float">
            <text:p>251.53</text:p>
          </table:table-cell>
          <table:table-cell table:style-name="ce18" office:value-type="float" office:value="199.64" calcext:value-type="float">
            <text:p>199.64</text:p>
          </table:table-cell>
        </table:table-row>
        <table:table-row table:style-name="ro6">
          <table:table-cell office:value-type="string" calcext:value-type="string">
            <text:p>2019M10</text:p>
          </table:table-cell>
          <table:table-cell office:value-type="float" office:value="688.553" calcext:value-type="float">
            <text:p>688.55</text:p>
          </table:table-cell>
          <table:table-cell office:value-type="float" office:value="348.5" calcext:value-type="float">
            <text:p>348.50</text:p>
          </table:table-cell>
          <table:table-cell table:style-name="ce13" office:value-type="string" calcext:value-type="string">
            <text:p>1987M09</text:p>
          </table:table-cell>
          <table:table-cell office:value-type="float" office:value="257.75" calcext:value-type="float">
            <text:p>257.75</text:p>
          </table:table-cell>
          <table:table-cell office:value-type="float" office:value="254.45" calcext:value-type="float">
            <text:p>254.45</text:p>
          </table:table-cell>
        </table:table-row>
        <table:table-row table:style-name="ro6">
          <table:table-cell office:value-type="string" calcext:value-type="string">
            <text:p>2019M11</text:p>
          </table:table-cell>
          <table:table-cell office:value-type="float" office:value="702.396" calcext:value-type="float">
            <text:p>702.40</text:p>
          </table:table-cell>
          <table:table-cell office:value-type="float" office:value="364.98" calcext:value-type="float">
            <text:p>364.98</text:p>
          </table:table-cell>
          <table:table-cell office:value-type="string" calcext:value-type="string">
            <text:p>1987M10</text:p>
          </table:table-cell>
          <table:table-cell table:style-name="ce18" office:value-type="float" office:value="259.14" calcext:value-type="float">
            <text:p>259.14</text:p>
          </table:table-cell>
          <table:table-cell table:style-name="ce18" office:value-type="float" office:value="259.75" calcext:value-type="float">
            <text:p>259.75</text:p>
          </table:table-cell>
        </table:table-row>
        <table:table-row table:style-name="ro6">
          <table:table-cell office:value-type="string" calcext:value-type="string">
            <text:p>2019M12</text:p>
          </table:table-cell>
          <table:table-cell office:value-type="float" office:value="714.2225" calcext:value-type="float">
            <text:p>714.22</text:p>
          </table:table-cell>
          <table:table-cell office:value-type="float" office:value="343.62" calcext:value-type="float">
            <text:p>343.62</text:p>
          </table:table-cell>
          <table:table-cell table:style-name="ce13" office:value-type="string" calcext:value-type="string">
            <text:p>1987M11</text:p>
          </table:table-cell>
          <table:table-cell office:value-type="float" office:value="273.37" calcext:value-type="float">
            <text:p>273.37</text:p>
          </table:table-cell>
          <table:table-cell office:value-type="float" office:value="275.67" calcext:value-type="float">
            <text:p>275.67</text:p>
          </table:table-cell>
        </table:table-row>
        <table:table-row table:style-name="ro6">
          <table:table-cell office:value-type="string" calcext:value-type="string">
            <text:p>2020M1</text:p>
          </table:table-cell>
          <table:table-cell office:value-type="float" office:value="712.5875" calcext:value-type="float">
            <text:p>712.59</text:p>
          </table:table-cell>
          <table:table-cell office:value-type="float" office:value="364.81" calcext:value-type="float">
            <text:p>364.81</text:p>
          </table:table-cell>
          <table:table-cell office:value-type="string" calcext:value-type="string">
            <text:p>1987M12</text:p>
          </table:table-cell>
          <table:table-cell table:style-name="ce18" office:value-type="float" office:value="281.75" calcext:value-type="float">
            <text:p>281.75</text:p>
          </table:table-cell>
          <table:table-cell table:style-name="ce18" office:value-type="float" office:value="262" calcext:value-type="float">
            <text:p>262.00</text:p>
          </table:table-cell>
        </table:table-row>
        <table:table-row table:style-name="ro6">
          <table:table-cell office:value-type="string" calcext:value-type="string">
            <text:p>2020M2</text:p>
          </table:table-cell>
          <table:table-cell office:value-type="float" office:value="706.429" calcext:value-type="float">
            <text:p>706.43</text:p>
          </table:table-cell>
          <table:table-cell office:value-type="float" office:value="337.65" calcext:value-type="float">
            <text:p>337.65</text:p>
          </table:table-cell>
          <table:table-cell table:style-name="ce13" office:value-type="string" calcext:value-type="string">
            <text:p>1988M01</text:p>
          </table:table-cell>
          <table:table-cell office:value-type="float" office:value="279.81" calcext:value-type="float">
            <text:p>279.81</text:p>
          </table:table-cell>
          <table:table-cell office:value-type="float" office:value="238.71" calcext:value-type="float">
            <text:p>238.71</text:p>
          </table:table-cell>
        </table:table-row>
        <table:table-row table:style-name="ro6">
          <table:table-cell office:value-type="string" calcext:value-type="string">
            <text:p>2020M3</text:p>
          </table:table-cell>
          <table:table-cell office:value-type="float" office:value="675.255" calcext:value-type="float">
            <text:p>675.26</text:p>
          </table:table-cell>
          <table:table-cell office:value-type="float" office:value="362.03" calcext:value-type="float">
            <text:p>362.03</text:p>
          </table:table-cell>
          <table:table-cell office:value-type="string" calcext:value-type="string">
            <text:p>1988M02</text:p>
          </table:table-cell>
          <table:table-cell table:style-name="ce18" office:value-type="float" office:value="271.92" calcext:value-type="float">
            <text:p>271.92</text:p>
          </table:table-cell>
          <table:table-cell table:style-name="ce18" office:value-type="float" office:value="196.79" calcext:value-type="float">
            <text:p>196.79</text:p>
          </table:table-cell>
        </table:table-row>
        <table:table-row table:style-name="ro6">
          <table:table-cell office:value-type="string" calcext:value-type="string">
            <text:p>2020M4</text:p>
          </table:table-cell>
          <table:table-cell office:value-type="float" office:value="676.7265" calcext:value-type="float">
            <text:p>676.73</text:p>
          </table:table-cell>
          <table:table-cell office:value-type="float" office:value="359.9" calcext:value-type="float">
            <text:p>359.90</text:p>
          </table:table-cell>
          <table:table-cell table:style-name="ce13" office:value-type="string" calcext:value-type="string">
            <text:p>1988M03</text:p>
          </table:table-cell>
          <table:table-cell office:value-type="float" office:value="273.96" calcext:value-type="float">
            <text:p>273.96</text:p>
          </table:table-cell>
          <table:table-cell office:value-type="float" office:value="199.48" calcext:value-type="float">
            <text:p>199.48</text:p>
          </table:table-cell>
        </table:table-row>
        <table:table-row table:style-name="ro6">
          <table:table-cell office:value-type="string" calcext:value-type="string">
            <text:p>2020M5</text:p>
          </table:table-cell>
          <table:table-cell office:value-type="float" office:value="670.459" calcext:value-type="float">
            <text:p>670.46</text:p>
          </table:table-cell>
          <table:table-cell office:value-type="float" office:value="355.34" calcext:value-type="float">
            <text:p>355.34</text:p>
          </table:table-cell>
          <table:table-cell office:value-type="string" calcext:value-type="string">
            <text:p>1988M04</text:p>
          </table:table-cell>
          <table:table-cell table:style-name="ce18" office:value-type="float" office:value="274.64" calcext:value-type="float">
            <text:p>274.64</text:p>
          </table:table-cell>
          <table:table-cell table:style-name="ce18" office:value-type="float" office:value="212.62" calcext:value-type="float">
            <text:p>212.62</text:p>
          </table:table-cell>
        </table:table-row>
        <table:table-row table:style-name="ro6">
          <table:table-cell office:value-type="string" calcext:value-type="string">
            <text:p>2020M6</text:p>
          </table:table-cell>
          <table:table-cell office:value-type="float" office:value="683.6466" calcext:value-type="float">
            <text:p>683.65</text:p>
          </table:table-cell>
          <table:table-cell office:value-type="float" office:value="350.49" calcext:value-type="float">
            <text:p>350.49</text:p>
          </table:table-cell>
          <table:table-cell table:style-name="ce13" office:value-type="string" calcext:value-type="string">
            <text:p>1988M05</text:p>
          </table:table-cell>
          <table:table-cell office:value-type="float" office:value="272.07" calcext:value-type="float">
            <text:p>272.07</text:p>
          </table:table-cell>
          <table:table-cell office:value-type="float" office:value="210.65" calcext:value-type="float">
            <text:p>210.65</text:p>
          </table:table-cell>
        </table:table-row>
        <table:table-row table:style-name="ro6">
          <table:table-cell office:value-type="string" calcext:value-type="string">
            <text:p>2020M7</text:p>
          </table:table-cell>
          <table:table-cell office:value-type="float" office:value="692.7755" calcext:value-type="float">
            <text:p>692.78</text:p>
          </table:table-cell>
          <table:table-cell office:value-type="float" office:value="335.01" calcext:value-type="float">
            <text:p>335.01</text:p>
          </table:table-cell>
          <table:table-cell office:value-type="string" calcext:value-type="string">
            <text:p>1988M06</text:p>
          </table:table-cell>
          <table:table-cell table:style-name="ce18" office:value-type="float" office:value="263.43" calcext:value-type="float">
            <text:p>263.43</text:p>
          </table:table-cell>
          <table:table-cell table:style-name="ce18" office:value-type="float" office:value="198.44" calcext:value-type="float">
            <text:p>198.44</text:p>
          </table:table-cell>
        </table:table-row>
        <table:table-row table:style-name="ro6">
          <table:table-cell office:value-type="string" calcext:value-type="string">
            <text:p>2020M8</text:p>
          </table:table-cell>
          <table:table-cell office:value-type="float" office:value="719.524" calcext:value-type="float">
            <text:p>719.52</text:p>
          </table:table-cell>
          <table:table-cell office:value-type="float" office:value="337.65" calcext:value-type="float">
            <text:p>337.65</text:p>
          </table:table-cell>
          <table:table-cell table:style-name="ce13" office:value-type="string" calcext:value-type="string">
            <text:p>1988M07</text:p>
          </table:table-cell>
          <table:table-cell office:value-type="float" office:value="264.87" calcext:value-type="float">
            <text:p>264.87</text:p>
          </table:table-cell>
          <table:table-cell office:value-type="float" office:value="188.28" calcext:value-type="float">
            <text:p>188.28</text:p>
          </table:table-cell>
        </table:table-row>
        <table:table-row table:style-name="ro6">
          <table:table-cell office:value-type="string" calcext:value-type="string">
            <text:p>2020M9</text:p>
          </table:table-cell>
          <table:table-cell office:value-type="float" office:value="712.5471" calcext:value-type="float">
            <text:p>712.55</text:p>
          </table:table-cell>
          <table:table-cell office:value-type="float" office:value="330.4" calcext:value-type="float">
            <text:p>330.40</text:p>
          </table:table-cell>
          <table:table-cell office:value-type="string" calcext:value-type="string">
            <text:p>1988M08</text:p>
          </table:table-cell>
          <table:table-cell table:style-name="ce18" office:value-type="float" office:value="262.08" calcext:value-type="float">
            <text:p>262.08</text:p>
          </table:table-cell>
          <table:table-cell table:style-name="ce18" office:value-type="float" office:value="175.28" calcext:value-type="float">
            <text:p>175.28</text:p>
          </table:table-cell>
        </table:table-row>
        <table:table-row table:style-name="ro6">
          <table:table-cell office:value-type="string" calcext:value-type="string">
            <text:p>2020M10</text:p>
          </table:table-cell>
          <table:table-cell office:value-type="float" office:value="713.57" calcext:value-type="float">
            <text:p>713.57</text:p>
          </table:table-cell>
          <table:table-cell office:value-type="float" office:value="351.43" calcext:value-type="float">
            <text:p>351.43</text:p>
          </table:table-cell>
          <table:table-cell table:style-name="ce13" office:value-type="string" calcext:value-type="string">
            <text:p>1988M09</text:p>
          </table:table-cell>
          <table:table-cell office:value-type="float" office:value="263.77" calcext:value-type="float">
            <text:p>263.77</text:p>
          </table:table-cell>
          <table:table-cell office:value-type="float" office:value="178.1" calcext:value-type="float">
            <text:p>178.10</text:p>
          </table:table-cell>
        </table:table-row>
        <table:table-row table:style-name="ro6">
          <table:table-cell office:value-type="string" calcext:value-type="string">
            <text:p>2020M11</text:p>
          </table:table-cell>
          <table:table-cell office:value-type="float" office:value="727.871" calcext:value-type="float">
            <text:p>727.87</text:p>
          </table:table-cell>
          <table:table-cell office:value-type="float" office:value="359.58" calcext:value-type="float">
            <text:p>359.58</text:p>
          </table:table-cell>
          <table:table-cell office:value-type="string" calcext:value-type="string">
            <text:p>1988M10</text:p>
          </table:table-cell>
          <table:table-cell table:style-name="ce18" office:value-type="float" office:value="269.4" calcext:value-type="float">
            <text:p>269.40</text:p>
          </table:table-cell>
          <table:table-cell table:style-name="ce18" office:value-type="float" office:value="199.25" calcext:value-type="float">
            <text:p>199.25</text:p>
          </table:table-cell>
        </table:table-row>
        <table:table-row table:style-name="ro6">
          <table:table-cell office:value-type="string" calcext:value-type="string">
            <text:p>2020M12</text:p>
          </table:table-cell>
          <table:table-cell office:value-type="float" office:value="740.4889" calcext:value-type="float">
            <text:p>740.49</text:p>
          </table:table-cell>
          <table:table-cell office:value-type="float" office:value="329.54" calcext:value-type="float">
            <text:p>329.54</text:p>
          </table:table-cell>
          <table:table-cell table:style-name="ce13" office:value-type="string" calcext:value-type="string">
            <text:p>1988M11</text:p>
          </table:table-cell>
          <table:table-cell office:value-type="float" office:value="280.56" calcext:value-type="float">
            <text:p>280.56</text:p>
          </table:table-cell>
          <table:table-cell office:value-type="float" office:value="208.69" calcext:value-type="float">
            <text:p>208.69</text:p>
          </table:table-cell>
        </table:table-row>
        <table:table-row table:style-name="ro6">
          <table:table-cell office:value-type="string" calcext:value-type="string">
            <text:p>2021M1</text:p>
          </table:table-cell>
          <table:table-cell office:value-type="float" office:value="743.598" calcext:value-type="float">
            <text:p>743.60</text:p>
          </table:table-cell>
          <table:table-cell office:value-type="float" office:value="354.3" calcext:value-type="float">
            <text:p>354.30</text:p>
          </table:table-cell>
          <table:table-cell office:value-type="string" calcext:value-type="string">
            <text:p>1988M12</text:p>
          </table:table-cell>
          <table:table-cell table:style-name="ce18" office:value-type="float" office:value="279.33" calcext:value-type="float">
            <text:p>279.33</text:p>
          </table:table-cell>
          <table:table-cell table:style-name="ce18" office:value-type="float" office:value="204.04" calcext:value-type="float">
            <text:p>204.04</text:p>
          </table:table-cell>
        </table:table-row>
        <table:table-row table:style-name="ro6">
          <table:table-cell office:value-type="string" calcext:value-type="string">
            <text:p>2021M2</text:p>
          </table:table-cell>
          <table:table-cell office:value-type="float" office:value="755.261" calcext:value-type="float">
            <text:p>755.26</text:p>
          </table:table-cell>
          <table:table-cell office:value-type="float" office:value="334.05" calcext:value-type="float">
            <text:p>334.05</text:p>
          </table:table-cell>
          <table:table-cell table:style-name="ce13" office:value-type="string" calcext:value-type="string">
            <text:p>1989M01</text:p>
          </table:table-cell>
          <table:table-cell office:value-type="float" office:value="270.39" calcext:value-type="float">
            <text:p>270.39</text:p>
          </table:table-cell>
          <table:table-cell office:value-type="float" office:value="199.36" calcext:value-type="float">
            <text:p>199.36</text:p>
          </table:table-cell>
        </table:table-row>
        <table:table-row table:style-name="ro6">
          <table:table-cell office:value-type="string" calcext:value-type="string">
            <text:p>2021M3</text:p>
          </table:table-cell>
          <table:table-cell office:value-type="float" office:value="755.5335" calcext:value-type="float">
            <text:p>755.53</text:p>
          </table:table-cell>
          <table:table-cell office:value-type="float" office:value="366.75" calcext:value-type="float">
            <text:p>366.75</text:p>
          </table:table-cell>
          <table:table-cell office:value-type="string" calcext:value-type="string">
            <text:p>1989M02</text:p>
          </table:table-cell>
          <table:table-cell table:style-name="ce18" office:value-type="float" office:value="277.46" calcext:value-type="float">
            <text:p>277.46</text:p>
          </table:table-cell>
          <table:table-cell table:style-name="ce18" office:value-type="float" office:value="195.97" calcext:value-type="float">
            <text:p>195.97</text:p>
          </table:table-cell>
        </table:table-row>
        <table:table-row table:style-name="ro6">
          <table:table-cell office:value-type="string" calcext:value-type="string">
            <text:p>2021M4</text:p>
          </table:table-cell>
          <table:table-cell office:value-type="float" office:value="754.389" calcext:value-type="float">
            <text:p>754.39</text:p>
          </table:table-cell>
          <table:table-cell office:value-type="float" office:value="396.35" calcext:value-type="float">
            <text:p>396.35</text:p>
          </table:table-cell>
          <table:table-cell table:style-name="ce13" office:value-type="string" calcext:value-type="string">
            <text:p>1989M03</text:p>
          </table:table-cell>
          <table:table-cell office:value-type="float" office:value="276.69" calcext:value-type="float">
            <text:p>276.69</text:p>
          </table:table-cell>
          <table:table-cell office:value-type="float" office:value="187.5" calcext:value-type="float">
            <text:p>187.50</text:p>
          </table:table-cell>
        </table:table-row>
        <table:table-row table:style-name="ro6">
          <table:table-cell office:value-type="string" calcext:value-type="string">
            <text:p>2021M5</text:p>
          </table:table-cell>
          <table:table-cell office:value-type="float" office:value="767.31" calcext:value-type="float">
            <text:p>767.31</text:p>
          </table:table-cell>
          <table:table-cell office:value-type="float" office:value="421.35" calcext:value-type="float">
            <text:p>421.35</text:p>
          </table:table-cell>
          <table:table-cell office:value-type="string" calcext:value-type="string">
            <text:p>1989M04</text:p>
          </table:table-cell>
          <table:table-cell table:style-name="ce18" office:value-type="float" office:value="276.69" calcext:value-type="float">
            <text:p>276.69</text:p>
          </table:table-cell>
          <table:table-cell table:style-name="ce18" office:value-type="float" office:value="184.82" calcext:value-type="float">
            <text:p>184.82</text:p>
          </table:table-cell>
        </table:table-row>
        <table:table-row table:style-name="ro6">
          <table:table-cell office:value-type="string" calcext:value-type="string">
            <text:p>2021M6</text:p>
          </table:table-cell>
          <table:table-cell office:value-type="float" office:value="764.6895" calcext:value-type="float">
            <text:p>764.69</text:p>
          </table:table-cell>
          <table:table-cell office:value-type="float" office:value="436.36" calcext:value-type="float">
            <text:p>436.36</text:p>
          </table:table-cell>
          <table:table-cell table:style-name="ce13" office:value-type="string" calcext:value-type="string">
            <text:p>1989M05</text:p>
          </table:table-cell>
          <table:table-cell office:value-type="float" office:value="264.49" calcext:value-type="float">
            <text:p>264.49</text:p>
          </table:table-cell>
          <table:table-cell office:value-type="float" office:value="180.18" calcext:value-type="float">
            <text:p>180.18</text:p>
          </table:table-cell>
        </table:table-row>
        <table:table-row table:style-name="ro6">
          <table:table-cell office:value-type="string" calcext:value-type="string">
            <text:p>2021M7</text:p>
          </table:table-cell>
          <table:table-cell office:value-type="float" office:value="752.3725" calcext:value-type="float">
            <text:p>752.37</text:p>
          </table:table-cell>
          <table:table-cell office:value-type="float" office:value="369.01" calcext:value-type="float">
            <text:p>369.01</text:p>
          </table:table-cell>
          <table:table-cell office:value-type="string" calcext:value-type="string">
            <text:p>1989M06</text:p>
          </table:table-cell>
          <table:table-cell table:style-name="ce18" office:value-type="float" office:value="260.38" calcext:value-type="float">
            <text:p>260.38</text:p>
          </table:table-cell>
          <table:table-cell table:style-name="ce18" office:value-type="float" office:value="198.12" calcext:value-type="float">
            <text:p>198.12</text:p>
          </table:table-cell>
        </table:table-row>
        <table:table-row table:style-name="ro6">
          <table:table-cell office:value-type="string" calcext:value-type="string">
            <text:p>2021M8</text:p>
          </table:table-cell>
          <table:table-cell office:value-type="float" office:value="752.1" calcext:value-type="float">
            <text:p>752.10</text:p>
          </table:table-cell>
          <table:table-cell office:value-type="float" office:value="330.6" calcext:value-type="float">
            <text:p>330.60</text:p>
          </table:table-cell>
          <table:table-cell table:style-name="ce13" office:value-type="string" calcext:value-type="string">
            <text:p>1989M07</text:p>
          </table:table-cell>
          <table:table-cell office:value-type="float" office:value="272.43" calcext:value-type="float">
            <text:p>272.43</text:p>
          </table:table-cell>
          <table:table-cell office:value-type="float" office:value="204.59" calcext:value-type="float">
            <text:p>204.59</text:p>
          </table:table-cell>
        </table:table-row>
        <table:table-row table:style-name="ro6">
          <table:table-cell office:value-type="string" calcext:value-type="string">
            <text:p>2021M9</text:p>
          </table:table-cell>
          <table:table-cell office:value-type="float" office:value="748.6665" calcext:value-type="float">
            <text:p>748.67</text:p>
          </table:table-cell>
          <table:table-cell office:value-type="float" office:value="294.51" calcext:value-type="float">
            <text:p>294.51</text:p>
          </table:table-cell>
          <table:table-cell office:value-type="string" calcext:value-type="string">
            <text:p>1989M08</text:p>
          </table:table-cell>
          <table:table-cell table:style-name="ce18" office:value-type="float" office:value="269.15" calcext:value-type="float">
            <text:p>269.15</text:p>
          </table:table-cell>
          <table:table-cell table:style-name="ce18" office:value-type="float" office:value="197.75" calcext:value-type="float">
            <text:p>197.75</text:p>
          </table:table-cell>
        </table:table-row>
        <table:table-row table:style-name="ro6">
          <table:table-cell office:value-type="string" calcext:value-type="string">
            <text:p>2021M10</text:p>
          </table:table-cell>
          <table:table-cell office:value-type="float" office:value="746.432" calcext:value-type="float">
            <text:p>746.43</text:p>
          </table:table-cell>
          <table:table-cell office:value-type="float" office:value="310.64" calcext:value-type="float">
            <text:p>310.64</text:p>
          </table:table-cell>
          <table:table-cell table:style-name="ce13" office:value-type="string" calcext:value-type="string">
            <text:p>1989M09</text:p>
          </table:table-cell>
          <table:table-cell office:value-type="float" office:value="265.44" calcext:value-type="float">
            <text:p>265.44</text:p>
          </table:table-cell>
          <table:table-cell office:value-type="float" office:value="188.68" calcext:value-type="float">
            <text:p>188.68</text:p>
          </table:table-cell>
        </table:table-row>
        <table:table-row table:style-name="ro6">
          <table:table-cell office:value-type="string" calcext:value-type="string">
            <text:p>2021M11</text:p>
          </table:table-cell>
          <table:table-cell office:value-type="float" office:value="733.5155" calcext:value-type="float">
            <text:p>733.52</text:p>
          </table:table-cell>
          <table:table-cell office:value-type="float" office:value="309.84" calcext:value-type="float">
            <text:p>309.84</text:p>
          </table:table-cell>
          <table:table-cell office:value-type="string" calcext:value-type="string">
            <text:p>1989M10</text:p>
          </table:table-cell>
          <table:table-cell table:style-name="ce18" office:value-type="float" office:value="276.33" calcext:value-type="float">
            <text:p>276.33</text:p>
          </table:table-cell>
          <table:table-cell table:style-name="ce18" office:value-type="float" office:value="187.17" calcext:value-type="float">
            <text:p>187.17</text:p>
          </table:table-cell>
        </table:table-row>
        <table:table-row table:style-name="ro6">
          <table:table-cell office:value-type="string" calcext:value-type="string">
            <text:p>2021M12</text:p>
          </table:table-cell>
          <table:table-cell office:value-type="float" office:value="725.5585" calcext:value-type="float">
            <text:p>725.56</text:p>
          </table:table-cell>
          <table:table-cell office:value-type="float" office:value="315.66" calcext:value-type="float">
            <text:p>315.66</text:p>
          </table:table-cell>
          <table:table-cell table:style-name="ce13" office:value-type="string" calcext:value-type="string">
            <text:p>1989M11</text:p>
          </table:table-cell>
          <table:table-cell office:value-type="float" office:value="281.35" calcext:value-type="float">
            <text:p>281.35</text:p>
          </table:table-cell>
          <table:table-cell office:value-type="float" office:value="184.26" calcext:value-type="float">
            <text:p>184.26</text:p>
          </table:table-cell>
        </table:table-row>
        <table:table-row table:style-name="ro6">
          <table:table-cell office:value-type="string" calcext:value-type="string">
            <text:p>2022M1</text:p>
          </table:table-cell>
          <table:table-cell office:value-type="float" office:value="738.9655" calcext:value-type="float">
            <text:p>738.97</text:p>
          </table:table-cell>
          <table:table-cell office:value-type="float" office:value="327.45" calcext:value-type="float">
            <text:p>327.45</text:p>
          </table:table-cell>
          <table:table-cell office:value-type="string" calcext:value-type="string">
            <text:p>1989M12</text:p>
          </table:table-cell>
          <table:table-cell table:style-name="ce18" office:value-type="float" office:value="294.34" calcext:value-type="float">
            <text:p>294.34</text:p>
          </table:table-cell>
          <table:table-cell table:style-name="ce18" office:value-type="float" office:value="178.66" calcext:value-type="float">
            <text:p>178.66</text:p>
          </table:table-cell>
        </table:table-row>
        <table:table-row table:style-name="ro6">
          <table:table-cell office:value-type="string" calcext:value-type="string">
            <text:p>2022M2</text:p>
          </table:table-cell>
          <table:table-cell office:value-type="float" office:value="737.9845" calcext:value-type="float">
            <text:p>737.98</text:p>
          </table:table-cell>
          <table:table-cell office:value-type="float" office:value="338.45" calcext:value-type="float">
            <text:p>338.45</text:p>
          </table:table-cell>
          <table:table-cell table:style-name="ce13" office:value-type="string" calcext:value-type="string">
            <text:p>1990M01</text:p>
          </table:table-cell>
          <table:table-cell office:value-type="float" office:value="303.83" calcext:value-type="float">
            <text:p>303.83</text:p>
          </table:table-cell>
          <table:table-cell office:value-type="float" office:value="176.16" calcext:value-type="float">
            <text:p>176.16</text:p>
          </table:table-cell>
        </table:table-row>
        <table:table-row table:style-name="ro6">
          <table:table-cell office:value-type="string" calcext:value-type="string">
            <text:p>2022M3</text:p>
          </table:table-cell>
          <table:table-cell office:value-type="float" office:value="717.983" calcext:value-type="float">
            <text:p>717.98</text:p>
          </table:table-cell>
          <table:table-cell office:value-type="float" office:value="465.97" calcext:value-type="float">
            <text:p>465.97</text:p>
          </table:table-cell>
          <table:table-cell office:value-type="string" calcext:value-type="string">
            <text:p>1990M02</text:p>
          </table:table-cell>
          <table:table-cell table:style-name="ce18" office:value-type="float" office:value="324.97" calcext:value-type="float">
            <text:p>324.97</text:p>
          </table:table-cell>
          <table:table-cell table:style-name="ce18" office:value-type="float" office:value="174.83" calcext:value-type="float">
            <text:p>174.83</text:p>
          </table:table-cell>
        </table:table-row>
        <table:table-row table:style-name="ro6">
          <table:table-cell office:value-type="string" calcext:value-type="string">
            <text:p>2022M4</text:p>
          </table:table-cell>
          <table:table-cell office:value-type="float" office:value="705.775" calcext:value-type="float">
            <text:p>705.78</text:p>
          </table:table-cell>
          <table:table-cell office:value-type="float" office:value="442.15" calcext:value-type="float">
            <text:p>442.15</text:p>
          </table:table-cell>
          <table:table-cell table:style-name="ce13" office:value-type="string" calcext:value-type="string">
            <text:p>1990M03</text:p>
          </table:table-cell>
          <table:table-cell office:value-type="float" office:value="321.47" calcext:value-type="float">
            <text:p>321.47</text:p>
          </table:table-cell>
          <table:table-cell office:value-type="float" office:value="160.26" calcext:value-type="float">
            <text:p>160.26</text:p>
          </table:table-cell>
        </table:table-row>
        <table:table-row table:style-name="ro6">
          <table:table-cell office:value-type="string" calcext:value-type="string">
            <text:p>2022M5</text:p>
          </table:table-cell>
          <table:table-cell office:value-type="float" office:value="678.7975" calcext:value-type="float">
            <text:p>678.80</text:p>
          </table:table-cell>
          <table:table-cell office:value-type="float" office:value="431.36" calcext:value-type="float">
            <text:p>431.36</text:p>
          </table:table-cell>
          <table:table-cell office:value-type="string" calcext:value-type="string">
            <text:p>1990M04</text:p>
          </table:table-cell>
          <table:table-cell table:style-name="ce18" office:value-type="float" office:value="326.31" calcext:value-type="float">
            <text:p>326.31</text:p>
          </table:table-cell>
          <table:table-cell table:style-name="ce18" office:value-type="float" office:value="161.2" calcext:value-type="float">
            <text:p>161.20</text:p>
          </table:table-cell>
        </table:table-row>
        <table:table-row table:style-name="ro6">
          <table:table-cell office:value-type="string" calcext:value-type="string">
            <text:p>2022M6</text:p>
          </table:table-cell>
          <table:table-cell office:value-type="float" office:value="671.8215" calcext:value-type="float">
            <text:p>671.82</text:p>
          </table:table-cell>
          <table:table-cell office:value-type="float" office:value="417.56" calcext:value-type="float">
            <text:p>417.56</text:p>
          </table:table-cell>
          <table:table-cell table:style-name="ce13" office:value-type="string" calcext:value-type="string">
            <text:p>1990M05</text:p>
          </table:table-cell>
          <table:table-cell office:value-type="float" office:value="337.58" calcext:value-type="float">
            <text:p>337.58</text:p>
          </table:table-cell>
          <table:table-cell office:value-type="float" office:value="172.86" calcext:value-type="float">
            <text:p>172.86</text:p>
          </table:table-cell>
        </table:table-row>
        <table:table-row table:style-name="ro6">
          <table:table-cell office:value-type="string" calcext:value-type="string">
            <text:p>2022M7</text:p>
          </table:table-cell>
          <table:table-cell office:value-type="float" office:value="653.564" calcext:value-type="float">
            <text:p>653.56</text:p>
          </table:table-cell>
          <table:table-cell office:value-type="float" office:value="400.9" calcext:value-type="float">
            <text:p>400.90</text:p>
          </table:table-cell>
          <table:table-cell office:value-type="string" calcext:value-type="string">
            <text:p>1990M06</text:p>
          </table:table-cell>
          <table:table-cell table:style-name="ce18" office:value-type="float" office:value="335.4" calcext:value-type="float">
            <text:p>335.40</text:p>
          </table:table-cell>
          <table:table-cell table:style-name="ce18" office:value-type="float" office:value="181.67" calcext:value-type="float">
            <text:p>181.67</text:p>
          </table:table-cell>
        </table:table-row>
        <table:table-row table:style-name="ro6">
          <table:table-cell office:value-type="string" calcext:value-type="string">
            <text:p>2022M8</text:p>
          </table:table-cell>
          <table:table-cell office:value-type="float" office:value="653.4005" calcext:value-type="float">
            <text:p>653.40</text:p>
          </table:table-cell>
          <table:table-cell office:value-type="float" office:value="430.17" calcext:value-type="float">
            <text:p>430.17</text:p>
          </table:table-cell>
          <table:table-cell table:style-name="ce13" office:value-type="string" calcext:value-type="string">
            <text:p>1990M07</text:p>
          </table:table-cell>
          <table:table-cell office:value-type="float" office:value="345.42" calcext:value-type="float">
            <text:p>345.42</text:p>
          </table:table-cell>
          <table:table-cell office:value-type="float" office:value="187.96" calcext:value-type="float">
            <text:p>187.96</text:p>
          </table:table-cell>
        </table:table-row>
        <table:table-row table:style-name="ro6">
          <table:table-cell office:value-type="string" calcext:value-type="string">
            <text:p>2022M9</text:p>
          </table:table-cell>
          <table:table-cell office:value-type="float" office:value="617.594" calcext:value-type="float">
            <text:p>617.59</text:p>
          </table:table-cell>
          <table:table-cell office:value-type="float" office:value="405.09" calcext:value-type="float">
            <text:p>405.09</text:p>
          </table:table-cell>
          <table:table-cell office:value-type="string" calcext:value-type="string">
            <text:p>1990M08</text:p>
          </table:table-cell>
          <table:table-cell table:style-name="ce18" office:value-type="float" office:value="360.32" calcext:value-type="float">
            <text:p>360.32</text:p>
          </table:table-cell>
          <table:table-cell table:style-name="ce18" office:value-type="float" office:value="186.13" calcext:value-type="float">
            <text:p>186.13</text:p>
          </table:table-cell>
        </table:table-row>
        <table:table-row table:style-name="ro6">
          <table:table-cell office:value-type="string" calcext:value-type="string">
            <text:p>2022M10</text:p>
          </table:table-cell>
          <table:table-cell office:value-type="float" office:value="614.9235" calcext:value-type="float">
            <text:p>614.92</text:p>
          </table:table-cell>
          <table:table-cell office:value-type="float" office:value="388.23" calcext:value-type="float">
            <text:p>388.23</text:p>
          </table:table-cell>
          <table:table-cell table:style-name="ce13" office:value-type="string" calcext:value-type="string">
            <text:p>1990M09</text:p>
          </table:table-cell>
          <table:table-cell office:value-type="float" office:value="361.39" calcext:value-type="float">
            <text:p>361.39</text:p>
          </table:table-cell>
          <table:table-cell office:value-type="float" office:value="185.33" calcext:value-type="float">
            <text:p>185.33</text:p>
          </table:table-cell>
        </table:table-row>
        <table:table-row table:style-name="ro6">
          <table:table-cell office:value-type="string" calcext:value-type="string">
            <text:p>2022M11</text:p>
          </table:table-cell>
          <table:table-cell office:value-type="float" office:value="639.721" calcext:value-type="float">
            <text:p>639.72</text:p>
          </table:table-cell>
          <table:table-cell office:value-type="float" office:value="386.81" calcext:value-type="float">
            <text:p>386.81</text:p>
          </table:table-cell>
          <table:table-cell office:value-type="string" calcext:value-type="string">
            <text:p>1990M10</text:p>
          </table:table-cell>
          <table:table-cell table:style-name="ce18" office:value-type="float" office:value="369.74" calcext:value-type="float">
            <text:p>369.74</text:p>
          </table:table-cell>
          <table:table-cell table:style-name="ce18" office:value-type="float" office:value="189.76" calcext:value-type="float">
            <text:p>189.76</text:p>
          </table:table-cell>
        </table:table-row>
        <table:table-row table:style-name="ro6">
          <table:table-cell office:value-type="string" calcext:value-type="string">
            <text:p>2022M12</text:p>
          </table:table-cell>
          <table:table-cell office:value-type="float" office:value="663.592" calcext:value-type="float">
            <text:p>663.59</text:p>
          </table:table-cell>
          <table:table-cell office:value-type="float" office:value="366.83" calcext:value-type="float">
            <text:p>366.83</text:p>
          </table:table-cell>
          <table:table-cell table:style-name="ce13" office:value-type="string" calcext:value-type="string">
            <text:p>1990M11</text:p>
          </table:table-cell>
          <table:table-cell office:value-type="float" office:value="369.96" calcext:value-type="float">
            <text:p>369.96</text:p>
          </table:table-cell>
          <table:table-cell office:value-type="float" office:value="179.02" calcext:value-type="float">
            <text:p>179.02</text:p>
          </table:table-cell>
        </table:table-row>
        <table:table-row table:style-name="ro6">
          <table:table-cell office:value-type="string" calcext:value-type="string">
            <text:p>2023M1</text:p>
          </table:table-cell>
          <table:table-cell office:value-type="float" office:value="665.663" calcext:value-type="float">
            <text:p>665.66</text:p>
          </table:table-cell>
          <table:table-cell office:value-type="float" office:value="307.45" calcext:value-type="float">
            <text:p>307.45</text:p>
          </table:table-cell>
          <table:table-cell office:value-type="string" calcext:value-type="string">
            <text:p>1990M12</text:p>
          </table:table-cell>
          <table:table-cell table:style-name="ce18" office:value-type="float" office:value="365.15" calcext:value-type="float">
            <text:p>365.15</text:p>
          </table:table-cell>
          <table:table-cell table:style-name="ce18" office:value-type="float" office:value="171.13" calcext:value-type="float">
            <text:p>171.13</text:p>
          </table:table-cell>
        </table:table-row>
        <table:table-row table:style-name="ro6">
          <table:table-cell office:value-type="string" calcext:value-type="string">
            <text:p>2023M2</text:p>
          </table:table-cell>
          <table:table-cell office:value-type="float" office:value="659.1775" calcext:value-type="float">
            <text:p>659.18</text:p>
          </table:table-cell>
          <table:table-cell office:value-type="float" office:value="331.9" calcext:value-type="float">
            <text:p>331.90</text:p>
          </table:table-cell>
          <table:table-cell table:style-name="ce13" office:value-type="string" calcext:value-type="string">
            <text:p>1991M01</text:p>
          </table:table-cell>
          <table:table-cell office:value-type="float" office:value="360.57" calcext:value-type="float">
            <text:p>360.57</text:p>
          </table:table-cell>
          <table:table-cell office:value-type="float" office:value="169.19" calcext:value-type="float">
            <text:p>169.19</text:p>
          </table:table-cell>
        </table:table-row>
        <table:table-row table:style-name="ro6">
          <table:table-cell office:value-type="string" calcext:value-type="string">
            <text:p>2023M3</text:p>
          </table:table-cell>
          <table:table-cell office:value-type="float" office:value="661.3575" calcext:value-type="float">
            <text:p>661.36</text:p>
          </table:table-cell>
          <table:table-cell office:value-type="float" office:value="310.28" calcext:value-type="float">
            <text:p>310.28</text:p>
          </table:table-cell>
          <table:table-cell office:value-type="string" calcext:value-type="string">
            <text:p>1991M02</text:p>
          </table:table-cell>
          <table:table-cell table:style-name="ce18" office:value-type="float" office:value="367.11" calcext:value-type="float">
            <text:p>367.11</text:p>
          </table:table-cell>
          <table:table-cell table:style-name="ce18" office:value-type="float" office:value="176.93" calcext:value-type="float">
            <text:p>176.93</text:p>
          </table:table-cell>
        </table:table-row>
        <table:table-row table:style-name="ro6">
          <table:table-cell office:value-type="string" calcext:value-type="string">
            <text:p>2023M4</text:p>
          </table:table-cell>
          <table:table-cell office:value-type="float" office:value="678.3615" calcext:value-type="float">
            <text:p>678.36</text:p>
          </table:table-cell>
          <table:table-cell office:value-type="float" office:value="302.52" calcext:value-type="float">
            <text:p>302.52</text:p>
          </table:table-cell>
          <table:table-cell table:style-name="ce13" office:value-type="string" calcext:value-type="string">
            <text:p>1991M03</text:p>
          </table:table-cell>
          <table:table-cell office:value-type="float" office:value="338.84" calcext:value-type="float">
            <text:p>338.84</text:p>
          </table:table-cell>
          <table:table-cell office:value-type="float" office:value="162.57" calcext:value-type="float">
            <text:p>162.57</text:p>
          </table:table-cell>
        </table:table-row>
        <table:table-row table:style-name="ro6">
          <table:table-cell office:value-type="string" calcext:value-type="string">
            <text:p>2023M5</text:p>
          </table:table-cell>
          <table:table-cell office:value-type="float" office:value="680.378" calcext:value-type="float">
            <text:p>680.38</text:p>
          </table:table-cell>
          <table:table-cell office:value-type="float" office:value="340.34" calcext:value-type="float">
            <text:p>340.34</text:p>
          </table:table-cell>
          <table:table-cell office:value-type="string" calcext:value-type="string">
            <text:p>1991M04</text:p>
          </table:table-cell>
          <table:table-cell table:style-name="ce18" office:value-type="float" office:value="303.85" calcext:value-type="float">
            <text:p>303.85</text:p>
          </table:table-cell>
          <table:table-cell table:style-name="ce18" office:value-type="float" office:value="175.59" calcext:value-type="float">
            <text:p>175.59</text:p>
          </table:table-cell>
        </table:table-row>
        <table:table-row table:style-name="ro6">
          <table:table-cell office:value-type="string" calcext:value-type="string">
            <text:p>2023M6</text:p>
          </table:table-cell>
          <table:table-cell office:value-type="float" office:value="688.008" calcext:value-type="float">
            <text:p>688.01</text:p>
          </table:table-cell>
          <table:table-cell office:value-type="float" office:value="313.51" calcext:value-type="float">
            <text:p>313.51</text:p>
          </table:table-cell>
          <table:table-cell table:style-name="ce13" office:value-type="string" calcext:value-type="string">
            <text:p>1991M05</text:p>
          </table:table-cell>
          <table:table-cell office:value-type="float" office:value="300.79" calcext:value-type="float">
            <text:p>300.79</text:p>
          </table:table-cell>
          <table:table-cell office:value-type="float" office:value="174.04" calcext:value-type="float">
            <text:p>174.04</text:p>
          </table:table-cell>
        </table:table-row>
        <table:table-row table:style-name="ro6">
          <table:table-cell office:value-type="string" calcext:value-type="string">
            <text:p>2023M7</text:p>
          </table:table-cell>
          <table:table-cell office:value-type="float" office:value="702.1235" calcext:value-type="float">
            <text:p>702.12</text:p>
          </table:table-cell>
          <table:table-cell office:value-type="float" office:value="318.91" calcext:value-type="float">
            <text:p>318.91</text:p>
          </table:table-cell>
          <table:table-cell office:value-type="string" calcext:value-type="string">
            <text:p>1991M06</text:p>
          </table:table-cell>
          <table:table-cell table:style-name="ce18" office:value-type="float" office:value="288.87" calcext:value-type="float">
            <text:p>288.87</text:p>
          </table:table-cell>
          <table:table-cell table:style-name="ce18" office:value-type="float" office:value="200.15" calcext:value-type="float">
            <text:p>200.15</text:p>
          </table:table-cell>
        </table:table-row>
        <table:table-row table:style-name="ro6">
          <table:table-cell office:value-type="string" calcext:value-type="string">
            <text:p>2023M8</text:p>
          </table:table-cell>
          <table:table-cell office:value-type="float" office:value="692.368" calcext:value-type="float">
            <text:p>692.37</text:p>
          </table:table-cell>
          <table:table-cell office:value-type="float" office:value="323" calcext:value-type="float">
            <text:p>323.00</text:p>
          </table:table-cell>
          <table:table-cell table:style-name="ce13" office:value-type="string" calcext:value-type="string">
            <text:p>1991M07</text:p>
          </table:table-cell>
          <table:table-cell office:value-type="float" office:value="288.21" calcext:value-type="float">
            <text:p>288.21</text:p>
          </table:table-cell>
          <table:table-cell office:value-type="float" office:value="207.82" calcext:value-type="float">
            <text:p>207.82</text:p>
          </table:table-cell>
        </table:table-row>
        <table:table-row table:style-name="ro6">
          <table:table-cell office:value-type="string" calcext:value-type="string">
            <text:p>2023M9</text:p>
          </table:table-cell>
          <table:table-cell office:value-type="float" office:value="675.909" calcext:value-type="float">
            <text:p>675.91</text:p>
          </table:table-cell>
          <table:table-cell office:value-type="float" office:value="335.42" calcext:value-type="float">
            <text:p>335.42</text:p>
          </table:table-cell>
          <table:table-cell office:value-type="string" calcext:value-type="string">
            <text:p>1991M08</text:p>
          </table:table-cell>
          <table:table-cell table:style-name="ce18" office:value-type="float" office:value="295.09" calcext:value-type="float">
            <text:p>295.09</text:p>
          </table:table-cell>
          <table:table-cell table:style-name="ce18" office:value-type="float" office:value="210.57" calcext:value-type="float">
            <text:p>210.57</text:p>
          </table:table-cell>
        </table:table-row>
        <table:table-row table:style-name="ro6">
          <table:table-cell office:value-type="string" calcext:value-type="string">
            <text:p>2023M10</text:p>
          </table:table-cell>
          <table:table-cell office:value-type="float" office:value="662.938" calcext:value-type="float">
            <text:p>662.94</text:p>
          </table:table-cell>
          <table:table-cell office:value-type="float" office:value="318.15" calcext:value-type="float">
            <text:p>318.15</text:p>
          </table:table-cell>
          <table:table-cell table:style-name="ce13" office:value-type="string" calcext:value-type="string">
            <text:p>1991M09</text:p>
          </table:table-cell>
          <table:table-cell office:value-type="float" office:value="302.77" calcext:value-type="float">
            <text:p>302.77</text:p>
          </table:table-cell>
          <table:table-cell office:value-type="float" office:value="210.68" calcext:value-type="float">
            <text:p>210.68</text:p>
          </table:table-cell>
        </table:table-row>
        <table:table-row table:style-name="ro6">
          <table:table-cell office:value-type="string" calcext:value-type="string">
            <text:p>2023M11</text:p>
          </table:table-cell>
          <table:table-cell office:value-type="float" office:value="676.563" calcext:value-type="float">
            <text:p>676.56</text:p>
          </table:table-cell>
          <table:table-cell office:value-type="float" office:value="303.99" calcext:value-type="float">
            <text:p>303.99</text:p>
          </table:table-cell>
          <table:table-cell office:value-type="string" calcext:value-type="string">
            <text:p>1991M10</text:p>
          </table:table-cell>
          <table:table-cell table:style-name="ce18" office:value-type="float" office:value="303.66" calcext:value-type="float">
            <text:p>303.66</text:p>
          </table:table-cell>
          <table:table-cell table:style-name="ce18" office:value-type="float" office:value="214.44" calcext:value-type="float">
            <text:p>214.44</text:p>
          </table:table-cell>
        </table:table-row>
        <table:table-row table:style-name="ro6">
          <table:table-cell office:value-type="string" calcext:value-type="string">
            <text:p>2023M12</text:p>
          </table:table-cell>
          <table:table-cell office:value-type="float" office:value="689.97" calcext:value-type="float">
            <text:p>689.97</text:p>
          </table:table-cell>
          <table:table-cell office:value-type="float" office:value="315.11" calcext:value-type="float">
            <text:p>315.11</text:p>
          </table:table-cell>
          <table:table-cell table:style-name="ce13" office:value-type="string" calcext:value-type="string">
            <text:p>1991M11</text:p>
          </table:table-cell>
          <table:table-cell office:value-type="float" office:value="316.06" calcext:value-type="float">
            <text:p>316.06</text:p>
          </table:table-cell>
          <table:table-cell office:value-type="float" office:value="195.5" calcext:value-type="float">
            <text:p>195.50</text:p>
          </table:table-cell>
        </table:table-row>
        <table:table-row table:style-name="ro6">
          <table:table-cell table:style-name="ce6" office:value-type="string" calcext:value-type="string">
            <text:p>2024M1</text:p>
          </table:table-cell>
          <table:table-cell office:value-type="float" office:value="692.259" calcext:value-type="float">
            <text:p>692.26</text:p>
          </table:table-cell>
          <table:table-cell office:value-type="float" office:value="334.57" calcext:value-type="float">
            <text:p>334.57</text:p>
          </table:table-cell>
          <table:table-cell office:value-type="string" calcext:value-type="string">
            <text:p>1991M12</text:p>
          </table:table-cell>
          <table:table-cell table:style-name="ce18" office:value-type="float" office:value="326.73" calcext:value-type="float">
            <text:p>326.73</text:p>
          </table:table-cell>
          <table:table-cell table:style-name="ce18" office:value-type="float" office:value="200.33" calcext:value-type="float">
            <text:p>200.33</text:p>
          </table:table-cell>
        </table:table-row>
        <table:table-row table:style-name="ro6">
          <table:table-cell table:style-name="ce6" office:value-type="string" calcext:value-type="string">
            <text:p>2024M2</text:p>
          </table:table-cell>
          <table:table-cell office:value-type="float" office:value="688.3895" calcext:value-type="float">
            <text:p>688.39</text:p>
          </table:table-cell>
          <table:table-cell office:value-type="float" office:value="328.34" calcext:value-type="float">
            <text:p>328.34</text:p>
          </table:table-cell>
          <table:table-cell table:style-name="ce13" office:value-type="string" calcext:value-type="string">
            <text:p>1992M01</text:p>
          </table:table-cell>
          <table:table-cell office:value-type="float" office:value="325.27" calcext:value-type="float">
            <text:p>325.27</text:p>
          </table:table-cell>
          <table:table-cell office:value-type="float" office:value="202.85" calcext:value-type="float">
            <text:p>202.85</text:p>
          </table:table-cell>
        </table:table-row>
        <table:table-row table:style-name="ro6">
          <table:table-cell table:style-name="ce6" office:value-type="string" calcext:value-type="string">
            <text:p>2024M3</text:p>
          </table:table-cell>
          <table:table-cell office:value-type="float" office:value="692.695" calcext:value-type="float">
            <text:p>692.70</text:p>
          </table:table-cell>
          <table:table-cell office:value-type="float" office:value="341.76" calcext:value-type="float">
            <text:p>341.76</text:p>
          </table:table-cell>
          <table:table-cell office:value-type="string" calcext:value-type="string">
            <text:p>1992M02</text:p>
          </table:table-cell>
          <table:table-cell table:style-name="ce18" office:value-type="float" office:value="317.54" calcext:value-type="float">
            <text:p>317.54</text:p>
          </table:table-cell>
          <table:table-cell table:style-name="ce18" office:value-type="float" office:value="214.04" calcext:value-type="float">
            <text:p>214.04</text:p>
          </table:table-cell>
        </table:table-row>
        <table:table-row table:style-name="ro6">
          <table:table-cell table:style-name="ce6" office:value-type="string" calcext:value-type="string">
            <text:p>2024M4</text:p>
          </table:table-cell>
          <table:table-cell office:value-type="float" office:value="682.7215" calcext:value-type="float">
            <text:p>682.72</text:p>
          </table:table-cell>
          <table:table-cell office:value-type="float" office:value="316.29" calcext:value-type="float">
            <text:p>316.29</text:p>
          </table:table-cell>
          <table:table-cell table:style-name="ce13" office:value-type="string" calcext:value-type="string">
            <text:p>1992M03</text:p>
          </table:table-cell>
          <table:table-cell office:value-type="float" office:value="310.3" calcext:value-type="float">
            <text:p>310.30</text:p>
          </table:table-cell>
          <table:table-cell office:value-type="float" office:value="201.96" calcext:value-type="float">
            <text:p>201.96</text:p>
          </table:table-cell>
        </table:table-row>
        <table:table-row table:style-name="ro6">
          <table:table-cell table:style-name="ce6" office:value-type="string" calcext:value-type="string">
            <text:p>2024M5</text:p>
          </table:table-cell>
          <table:table-cell office:value-type="float" office:value="688.3895" calcext:value-type="float">
            <text:p>688.39</text:p>
          </table:table-cell>
          <table:table-cell office:value-type="float" office:value="325.6" calcext:value-type="float">
            <text:p>325.60</text:p>
          </table:table-cell>
          <table:table-cell office:value-type="string" calcext:value-type="string">
            <text:p>1992M04</text:p>
          </table:table-cell>
          <table:table-cell table:style-name="ce18" office:value-type="float" office:value="313.96" calcext:value-type="float">
            <text:p>313.96</text:p>
          </table:table-cell>
          <table:table-cell table:style-name="ce18" office:value-type="float" office:value="199.67" calcext:value-type="float">
            <text:p>199.67</text:p>
          </table:table-cell>
        </table:table-row>
        <table:table-row table:style-name="ro6">
          <table:table-cell table:style-name="ce6" office:value-type="string" calcext:value-type="string">
            <text:p>2024M6</text:p>
          </table:table-cell>
          <table:table-cell office:value-type="float" office:value="692.804" calcext:value-type="float">
            <text:p>692.80</text:p>
          </table:table-cell>
          <table:table-cell office:value-type="float" office:value="307.46" calcext:value-type="float">
            <text:p>307.46</text:p>
          </table:table-cell>
          <table:table-cell table:style-name="ce13" office:value-type="string" calcext:value-type="string">
            <text:p>1992M05</text:p>
          </table:table-cell>
          <table:table-cell office:value-type="float" office:value="321.14" calcext:value-type="float">
            <text:p>321.14</text:p>
          </table:table-cell>
          <table:table-cell office:value-type="float" office:value="200.75" calcext:value-type="float">
            <text:p>200.75</text:p>
          </table:table-cell>
        </table:table-row>
        <table:table-row table:style-name="ro6">
          <table:table-cell table:style-name="ce6" office:value-type="string" calcext:value-type="string">
            <text:p>2024M7</text:p>
          </table:table-cell>
          <table:table-cell office:value-type="float" office:value="700.8155" calcext:value-type="float">
            <text:p>700.82</text:p>
          </table:table-cell>
          <table:table-cell office:value-type="float" office:value="309.26" calcext:value-type="float">
            <text:p>309.26</text:p>
          </table:table-cell>
          <table:table-cell office:value-type="string" calcext:value-type="string">
            <text:p>1992M06</text:p>
          </table:table-cell>
          <table:table-cell table:style-name="ce18" office:value-type="float" office:value="330.28" calcext:value-type="float">
            <text:p>330.28</text:p>
          </table:table-cell>
          <table:table-cell table:style-name="ce18" office:value-type="float" office:value="205.11" calcext:value-type="float">
            <text:p>205.11</text:p>
          </table:table-cell>
        </table:table-row>
        <table:table-row table:style-name="ro6">
          <table:table-cell table:style-name="ce6" office:value-type="string" calcext:value-type="string">
            <text:p>2024M8</text:p>
          </table:table-cell>
          <table:table-cell office:value-type="float" office:value="704.794" calcext:value-type="float">
            <text:p>704.79</text:p>
          </table:table-cell>
          <table:table-cell office:value-type="float" office:value="305.19" calcext:value-type="float">
            <text:p>305.19</text:p>
          </table:table-cell>
          <table:table-cell table:style-name="ce13" office:value-type="string" calcext:value-type="string">
            <text:p>1992M07</text:p>
          </table:table-cell>
          <table:table-cell office:value-type="float" office:value="347.83" calcext:value-type="float">
            <text:p>347.83</text:p>
          </table:table-cell>
          <table:table-cell office:value-type="float" office:value="201.08" calcext:value-type="float">
            <text:p>201.08</text:p>
          </table:table-cell>
        </table:table-row>
        <table:table-row table:style-name="ro6">
          <table:table-cell table:style-name="ce6" office:value-type="string" calcext:value-type="string">
            <text:p>2024M9</text:p>
          </table:table-cell>
          <table:table-cell office:value-type="float" office:value="720.2175" calcext:value-type="float">
            <text:p>720.22</text:p>
          </table:table-cell>
          <table:table-cell office:value-type="float" office:value="329.57" calcext:value-type="float">
            <text:p>329.57</text:p>
          </table:table-cell>
          <table:table-cell office:value-type="string" calcext:value-type="string">
            <text:p>1992M08</text:p>
          </table:table-cell>
          <table:table-cell table:style-name="ce18" office:value-type="float" office:value="355.34" calcext:value-type="float">
            <text:p>355.34</text:p>
          </table:table-cell>
          <table:table-cell table:style-name="ce18" office:value-type="float" office:value="197.25" calcext:value-type="float">
            <text:p>197.25</text:p>
          </table:table-cell>
        </table:table-row>
        <table:table-row table:style-name="ro6">
          <table:table-cell table:style-name="ce6" office:value-type="string" calcext:value-type="string">
            <text:p>2024M10</text:p>
          </table:table-cell>
          <table:table-cell office:value-type="float" office:value="711.7155" calcext:value-type="float">
            <text:p>711.72</text:p>
          </table:table-cell>
          <table:table-cell office:value-type="float" office:value="291.96" calcext:value-type="float">
            <text:p>291.96</text:p>
          </table:table-cell>
          <table:table-cell table:style-name="ce13" office:value-type="string" calcext:value-type="string">
            <text:p>1992M09</text:p>
          </table:table-cell>
          <table:table-cell office:value-type="float" office:value="355.41" calcext:value-type="float">
            <text:p>355.41</text:p>
          </table:table-cell>
          <table:table-cell office:value-type="float" office:value="205.53" calcext:value-type="float">
            <text:p>205.53</text:p>
          </table:table-cell>
        </table:table-row>
        <table:table-row table:style-name="ro6">
          <table:table-cell table:style-name="ce6" office:value-type="string" calcext:value-type="string">
            <text:p>2024M11</text:p>
          </table:table-cell>
          <table:table-cell office:value-type="float" office:value="694.4935" calcext:value-type="float">
            <text:p>694.49</text:p>
          </table:table-cell>
          <table:table-cell office:value-type="float" office:value="307.68" calcext:value-type="float">
            <text:p>307.68</text:p>
          </table:table-cell>
          <table:table-cell office:value-type="string" calcext:value-type="string">
            <text:p>1992M10</text:p>
          </table:table-cell>
          <table:table-cell table:style-name="ce18" office:value-type="float" office:value="347.86" calcext:value-type="float">
            <text:p>347.86</text:p>
          </table:table-cell>
          <table:table-cell table:style-name="ce18" office:value-type="float" office:value="220.2" calcext:value-type="float">
            <text:p>220.20</text:p>
          </table:table-cell>
        </table:table-row>
        <table:table-row table:style-name="ro6">
          <table:table-cell table:style-name="ce6" office:value-type="string" calcext:value-type="string">
            <text:p>2024M12</text:p>
          </table:table-cell>
          <table:table-cell office:value-type="float" office:value="689.207" calcext:value-type="float">
            <text:p>689.21</text:p>
          </table:table-cell>
          <table:table-cell office:value-type="float" office:value="354.997405405405" calcext:value-type="float">
            <text:p>355.00</text:p>
          </table:table-cell>
          <table:table-cell table:style-name="ce13" office:value-type="string" calcext:value-type="string">
            <text:p>1992M11</text:p>
          </table:table-cell>
          <table:table-cell office:value-type="float" office:value="325.92" calcext:value-type="float">
            <text:p>325.92</text:p>
          </table:table-cell>
          <table:table-cell office:value-type="float" office:value="220.08" calcext:value-type="float">
            <text:p>220.08</text:p>
          </table:table-cell>
        </table:table-row>
        <table:table-row table:style-name="ro6">
          <table:table-cell table:style-name="ce6" office:value-type="string" calcext:value-type="string">
            <text:p>2025M1</text:p>
          </table:table-cell>
          <table:table-cell office:value-type="float" office:value="673.184" calcext:value-type="float">
            <text:p>673.18</text:p>
          </table:table-cell>
          <table:table-cell office:value-type="float" office:value="314.071768437748" calcext:value-type="float">
            <text:p>314.07</text:p>
          </table:table-cell>
          <table:table-cell office:value-type="string" calcext:value-type="string">
            <text:p>1992M12</text:p>
          </table:table-cell>
          <table:table-cell table:style-name="ce18" office:value-type="float" office:value="324.49" calcext:value-type="float">
            <text:p>324.49</text:p>
          </table:table-cell>
          <table:table-cell table:style-name="ce18" office:value-type="float" office:value="245.58" calcext:value-type="float">
            <text:p>245.58</text:p>
          </table:table-cell>
        </table:table-row>
        <table:table-row table:style-name="ro6">
          <table:table-cell table:style-name="ce6" office:value-type="string" calcext:value-type="string">
            <text:p>2025M2</text:p>
          </table:table-cell>
          <table:table-cell office:value-type="float" office:value="683.103" calcext:value-type="float">
            <text:p>683.10</text:p>
          </table:table-cell>
          <table:table-cell office:value-type="float" office:value="338.153188608184" calcext:value-type="float">
            <text:p>338.15</text:p>
          </table:table-cell>
          <table:table-cell table:style-name="ce13" office:value-type="string" calcext:value-type="string">
            <text:p>1993M01</text:p>
          </table:table-cell>
          <table:table-cell office:value-type="float" office:value="319.27" calcext:value-type="float">
            <text:p>319.27</text:p>
          </table:table-cell>
          <table:table-cell office:value-type="float" office:value="249.97" calcext:value-type="float">
            <text:p>249.97</text:p>
          </table:table-cell>
        </table:table-row>
        <table:table-row table:style-name="ro6">
          <table:table-cell table:style-name="ce6" office:value-type="string" calcext:value-type="string">
            <text:p>2025M3</text:p>
          </table:table-cell>
          <table:table-cell office:value-type="float" office:value="703.6495" calcext:value-type="float">
            <text:p>703.65</text:p>
          </table:table-cell>
          <table:table-cell office:value-type="float" office:value="332.465966173556" calcext:value-type="float">
            <text:p>332.47</text:p>
          </table:table-cell>
          <table:table-cell office:value-type="string" calcext:value-type="string">
            <text:p>1993M02</text:p>
          </table:table-cell>
          <table:table-cell table:style-name="ce18" office:value-type="float" office:value="314.53" calcext:value-type="float">
            <text:p>314.53</text:p>
          </table:table-cell>
          <table:table-cell table:style-name="ce18" office:value-type="float" office:value="286.7" calcext:value-type="float">
            <text:p>286.70</text:p>
          </table:table-cell>
        </table:table-row>
        <table:table-row table:style-name="ro6">
          <table:table-cell table:style-name="ce6" office:value-type="string" calcext:value-type="string">
            <text:p>2025M4</text:p>
          </table:table-cell>
          <table:table-cell office:value-type="float" office:value="716.784" calcext:value-type="float">
            <text:p>716.78</text:p>
          </table:table-cell>
          <table:table-cell office:value-type="float" office:value="332.465966173556" calcext:value-type="float">
            <text:p>332.47</text:p>
          </table:table-cell>
          <table:table-cell table:style-name="ce13" office:value-type="string" calcext:value-type="string">
            <text:p>1993M03</text:p>
          </table:table-cell>
          <table:table-cell office:value-type="float" office:value="312.78" calcext:value-type="float">
            <text:p>312.78</text:p>
          </table:table-cell>
          <table:table-cell office:value-type="float" office:value="345.34" calcext:value-type="float">
            <text:p>345.34</text:p>
          </table:table-cell>
        </table:table-row>
        <table:table-row table:style-name="ro6">
          <table:table-cell table:style-name="ce6" office:value-type="string" calcext:value-type="string">
            <text:p>2025M5</text:p>
          </table:table-cell>
          <table:table-cell office:value-type="float" office:value="728.3925" calcext:value-type="float">
            <text:p>728.39</text:p>
          </table:table-cell>
          <table:table-cell office:value-type="float" office:value="332.465966173556" calcext:value-type="float">
            <text:p>332.47</text:p>
          </table:table-cell>
          <table:table-cell office:value-type="string" calcext:value-type="string">
            <text:p>1993M04</text:p>
          </table:table-cell>
          <table:table-cell table:style-name="ce18" office:value-type="float" office:value="324.24" calcext:value-type="float">
            <text:p>324.24</text:p>
          </table:table-cell>
          <table:table-cell table:style-name="ce18" office:value-type="float" office:value="463.41" calcext:value-type="float">
            <text:p>463.41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3M05</text:p>
          </table:table-cell>
          <table:table-cell office:value-type="float" office:value="323.33" calcext:value-type="float">
            <text:p>323.33</text:p>
          </table:table-cell>
          <table:table-cell office:value-type="float" office:value="520.81" calcext:value-type="float">
            <text:p>520.81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3M06</text:p>
          </table:table-cell>
          <table:table-cell table:style-name="ce18" office:value-type="float" office:value="314.45" calcext:value-type="float">
            <text:p>314.45</text:p>
          </table:table-cell>
          <table:table-cell table:style-name="ce18" office:value-type="float" office:value="493.82" calcext:value-type="float">
            <text:p>493.8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3M07</text:p>
          </table:table-cell>
          <table:table-cell office:value-type="float" office:value="299.97" calcext:value-type="float">
            <text:p>299.97</text:p>
          </table:table-cell>
          <table:table-cell office:value-type="float" office:value="467.02" calcext:value-type="float">
            <text:p>467.0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3M08</text:p>
          </table:table-cell>
          <table:table-cell table:style-name="ce18" office:value-type="float" office:value="295.23" calcext:value-type="float">
            <text:p>295.23</text:p>
          </table:table-cell>
          <table:table-cell table:style-name="ce18" office:value-type="float" office:value="450.47" calcext:value-type="float">
            <text:p>450.47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3M09</text:p>
          </table:table-cell>
          <table:table-cell office:value-type="float" office:value="308.36" calcext:value-type="float">
            <text:p>308.36</text:p>
          </table:table-cell>
          <table:table-cell office:value-type="float" office:value="384" calcext:value-type="float">
            <text:p>384.0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3M10</text:p>
          </table:table-cell>
          <table:table-cell table:style-name="ce18" office:value-type="float" office:value="304.38" calcext:value-type="float">
            <text:p>304.38</text:p>
          </table:table-cell>
          <table:table-cell table:style-name="ce18" office:value-type="float" office:value="378.13" calcext:value-type="float">
            <text:p>378.1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3M11</text:p>
          </table:table-cell>
          <table:table-cell office:value-type="float" office:value="299.54" calcext:value-type="float">
            <text:p>299.54</text:p>
          </table:table-cell>
          <table:table-cell office:value-type="float" office:value="333.36" calcext:value-type="float">
            <text:p>333.3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3M12</text:p>
          </table:table-cell>
          <table:table-cell table:style-name="ce18" office:value-type="float" office:value="307.76" calcext:value-type="float">
            <text:p>307.76</text:p>
          </table:table-cell>
          <table:table-cell table:style-name="ce18" office:value-type="float" office:value="304.66" calcext:value-type="float">
            <text:p>304.6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4M01</text:p>
          </table:table-cell>
          <table:table-cell office:value-type="float" office:value="304.03" calcext:value-type="float">
            <text:p>304.03</text:p>
          </table:table-cell>
          <table:table-cell office:value-type="float" office:value="294.84" calcext:value-type="float">
            <text:p>294.84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4M02</text:p>
          </table:table-cell>
          <table:table-cell table:style-name="ce18" office:value-type="float" office:value="304.74" calcext:value-type="float">
            <text:p>304.74</text:p>
          </table:table-cell>
          <table:table-cell table:style-name="ce18" office:value-type="float" office:value="303.35" calcext:value-type="float">
            <text:p>303.3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4M03</text:p>
          </table:table-cell>
          <table:table-cell office:value-type="float" office:value="311.57" calcext:value-type="float">
            <text:p>311.57</text:p>
          </table:table-cell>
          <table:table-cell office:value-type="float" office:value="310.48" calcext:value-type="float">
            <text:p>310.4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4M04</text:p>
          </table:table-cell>
          <table:table-cell table:style-name="ce18" office:value-type="float" office:value="309.59" calcext:value-type="float">
            <text:p>309.59</text:p>
          </table:table-cell>
          <table:table-cell table:style-name="ce18" office:value-type="float" office:value="326.24" calcext:value-type="float">
            <text:p>326.2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4M05</text:p>
          </table:table-cell>
          <table:table-cell office:value-type="float" office:value="318.06" calcext:value-type="float">
            <text:p>318.06</text:p>
          </table:table-cell>
          <table:table-cell office:value-type="float" office:value="343.5" calcext:value-type="float">
            <text:p>343.5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4M06</text:p>
          </table:table-cell>
          <table:table-cell table:style-name="ce18" office:value-type="float" office:value="331.2" calcext:value-type="float">
            <text:p>331.20</text:p>
          </table:table-cell>
          <table:table-cell table:style-name="ce18" office:value-type="float" office:value="344.6" calcext:value-type="float">
            <text:p>344.6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4M07</text:p>
          </table:table-cell>
          <table:table-cell office:value-type="float" office:value="343.77" calcext:value-type="float">
            <text:p>343.77</text:p>
          </table:table-cell>
          <table:table-cell office:value-type="float" office:value="331.98" calcext:value-type="float">
            <text:p>331.9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4M08</text:p>
          </table:table-cell>
          <table:table-cell table:style-name="ce18" office:value-type="float" office:value="344.81" calcext:value-type="float">
            <text:p>344.81</text:p>
          </table:table-cell>
          <table:table-cell table:style-name="ce18" office:value-type="float" office:value="316.74" calcext:value-type="float">
            <text:p>316.7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4M09</text:p>
          </table:table-cell>
          <table:table-cell office:value-type="float" office:value="347.76" calcext:value-type="float">
            <text:p>347.76</text:p>
          </table:table-cell>
          <table:table-cell office:value-type="float" office:value="299.92" calcext:value-type="float">
            <text:p>299.9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4M10</text:p>
          </table:table-cell>
          <table:table-cell table:style-name="ce18" office:value-type="float" office:value="354.51" calcext:value-type="float">
            <text:p>354.51</text:p>
          </table:table-cell>
          <table:table-cell table:style-name="ce18" office:value-type="float" office:value="291.55" calcext:value-type="float">
            <text:p>291.5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4M11</text:p>
          </table:table-cell>
          <table:table-cell office:value-type="float" office:value="351.43" calcext:value-type="float">
            <text:p>351.43</text:p>
          </table:table-cell>
          <table:table-cell office:value-type="float" office:value="279.43" calcext:value-type="float">
            <text:p>279.4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4M12</text:p>
          </table:table-cell>
          <table:table-cell table:style-name="ce18" office:value-type="float" office:value="341.65" calcext:value-type="float">
            <text:p>341.65</text:p>
          </table:table-cell>
          <table:table-cell table:style-name="ce18" office:value-type="float" office:value="247.96" calcext:value-type="float">
            <text:p>247.9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5M01</text:p>
          </table:table-cell>
          <table:table-cell office:value-type="float" office:value="341" calcext:value-type="float">
            <text:p>341.00</text:p>
          </table:table-cell>
          <table:table-cell office:value-type="float" office:value="248.42" calcext:value-type="float">
            <text:p>248.4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5M02</text:p>
          </table:table-cell>
          <table:table-cell table:style-name="ce18" office:value-type="float" office:value="334.12" calcext:value-type="float">
            <text:p>334.12</text:p>
          </table:table-cell>
          <table:table-cell table:style-name="ce18" office:value-type="float" office:value="251.8" calcext:value-type="float">
            <text:p>251.8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5M03</text:p>
          </table:table-cell>
          <table:table-cell office:value-type="float" office:value="346.84" calcext:value-type="float">
            <text:p>346.84</text:p>
          </table:table-cell>
          <table:table-cell office:value-type="float" office:value="283.1" calcext:value-type="float">
            <text:p>283.1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5M04</text:p>
          </table:table-cell>
          <table:table-cell table:style-name="ce18" office:value-type="float" office:value="350.64" calcext:value-type="float">
            <text:p>350.64</text:p>
          </table:table-cell>
          <table:table-cell table:style-name="ce18" office:value-type="float" office:value="300.91" calcext:value-type="float">
            <text:p>300.91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5M05</text:p>
          </table:table-cell>
          <table:table-cell office:value-type="float" office:value="340.95" calcext:value-type="float">
            <text:p>340.95</text:p>
          </table:table-cell>
          <table:table-cell office:value-type="float" office:value="285.43" calcext:value-type="float">
            <text:p>285.4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5M06</text:p>
          </table:table-cell>
          <table:table-cell table:style-name="ce18" office:value-type="float" office:value="345.78" calcext:value-type="float">
            <text:p>345.78</text:p>
          </table:table-cell>
          <table:table-cell table:style-name="ce18" office:value-type="float" office:value="274.22" calcext:value-type="float">
            <text:p>274.2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5M07</text:p>
          </table:table-cell>
          <table:table-cell office:value-type="float" office:value="351.79" calcext:value-type="float">
            <text:p>351.79</text:p>
          </table:table-cell>
          <table:table-cell office:value-type="float" office:value="259.57" calcext:value-type="float">
            <text:p>259.5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5M08</text:p>
          </table:table-cell>
          <table:table-cell table:style-name="ce18" office:value-type="float" office:value="341.96" calcext:value-type="float">
            <text:p>341.96</text:p>
          </table:table-cell>
          <table:table-cell table:style-name="ce18" office:value-type="float" office:value="235.66" calcext:value-type="float">
            <text:p>235.6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5M09</text:p>
          </table:table-cell>
          <table:table-cell office:value-type="float" office:value="337.09" calcext:value-type="float">
            <text:p>337.09</text:p>
          </table:table-cell>
          <table:table-cell office:value-type="float" office:value="221.73" calcext:value-type="float">
            <text:p>221.7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5M10</text:p>
          </table:table-cell>
          <table:table-cell table:style-name="ce18" office:value-type="float" office:value="344.06" calcext:value-type="float">
            <text:p>344.06</text:p>
          </table:table-cell>
          <table:table-cell table:style-name="ce18" office:value-type="float" office:value="233.86" calcext:value-type="float">
            <text:p>233.8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5M11</text:p>
          </table:table-cell>
          <table:table-cell office:value-type="float" office:value="337.67" calcext:value-type="float">
            <text:p>337.67</text:p>
          </table:table-cell>
          <table:table-cell office:value-type="float" office:value="230.96" calcext:value-type="float">
            <text:p>230.9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5M12</text:p>
          </table:table-cell>
          <table:table-cell table:style-name="ce18" office:value-type="float" office:value="302.2" calcext:value-type="float">
            <text:p>302.20</text:p>
          </table:table-cell>
          <table:table-cell table:style-name="ce18" office:value-type="float" office:value="241.78" calcext:value-type="float">
            <text:p>241.78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6M01</text:p>
          </table:table-cell>
          <table:table-cell office:value-type="float" office:value="279.69" calcext:value-type="float">
            <text:p>279.69</text:p>
          </table:table-cell>
          <table:table-cell office:value-type="float" office:value="234.29" calcext:value-type="float">
            <text:p>234.29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6M02</text:p>
          </table:table-cell>
          <table:table-cell table:style-name="ce18" office:value-type="float" office:value="272.78" calcext:value-type="float">
            <text:p>272.78</text:p>
          </table:table-cell>
          <table:table-cell table:style-name="ce18" office:value-type="float" office:value="246.43" calcext:value-type="float">
            <text:p>246.4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6M03</text:p>
          </table:table-cell>
          <table:table-cell office:value-type="float" office:value="271.79" calcext:value-type="float">
            <text:p>271.79</text:p>
          </table:table-cell>
          <table:table-cell office:value-type="float" office:value="253.01" calcext:value-type="float">
            <text:p>253.01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6M04</text:p>
          </table:table-cell>
          <table:table-cell table:style-name="ce18" office:value-type="float" office:value="270.27" calcext:value-type="float">
            <text:p>270.27</text:p>
          </table:table-cell>
          <table:table-cell table:style-name="ce18" office:value-type="float" office:value="252.48" calcext:value-type="float">
            <text:p>252.48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6M05</text:p>
          </table:table-cell>
          <table:table-cell office:value-type="float" office:value="279.31" calcext:value-type="float">
            <text:p>279.31</text:p>
          </table:table-cell>
          <table:table-cell office:value-type="float" office:value="261.65" calcext:value-type="float">
            <text:p>261.6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6M06</text:p>
          </table:table-cell>
          <table:table-cell table:style-name="ce18" office:value-type="float" office:value="280.1" calcext:value-type="float">
            <text:p>280.10</text:p>
          </table:table-cell>
          <table:table-cell table:style-name="ce18" office:value-type="float" office:value="255.85" calcext:value-type="float">
            <text:p>255.8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6M07</text:p>
          </table:table-cell>
          <table:table-cell office:value-type="float" office:value="284.68" calcext:value-type="float">
            <text:p>284.68</text:p>
          </table:table-cell>
          <table:table-cell office:value-type="float" office:value="259.69" calcext:value-type="float">
            <text:p>259.69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6M08</text:p>
          </table:table-cell>
          <table:table-cell table:style-name="ce18" office:value-type="float" office:value="286.56" calcext:value-type="float">
            <text:p>286.56</text:p>
          </table:table-cell>
          <table:table-cell table:style-name="ce18" office:value-type="float" office:value="263.48" calcext:value-type="float">
            <text:p>263.48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6M09</text:p>
          </table:table-cell>
          <table:table-cell office:value-type="float" office:value="282.74" calcext:value-type="float">
            <text:p>282.74</text:p>
          </table:table-cell>
          <table:table-cell office:value-type="float" office:value="258.69" calcext:value-type="float">
            <text:p>258.69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6M10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252.67" calcext:value-type="float">
            <text:p>252.67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6M11</text:p>
          </table:table-cell>
          <table:table-cell office:value-type="float" office:value="303.54" calcext:value-type="float">
            <text:p>303.54</text:p>
          </table:table-cell>
          <table:table-cell office:value-type="float" office:value="253.21" calcext:value-type="float">
            <text:p>253.21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6M12</text:p>
          </table:table-cell>
          <table:table-cell table:style-name="ce18" office:value-type="float" office:value="300.38" calcext:value-type="float">
            <text:p>300.38</text:p>
          </table:table-cell>
          <table:table-cell table:style-name="ce18" office:value-type="float" office:value="233.76" calcext:value-type="float">
            <text:p>233.7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7M01</text:p>
          </table:table-cell>
          <table:table-cell office:value-type="float" office:value="286.14" calcext:value-type="float">
            <text:p>286.14</text:p>
          </table:table-cell>
          <table:table-cell office:value-type="float" office:value="240.56" calcext:value-type="float">
            <text:p>240.5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7M02</text:p>
          </table:table-cell>
          <table:table-cell table:style-name="ce18" office:value-type="float" office:value="282.95" calcext:value-type="float">
            <text:p>282.95</text:p>
          </table:table-cell>
          <table:table-cell table:style-name="ce18" office:value-type="float" office:value="235.18" calcext:value-type="float">
            <text:p>235.18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7M03</text:p>
          </table:table-cell>
          <table:table-cell office:value-type="float" office:value="279.74" calcext:value-type="float">
            <text:p>279.74</text:p>
          </table:table-cell>
          <table:table-cell office:value-type="float" office:value="242.04" calcext:value-type="float">
            <text:p>242.04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7M04</text:p>
          </table:table-cell>
          <table:table-cell table:style-name="ce18" office:value-type="float" office:value="277.66" calcext:value-type="float">
            <text:p>277.66</text:p>
          </table:table-cell>
          <table:table-cell table:style-name="ce18" office:value-type="float" office:value="240.16" calcext:value-type="float">
            <text:p>240.1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7M05</text:p>
          </table:table-cell>
          <table:table-cell office:value-type="float" office:value="278.6" calcext:value-type="float">
            <text:p>278.60</text:p>
          </table:table-cell>
          <table:table-cell office:value-type="float" office:value="252.18" calcext:value-type="float">
            <text:p>252.1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7M06</text:p>
          </table:table-cell>
          <table:table-cell table:style-name="ce18" office:value-type="float" office:value="283.07" calcext:value-type="float">
            <text:p>283.07</text:p>
          </table:table-cell>
          <table:table-cell table:style-name="ce18" office:value-type="float" office:value="264.32" calcext:value-type="float">
            <text:p>264.3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7M07</text:p>
          </table:table-cell>
          <table:table-cell office:value-type="float" office:value="283.77" calcext:value-type="float">
            <text:p>283.77</text:p>
          </table:table-cell>
          <table:table-cell office:value-type="float" office:value="254.34" calcext:value-type="float">
            <text:p>254.34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7M08</text:p>
          </table:table-cell>
          <table:table-cell table:style-name="ce18" office:value-type="float" office:value="285.71" calcext:value-type="float">
            <text:p>285.71</text:p>
          </table:table-cell>
          <table:table-cell table:style-name="ce18" office:value-type="float" office:value="244.23" calcext:value-type="float">
            <text:p>244.2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7M09</text:p>
          </table:table-cell>
          <table:table-cell office:value-type="float" office:value="283.77" calcext:value-type="float">
            <text:p>283.77</text:p>
          </table:table-cell>
          <table:table-cell office:value-type="float" office:value="232.74" calcext:value-type="float">
            <text:p>232.74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7M10</text:p>
          </table:table-cell>
          <table:table-cell table:style-name="ce18" office:value-type="float" office:value="295.98" calcext:value-type="float">
            <text:p>295.98</text:p>
          </table:table-cell>
          <table:table-cell table:style-name="ce18" office:value-type="float" office:value="227.39" calcext:value-type="float">
            <text:p>227.3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7M11</text:p>
          </table:table-cell>
          <table:table-cell office:value-type="float" office:value="293.52" calcext:value-type="float">
            <text:p>293.52</text:p>
          </table:table-cell>
          <table:table-cell office:value-type="float" office:value="214.79" calcext:value-type="float">
            <text:p>214.79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7M12</text:p>
          </table:table-cell>
          <table:table-cell table:style-name="ce18" office:value-type="float" office:value="286.14" calcext:value-type="float">
            <text:p>286.14</text:p>
          </table:table-cell>
          <table:table-cell table:style-name="ce18" office:value-type="float" office:value="211.1" calcext:value-type="float">
            <text:p>211.1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8M01</text:p>
          </table:table-cell>
          <table:table-cell office:value-type="float" office:value="287.66" calcext:value-type="float">
            <text:p>287.66</text:p>
          </table:table-cell>
          <table:table-cell office:value-type="float" office:value="197.1" calcext:value-type="float">
            <text:p>197.1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8M02</text:p>
          </table:table-cell>
          <table:table-cell table:style-name="ce18" office:value-type="float" office:value="287.8" calcext:value-type="float">
            <text:p>287.80</text:p>
          </table:table-cell>
          <table:table-cell table:style-name="ce18" office:value-type="float" office:value="202.54" calcext:value-type="float">
            <text:p>202.5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8M03</text:p>
          </table:table-cell>
          <table:table-cell office:value-type="float" office:value="287.63" calcext:value-type="float">
            <text:p>287.63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8M04</text:p>
          </table:table-cell>
          <table:table-cell table:style-name="ce18" office:value-type="float" office:value="287.67" calcext:value-type="float">
            <text:p>287.67</text:p>
          </table:table-cell>
          <table:table-cell table:style-name="ce18" office:value-type="float" office:value="166.49" calcext:value-type="float">
            <text:p>166.4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8M05</text:p>
          </table:table-cell>
          <table:table-cell office:value-type="float" office:value="285.85" calcext:value-type="float">
            <text:p>285.85</text:p>
          </table:table-cell>
          <table:table-cell office:value-type="float" office:value="146.68" calcext:value-type="float">
            <text:p>146.6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8M06</text:p>
          </table:table-cell>
          <table:table-cell table:style-name="ce18" office:value-type="float" office:value="274.49" calcext:value-type="float">
            <text:p>274.49</text:p>
          </table:table-cell>
          <table:table-cell table:style-name="ce18" office:value-type="float" office:value="137.41" calcext:value-type="float">
            <text:p>137.41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8M07</text:p>
          </table:table-cell>
          <table:table-cell office:value-type="float" office:value="273.82" calcext:value-type="float">
            <text:p>273.82</text:p>
          </table:table-cell>
          <table:table-cell office:value-type="float" office:value="134.96" calcext:value-type="float">
            <text:p>134.9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8M08</text:p>
          </table:table-cell>
          <table:table-cell table:style-name="ce18" office:value-type="float" office:value="275.22" calcext:value-type="float">
            <text:p>275.22</text:p>
          </table:table-cell>
          <table:table-cell table:style-name="ce18" office:value-type="float" office:value="136.94" calcext:value-type="float">
            <text:p>136.9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8M09</text:p>
          </table:table-cell>
          <table:table-cell office:value-type="float" office:value="289.13" calcext:value-type="float">
            <text:p>289.13</text:p>
          </table:table-cell>
          <table:table-cell office:value-type="float" office:value="150.19" calcext:value-type="float">
            <text:p>150.19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8M10</text:p>
          </table:table-cell>
          <table:table-cell table:style-name="ce18" office:value-type="float" office:value="300.27" calcext:value-type="float">
            <text:p>300.27</text:p>
          </table:table-cell>
          <table:table-cell table:style-name="ce18" office:value-type="float" office:value="162.95" calcext:value-type="float">
            <text:p>162.9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8M11</text:p>
          </table:table-cell>
          <table:table-cell office:value-type="float" office:value="292.65" calcext:value-type="float">
            <text:p>292.65</text:p>
          </table:table-cell>
          <table:table-cell office:value-type="float" office:value="159.45" calcext:value-type="float">
            <text:p>159.4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8M12</text:p>
          </table:table-cell>
          <table:table-cell table:style-name="ce18" office:value-type="float" office:value="294.64" calcext:value-type="float">
            <text:p>294.64</text:p>
          </table:table-cell>
          <table:table-cell table:style-name="ce18" office:value-type="float" office:value="163.46" calcext:value-type="float">
            <text:p>163.4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9M01</text:p>
          </table:table-cell>
          <table:table-cell office:value-type="float" office:value="291.19" calcext:value-type="float">
            <text:p>291.19</text:p>
          </table:table-cell>
          <table:table-cell office:value-type="float" office:value="176.22" calcext:value-type="float">
            <text:p>176.2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9M02</text:p>
          </table:table-cell>
          <table:table-cell table:style-name="ce18" office:value-type="float" office:value="281.84" calcext:value-type="float">
            <text:p>281.84</text:p>
          </table:table-cell>
          <table:table-cell table:style-name="ce18" office:value-type="float" office:value="177.12" calcext:value-type="float">
            <text:p>177.1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9M03</text:p>
          </table:table-cell>
          <table:table-cell office:value-type="float" office:value="273.74" calcext:value-type="float">
            <text:p>273.74</text:p>
          </table:table-cell>
          <table:table-cell office:value-type="float" office:value="172.52" calcext:value-type="float">
            <text:p>172.5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9M04</text:p>
          </table:table-cell>
          <table:table-cell table:style-name="ce18" office:value-type="float" office:value="269.25" calcext:value-type="float">
            <text:p>269.25</text:p>
          </table:table-cell>
          <table:table-cell table:style-name="ce18" office:value-type="float" office:value="175.18" calcext:value-type="float">
            <text:p>175.18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9M05</text:p>
          </table:table-cell>
          <table:table-cell office:value-type="float" office:value="251.31" calcext:value-type="float">
            <text:p>251.31</text:p>
          </table:table-cell>
          <table:table-cell office:value-type="float" office:value="176.52" calcext:value-type="float">
            <text:p>176.5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9M06</text:p>
          </table:table-cell>
          <table:table-cell table:style-name="ce18" office:value-type="float" office:value="245.21" calcext:value-type="float">
            <text:p>245.21</text:p>
          </table:table-cell>
          <table:table-cell table:style-name="ce18" office:value-type="float" office:value="183.55" calcext:value-type="float">
            <text:p>183.5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9M07</text:p>
          </table:table-cell>
          <table:table-cell office:value-type="float" office:value="243.83" calcext:value-type="float">
            <text:p>243.83</text:p>
          </table:table-cell>
          <table:table-cell office:value-type="float" office:value="186.53" calcext:value-type="float">
            <text:p>186.5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9M08</text:p>
          </table:table-cell>
          <table:table-cell table:style-name="ce18" office:value-type="float" office:value="250.46" calcext:value-type="float">
            <text:p>250.46</text:p>
          </table:table-cell>
          <table:table-cell table:style-name="ce18" office:value-type="float" office:value="198.44" calcext:value-type="float">
            <text:p>198.4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9M09</text:p>
          </table:table-cell>
          <table:table-cell office:value-type="float" office:value="247.15" calcext:value-type="float">
            <text:p>247.15</text:p>
          </table:table-cell>
          <table:table-cell office:value-type="float" office:value="202.78" calcext:value-type="float">
            <text:p>202.7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9M10</text:p>
          </table:table-cell>
          <table:table-cell table:style-name="ce18" office:value-type="float" office:value="269.28" calcext:value-type="float">
            <text:p>269.28</text:p>
          </table:table-cell>
          <table:table-cell table:style-name="ce18" office:value-type="float" office:value="198.38" calcext:value-type="float">
            <text:p>198.38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1999M11</text:p>
          </table:table-cell>
          <table:table-cell office:value-type="float" office:value="307.48" calcext:value-type="float">
            <text:p>307.48</text:p>
          </table:table-cell>
          <table:table-cell office:value-type="float" office:value="198.59" calcext:value-type="float">
            <text:p>198.59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1999M12</text:p>
          </table:table-cell>
          <table:table-cell table:style-name="ce18" office:value-type="float" office:value="300.54" calcext:value-type="float">
            <text:p>300.54</text:p>
          </table:table-cell>
          <table:table-cell table:style-name="ce18" office:value-type="float" office:value="199.49" calcext:value-type="float">
            <text:p>199.4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0M01</text:p>
          </table:table-cell>
          <table:table-cell office:value-type="float" office:value="301.32" calcext:value-type="float">
            <text:p>301.32</text:p>
          </table:table-cell>
          <table:table-cell office:value-type="float" office:value="193.08" calcext:value-type="float">
            <text:p>193.0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0M02</text:p>
          </table:table-cell>
          <table:table-cell table:style-name="ce18" office:value-type="float" office:value="292.31" calcext:value-type="float">
            <text:p>292.31</text:p>
          </table:table-cell>
          <table:table-cell table:style-name="ce18" office:value-type="float" office:value="184.11" calcext:value-type="float">
            <text:p>184.11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0M03</text:p>
          </table:table-cell>
          <table:table-cell office:value-type="float" office:value="286.74" calcext:value-type="float">
            <text:p>286.74</text:p>
          </table:table-cell>
          <table:table-cell office:value-type="float" office:value="190.87" calcext:value-type="float">
            <text:p>190.8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0M04</text:p>
          </table:table-cell>
          <table:table-cell table:style-name="ce18" office:value-type="float" office:value="281.41" calcext:value-type="float">
            <text:p>281.41</text:p>
          </table:table-cell>
          <table:table-cell table:style-name="ce18" office:value-type="float" office:value="194.19" calcext:value-type="float">
            <text:p>194.1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0M05</text:p>
          </table:table-cell>
          <table:table-cell office:value-type="float" office:value="269.19" calcext:value-type="float">
            <text:p>269.19</text:p>
          </table:table-cell>
          <table:table-cell office:value-type="float" office:value="189.5" calcext:value-type="float">
            <text:p>189.5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0M06</text:p>
          </table:table-cell>
          <table:table-cell table:style-name="ce18" office:value-type="float" office:value="282.14" calcext:value-type="float">
            <text:p>282.14</text:p>
          </table:table-cell>
          <table:table-cell table:style-name="ce18" office:value-type="float" office:value="194.18" calcext:value-type="float">
            <text:p>194.18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0M07</text:p>
          </table:table-cell>
          <table:table-cell office:value-type="float" office:value="279.3" calcext:value-type="float">
            <text:p>279.30</text:p>
          </table:table-cell>
          <table:table-cell office:value-type="float" office:value="191.07" calcext:value-type="float">
            <text:p>191.0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0M08</text:p>
          </table:table-cell>
          <table:table-cell table:style-name="ce18" office:value-type="float" office:value="278.19" calcext:value-type="float">
            <text:p>278.19</text:p>
          </table:table-cell>
          <table:table-cell table:style-name="ce18" office:value-type="float" office:value="191.08" calcext:value-type="float">
            <text:p>191.08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0M09</text:p>
          </table:table-cell>
          <table:table-cell office:value-type="float" office:value="259.19" calcext:value-type="float">
            <text:p>259.19</text:p>
          </table:table-cell>
          <table:table-cell office:value-type="float" office:value="193.57" calcext:value-type="float">
            <text:p>193.5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0M10</text:p>
          </table:table-cell>
          <table:table-cell table:style-name="ce18" office:value-type="float" office:value="254.12" calcext:value-type="float">
            <text:p>254.12</text:p>
          </table:table-cell>
          <table:table-cell table:style-name="ce18" office:value-type="float" office:value="189.44" calcext:value-type="float">
            <text:p>189.4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0M11</text:p>
          </table:table-cell>
          <table:table-cell office:value-type="float" office:value="254.56" calcext:value-type="float">
            <text:p>254.56</text:p>
          </table:table-cell>
          <table:table-cell office:value-type="float" office:value="188.11" calcext:value-type="float">
            <text:p>188.11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0M12</text:p>
          </table:table-cell>
          <table:table-cell table:style-name="ce18" office:value-type="float" office:value="266.63" calcext:value-type="float">
            <text:p>266.63</text:p>
          </table:table-cell>
          <table:table-cell table:style-name="ce18" office:value-type="float" office:value="180.16" calcext:value-type="float">
            <text:p>180.1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1M01</text:p>
          </table:table-cell>
          <table:table-cell office:value-type="float" office:value="278.89" calcext:value-type="float">
            <text:p>278.89</text:p>
          </table:table-cell>
          <table:table-cell office:value-type="float" office:value="171.87" calcext:value-type="float">
            <text:p>171.8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1M02</text:p>
          </table:table-cell>
          <table:table-cell table:style-name="ce18" office:value-type="float" office:value="274" calcext:value-type="float">
            <text:p>274.00</text:p>
          </table:table-cell>
          <table:table-cell table:style-name="ce18" office:value-type="float" office:value="173.43" calcext:value-type="float">
            <text:p>173.4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1M03</text:p>
          </table:table-cell>
          <table:table-cell office:value-type="float" office:value="268.46" calcext:value-type="float">
            <text:p>268.46</text:p>
          </table:table-cell>
          <table:table-cell office:value-type="float" office:value="166.15" calcext:value-type="float">
            <text:p>166.1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1M04</text:p>
          </table:table-cell>
          <table:table-cell table:style-name="ce18" office:value-type="float" office:value="265.14" calcext:value-type="float">
            <text:p>265.14</text:p>
          </table:table-cell>
          <table:table-cell table:style-name="ce18" office:value-type="float" office:value="162.52" calcext:value-type="float">
            <text:p>162.5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1M05</text:p>
          </table:table-cell>
          <table:table-cell office:value-type="float" office:value="259.8" calcext:value-type="float">
            <text:p>259.80</text:p>
          </table:table-cell>
          <table:table-cell office:value-type="float" office:value="165.05" calcext:value-type="float">
            <text:p>165.0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1M06</text:p>
          </table:table-cell>
          <table:table-cell table:style-name="ce18" office:value-type="float" office:value="253.62" calcext:value-type="float">
            <text:p>253.62</text:p>
          </table:table-cell>
          <table:table-cell table:style-name="ce18" office:value-type="float" office:value="164.75" calcext:value-type="float">
            <text:p>164.7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1M07</text:p>
          </table:table-cell>
          <table:table-cell office:value-type="float" office:value="255.79" calcext:value-type="float">
            <text:p>255.79</text:p>
          </table:table-cell>
          <table:table-cell office:value-type="float" office:value="159.29" calcext:value-type="float">
            <text:p>159.29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1M08</text:p>
          </table:table-cell>
          <table:table-cell table:style-name="ce18" office:value-type="float" office:value="267.62" calcext:value-type="float">
            <text:p>267.62</text:p>
          </table:table-cell>
          <table:table-cell table:style-name="ce18" office:value-type="float" office:value="158.99" calcext:value-type="float">
            <text:p>158.9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1M09</text:p>
          </table:table-cell>
          <table:table-cell office:value-type="float" office:value="270.79" calcext:value-type="float">
            <text:p>270.79</text:p>
          </table:table-cell>
          <table:table-cell office:value-type="float" office:value="156.31" calcext:value-type="float">
            <text:p>156.31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1M10</text:p>
          </table:table-cell>
          <table:table-cell table:style-name="ce18" office:value-type="float" office:value="269.26" calcext:value-type="float">
            <text:p>269.26</text:p>
          </table:table-cell>
          <table:table-cell table:style-name="ce18" office:value-type="float" office:value="149.64" calcext:value-type="float">
            <text:p>149.6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1M11</text:p>
          </table:table-cell>
          <table:table-cell office:value-type="float" office:value="264.05" calcext:value-type="float">
            <text:p>264.05</text:p>
          </table:table-cell>
          <table:table-cell office:value-type="float" office:value="142.5" calcext:value-type="float">
            <text:p>142.5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1M12</text:p>
          </table:table-cell>
          <table:table-cell table:style-name="ce18" office:value-type="float" office:value="265.21" calcext:value-type="float">
            <text:p>265.21</text:p>
          </table:table-cell>
          <table:table-cell table:style-name="ce18" office:value-type="float" office:value="138.13" calcext:value-type="float">
            <text:p>138.1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2M01</text:p>
          </table:table-cell>
          <table:table-cell office:value-type="float" office:value="262.52" calcext:value-type="float">
            <text:p>262.52</text:p>
          </table:table-cell>
          <table:table-cell office:value-type="float" office:value="133.28" calcext:value-type="float">
            <text:p>133.2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2M02</text:p>
          </table:table-cell>
          <table:table-cell table:style-name="ce18" office:value-type="float" office:value="220.53761915829" calcext:value-type="float">
            <text:p>220.54</text:p>
          </table:table-cell>
          <table:table-cell table:style-name="ce18" office:value-type="float" office:value="134.58" calcext:value-type="float">
            <text:p>134.58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2M03</text:p>
          </table:table-cell>
          <table:table-cell office:value-type="float" office:value="221.05557967547" calcext:value-type="float">
            <text:p>221.06</text:p>
          </table:table-cell>
          <table:table-cell office:value-type="float" office:value="143.81" calcext:value-type="float">
            <text:p>143.81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2M04</text:p>
          </table:table-cell>
          <table:table-cell table:style-name="ce18" office:value-type="float" office:value="223.56202639986" calcext:value-type="float">
            <text:p>223.56</text:p>
          </table:table-cell>
          <table:table-cell table:style-name="ce18" office:value-type="float" office:value="143.94" calcext:value-type="float">
            <text:p>143.9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2M05</text:p>
          </table:table-cell>
          <table:table-cell office:value-type="float" office:value="225.66296809171" calcext:value-type="float">
            <text:p>225.66</text:p>
          </table:table-cell>
          <table:table-cell office:value-type="float" office:value="153.43" calcext:value-type="float">
            <text:p>153.4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2M06</text:p>
          </table:table-cell>
          <table:table-cell table:style-name="ce18" office:value-type="float" office:value="236.9686995057" calcext:value-type="float">
            <text:p>236.97</text:p>
          </table:table-cell>
          <table:table-cell table:style-name="ce18" office:value-type="float" office:value="163.55" calcext:value-type="float">
            <text:p>163.5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2M07</text:p>
          </table:table-cell>
          <table:table-cell office:value-type="float" office:value="242.61191217239" calcext:value-type="float">
            <text:p>242.61</text:p>
          </table:table-cell>
          <table:table-cell office:value-type="float" office:value="178.82" calcext:value-type="float">
            <text:p>178.8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2M08</text:p>
          </table:table-cell>
          <table:table-cell table:style-name="ce18" office:value-type="float" office:value="236.82934250994" calcext:value-type="float">
            <text:p>236.83</text:p>
          </table:table-cell>
          <table:table-cell table:style-name="ce18" office:value-type="float" office:value="181.94" calcext:value-type="float">
            <text:p>181.9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2M09</text:p>
          </table:table-cell>
          <table:table-cell office:value-type="float" office:value="235.65223080313" calcext:value-type="float">
            <text:p>235.65</text:p>
          </table:table-cell>
          <table:table-cell office:value-type="float" office:value="181.95" calcext:value-type="float">
            <text:p>181.9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2M10</text:p>
          </table:table-cell>
          <table:table-cell table:style-name="ce18" office:value-type="float" office:value="237.33366348394" calcext:value-type="float">
            <text:p>237.33</text:p>
          </table:table-cell>
          <table:table-cell table:style-name="ce18" office:value-type="float" office:value="179.88" calcext:value-type="float">
            <text:p>179.88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2M11</text:p>
          </table:table-cell>
          <table:table-cell office:value-type="float" office:value="243.71723688209" calcext:value-type="float">
            <text:p>243.72</text:p>
          </table:table-cell>
          <table:table-cell office:value-type="float" office:value="183.47" calcext:value-type="float">
            <text:p>183.4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2M12</text:p>
          </table:table-cell>
          <table:table-cell table:style-name="ce18" office:value-type="float" office:value="245.85784664094" calcext:value-type="float">
            <text:p>245.86</text:p>
          </table:table-cell>
          <table:table-cell table:style-name="ce18" office:value-type="float" office:value="182.22" calcext:value-type="float">
            <text:p>182.2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3M01</text:p>
          </table:table-cell>
          <table:table-cell office:value-type="float" office:value="260.18159613445" calcext:value-type="float">
            <text:p>260.18</text:p>
          </table:table-cell>
          <table:table-cell office:value-type="float" office:value="187.7795" calcext:value-type="float">
            <text:p>187.7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3M02</text:p>
          </table:table-cell>
          <table:table-cell table:style-name="ce18" office:value-type="float" office:value="263.93183017872" calcext:value-type="float">
            <text:p>263.93</text:p>
          </table:table-cell>
          <table:table-cell table:style-name="ce18" office:value-type="float" office:value="186.8075" calcext:value-type="float">
            <text:p>186.81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3M03</text:p>
          </table:table-cell>
          <table:table-cell office:value-type="float" office:value="264.69603172031" calcext:value-type="float">
            <text:p>264.70</text:p>
          </table:table-cell>
          <table:table-cell office:value-type="float" office:value="184.1771" calcext:value-type="float">
            <text:p>184.1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3M04</text:p>
          </table:table-cell>
          <table:table-cell table:style-name="ce18" office:value-type="float" office:value="265.72379909112" calcext:value-type="float">
            <text:p>265.72</text:p>
          </table:table-cell>
          <table:table-cell table:style-name="ce18" office:value-type="float" office:value="180.0006" calcext:value-type="float">
            <text:p>180.0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3M05</text:p>
          </table:table-cell>
          <table:table-cell office:value-type="float" office:value="283.39753154966" calcext:value-type="float">
            <text:p>283.40</text:p>
          </table:table-cell>
          <table:table-cell office:value-type="float" office:value="183.876" calcext:value-type="float">
            <text:p>183.8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3M06</text:p>
          </table:table-cell>
          <table:table-cell table:style-name="ce18" office:value-type="float" office:value="285.70429022891" calcext:value-type="float">
            <text:p>285.70</text:p>
          </table:table-cell>
          <table:table-cell table:style-name="ce18" office:value-type="float" office:value="182.3375" calcext:value-type="float">
            <text:p>182.3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3M07</text:p>
          </table:table-cell>
          <table:table-cell office:value-type="float" office:value="278.58637314655" calcext:value-type="float">
            <text:p>278.59</text:p>
          </table:table-cell>
          <table:table-cell office:value-type="float" office:value="181.6653" calcext:value-type="float">
            <text:p>181.6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3M08</text:p>
          </table:table-cell>
          <table:table-cell table:style-name="ce18" office:value-type="float" office:value="272.8163556189" calcext:value-type="float">
            <text:p>272.82</text:p>
          </table:table-cell>
          <table:table-cell table:style-name="ce18" office:value-type="float" office:value="181.459" calcext:value-type="float">
            <text:p>181.4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3M09</text:p>
          </table:table-cell>
          <table:table-cell office:value-type="float" office:value="274.80847531771" calcext:value-type="float">
            <text:p>274.81</text:p>
          </table:table-cell>
          <table:table-cell office:value-type="float" office:value="187.1879" calcext:value-type="float">
            <text:p>187.19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3M10</text:p>
          </table:table-cell>
          <table:table-cell table:style-name="ce18" office:value-type="float" office:value="292.28826637983" calcext:value-type="float">
            <text:p>292.29</text:p>
          </table:table-cell>
          <table:table-cell table:style-name="ce18" office:value-type="float" office:value="196.772" calcext:value-type="float">
            <text:p>196.77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3M11</text:p>
          </table:table-cell>
          <table:table-cell office:value-type="float" office:value="298.32586543749" calcext:value-type="float">
            <text:p>298.33</text:p>
          </table:table-cell>
          <table:table-cell office:value-type="float" office:value="197.4629" calcext:value-type="float">
            <text:p>197.4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3M12</text:p>
          </table:table-cell>
          <table:table-cell table:style-name="ce18" office:value-type="float" office:value="313.36405529954" calcext:value-type="float">
            <text:p>313.36</text:p>
          </table:table-cell>
          <table:table-cell table:style-name="ce18" office:value-type="float" office:value="196.4396" calcext:value-type="float">
            <text:p>196.4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4M01</text:p>
          </table:table-cell>
          <table:table-cell office:value-type="float" office:value="315.30224873564" calcext:value-type="float">
            <text:p>315.30</text:p>
          </table:table-cell>
          <table:table-cell office:value-type="float" office:value="199.06499052487" calcext:value-type="float">
            <text:p>199.0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4M02</text:p>
          </table:table-cell>
          <table:table-cell table:style-name="ce18" office:value-type="float" office:value="325.61139070838" calcext:value-type="float">
            <text:p>325.61</text:p>
          </table:table-cell>
          <table:table-cell table:style-name="ce18" office:value-type="float" office:value="198.99698419484" calcext:value-type="float">
            <text:p>199.0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4M03</text:p>
          </table:table-cell>
          <table:table-cell office:value-type="float" office:value="315.71848945562" calcext:value-type="float">
            <text:p>315.72</text:p>
          </table:table-cell>
          <table:table-cell office:value-type="float" office:value="195.19632371399" calcext:value-type="float">
            <text:p>195.2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4M04</text:p>
          </table:table-cell>
          <table:table-cell table:style-name="ce18" office:value-type="float" office:value="308.71968252826" calcext:value-type="float">
            <text:p>308.72</text:p>
          </table:table-cell>
          <table:table-cell table:style-name="ce18" office:value-type="float" office:value="197.95914618825" calcext:value-type="float">
            <text:p>197.9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4M05</text:p>
          </table:table-cell>
          <table:table-cell office:value-type="float" office:value="319.40545598503" calcext:value-type="float">
            <text:p>319.41</text:p>
          </table:table-cell>
          <table:table-cell office:value-type="float" office:value="188.43297750395" calcext:value-type="float">
            <text:p>188.4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4M06</text:p>
          </table:table-cell>
          <table:table-cell table:style-name="ce18" office:value-type="float" office:value="323.16599504782" calcext:value-type="float">
            <text:p>323.17</text:p>
          </table:table-cell>
          <table:table-cell table:style-name="ce18" office:value-type="float" office:value="198.6160623056" calcext:value-type="float">
            <text:p>198.6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4M07</text:p>
          </table:table-cell>
          <table:table-cell office:value-type="float" office:value="326.54688170724" calcext:value-type="float">
            <text:p>326.55</text:p>
          </table:table-cell>
          <table:table-cell office:value-type="float" office:value="200.44612204402" calcext:value-type="float">
            <text:p>200.4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4M08</text:p>
          </table:table-cell>
          <table:table-cell table:style-name="ce18" office:value-type="float" office:value="331.796" calcext:value-type="float">
            <text:p>331.80</text:p>
          </table:table-cell>
          <table:table-cell table:style-name="ce18" office:value-type="float" office:value="198.64573061482" calcext:value-type="float">
            <text:p>198.6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4M09</text:p>
          </table:table-cell>
          <table:table-cell office:value-type="float" office:value="339.285375" calcext:value-type="float">
            <text:p>339.29</text:p>
          </table:table-cell>
          <table:table-cell office:value-type="float" office:value="199.27141631781" calcext:value-type="float">
            <text:p>199.2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4M10</text:p>
          </table:table-cell>
          <table:table-cell table:style-name="ce18" office:value-type="float" office:value="346.96935" calcext:value-type="float">
            <text:p>346.97</text:p>
          </table:table-cell>
          <table:table-cell table:style-name="ce18" office:value-type="float" office:value="197.95618905284" calcext:value-type="float">
            <text:p>197.9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4M11</text:p>
          </table:table-cell>
          <table:table-cell office:value-type="float" office:value="360.913725" calcext:value-type="float">
            <text:p>360.91</text:p>
          </table:table-cell>
          <table:table-cell office:value-type="float" office:value="202.12980610299" calcext:value-type="float">
            <text:p>202.1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4M12</text:p>
          </table:table-cell>
          <table:table-cell table:style-name="ce18" office:value-type="float" office:value="362.2104" calcext:value-type="float">
            <text:p>362.21</text:p>
          </table:table-cell>
          <table:table-cell table:style-name="ce18" office:value-type="float" office:value="190.35106839772" calcext:value-type="float">
            <text:p>190.3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5M01</text:p>
          </table:table-cell>
          <table:table-cell office:value-type="float" office:value="353.9727" calcext:value-type="float">
            <text:p>353.97</text:p>
          </table:table-cell>
          <table:table-cell office:value-type="float" office:value="191.43493508715" calcext:value-type="float">
            <text:p>191.4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5M02</text:p>
          </table:table-cell>
          <table:table-cell table:style-name="ce18" office:value-type="float" office:value="351.4374" calcext:value-type="float">
            <text:p>351.44</text:p>
          </table:table-cell>
          <table:table-cell table:style-name="ce18" office:value-type="float" office:value="191.02458315934" calcext:value-type="float">
            <text:p>191.0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5M03</text:p>
          </table:table-cell>
          <table:table-cell office:value-type="float" office:value="355.8789" calcext:value-type="float">
            <text:p>355.88</text:p>
          </table:table-cell>
          <table:table-cell office:value-type="float" office:value="193.65402770198" calcext:value-type="float">
            <text:p>193.6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5M04</text:p>
          </table:table-cell>
          <table:table-cell table:style-name="ce18" office:value-type="float" office:value="323.49" calcext:value-type="float">
            <text:p>323.49</text:p>
          </table:table-cell>
          <table:table-cell table:style-name="ce18" office:value-type="float" office:value="194.14621533426" calcext:value-type="float">
            <text:p>194.1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5M05</text:p>
          </table:table-cell>
          <table:table-cell office:value-type="float" office:value="342.4518" calcext:value-type="float">
            <text:p>342.45</text:p>
          </table:table-cell>
          <table:table-cell office:value-type="float" office:value="202.52077260111" calcext:value-type="float">
            <text:p>202.5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5M06</text:p>
          </table:table-cell>
          <table:table-cell table:style-name="ce18" office:value-type="float" office:value="328.2822" calcext:value-type="float">
            <text:p>328.28</text:p>
          </table:table-cell>
          <table:table-cell table:style-name="ce18" office:value-type="float" office:value="203.12005755442" calcext:value-type="float">
            <text:p>203.1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5M07</text:p>
          </table:table-cell>
          <table:table-cell office:value-type="float" office:value="328.294375" calcext:value-type="float">
            <text:p>328.29</text:p>
          </table:table-cell>
          <table:table-cell office:value-type="float" office:value="205.52787579156" calcext:value-type="float">
            <text:p>205.5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5M08</text:p>
          </table:table-cell>
          <table:table-cell table:style-name="ce18" office:value-type="float" office:value="334.957" calcext:value-type="float">
            <text:p>334.96</text:p>
          </table:table-cell>
          <table:table-cell table:style-name="ce18" office:value-type="float" office:value="211.94435385391" calcext:value-type="float">
            <text:p>211.9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5M09</text:p>
          </table:table-cell>
          <table:table-cell office:value-type="float" office:value="330.9228" calcext:value-type="float">
            <text:p>330.92</text:p>
          </table:table-cell>
          <table:table-cell office:value-type="float" office:value="216.80451653997" calcext:value-type="float">
            <text:p>216.8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5M10</text:p>
          </table:table-cell>
          <table:table-cell table:style-name="ce18" office:value-type="float" office:value="324.405" calcext:value-type="float">
            <text:p>324.41</text:p>
          </table:table-cell>
          <table:table-cell table:style-name="ce18" office:value-type="float" office:value="211.27056471115" calcext:value-type="float">
            <text:p>211.27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5M11</text:p>
          </table:table-cell>
          <table:table-cell office:value-type="float" office:value="318.2139" calcext:value-type="float">
            <text:p>318.21</text:p>
          </table:table-cell>
          <table:table-cell office:value-type="float" office:value="205.47202751157" calcext:value-type="float">
            <text:p>205.4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5M12</text:p>
          </table:table-cell>
          <table:table-cell table:style-name="ce18" office:value-type="float" office:value="320.1174" calcext:value-type="float">
            <text:p>320.12</text:p>
          </table:table-cell>
          <table:table-cell table:style-name="ce18" office:value-type="float" office:value="210.52337161223" calcext:value-type="float">
            <text:p>210.5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6M01</text:p>
          </table:table-cell>
          <table:table-cell office:value-type="float" office:value="323.757925" calcext:value-type="float">
            <text:p>323.76</text:p>
          </table:table-cell>
          <table:table-cell office:value-type="float" office:value="221.00285787816" calcext:value-type="float">
            <text:p>221.0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6M02</text:p>
          </table:table-cell>
          <table:table-cell table:style-name="ce18" office:value-type="float" office:value="316.3676" calcext:value-type="float">
            <text:p>316.37</text:p>
          </table:table-cell>
          <table:table-cell table:style-name="ce18" office:value-type="float" office:value="222.53879280041" calcext:value-type="float">
            <text:p>222.5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6M03</text:p>
          </table:table-cell>
          <table:table-cell office:value-type="float" office:value="306.51" calcext:value-type="float">
            <text:p>306.51</text:p>
          </table:table-cell>
          <table:table-cell office:value-type="float" office:value="225.15783085827" calcext:value-type="float">
            <text:p>225.1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6M04</text:p>
          </table:table-cell>
          <table:table-cell table:style-name="ce18" office:value-type="float" office:value="312.9105" calcext:value-type="float">
            <text:p>312.91</text:p>
          </table:table-cell>
          <table:table-cell table:style-name="ce18" office:value-type="float" office:value="229.39044284075" calcext:value-type="float">
            <text:p>229.3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6M05</text:p>
          </table:table-cell>
          <table:table-cell office:value-type="float" office:value="325.6248" calcext:value-type="float">
            <text:p>325.62</text:p>
          </table:table-cell>
          <table:table-cell office:value-type="float" office:value="244.17192270505" calcext:value-type="float">
            <text:p>244.1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6M06</text:p>
          </table:table-cell>
          <table:table-cell table:style-name="ce18" office:value-type="float" office:value="309.925" calcext:value-type="float">
            <text:p>309.93</text:p>
          </table:table-cell>
          <table:table-cell table:style-name="ce18" office:value-type="float" office:value="238.46360007977" calcext:value-type="float">
            <text:p>238.4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6M07</text:p>
          </table:table-cell>
          <table:table-cell office:value-type="float" office:value="312.3361125" calcext:value-type="float">
            <text:p>312.34</text:p>
          </table:table-cell>
          <table:table-cell office:value-type="float" office:value="236.11673167315" calcext:value-type="float">
            <text:p>236.1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6M08</text:p>
          </table:table-cell>
          <table:table-cell table:style-name="ce18" office:value-type="float" office:value="317.07225" calcext:value-type="float">
            <text:p>317.07</text:p>
          </table:table-cell>
          <table:table-cell table:style-name="ce18" office:value-type="float" office:value="240.03379448073" calcext:value-type="float">
            <text:p>240.0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6M09</text:p>
          </table:table-cell>
          <table:table-cell office:value-type="float" office:value="314.99325" calcext:value-type="float">
            <text:p>314.99</text:p>
          </table:table-cell>
          <table:table-cell office:value-type="float" office:value="246.47282603335" calcext:value-type="float">
            <text:p>246.4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6M10</text:p>
          </table:table-cell>
          <table:table-cell table:style-name="ce18" office:value-type="float" office:value="316.851375" calcext:value-type="float">
            <text:p>316.85</text:p>
          </table:table-cell>
          <table:table-cell table:style-name="ce18" office:value-type="float" office:value="245.31882419776" calcext:value-type="float">
            <text:p>245.3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6M11</text:p>
          </table:table-cell>
          <table:table-cell office:value-type="float" office:value="328.4655" calcext:value-type="float">
            <text:p>328.47</text:p>
          </table:table-cell>
          <table:table-cell office:value-type="float" office:value="256.02106610911" calcext:value-type="float">
            <text:p>256.0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6M12</text:p>
          </table:table-cell>
          <table:table-cell table:style-name="ce18" office:value-type="float" office:value="336.9264" calcext:value-type="float">
            <text:p>336.93</text:p>
          </table:table-cell>
          <table:table-cell table:style-name="ce18" office:value-type="float" office:value="268.46107522045" calcext:value-type="float">
            <text:p>268.4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7M01</text:p>
          </table:table-cell>
          <table:table-cell office:value-type="float" office:value="358.74204" calcext:value-type="float">
            <text:p>358.74</text:p>
          </table:table-cell>
          <table:table-cell office:value-type="float" office:value="262.27355254261" calcext:value-type="float">
            <text:p>262.2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7M02</text:p>
          </table:table-cell>
          <table:table-cell table:style-name="ce18" office:value-type="float" office:value="375.2238" calcext:value-type="float">
            <text:p>375.22</text:p>
          </table:table-cell>
          <table:table-cell table:style-name="ce18" office:value-type="float" office:value="262.56124574499" calcext:value-type="float">
            <text:p>262.5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7M03</text:p>
          </table:table-cell>
          <table:table-cell office:value-type="float" office:value="380.0454" calcext:value-type="float">
            <text:p>380.05</text:p>
          </table:table-cell>
          <table:table-cell office:value-type="float" office:value="269.65970421302" calcext:value-type="float">
            <text:p>269.6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7M04</text:p>
          </table:table-cell>
          <table:table-cell table:style-name="ce18" office:value-type="float" office:value="387.9092" calcext:value-type="float">
            <text:p>387.91</text:p>
          </table:table-cell>
          <table:table-cell table:style-name="ce18" office:value-type="float" office:value="266.04299296184" calcext:value-type="float">
            <text:p>266.0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7M05</text:p>
          </table:table-cell>
          <table:table-cell office:value-type="float" office:value="373.587445" calcext:value-type="float">
            <text:p>373.59</text:p>
          </table:table-cell>
          <table:table-cell office:value-type="float" office:value="261.94534536608" calcext:value-type="float">
            <text:p>261.9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7M06</text:p>
          </table:table-cell>
          <table:table-cell table:style-name="ce18" office:value-type="float" office:value="356.9454" calcext:value-type="float">
            <text:p>356.95</text:p>
          </table:table-cell>
          <table:table-cell table:style-name="ce18" office:value-type="float" office:value="257.9107862002" calcext:value-type="float">
            <text:p>257.91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7M07</text:p>
          </table:table-cell>
          <table:table-cell office:value-type="float" office:value="364.8456" calcext:value-type="float">
            <text:p>364.85</text:p>
          </table:table-cell>
          <table:table-cell office:value-type="float" office:value="263.05015633851" calcext:value-type="float">
            <text:p>263.0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7M08</text:p>
          </table:table-cell>
          <table:table-cell table:style-name="ce18" office:value-type="float" office:value="371.1995" calcext:value-type="float">
            <text:p>371.20</text:p>
          </table:table-cell>
          <table:table-cell table:style-name="ce18" office:value-type="float" office:value="270.93356373415" calcext:value-type="float">
            <text:p>270.9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7M09</text:p>
          </table:table-cell>
          <table:table-cell office:value-type="float" office:value="378.666" calcext:value-type="float">
            <text:p>378.67</text:p>
          </table:table-cell>
          <table:table-cell office:value-type="float" office:value="274.96005367452" calcext:value-type="float">
            <text:p>274.9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7M10</text:p>
          </table:table-cell>
          <table:table-cell table:style-name="ce18" office:value-type="float" office:value="387.6987826087" calcext:value-type="float">
            <text:p>387.70</text:p>
          </table:table-cell>
          <table:table-cell table:style-name="ce18" office:value-type="float" office:value="271.68201359109" calcext:value-type="float">
            <text:p>271.68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7M11</text:p>
          </table:table-cell>
          <table:table-cell office:value-type="float" office:value="422.05" calcext:value-type="float">
            <text:p>422.05</text:p>
          </table:table-cell>
          <table:table-cell office:value-type="float" office:value="279.40619632256" calcext:value-type="float">
            <text:p>279.41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7M12</text:p>
          </table:table-cell>
          <table:table-cell table:style-name="ce18" office:value-type="float" office:value="418.945" calcext:value-type="float">
            <text:p>418.95</text:p>
          </table:table-cell>
          <table:table-cell table:style-name="ce18" office:value-type="float" office:value="275.34225348266" calcext:value-type="float">
            <text:p>275.3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8M01</text:p>
          </table:table-cell>
          <table:table-cell office:value-type="float" office:value="483.85425" calcext:value-type="float">
            <text:p>483.85</text:p>
          </table:table-cell>
          <table:table-cell office:value-type="float" office:value="287.07700063685" calcext:value-type="float">
            <text:p>287.0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8M02</text:p>
          </table:table-cell>
          <table:table-cell table:style-name="ce18" office:value-type="float" office:value="545.6908" calcext:value-type="float">
            <text:p>545.69</text:p>
          </table:table-cell>
          <table:table-cell table:style-name="ce18" office:value-type="float" office:value="288.3971412243" calcext:value-type="float">
            <text:p>288.4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8M03</text:p>
          </table:table-cell>
          <table:table-cell office:value-type="float" office:value="562.835625" calcext:value-type="float">
            <text:p>562.84</text:p>
          </table:table-cell>
          <table:table-cell office:value-type="float" office:value="304.85272754597" calcext:value-type="float">
            <text:p>304.8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8M04</text:p>
          </table:table-cell>
          <table:table-cell table:style-name="ce18" office:value-type="float" office:value="558.94395" calcext:value-type="float">
            <text:p>558.94</text:p>
          </table:table-cell>
          <table:table-cell table:style-name="ce18" office:value-type="float" office:value="291.75731683686" calcext:value-type="float">
            <text:p>291.7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8M05</text:p>
          </table:table-cell>
          <table:table-cell office:value-type="float" office:value="552.2735" calcext:value-type="float">
            <text:p>552.27</text:p>
          </table:table-cell>
          <table:table-cell office:value-type="float" office:value="282.97231647983" calcext:value-type="float">
            <text:p>282.9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8M06</text:p>
          </table:table-cell>
          <table:table-cell table:style-name="ce18" office:value-type="float" office:value="552.1315" calcext:value-type="float">
            <text:p>552.13</text:p>
          </table:table-cell>
          <table:table-cell table:style-name="ce18" office:value-type="float" office:value="272.28845584229" calcext:value-type="float">
            <text:p>272.2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8M07</text:p>
          </table:table-cell>
          <table:table-cell office:value-type="float" office:value="559.622" calcext:value-type="float">
            <text:p>559.62</text:p>
          </table:table-cell>
          <table:table-cell office:value-type="float" office:value="275.76173439204" calcext:value-type="float">
            <text:p>275.7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8M08</text:p>
          </table:table-cell>
          <table:table-cell table:style-name="ce18" office:value-type="float" office:value="554.0898" calcext:value-type="float">
            <text:p>554.09</text:p>
          </table:table-cell>
          <table:table-cell table:style-name="ce18" office:value-type="float" office:value="272.94851080369" calcext:value-type="float">
            <text:p>272.9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8M09</text:p>
          </table:table-cell>
          <table:table-cell office:value-type="float" office:value="531.6715" calcext:value-type="float">
            <text:p>531.67</text:p>
          </table:table-cell>
          <table:table-cell office:value-type="float" office:value="284.47124764634" calcext:value-type="float">
            <text:p>284.4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8M10</text:p>
          </table:table-cell>
          <table:table-cell table:style-name="ce18" office:value-type="float" office:value="492.9177" calcext:value-type="float">
            <text:p>492.92</text:p>
          </table:table-cell>
          <table:table-cell table:style-name="ce18" office:value-type="float" office:value="304.44857531829" calcext:value-type="float">
            <text:p>304.4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8M11</text:p>
          </table:table-cell>
          <table:table-cell office:value-type="float" office:value="451.986" calcext:value-type="float">
            <text:p>451.99</text:p>
          </table:table-cell>
          <table:table-cell office:value-type="float" office:value="315.96597694114" calcext:value-type="float">
            <text:p>315.9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8M12</text:p>
          </table:table-cell>
          <table:table-cell table:style-name="ce18" office:value-type="float" office:value="476.623" calcext:value-type="float">
            <text:p>476.62</text:p>
          </table:table-cell>
          <table:table-cell table:style-name="ce18" office:value-type="float" office:value="326.62278045522" calcext:value-type="float">
            <text:p>326.6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9M01</text:p>
          </table:table-cell>
          <table:table-cell office:value-type="float" office:value="470.233" calcext:value-type="float">
            <text:p>470.23</text:p>
          </table:table-cell>
          <table:table-cell office:value-type="float" office:value="329.65248684649" calcext:value-type="float">
            <text:p>329.6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9M02</text:p>
          </table:table-cell>
          <table:table-cell table:style-name="ce18" office:value-type="float" office:value="421.8951" calcext:value-type="float">
            <text:p>421.90</text:p>
          </table:table-cell>
          <table:table-cell table:style-name="ce18" office:value-type="float" office:value="322.45407424049" calcext:value-type="float">
            <text:p>322.4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9M03</text:p>
          </table:table-cell>
          <table:table-cell office:value-type="float" office:value="388.23155" calcext:value-type="float">
            <text:p>388.23</text:p>
          </table:table-cell>
          <table:table-cell office:value-type="float" office:value="288.5691361509" calcext:value-type="float">
            <text:p>288.5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9M04</text:p>
          </table:table-cell>
          <table:table-cell table:style-name="ce18" office:value-type="float" office:value="382.51" calcext:value-type="float">
            <text:p>382.51</text:p>
          </table:table-cell>
          <table:table-cell table:style-name="ce18" office:value-type="float" office:value="283.13029886185" calcext:value-type="float">
            <text:p>283.1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9M05</text:p>
          </table:table-cell>
          <table:table-cell office:value-type="float" office:value="395.357" calcext:value-type="float">
            <text:p>395.36</text:p>
          </table:table-cell>
          <table:table-cell office:value-type="float" office:value="291.06493490753" calcext:value-type="float">
            <text:p>291.0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9M06</text:p>
          </table:table-cell>
          <table:table-cell table:style-name="ce18" office:value-type="float" office:value="406.464" calcext:value-type="float">
            <text:p>406.46</text:p>
          </table:table-cell>
          <table:table-cell table:style-name="ce18" office:value-type="float" office:value="279.2527859823" calcext:value-type="float">
            <text:p>279.2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9M07</text:p>
          </table:table-cell>
          <table:table-cell office:value-type="float" office:value="408.552" calcext:value-type="float">
            <text:p>408.55</text:p>
          </table:table-cell>
          <table:table-cell office:value-type="float" office:value="281.42337662145" calcext:value-type="float">
            <text:p>281.4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9M08</text:p>
          </table:table-cell>
          <table:table-cell table:style-name="ce18" office:value-type="float" office:value="413.772" calcext:value-type="float">
            <text:p>413.77</text:p>
          </table:table-cell>
          <table:table-cell table:style-name="ce18" office:value-type="float" office:value="276.61863311556" calcext:value-type="float">
            <text:p>276.6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9M09</text:p>
          </table:table-cell>
          <table:table-cell office:value-type="float" office:value="422.298" calcext:value-type="float">
            <text:p>422.30</text:p>
          </table:table-cell>
          <table:table-cell office:value-type="float" office:value="280.83979017967" calcext:value-type="float">
            <text:p>280.84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9M10</text:p>
          </table:table-cell>
          <table:table-cell table:style-name="ce18" office:value-type="float" office:value="444.48" calcext:value-type="float">
            <text:p>444.48</text:p>
          </table:table-cell>
          <table:table-cell table:style-name="ce18" office:value-type="float" office:value="276.62496826472" calcext:value-type="float">
            <text:p>276.6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09M11</text:p>
          </table:table-cell>
          <table:table-cell office:value-type="float" office:value="451.1485" calcext:value-type="float">
            <text:p>451.15</text:p>
          </table:table-cell>
          <table:table-cell office:value-type="float" office:value="271.97349973866" calcext:value-type="float">
            <text:p>271.9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09M12</text:p>
          </table:table-cell>
          <table:table-cell table:style-name="ce18" office:value-type="float" office:value="452.724" calcext:value-type="float">
            <text:p>452.72</text:p>
          </table:table-cell>
          <table:table-cell table:style-name="ce18" office:value-type="float" office:value="264.8295343959" calcext:value-type="float">
            <text:p>264.8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0M01</text:p>
          </table:table-cell>
          <table:table-cell office:value-type="float" office:value="442.4351" calcext:value-type="float">
            <text:p>442.44</text:p>
          </table:table-cell>
          <table:table-cell office:value-type="float" office:value="258.21614989233" calcext:value-type="float">
            <text:p>258.2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0M02</text:p>
          </table:table-cell>
          <table:table-cell table:style-name="ce18" office:value-type="float" office:value="424.266" calcext:value-type="float">
            <text:p>424.27</text:p>
          </table:table-cell>
          <table:table-cell table:style-name="ce18" office:value-type="float" office:value="252.75851306509" calcext:value-type="float">
            <text:p>252.7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0M03</text:p>
          </table:table-cell>
          <table:table-cell office:value-type="float" office:value="427.568715" calcext:value-type="float">
            <text:p>427.57</text:p>
          </table:table-cell>
          <table:table-cell office:value-type="float" office:value="249.83986763524" calcext:value-type="float">
            <text:p>249.84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0M04</text:p>
          </table:table-cell>
          <table:table-cell table:style-name="ce18" office:value-type="float" office:value="429.64864" calcext:value-type="float">
            <text:p>429.65</text:p>
          </table:table-cell>
          <table:table-cell table:style-name="ce18" office:value-type="float" office:value="246.03528154254" calcext:value-type="float">
            <text:p>246.0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0M05</text:p>
          </table:table-cell>
          <table:table-cell office:value-type="float" office:value="403.488" calcext:value-type="float">
            <text:p>403.49</text:p>
          </table:table-cell>
          <table:table-cell office:value-type="float" office:value="253.65874816398" calcext:value-type="float">
            <text:p>253.6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0M06</text:p>
          </table:table-cell>
          <table:table-cell table:style-name="ce18" office:value-type="float" office:value="390.784" calcext:value-type="float">
            <text:p>390.78</text:p>
          </table:table-cell>
          <table:table-cell table:style-name="ce18" office:value-type="float" office:value="260.83782247765" calcext:value-type="float">
            <text:p>260.8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0M07</text:p>
          </table:table-cell>
          <table:table-cell office:value-type="float" office:value="421.36512" calcext:value-type="float">
            <text:p>421.37</text:p>
          </table:table-cell>
          <table:table-cell office:value-type="float" office:value="274.90743387152" calcext:value-type="float">
            <text:p>274.91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0M08</text:p>
          </table:table-cell>
          <table:table-cell table:style-name="ce18" office:value-type="float" office:value="425.60925" calcext:value-type="float">
            <text:p>425.61</text:p>
          </table:table-cell>
          <table:table-cell table:style-name="ce18" office:value-type="float" office:value="294.6719543626" calcext:value-type="float">
            <text:p>294.67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0M09</text:p>
          </table:table-cell>
          <table:table-cell office:value-type="float" office:value="432.0195" calcext:value-type="float">
            <text:p>432.02</text:p>
          </table:table-cell>
          <table:table-cell office:value-type="float" office:value="310.9120984774" calcext:value-type="float">
            <text:p>310.91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0M10</text:p>
          </table:table-cell>
          <table:table-cell table:style-name="ce18" office:value-type="float" office:value="458.8815" calcext:value-type="float">
            <text:p>458.88</text:p>
          </table:table-cell>
          <table:table-cell table:style-name="ce18" office:value-type="float" office:value="316.36162135653" calcext:value-type="float">
            <text:p>316.3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0M11</text:p>
          </table:table-cell>
          <table:table-cell office:value-type="float" office:value="450.1695" calcext:value-type="float">
            <text:p>450.17</text:p>
          </table:table-cell>
          <table:table-cell office:value-type="float" office:value="313.32446030099" calcext:value-type="float">
            <text:p>313.3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0M12</text:p>
          </table:table-cell>
          <table:table-cell table:style-name="ce18" office:value-type="float" office:value="436.4943" calcext:value-type="float">
            <text:p>436.49</text:p>
          </table:table-cell>
          <table:table-cell table:style-name="ce18" office:value-type="float" office:value="306.53989014485" calcext:value-type="float">
            <text:p>306.5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1M01</text:p>
          </table:table-cell>
          <table:table-cell office:value-type="float" office:value="441.28458" calcext:value-type="float">
            <text:p>441.28</text:p>
          </table:table-cell>
          <table:table-cell office:value-type="float" office:value="315.32101589552" calcext:value-type="float">
            <text:p>315.3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1M02</text:p>
          </table:table-cell>
          <table:table-cell table:style-name="ce18" office:value-type="float" office:value="450.8361" calcext:value-type="float">
            <text:p>450.84</text:p>
          </table:table-cell>
          <table:table-cell table:style-name="ce18" office:value-type="float" office:value="328.62873281808" calcext:value-type="float">
            <text:p>328.6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1M03</text:p>
          </table:table-cell>
          <table:table-cell office:value-type="float" office:value="462.5973" calcext:value-type="float">
            <text:p>462.60</text:p>
          </table:table-cell>
          <table:table-cell office:value-type="float" office:value="334.76410728956" calcext:value-type="float">
            <text:p>334.7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1M04</text:p>
          </table:table-cell>
          <table:table-cell table:style-name="ce18" office:value-type="float" office:value="477.54696" calcext:value-type="float">
            <text:p>477.55</text:p>
          </table:table-cell>
          <table:table-cell table:style-name="ce18" office:value-type="float" office:value="343.49831515305" calcext:value-type="float">
            <text:p>343.5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1M05</text:p>
          </table:table-cell>
          <table:table-cell office:value-type="float" office:value="487.237" calcext:value-type="float">
            <text:p>487.24</text:p>
          </table:table-cell>
          <table:table-cell office:value-type="float" office:value="385.24920138391" calcext:value-type="float">
            <text:p>385.2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1M06</text:p>
          </table:table-cell>
          <table:table-cell table:style-name="ce18" office:value-type="float" office:value="504.014" calcext:value-type="float">
            <text:p>504.01</text:p>
          </table:table-cell>
          <table:table-cell table:style-name="ce18" office:value-type="float" office:value="417.56132438567" calcext:value-type="float">
            <text:p>417.5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1M07</text:p>
          </table:table-cell>
          <table:table-cell office:value-type="float" office:value="521.63245" calcext:value-type="float">
            <text:p>521.63</text:p>
          </table:table-cell>
          <table:table-cell office:value-type="float" office:value="430.48876613092" calcext:value-type="float">
            <text:p>430.49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1M08</text:p>
          </table:table-cell>
          <table:table-cell table:style-name="ce18" office:value-type="float" office:value="523.28225" calcext:value-type="float">
            <text:p>523.28</text:p>
          </table:table-cell>
          <table:table-cell table:style-name="ce18" office:value-type="float" office:value="450.03070651744" calcext:value-type="float">
            <text:p>450.0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1M09</text:p>
          </table:table-cell>
          <table:table-cell office:value-type="float" office:value="500.4296" calcext:value-type="float">
            <text:p>500.43</text:p>
          </table:table-cell>
          <table:table-cell office:value-type="float" office:value="453.62805761751" calcext:value-type="float">
            <text:p>453.6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1M10</text:p>
          </table:table-cell>
          <table:table-cell table:style-name="ce18" office:value-type="float" office:value="500.9844" calcext:value-type="float">
            <text:p>500.98</text:p>
          </table:table-cell>
          <table:table-cell table:style-name="ce18" office:value-type="float" office:value="435.85795661484" calcext:value-type="float">
            <text:p>435.8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1M11</text:p>
          </table:table-cell>
          <table:table-cell office:value-type="float" office:value="481.14215" calcext:value-type="float">
            <text:p>481.14</text:p>
          </table:table-cell>
          <table:table-cell office:value-type="float" office:value="403.25939883984" calcext:value-type="float">
            <text:p>403.2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1M12</text:p>
          </table:table-cell>
          <table:table-cell table:style-name="ce18" office:value-type="float" office:value="466.7327" calcext:value-type="float">
            <text:p>466.73</text:p>
          </table:table-cell>
          <table:table-cell table:style-name="ce18" office:value-type="float" office:value="387.85881936205" calcext:value-type="float">
            <text:p>387.8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2M01</text:p>
          </table:table-cell>
          <table:table-cell office:value-type="float" office:value="458.3121" calcext:value-type="float">
            <text:p>458.31</text:p>
          </table:table-cell>
          <table:table-cell office:value-type="float" office:value="387.7467478395" calcext:value-type="float">
            <text:p>387.7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2M02</text:p>
          </table:table-cell>
          <table:table-cell table:style-name="ce18" office:value-type="float" office:value="466.61835" calcext:value-type="float">
            <text:p>466.62</text:p>
          </table:table-cell>
          <table:table-cell table:style-name="ce18" office:value-type="float" office:value="374.97851200127" calcext:value-type="float">
            <text:p>374.98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2M03</text:p>
          </table:table-cell>
          <table:table-cell office:value-type="float" office:value="465.775875" calcext:value-type="float">
            <text:p>465.78</text:p>
          </table:table-cell>
          <table:table-cell office:value-type="float" office:value="357.05200619994" calcext:value-type="float">
            <text:p>357.0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2M04</text:p>
          </table:table-cell>
          <table:table-cell table:style-name="ce18" office:value-type="float" office:value="464.020425" calcext:value-type="float">
            <text:p>464.02</text:p>
          </table:table-cell>
          <table:table-cell table:style-name="ce18" office:value-type="float" office:value="353.69889957438" calcext:value-type="float">
            <text:p>353.7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2M05</text:p>
          </table:table-cell>
          <table:table-cell office:value-type="float" office:value="451.47495" calcext:value-type="float">
            <text:p>451.47</text:p>
          </table:table-cell>
          <table:table-cell office:value-type="float" office:value="367.02541036256" calcext:value-type="float">
            <text:p>367.0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2M06</text:p>
          </table:table-cell>
          <table:table-cell table:style-name="ce18" office:value-type="float" office:value="442.3029" calcext:value-type="float">
            <text:p>442.30</text:p>
          </table:table-cell>
          <table:table-cell table:style-name="ce18" office:value-type="float" office:value="362.31127081427" calcext:value-type="float">
            <text:p>362.31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2M07</text:p>
          </table:table-cell>
          <table:table-cell office:value-type="float" office:value="430.2515" calcext:value-type="float">
            <text:p>430.25</text:p>
          </table:table-cell>
          <table:table-cell office:value-type="float" office:value="357.19175146739" calcext:value-type="float">
            <text:p>357.19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2M08</text:p>
          </table:table-cell>
          <table:table-cell table:style-name="ce18" office:value-type="float" office:value="431.03205" calcext:value-type="float">
            <text:p>431.03</text:p>
          </table:table-cell>
          <table:table-cell table:style-name="ce18" office:value-type="float" office:value="354.70767584685" calcext:value-type="float">
            <text:p>354.71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2M09</text:p>
          </table:table-cell>
          <table:table-cell office:value-type="float" office:value="447.36455" calcext:value-type="float">
            <text:p>447.36</text:p>
          </table:table-cell>
          <table:table-cell office:value-type="float" office:value="353.34306287826" calcext:value-type="float">
            <text:p>353.34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2M10</text:p>
          </table:table-cell>
          <table:table-cell table:style-name="ce18" office:value-type="float" office:value="450.70055" calcext:value-type="float">
            <text:p>450.70</text:p>
          </table:table-cell>
          <table:table-cell table:style-name="ce18" office:value-type="float" office:value="350.2331294111" calcext:value-type="float">
            <text:p>350.2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2M11</text:p>
          </table:table-cell>
          <table:table-cell office:value-type="float" office:value="449.34511363636" calcext:value-type="float">
            <text:p>449.35</text:p>
          </table:table-cell>
          <table:table-cell office:value-type="float" office:value="353.03499444639" calcext:value-type="float">
            <text:p>353.0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2M12</text:p>
          </table:table-cell>
          <table:table-cell table:style-name="ce18" office:value-type="float" office:value="459.44666666667" calcext:value-type="float">
            <text:p>459.45</text:p>
          </table:table-cell>
          <table:table-cell table:style-name="ce18" office:value-type="float" office:value="354.80016941862" calcext:value-type="float">
            <text:p>354.8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3M01</text:p>
          </table:table-cell>
          <table:table-cell office:value-type="float" office:value="465.57" calcext:value-type="float">
            <text:p>465.57</text:p>
          </table:table-cell>
          <table:table-cell office:value-type="float" office:value="334.12429369001" calcext:value-type="float">
            <text:p>334.1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3M02</text:p>
          </table:table-cell>
          <table:table-cell table:style-name="ce18" office:value-type="float" office:value="466.86325" calcext:value-type="float">
            <text:p>466.86</text:p>
          </table:table-cell>
          <table:table-cell table:style-name="ce18" office:value-type="float" office:value="319.68583597454" calcext:value-type="float">
            <text:p>319.6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3M03</text:p>
          </table:table-cell>
          <table:table-cell office:value-type="float" office:value="436.19416666667" calcext:value-type="float">
            <text:p>436.19</text:p>
          </table:table-cell>
          <table:table-cell office:value-type="float" office:value="313.7840182914" calcext:value-type="float">
            <text:p>313.7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3M04</text:p>
          </table:table-cell>
          <table:table-cell table:style-name="ce18" office:value-type="float" office:value="455.8925" calcext:value-type="float">
            <text:p>455.89</text:p>
          </table:table-cell>
          <table:table-cell table:style-name="ce18" office:value-type="float" office:value="304.53375040576" calcext:value-type="float">
            <text:p>304.5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3M05</text:p>
          </table:table-cell>
          <table:table-cell office:value-type="float" office:value="454.23836956522" calcext:value-type="float">
            <text:p>454.24</text:p>
          </table:table-cell>
          <table:table-cell office:value-type="float" office:value="294.78031103608" calcext:value-type="float">
            <text:p>294.7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3M06</text:p>
          </table:table-cell>
          <table:table-cell table:style-name="ce18" office:value-type="float" office:value="462.025375" calcext:value-type="float">
            <text:p>462.03</text:p>
          </table:table-cell>
          <table:table-cell table:style-name="ce18" office:value-type="float" office:value="306.01237122058" calcext:value-type="float">
            <text:p>306.01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3M07</text:p>
          </table:table-cell>
          <table:table-cell office:value-type="float" office:value="458.3227173913" calcext:value-type="float">
            <text:p>458.32</text:p>
          </table:table-cell>
          <table:table-cell office:value-type="float" office:value="298.76375053639" calcext:value-type="float">
            <text:p>298.7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3M08</text:p>
          </table:table-cell>
          <table:table-cell table:style-name="ce18" office:value-type="float" office:value="466.17454545455" calcext:value-type="float">
            <text:p>466.17</text:p>
          </table:table-cell>
          <table:table-cell table:style-name="ce18" office:value-type="float" office:value="304.38587740248" calcext:value-type="float">
            <text:p>304.3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3M09</text:p>
          </table:table-cell>
          <table:table-cell office:value-type="float" office:value="467.66166666667" calcext:value-type="float">
            <text:p>467.66</text:p>
          </table:table-cell>
          <table:table-cell office:value-type="float" office:value="300.11634772286" calcext:value-type="float">
            <text:p>300.1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3M10</text:p>
          </table:table-cell>
          <table:table-cell table:style-name="ce18" office:value-type="float" office:value="477.365" calcext:value-type="float">
            <text:p>477.37</text:p>
          </table:table-cell>
          <table:table-cell table:style-name="ce18" office:value-type="float" office:value="304.31135047213" calcext:value-type="float">
            <text:p>304.31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3M11</text:p>
          </table:table-cell>
          <table:table-cell office:value-type="float" office:value="472.42166666667" calcext:value-type="float">
            <text:p>472.42</text:p>
          </table:table-cell>
          <table:table-cell office:value-type="float" office:value="297.3641195705" calcext:value-type="float">
            <text:p>297.3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3M12</text:p>
          </table:table-cell>
          <table:table-cell table:style-name="ce18" office:value-type="float" office:value="479.61693181818" calcext:value-type="float">
            <text:p>479.62</text:p>
          </table:table-cell>
          <table:table-cell table:style-name="ce18" office:value-type="float" office:value="287.34816346819" calcext:value-type="float">
            <text:p>287.3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4M01</text:p>
          </table:table-cell>
          <table:table-cell office:value-type="float" office:value="476.77608695652" calcext:value-type="float">
            <text:p>476.78</text:p>
          </table:table-cell>
          <table:table-cell office:value-type="float" office:value="286.59503651868" calcext:value-type="float">
            <text:p>286.6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4M02</text:p>
          </table:table-cell>
          <table:table-cell table:style-name="ce18" office:value-type="float" office:value="478.135" calcext:value-type="float">
            <text:p>478.14</text:p>
          </table:table-cell>
          <table:table-cell table:style-name="ce18" office:value-type="float" office:value="291.83593789742" calcext:value-type="float">
            <text:p>291.8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4M03</text:p>
          </table:table-cell>
          <table:table-cell office:value-type="float" office:value="483.805" calcext:value-type="float">
            <text:p>483.81</text:p>
          </table:table-cell>
          <table:table-cell office:value-type="float" office:value="290.9233267362" calcext:value-type="float">
            <text:p>290.9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4M04</text:p>
          </table:table-cell>
          <table:table-cell table:style-name="ce18" office:value-type="float" office:value="483.525" calcext:value-type="float">
            <text:p>483.53</text:p>
          </table:table-cell>
          <table:table-cell table:style-name="ce18" office:value-type="float" office:value="290.32752121041" calcext:value-type="float">
            <text:p>290.3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4M05</text:p>
          </table:table-cell>
          <table:table-cell office:value-type="float" office:value="480.9" calcext:value-type="float">
            <text:p>480.90</text:p>
          </table:table-cell>
          <table:table-cell office:value-type="float" office:value="292.49542174215" calcext:value-type="float">
            <text:p>292.5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4M06</text:p>
          </table:table-cell>
          <table:table-cell table:style-name="ce18" office:value-type="float" office:value="475.685" calcext:value-type="float">
            <text:p>475.69</text:p>
          </table:table-cell>
          <table:table-cell table:style-name="ce18" office:value-type="float" office:value="291.72154850481" calcext:value-type="float">
            <text:p>291.7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4M07</text:p>
          </table:table-cell>
          <table:table-cell office:value-type="float" office:value="474.005" calcext:value-type="float">
            <text:p>474.01</text:p>
          </table:table-cell>
          <table:table-cell office:value-type="float" office:value="292.69672623061" calcext:value-type="float">
            <text:p>292.7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4M08</text:p>
          </table:table-cell>
          <table:table-cell table:style-name="ce18" office:value-type="float" office:value="466.095" calcext:value-type="float">
            <text:p>466.10</text:p>
          </table:table-cell>
          <table:table-cell table:style-name="ce18" office:value-type="float" office:value="289.17128727456" calcext:value-type="float">
            <text:p>289.17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4M09</text:p>
          </table:table-cell>
          <table:table-cell office:value-type="float" office:value="451.815" calcext:value-type="float">
            <text:p>451.82</text:p>
          </table:table-cell>
          <table:table-cell office:value-type="float" office:value="277.55159448924" calcext:value-type="float">
            <text:p>277.5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4M10</text:p>
          </table:table-cell>
          <table:table-cell table:style-name="ce18" office:value-type="float" office:value="443.485" calcext:value-type="float">
            <text:p>443.49</text:p>
          </table:table-cell>
          <table:table-cell table:style-name="ce18" office:value-type="float" office:value="275.64985208255" calcext:value-type="float">
            <text:p>275.6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4M11</text:p>
          </table:table-cell>
          <table:table-cell office:value-type="float" office:value="436.59" calcext:value-type="float">
            <text:p>436.59</text:p>
          </table:table-cell>
          <table:table-cell office:value-type="float" office:value="256.13167017909" calcext:value-type="float">
            <text:p>256.1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4M12</text:p>
          </table:table-cell>
          <table:table-cell table:style-name="ce18" office:value-type="float" office:value="431.165" calcext:value-type="float">
            <text:p>431.17</text:p>
          </table:table-cell>
          <table:table-cell table:style-name="ce18" office:value-type="float" office:value="249.39418635265" calcext:value-type="float">
            <text:p>249.3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5M01</text:p>
          </table:table-cell>
          <table:table-cell office:value-type="float" office:value="407.61" calcext:value-type="float">
            <text:p>407.61</text:p>
          </table:table-cell>
          <table:table-cell office:value-type="float" office:value="251.47984477881" calcext:value-type="float">
            <text:p>251.4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5M02</text:p>
          </table:table-cell>
          <table:table-cell table:style-name="ce18" office:value-type="float" office:value="397.495" calcext:value-type="float">
            <text:p>397.50</text:p>
          </table:table-cell>
          <table:table-cell table:style-name="ce18" office:value-type="float" office:value="250.88643203199" calcext:value-type="float">
            <text:p>250.8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5M03</text:p>
          </table:table-cell>
          <table:table-cell office:value-type="float" office:value="379.19" calcext:value-type="float">
            <text:p>379.19</text:p>
          </table:table-cell>
          <table:table-cell office:value-type="float" office:value="247.32228981404" calcext:value-type="float">
            <text:p>247.3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5M04</text:p>
          </table:table-cell>
          <table:table-cell table:style-name="ce18" office:value-type="float" office:value="377.755" calcext:value-type="float">
            <text:p>377.76</text:p>
          </table:table-cell>
          <table:table-cell table:style-name="ce18" office:value-type="float" office:value="249.06035325789" calcext:value-type="float">
            <text:p>249.0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5M05</text:p>
          </table:table-cell>
          <table:table-cell office:value-type="float" office:value="390.775" calcext:value-type="float">
            <text:p>390.78</text:p>
          </table:table-cell>
          <table:table-cell office:value-type="float" office:value="246.50313840288" calcext:value-type="float">
            <text:p>246.5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5M06</text:p>
          </table:table-cell>
          <table:table-cell table:style-name="ce18" office:value-type="float" office:value="392.455" calcext:value-type="float">
            <text:p>392.46</text:p>
          </table:table-cell>
          <table:table-cell table:style-name="ce18" office:value-type="float" office:value="240.58658497588" calcext:value-type="float">
            <text:p>240.5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5M07</text:p>
          </table:table-cell>
          <table:table-cell office:value-type="float" office:value="385.14" calcext:value-type="float">
            <text:p>385.14</text:p>
          </table:table-cell>
          <table:table-cell office:value-type="float" office:value="241.26901714009" calcext:value-type="float">
            <text:p>241.2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5M08</text:p>
          </table:table-cell>
          <table:table-cell table:style-name="ce18" office:value-type="float" office:value="389.795" calcext:value-type="float">
            <text:p>389.80</text:p>
          </table:table-cell>
          <table:table-cell table:style-name="ce18" office:value-type="float" office:value="241.69995960799" calcext:value-type="float">
            <text:p>241.7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5M09</text:p>
          </table:table-cell>
          <table:table-cell office:value-type="float" office:value="393.015" calcext:value-type="float">
            <text:p>393.02</text:p>
          </table:table-cell>
          <table:table-cell office:value-type="float" office:value="247.77514793937" calcext:value-type="float">
            <text:p>247.7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5M10</text:p>
          </table:table-cell>
          <table:table-cell table:style-name="ce18" office:value-type="float" office:value="393.295" calcext:value-type="float">
            <text:p>393.30</text:p>
          </table:table-cell>
          <table:table-cell table:style-name="ce18" office:value-type="float" office:value="248.0848668743" calcext:value-type="float">
            <text:p>248.08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5M11</text:p>
          </table:table-cell>
          <table:table-cell office:value-type="float" office:value="375.865" calcext:value-type="float">
            <text:p>375.87</text:p>
          </table:table-cell>
          <table:table-cell office:value-type="float" office:value="242.90293754011" calcext:value-type="float">
            <text:p>242.9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5M12</text:p>
          </table:table-cell>
          <table:table-cell table:style-name="ce18" office:value-type="float" office:value="380.555" calcext:value-type="float">
            <text:p>380.56</text:p>
          </table:table-cell>
          <table:table-cell table:style-name="ce18" office:value-type="float" office:value="244.61942501985" calcext:value-type="float">
            <text:p>244.6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6M01</text:p>
          </table:table-cell>
          <table:table-cell office:value-type="float" office:value="380.205" calcext:value-type="float">
            <text:p>380.21</text:p>
          </table:table-cell>
          <table:table-cell office:value-type="float" office:value="251.75631310711" calcext:value-type="float">
            <text:p>251.7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6M02</text:p>
          </table:table-cell>
          <table:table-cell table:style-name="ce18" office:value-type="float" office:value="388.43" calcext:value-type="float">
            <text:p>388.43</text:p>
          </table:table-cell>
          <table:table-cell table:style-name="ce18" office:value-type="float" office:value="259.34475150201" calcext:value-type="float">
            <text:p>259.3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6M03</text:p>
          </table:table-cell>
          <table:table-cell office:value-type="float" office:value="388.885" calcext:value-type="float">
            <text:p>388.89</text:p>
          </table:table-cell>
          <table:table-cell office:value-type="float" office:value="263.61625807948" calcext:value-type="float">
            <text:p>263.6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6M04</text:p>
          </table:table-cell>
          <table:table-cell table:style-name="ce18" office:value-type="float" office:value="396.725" calcext:value-type="float">
            <text:p>396.73</text:p>
          </table:table-cell>
          <table:table-cell table:style-name="ce18" office:value-type="float" office:value="271.70013712618" calcext:value-type="float">
            <text:p>271.7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6M05</text:p>
          </table:table-cell>
          <table:table-cell office:value-type="float" office:value="395.815" calcext:value-type="float">
            <text:p>395.82</text:p>
          </table:table-cell>
          <table:table-cell office:value-type="float" office:value="273.2713789693" calcext:value-type="float">
            <text:p>273.27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6M06</text:p>
          </table:table-cell>
          <table:table-cell table:style-name="ce18" office:value-type="float" office:value="393.155" calcext:value-type="float">
            <text:p>393.16</text:p>
          </table:table-cell>
          <table:table-cell table:style-name="ce18" office:value-type="float" office:value="282.2621032039" calcext:value-type="float">
            <text:p>282.2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6M07</text:p>
          </table:table-cell>
          <table:table-cell office:value-type="float" office:value="387.345" calcext:value-type="float">
            <text:p>387.35</text:p>
          </table:table-cell>
          <table:table-cell office:value-type="float" office:value="285.97679178593" calcext:value-type="float">
            <text:p>285.9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6M08</text:p>
          </table:table-cell>
          <table:table-cell table:style-name="ce18" office:value-type="float" office:value="392.315" calcext:value-type="float">
            <text:p>392.32</text:p>
          </table:table-cell>
          <table:table-cell table:style-name="ce18" office:value-type="float" office:value="294.02650888806" calcext:value-type="float">
            <text:p>294.0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6M09</text:p>
          </table:table-cell>
          <table:table-cell office:value-type="float" office:value="392.42" calcext:value-type="float">
            <text:p>392.42</text:p>
          </table:table-cell>
          <table:table-cell office:value-type="float" office:value="292.15097178524" calcext:value-type="float">
            <text:p>292.1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6M10</text:p>
          </table:table-cell>
          <table:table-cell table:style-name="ce18" office:value-type="float" office:value="386.015" calcext:value-type="float">
            <text:p>386.02</text:p>
          </table:table-cell>
          <table:table-cell table:style-name="ce18" office:value-type="float" office:value="286.85858570934" calcext:value-type="float">
            <text:p>286.8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6M11</text:p>
          </table:table-cell>
          <table:table-cell office:value-type="float" office:value="378.315" calcext:value-type="float">
            <text:p>378.32</text:p>
          </table:table-cell>
          <table:table-cell office:value-type="float" office:value="275.14033294746" calcext:value-type="float">
            <text:p>275.14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6M12</text:p>
          </table:table-cell>
          <table:table-cell table:style-name="ce18" office:value-type="float" office:value="369.25" calcext:value-type="float">
            <text:p>369.25</text:p>
          </table:table-cell>
          <table:table-cell table:style-name="ce18" office:value-type="float" office:value="256.41846705354" calcext:value-type="float">
            <text:p>256.4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7M01</text:p>
          </table:table-cell>
          <table:table-cell office:value-type="float" office:value="371.595" calcext:value-type="float">
            <text:p>371.60</text:p>
          </table:table-cell>
          <table:table-cell office:value-type="float" office:value="258.60132057779" calcext:value-type="float">
            <text:p>258.6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7M02</text:p>
          </table:table-cell>
          <table:table-cell table:style-name="ce18" office:value-type="float" office:value="372.435" calcext:value-type="float">
            <text:p>372.44</text:p>
          </table:table-cell>
          <table:table-cell table:style-name="ce18" office:value-type="float" office:value="263.4529559727" calcext:value-type="float">
            <text:p>263.4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7M03</text:p>
          </table:table-cell>
          <table:table-cell office:value-type="float" office:value="374.045" calcext:value-type="float">
            <text:p>374.05</text:p>
          </table:table-cell>
          <table:table-cell office:value-type="float" office:value="263.47627245699" calcext:value-type="float">
            <text:p>263.4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7M04</text:p>
          </table:table-cell>
          <table:table-cell table:style-name="ce18" office:value-type="float" office:value="374.955" calcext:value-type="float">
            <text:p>374.96</text:p>
          </table:table-cell>
          <table:table-cell table:style-name="ce18" office:value-type="float" office:value="270.34311682633" calcext:value-type="float">
            <text:p>270.3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7M05</text:p>
          </table:table-cell>
          <table:table-cell office:value-type="float" office:value="386.75" calcext:value-type="float">
            <text:p>386.75</text:p>
          </table:table-cell>
          <table:table-cell office:value-type="float" office:value="265.28412069966" calcext:value-type="float">
            <text:p>265.2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7M06</text:p>
          </table:table-cell>
          <table:table-cell table:style-name="ce18" office:value-type="float" office:value="392.945" calcext:value-type="float">
            <text:p>392.95</text:p>
          </table:table-cell>
          <table:table-cell table:style-name="ce18" office:value-type="float" office:value="268.39329268766" calcext:value-type="float">
            <text:p>268.3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7M07</text:p>
          </table:table-cell>
          <table:table-cell office:value-type="float" office:value="402.745" calcext:value-type="float">
            <text:p>402.75</text:p>
          </table:table-cell>
          <table:table-cell office:value-type="float" office:value="264.62385799925" calcext:value-type="float">
            <text:p>264.6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7M08</text:p>
          </table:table-cell>
          <table:table-cell table:style-name="ce18" office:value-type="float" office:value="413.245" calcext:value-type="float">
            <text:p>413.25</text:p>
          </table:table-cell>
          <table:table-cell table:style-name="ce18" office:value-type="float" office:value="270.95825998831" calcext:value-type="float">
            <text:p>270.9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7M09</text:p>
          </table:table-cell>
          <table:table-cell office:value-type="float" office:value="417.2" calcext:value-type="float">
            <text:p>417.20</text:p>
          </table:table-cell>
          <table:table-cell office:value-type="float" office:value="268.92668495859" calcext:value-type="float">
            <text:p>268.9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7M10</text:p>
          </table:table-cell>
          <table:table-cell table:style-name="ce18" office:value-type="float" office:value="411.565" calcext:value-type="float">
            <text:p>411.57</text:p>
          </table:table-cell>
          <table:table-cell table:style-name="ce18" office:value-type="float" office:value="263.61625807948" calcext:value-type="float">
            <text:p>263.6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7M11</text:p>
          </table:table-cell>
          <table:table-cell office:value-type="float" office:value="410.865" calcext:value-type="float">
            <text:p>410.87</text:p>
          </table:table-cell>
          <table:table-cell office:value-type="float" office:value="263.84989829758" calcext:value-type="float">
            <text:p>263.8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7M12</text:p>
          </table:table-cell>
          <table:table-cell table:style-name="ce18" office:value-type="float" office:value="414.33" calcext:value-type="float">
            <text:p>414.33</text:p>
          </table:table-cell>
          <table:table-cell table:style-name="ce18" office:value-type="float" office:value="263.61625807948" calcext:value-type="float">
            <text:p>263.6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8M01</text:p>
          </table:table-cell>
          <table:table-cell office:value-type="float" office:value="426.685" calcext:value-type="float">
            <text:p>426.69</text:p>
          </table:table-cell>
          <table:table-cell office:value-type="float" office:value="268.29653951799" calcext:value-type="float">
            <text:p>268.3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8M02</text:p>
          </table:table-cell>
          <table:table-cell table:style-name="ce18" office:value-type="float" office:value="432.53" calcext:value-type="float">
            <text:p>432.53</text:p>
          </table:table-cell>
          <table:table-cell table:style-name="ce18" office:value-type="float" office:value="275.80307601367" calcext:value-type="float">
            <text:p>275.8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8M03</text:p>
          </table:table-cell>
          <table:table-cell office:value-type="float" office:value="431.69" calcext:value-type="float">
            <text:p>431.69</text:p>
          </table:table-cell>
          <table:table-cell office:value-type="float" office:value="280.71837835847" calcext:value-type="float">
            <text:p>280.7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8M04</text:p>
          </table:table-cell>
          <table:table-cell table:style-name="ce18" office:value-type="float" office:value="429.73" calcext:value-type="float">
            <text:p>429.73</text:p>
          </table:table-cell>
          <table:table-cell table:style-name="ce18" office:value-type="float" office:value="276.70028836245" calcext:value-type="float">
            <text:p>276.7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8M05</text:p>
          </table:table-cell>
          <table:table-cell office:value-type="float" office:value="413.875" calcext:value-type="float">
            <text:p>413.88</text:p>
          </table:table-cell>
          <table:table-cell office:value-type="float" office:value="271.37815884153" calcext:value-type="float">
            <text:p>271.3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8M06</text:p>
          </table:table-cell>
          <table:table-cell table:style-name="ce18" office:value-type="float" office:value="408.8" calcext:value-type="float">
            <text:p>408.80</text:p>
          </table:table-cell>
          <table:table-cell table:style-name="ce18" office:value-type="float" office:value="270.58883861948" calcext:value-type="float">
            <text:p>270.5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8M07</text:p>
          </table:table-cell>
          <table:table-cell office:value-type="float" office:value="408.835" calcext:value-type="float">
            <text:p>408.84</text:p>
          </table:table-cell>
          <table:table-cell office:value-type="float" office:value="267.02111422473" calcext:value-type="float">
            <text:p>267.0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8M08</text:p>
          </table:table-cell>
          <table:table-cell table:style-name="ce18" office:value-type="float" office:value="404.11" calcext:value-type="float">
            <text:p>404.11</text:p>
          </table:table-cell>
          <table:table-cell table:style-name="ce18" office:value-type="float" office:value="268.10324229931" calcext:value-type="float">
            <text:p>268.1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8M09</text:p>
          </table:table-cell>
          <table:table-cell office:value-type="float" office:value="408.065" calcext:value-type="float">
            <text:p>408.07</text:p>
          </table:table-cell>
          <table:table-cell office:value-type="float" office:value="265.8526882025" calcext:value-type="float">
            <text:p>265.8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8M10</text:p>
          </table:table-cell>
          <table:table-cell table:style-name="ce18" office:value-type="float" office:value="402.045" calcext:value-type="float">
            <text:p>402.05</text:p>
          </table:table-cell>
          <table:table-cell table:style-name="ce18" office:value-type="float" office:value="263.84989829758" calcext:value-type="float">
            <text:p>263.8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8M11</text:p>
          </table:table-cell>
          <table:table-cell office:value-type="float" office:value="397.67" calcext:value-type="float">
            <text:p>397.67</text:p>
          </table:table-cell>
          <table:table-cell office:value-type="float" office:value="262.70900127882" calcext:value-type="float">
            <text:p>262.71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8M12</text:p>
          </table:table-cell>
          <table:table-cell table:style-name="ce18" office:value-type="float" office:value="398.545" calcext:value-type="float">
            <text:p>398.55</text:p>
          </table:table-cell>
          <table:table-cell table:style-name="ce18" office:value-type="float" office:value="265.42603445895" calcext:value-type="float">
            <text:p>265.4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9M01</text:p>
          </table:table-cell>
          <table:table-cell office:value-type="float" office:value="399.735" calcext:value-type="float">
            <text:p>399.74</text:p>
          </table:table-cell>
          <table:table-cell office:value-type="float" office:value="273.24629669496" calcext:value-type="float">
            <text:p>273.2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9M02</text:p>
          </table:table-cell>
          <table:table-cell table:style-name="ce18" office:value-type="float" office:value="397.32" calcext:value-type="float">
            <text:p>397.32</text:p>
          </table:table-cell>
          <table:table-cell table:style-name="ce18" office:value-type="float" office:value="269.70632383508" calcext:value-type="float">
            <text:p>269.71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9M03</text:p>
          </table:table-cell>
          <table:table-cell office:value-type="float" office:value="395.745" calcext:value-type="float">
            <text:p>395.75</text:p>
          </table:table-cell>
          <table:table-cell office:value-type="float" office:value="267.74155971684" calcext:value-type="float">
            <text:p>267.74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9M04</text:p>
          </table:table-cell>
          <table:table-cell table:style-name="ce18" office:value-type="float" office:value="393.435" calcext:value-type="float">
            <text:p>393.44</text:p>
          </table:table-cell>
          <table:table-cell table:style-name="ce18" office:value-type="float" office:value="266.66234346933" calcext:value-type="float">
            <text:p>266.6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9M05</text:p>
          </table:table-cell>
          <table:table-cell office:value-type="float" office:value="391.475" calcext:value-type="float">
            <text:p>391.48</text:p>
          </table:table-cell>
          <table:table-cell office:value-type="float" office:value="270.58883861948" calcext:value-type="float">
            <text:p>270.59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9M06</text:p>
          </table:table-cell>
          <table:table-cell table:style-name="ce18" office:value-type="float" office:value="395.22" calcext:value-type="float">
            <text:p>395.22</text:p>
          </table:table-cell>
          <table:table-cell table:style-name="ce18" office:value-type="float" office:value="275.39485684473" calcext:value-type="float">
            <text:p>275.3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9M07</text:p>
          </table:table-cell>
          <table:table-cell office:value-type="float" office:value="392.7" calcext:value-type="float">
            <text:p>392.70</text:p>
          </table:table-cell>
          <table:table-cell office:value-type="float" office:value="275.11490643116" calcext:value-type="float">
            <text:p>275.11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9M08</text:p>
          </table:table-cell>
          <table:table-cell table:style-name="ce18" office:value-type="float" office:value="389.41" calcext:value-type="float">
            <text:p>389.41</text:p>
          </table:table-cell>
          <table:table-cell table:style-name="ce18" office:value-type="float" office:value="280.18996729332" calcext:value-type="float">
            <text:p>280.1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9M09</text:p>
          </table:table-cell>
          <table:table-cell office:value-type="float" office:value="385.28" calcext:value-type="float">
            <text:p>385.28</text:p>
          </table:table-cell>
          <table:table-cell office:value-type="float" office:value="277.0608099108" calcext:value-type="float">
            <text:p>277.0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9M10</text:p>
          </table:table-cell>
          <table:table-cell table:style-name="ce18" office:value-type="float" office:value="386.855" calcext:value-type="float">
            <text:p>386.86</text:p>
          </table:table-cell>
          <table:table-cell table:style-name="ce18" office:value-type="float" office:value="275.34391439989" calcext:value-type="float">
            <text:p>275.3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19M11</text:p>
          </table:table-cell>
          <table:table-cell office:value-type="float" office:value="386.89" calcext:value-type="float">
            <text:p>386.89</text:p>
          </table:table-cell>
          <table:table-cell office:value-type="float" office:value="273.39685944454" calcext:value-type="float">
            <text:p>273.4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19M12</text:p>
          </table:table-cell>
          <table:table-cell table:style-name="ce18" office:value-type="float" office:value="388.92" calcext:value-type="float">
            <text:p>388.92</text:p>
          </table:table-cell>
          <table:table-cell table:style-name="ce18" office:value-type="float" office:value="272.79560180441" calcext:value-type="float">
            <text:p>272.8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0M01</text:p>
          </table:table-cell>
          <table:table-cell office:value-type="float" office:value="388.675" calcext:value-type="float">
            <text:p>388.68</text:p>
          </table:table-cell>
          <table:table-cell office:value-type="float" office:value="272.39623044117" calcext:value-type="float">
            <text:p>272.4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0M02</text:p>
          </table:table-cell>
          <table:table-cell table:style-name="ce18" office:value-type="float" office:value="381.815" calcext:value-type="float">
            <text:p>381.82</text:p>
          </table:table-cell>
          <table:table-cell table:style-name="ce18" office:value-type="float" office:value="270.56424634114" calcext:value-type="float">
            <text:p>270.5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0M03</text:p>
          </table:table-cell>
          <table:table-cell office:value-type="float" office:value="387.24" calcext:value-type="float">
            <text:p>387.24</text:p>
          </table:table-cell>
          <table:table-cell office:value-type="float" office:value="276.93194441782" calcext:value-type="float">
            <text:p>276.9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0M04</text:p>
          </table:table-cell>
          <table:table-cell table:style-name="ce18" office:value-type="float" office:value="380.38" calcext:value-type="float">
            <text:p>380.38</text:p>
          </table:table-cell>
          <table:table-cell table:style-name="ce18" office:value-type="float" office:value="276.23813700395" calcext:value-type="float">
            <text:p>276.2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0M05</text:p>
          </table:table-cell>
          <table:table-cell office:value-type="float" office:value="381.57" calcext:value-type="float">
            <text:p>381.57</text:p>
          </table:table-cell>
          <table:table-cell office:value-type="float" office:value="277.7328484459" calcext:value-type="float">
            <text:p>277.7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0M06</text:p>
          </table:table-cell>
          <table:table-cell table:style-name="ce18" office:value-type="float" office:value="393.925" calcext:value-type="float">
            <text:p>393.93</text:p>
          </table:table-cell>
          <table:table-cell table:style-name="ce18" office:value-type="float" office:value="276.67457272226" calcext:value-type="float">
            <text:p>276.67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0M07</text:p>
          </table:table-cell>
          <table:table-cell office:value-type="float" office:value="401.135" calcext:value-type="float">
            <text:p>401.14</text:p>
          </table:table-cell>
          <table:table-cell office:value-type="float" office:value="278.85148018842" calcext:value-type="float">
            <text:p>278.8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0M08</text:p>
          </table:table-cell>
          <table:table-cell table:style-name="ce18" office:value-type="float" office:value="413.98" calcext:value-type="float">
            <text:p>413.98</text:p>
          </table:table-cell>
          <table:table-cell table:style-name="ce18" office:value-type="float" office:value="280.77132910417" calcext:value-type="float">
            <text:p>280.77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0M09</text:p>
          </table:table-cell>
          <table:table-cell office:value-type="float" office:value="412.79" calcext:value-type="float">
            <text:p>412.79</text:p>
          </table:table-cell>
          <table:table-cell office:value-type="float" office:value="282.02144775403" calcext:value-type="float">
            <text:p>282.0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0M10</text:p>
          </table:table-cell>
          <table:table-cell table:style-name="ce18" office:value-type="float" office:value="411.95" calcext:value-type="float">
            <text:p>411.95</text:p>
          </table:table-cell>
          <table:table-cell table:style-name="ce18" office:value-type="float" office:value="282.9865401608" calcext:value-type="float">
            <text:p>282.9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0M11</text:p>
          </table:table-cell>
          <table:table-cell office:value-type="float" office:value="414.26" calcext:value-type="float">
            <text:p>414.26</text:p>
          </table:table-cell>
          <table:table-cell office:value-type="float" office:value="285.20965726112" calcext:value-type="float">
            <text:p>285.21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0M12</text:p>
          </table:table-cell>
          <table:table-cell table:style-name="ce18" office:value-type="float" office:value="425.845" calcext:value-type="float">
            <text:p>425.85</text:p>
          </table:table-cell>
          <table:table-cell table:style-name="ce18" office:value-type="float" office:value="286.85858570934" calcext:value-type="float">
            <text:p>286.8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1M01</text:p>
          </table:table-cell>
          <table:table-cell office:value-type="float" office:value="426.125" calcext:value-type="float">
            <text:p>426.13</text:p>
          </table:table-cell>
          <table:table-cell office:value-type="float" office:value="286.99685746569" calcext:value-type="float">
            <text:p>287.0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1M02</text:p>
          </table:table-cell>
          <table:table-cell table:style-name="ce18" office:value-type="float" office:value="423.395" calcext:value-type="float">
            <text:p>423.40</text:p>
          </table:table-cell>
          <table:table-cell table:style-name="ce18" office:value-type="float" office:value="282.52998030669" calcext:value-type="float">
            <text:p>282.5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1M03</text:p>
          </table:table-cell>
          <table:table-cell office:value-type="float" office:value="416.605" calcext:value-type="float">
            <text:p>416.61</text:p>
          </table:table-cell>
          <table:table-cell office:value-type="float" office:value="273.8495448893" calcext:value-type="float">
            <text:p>273.8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1M04</text:p>
          </table:table-cell>
          <table:table-cell table:style-name="ce18" office:value-type="float" office:value="418.53" calcext:value-type="float">
            <text:p>418.53</text:p>
          </table:table-cell>
          <table:table-cell table:style-name="ce18" office:value-type="float" office:value="272.89562769196" calcext:value-type="float">
            <text:p>272.9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1M05</text:p>
          </table:table-cell>
          <table:table-cell office:value-type="float" office:value="425.18" calcext:value-type="float">
            <text:p>425.18</text:p>
          </table:table-cell>
          <table:table-cell office:value-type="float" office:value="272.74561635287" calcext:value-type="float">
            <text:p>272.7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1M06</text:p>
          </table:table-cell>
          <table:table-cell table:style-name="ce18" office:value-type="float" office:value="421.75" calcext:value-type="float">
            <text:p>421.75</text:p>
          </table:table-cell>
          <table:table-cell table:style-name="ce18" office:value-type="float" office:value="270.39222547607" calcext:value-type="float">
            <text:p>270.3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1M07</text:p>
          </table:table-cell>
          <table:table-cell office:value-type="float" office:value="413.77" calcext:value-type="float">
            <text:p>413.77</text:p>
          </table:table-cell>
          <table:table-cell office:value-type="float" office:value="269.95088887301" calcext:value-type="float">
            <text:p>269.9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1M08</text:p>
          </table:table-cell>
          <table:table-cell table:style-name="ce18" office:value-type="float" office:value="412.02" calcext:value-type="float">
            <text:p>412.02</text:p>
          </table:table-cell>
          <table:table-cell table:style-name="ce18" office:value-type="float" office:value="271.03226533973" calcext:value-type="float">
            <text:p>271.0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1M09</text:p>
          </table:table-cell>
          <table:table-cell office:value-type="float" office:value="412.02" calcext:value-type="float">
            <text:p>412.02</text:p>
          </table:table-cell>
          <table:table-cell office:value-type="float" office:value="270.24495302211" calcext:value-type="float">
            <text:p>270.24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1M10</text:p>
          </table:table-cell>
          <table:table-cell table:style-name="ce18" office:value-type="float" office:value="406.035" calcext:value-type="float">
            <text:p>406.04</text:p>
          </table:table-cell>
          <table:table-cell table:style-name="ce18" office:value-type="float" office:value="263.17347971106" calcext:value-type="float">
            <text:p>263.17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1M11</text:p>
          </table:table-cell>
          <table:table-cell office:value-type="float" office:value="399.56" calcext:value-type="float">
            <text:p>399.56</text:p>
          </table:table-cell>
          <table:table-cell office:value-type="float" office:value="261.16487433034" calcext:value-type="float">
            <text:p>261.1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1M12</text:p>
          </table:table-cell>
          <table:table-cell table:style-name="ce18" office:value-type="float" office:value="395.605" calcext:value-type="float">
            <text:p>395.61</text:p>
          </table:table-cell>
          <table:table-cell table:style-name="ce18" office:value-type="float" office:value="261.23362605226" calcext:value-type="float">
            <text:p>261.2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2M01</text:p>
          </table:table-cell>
          <table:table-cell office:value-type="float" office:value="396.2" calcext:value-type="float">
            <text:p>396.20</text:p>
          </table:table-cell>
          <table:table-cell office:value-type="float" office:value="259.05137508628" calcext:value-type="float">
            <text:p>259.0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2M02</text:p>
          </table:table-cell>
          <table:table-cell table:style-name="ce18" office:value-type="float" office:value="397.005" calcext:value-type="float">
            <text:p>397.01</text:p>
          </table:table-cell>
          <table:table-cell table:style-name="ce18" office:value-type="float" office:value="258.46660900257" calcext:value-type="float">
            <text:p>258.47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2M03</text:p>
          </table:table-cell>
          <table:table-cell office:value-type="float" office:value="385.665" calcext:value-type="float">
            <text:p>385.67</text:p>
          </table:table-cell>
          <table:table-cell office:value-type="float" office:value="250.94987798125" calcext:value-type="float">
            <text:p>250.9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2M04</text:p>
          </table:table-cell>
          <table:table-cell table:style-name="ce18" office:value-type="float" office:value="378.84" calcext:value-type="float">
            <text:p>378.84</text:p>
          </table:table-cell>
          <table:table-cell table:style-name="ce18" office:value-type="float" office:value="235.71008729149" calcext:value-type="float">
            <text:p>235.71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2M05</text:p>
          </table:table-cell>
          <table:table-cell office:value-type="float" office:value="370.265" calcext:value-type="float">
            <text:p>370.27</text:p>
          </table:table-cell>
          <table:table-cell office:value-type="float" office:value="231.13496913754" calcext:value-type="float">
            <text:p>231.1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2M06</text:p>
          </table:table-cell>
          <table:table-cell table:style-name="ce18" office:value-type="float" office:value="370.09" calcext:value-type="float">
            <text:p>370.09</text:p>
          </table:table-cell>
          <table:table-cell table:style-name="ce18" office:value-type="float" office:value="222.29826780851" calcext:value-type="float">
            <text:p>222.3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2M07</text:p>
          </table:table-cell>
          <table:table-cell office:value-type="float" office:value="356.475" calcext:value-type="float">
            <text:p>356.48</text:p>
          </table:table-cell>
          <table:table-cell office:value-type="float" office:value="217.76156846548" calcext:value-type="float">
            <text:p>217.76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2M08</text:p>
          </table:table-cell>
          <table:table-cell table:style-name="ce18" office:value-type="float" office:value="354.515" calcext:value-type="float">
            <text:p>354.52</text:p>
          </table:table-cell>
          <table:table-cell table:style-name="ce18" office:value-type="float" office:value="220.19366882334" calcext:value-type="float">
            <text:p>220.1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2M09</text:p>
          </table:table-cell>
          <table:table-cell office:value-type="float" office:value="346.85" calcext:value-type="float">
            <text:p>346.85</text:p>
          </table:table-cell>
          <table:table-cell office:value-type="float" office:value="208.21222566034" calcext:value-type="float">
            <text:p>208.21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2M10</text:p>
          </table:table-cell>
          <table:table-cell table:style-name="ce18" office:value-type="float" office:value="343.98" calcext:value-type="float">
            <text:p>343.98</text:p>
          </table:table-cell>
          <table:table-cell table:style-name="ce18" office:value-type="float" office:value="202.133242972" calcext:value-type="float">
            <text:p>202.1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2M11</text:p>
          </table:table-cell>
          <table:table-cell office:value-type="float" office:value="356.895" calcext:value-type="float">
            <text:p>356.90</text:p>
          </table:table-cell>
          <table:table-cell office:value-type="float" office:value="209.22189911389" calcext:value-type="float">
            <text:p>209.2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2M12</text:p>
          </table:table-cell>
          <table:table-cell table:style-name="ce18" office:value-type="float" office:value="370.545" calcext:value-type="float">
            <text:p>370.55</text:p>
          </table:table-cell>
          <table:table-cell table:style-name="ce18" office:value-type="float" office:value="220.74880635411" calcext:value-type="float">
            <text:p>220.75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3M01</text:p>
          </table:table-cell>
          <table:table-cell office:value-type="float" office:value="377.125" calcext:value-type="float">
            <text:p>377.13</text:p>
          </table:table-cell>
          <table:table-cell office:value-type="float" office:value="228.22894836642" calcext:value-type="float">
            <text:p>228.23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3M02</text:p>
          </table:table-cell>
          <table:table-cell table:style-name="ce18" office:value-type="float" office:value="375.13" calcext:value-type="float">
            <text:p>375.13</text:p>
          </table:table-cell>
          <table:table-cell table:style-name="ce18" office:value-type="float" office:value="224.02125084593" calcext:value-type="float">
            <text:p>224.02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3M03</text:p>
          </table:table-cell>
          <table:table-cell office:value-type="float" office:value="374.675" calcext:value-type="float">
            <text:p>374.68</text:p>
          </table:table-cell>
          <table:table-cell office:value-type="float" office:value="222.59745794015" calcext:value-type="float">
            <text:p>222.60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3M04</text:p>
          </table:table-cell>
          <table:table-cell table:style-name="ce18" office:value-type="float" office:value="383.81" calcext:value-type="float">
            <text:p>383.81</text:p>
          </table:table-cell>
          <table:table-cell table:style-name="ce18" office:value-type="float" office:value="223.11462208586" calcext:value-type="float">
            <text:p>223.11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3M05</text:p>
          </table:table-cell>
          <table:table-cell office:value-type="float" office:value="380.52" calcext:value-type="float">
            <text:p>380.52</text:p>
          </table:table-cell>
          <table:table-cell office:value-type="float" office:value="217.20548682997" calcext:value-type="float">
            <text:p>217.21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3M06</text:p>
          </table:table-cell>
          <table:table-cell table:style-name="ce18" office:value-type="float" office:value="379.365" calcext:value-type="float">
            <text:p>379.37</text:p>
          </table:table-cell>
          <table:table-cell table:style-name="ce18" office:value-type="float" office:value="210.73252654432" calcext:value-type="float">
            <text:p>210.7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3M07</text:p>
          </table:table-cell>
          <table:table-cell office:value-type="float" office:value="387.065" calcext:value-type="float">
            <text:p>387.07</text:p>
          </table:table-cell>
          <table:table-cell office:value-type="float" office:value="211.0462499994" calcext:value-type="float">
            <text:p>211.05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3M08</text:p>
          </table:table-cell>
          <table:table-cell table:style-name="ce18" office:value-type="float" office:value="381.885" calcext:value-type="float">
            <text:p>381.89</text:p>
          </table:table-cell>
          <table:table-cell table:style-name="ce18" office:value-type="float" office:value="205.60939308596" calcext:value-type="float">
            <text:p>205.61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3M09</text:p>
          </table:table-cell>
          <table:table-cell office:value-type="float" office:value="374.01" calcext:value-type="float">
            <text:p>374.01</text:p>
          </table:table-cell>
          <table:table-cell office:value-type="float" office:value="201.54481094656" calcext:value-type="float">
            <text:p>201.54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3M10</text:p>
          </table:table-cell>
          <table:table-cell table:style-name="ce18" office:value-type="float" office:value="369.67" calcext:value-type="float">
            <text:p>369.67</text:p>
          </table:table-cell>
          <table:table-cell table:style-name="ce18" office:value-type="float" office:value="198.99855631628" calcext:value-type="float">
            <text:p>199.00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3M11</text:p>
          </table:table-cell>
          <table:table-cell office:value-type="float" office:value="378.14" calcext:value-type="float">
            <text:p>378.14</text:p>
          </table:table-cell>
          <table:table-cell office:value-type="float" office:value="198.70634110877" calcext:value-type="float">
            <text:p>198.71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3M12</text:p>
          </table:table-cell>
          <table:table-cell table:style-name="ce18" office:value-type="float" office:value="382.025" calcext:value-type="float">
            <text:p>382.03</text:p>
          </table:table-cell>
          <table:table-cell table:style-name="ce18" office:value-type="float" office:value="206.70867952309" calcext:value-type="float">
            <text:p>206.71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4M01</text:p>
          </table:table-cell>
          <table:table-cell office:value-type="float" office:value="381.71" calcext:value-type="float">
            <text:p>381.71</text:p>
          </table:table-cell>
          <table:table-cell office:value-type="float" office:value="203.71003164716" calcext:value-type="float">
            <text:p>203.71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4M02</text:p>
          </table:table-cell>
          <table:table-cell table:style-name="ce18" office:value-type="float" office:value="377.72" calcext:value-type="float">
            <text:p>377.72</text:p>
          </table:table-cell>
          <table:table-cell table:style-name="ce18" office:value-type="float" office:value="199.1316657185" calcext:value-type="float">
            <text:p>199.13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4M03</text:p>
          </table:table-cell>
          <table:table-cell office:value-type="float" office:value="380.415" calcext:value-type="float">
            <text:p>380.42</text:p>
          </table:table-cell>
          <table:table-cell office:value-type="float" office:value="198.78595102107" calcext:value-type="float">
            <text:p>198.79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4M04</text:p>
          </table:table-cell>
          <table:table-cell table:style-name="ce18" office:value-type="float" office:value="375.585" calcext:value-type="float">
            <text:p>375.59</text:p>
          </table:table-cell>
          <table:table-cell table:style-name="ce18" office:value-type="float" office:value="193.69020185371" calcext:value-type="float">
            <text:p>193.6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4M05</text:p>
          </table:table-cell>
          <table:table-cell office:value-type="float" office:value="378.245" calcext:value-type="float">
            <text:p>378.25</text:p>
          </table:table-cell>
          <table:table-cell office:value-type="float" office:value="190.8834574565" calcext:value-type="float">
            <text:p>190.88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4M06</text:p>
          </table:table-cell>
          <table:table-cell table:style-name="ce18" office:value-type="float" office:value="376.6" calcext:value-type="float">
            <text:p>376.60</text:p>
          </table:table-cell>
          <table:table-cell table:style-name="ce18" office:value-type="float" office:value="188.65769344053" calcext:value-type="float">
            <text:p>188.66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4M07</text:p>
          </table:table-cell>
          <table:table-cell office:value-type="float" office:value="379.575" calcext:value-type="float">
            <text:p>379.58</text:p>
          </table:table-cell>
          <table:table-cell office:value-type="float" office:value="188.58598774177" calcext:value-type="float">
            <text:p>188.59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4M08</text:p>
          </table:table-cell>
          <table:table-cell table:style-name="ce18" office:value-type="float" office:value="385.385" calcext:value-type="float">
            <text:p>385.39</text:p>
          </table:table-cell>
          <table:table-cell table:style-name="ce18" office:value-type="float" office:value="203.54289638258" calcext:value-type="float">
            <text:p>203.54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4M09</text:p>
          </table:table-cell>
          <table:table-cell office:value-type="float" office:value="388.745" calcext:value-type="float">
            <text:p>388.75</text:p>
          </table:table-cell>
          <table:table-cell office:value-type="float" office:value="207.89234654271" calcext:value-type="float">
            <text:p>207.89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4M10</text:p>
          </table:table-cell>
          <table:table-cell table:style-name="ce18" office:value-type="float" office:value="381.71" calcext:value-type="float">
            <text:p>381.71</text:p>
          </table:table-cell>
          <table:table-cell table:style-name="ce18" office:value-type="float" office:value="198.98525516286" calcext:value-type="float">
            <text:p>198.99</text:p>
          </table:table-cell>
        </table:table-row>
        <table:table-row table:style-name="ro7">
          <table:table-cell table:style-name="Default" table:number-columns-repeated="3"/>
          <table:table-cell table:style-name="ce13" office:value-type="string" calcext:value-type="string">
            <text:p>2024M11</text:p>
          </table:table-cell>
          <table:table-cell office:value-type="float" office:value="371.98" calcext:value-type="float">
            <text:p>371.98</text:p>
          </table:table-cell>
          <table:table-cell office:value-type="float" office:value="193.81630224554" calcext:value-type="float">
            <text:p>193.82</text:p>
          </table:table-cell>
        </table:table-row>
        <table:table-row table:style-name="ro7">
          <table:table-cell table:style-name="Default" table:number-columns-repeated="3"/>
          <table:table-cell office:value-type="string" calcext:value-type="string">
            <text:p>2024M12</text:p>
          </table:table-cell>
          <table:table-cell table:style-name="ce18" office:value-type="float" office:value="366.485" calcext:value-type="float">
            <text:p>366.49</text:p>
          </table:table-cell>
          <table:table-cell table:style-name="ce18" office:value-type="float" office:value="193.31288327867" calcext:value-type="float">
            <text:p>193.31</text:p>
          </table:table-cell>
        </table:table-row>
        <table:table-row table:style-name="ro7"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 loext:blank-width-char="("> </number:text>
      <number:fill-character> </number:fill-character>
      <number:text loext:blank-width-char=")1">- 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$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">
      <number:number number:decimal-places="3" number:min-decimal-places="3" number:min-integer-digits="1"/>
    </number:number-style>
    <number:date-style style:name="N142">
      <number:month number:style="long"/>
      <number:text>-</number:text>
      <number:year number:style="long"/>
    </number:date-style>
    <number:number-style style:name="N143">
      <number:number number:decimal-places="1" number:min-decimal-places="1" number:min-integer-digits="1"/>
    </number:number-style>
    <number:date-style style:name="N144">
      <number:day number:style="long"/>
      <number:text> </number:text>
      <number:month number:textual="true"/>
      <number:text> </number:text>
      <number:year/>
    </number:date-style>
    <number:number-style style:name="N145">
      <number:number number:decimal-places="8" number:min-decimal-places="8" number:min-integer-digits="1"/>
    </number:number-style>
    <number:number-style style:name="N146">
      <number:number number:decimal-places="9" number:min-decimal-places="9" number:min-integer-digits="1"/>
    </number:number-style>
    <number:number-style style:name="N147">
      <number:number number:decimal-places="10" number:min-decimal-places="10" number:min-integer-digits="1"/>
    </number:number-style>
    <number:number-style style:name="N148">
      <number:number number:decimal-places="7" number:min-decimal-places="7" number:min-integer-digits="1"/>
    </number:number-style>
    <number:number-style style:name="N149">
      <number:number number:decimal-places="6" number:min-decimal-places="6" number:min-integer-digits="1"/>
    </number:number-style>
    <number:number-style style:name="N150">
      <number:number number:decimal-places="5" number:min-decimal-places="5" number:min-integer-digits="1"/>
    </number:number-style>
    <number:number-style style:name="N151">
      <number:number number:decimal-places="4" number:min-decimal-places="4" number:min-integer-digits="1"/>
    </number:number-style>
    <number:currency-style style:name="N152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5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date-style style:name="N156">
      <number:month/>
      <number:text>/</number:text>
      <number:day/>
      <number:text>/</number:text>
      <number:year number:style="long"/>
    </number:date-style>
    <number:date-style style:name="N157">
      <number:day/>
      <number:text>-</number:text>
      <number:month number:textual="true"/>
      <number:text>-</number:text>
      <number:year/>
    </number:date-style>
    <number:date-style style:name="N158">
      <number:day/>
      <number:text>-</number:text>
      <number:month number:textual="true"/>
    </number:date-style>
    <number:date-style style:name="N159">
      <number:month number:textual="true"/>
      <number:text>-</number:text>
      <number:year/>
    </number:date-style>
    <number:time-style style:name="N160">
      <number:hours/>
      <number:text>:</number:text>
      <number:minutes number:style="long"/>
      <number:text> </number:text>
      <number:am-pm/>
    </number:tim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</number:time-style>
    <number:time-style style:name="N163">
      <number:hours/>
      <number:text>:</number:text>
      <number:minutes number:style="long"/>
      <number:text>:</number:text>
      <number:seconds number:style="long"/>
    </number:time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 loext:blank-width-char="("> </number:text>
      <number:fill-character> </number:fill-character>
      <number:text loext:blank-width-char=")1">- </number:text>
    </number:number-style>
    <number:text-style style:name="N167">
      <number:text loext:blank-width-char="("> </number:text>
      <number:text-content/>
      <number:text loext:blank-width-char=")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6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70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70">
      <number:text loext:blank-width-char="("> </number:text>
      <number:text-content/>
      <number:text loext:blank-width-char=")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20:11:45.444998716</meta:creation-date>
    <dc:date>2025-06-11T20:17:12.137535690</dc:date>
    <meta:editing-duration>PT5M27S</meta:editing-duration>
    <meta:editing-cycles>1</meta:editing-cycles>
    <meta:document-statistic meta:table-count="1" meta:cell-count="3564" meta:object-count="0"/>
    <meta:generator>LibreOffice/24.2.7.2$Linux_X86_64 LibreOffice_project/420$Build-2</meta:generator>
  </office:meta>
</office:document-meta>
</file>